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2.361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1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d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Yolo3-converted (PT = 0.5)</text:p>
          </table:table-cell>
          <table:table-cell office:value-type="string" calcext:value-type="string">
            <text:p>Yolo3-converted (PT = 0.4)</text:p>
          </table:table-cell>
          <table:table-cell office:value-type="string" calcext:value-type="string">
            <text:p>Yolo3-converted (PT = 0.3)</text:p>
          </table:table-cell>
          <table:table-cell office:value-type="string" calcext:value-type="string">
            <text:p>Yolo3-original (PT = 0.5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0002045631409" calcext:value-type="float">
            <text:p>0.980002045631409</text:p>
          </table:table-cell>
          <table:table-cell office:value-type="float" office:value="0.803701758384705" calcext:value-type="float">
            <text:p>0.80370175838470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455252170563" calcext:value-type="float">
            <text:p>0.996455252170563</text:p>
          </table:table-cell>
          <table:table-cell office:value-type="float" office:value="0.838067293167114" calcext:value-type="float">
            <text:p>0.83806729316711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.997621119022369" calcext:value-type="float">
            <text:p>0.997621119022369</text:p>
          </table:table-cell>
          <table:table-cell office:value-type="float" office:value="0.974361896514893" calcext:value-type="float">
            <text:p>0.97436189651489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998426079750061" calcext:value-type="float">
            <text:p>0.998426079750061</text:p>
          </table:table-cell>
          <table:table-cell office:value-type="float" office:value="0.995974242687225" calcext:value-type="float">
            <text:p>0.9959742426872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.999765515327454" calcext:value-type="float">
            <text:p>0.999765515327454</text:p>
          </table:table-cell>
          <table:table-cell office:value-type="float" office:value="0.996585965156555" calcext:value-type="float">
            <text:p>0.99658596515655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999880611896515" calcext:value-type="float">
            <text:p>0.999880611896515</text:p>
          </table:table-cell>
          <table:table-cell office:value-type="float" office:value="0.999463737010956" calcext:value-type="float">
            <text:p>0.99946373701095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.99989914894104" calcext:value-type="float">
            <text:p>0.99989914894104</text:p>
          </table:table-cell>
          <table:table-cell office:value-type="float" office:value="0.998398184776306" calcext:value-type="float">
            <text:p>0.99839818477630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.999433577060699" calcext:value-type="float">
            <text:p>0.999433577060699</text:p>
          </table:table-cell>
          <table:table-cell office:value-type="float" office:value="0.998839020729065" calcext:value-type="float">
            <text:p>0.99883902072906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.991098999977112" calcext:value-type="float">
            <text:p>0.991098999977112</text:p>
          </table:table-cell>
          <table:table-cell office:value-type="float" office:value="0.997258126735687" calcext:value-type="float">
            <text:p>0.99725812673568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.988164663314819" calcext:value-type="float">
            <text:p>0.988164663314819</text:p>
          </table:table-cell>
          <table:table-cell office:value-type="float" office:value="0.987906396389008" calcext:value-type="float">
            <text:p>0.98790639638900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.999084115028381" calcext:value-type="float">
            <text:p>0.999084115028381</text:p>
          </table:table-cell>
          <table:table-cell office:value-type="float" office:value="0.984838306903839" calcext:value-type="float">
            <text:p>0.984838306903839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.998294115066528" calcext:value-type="float">
            <text:p>0.998294115066528</text:p>
          </table:table-cell>
          <table:table-cell office:value-type="float" office:value="0.926045000553131" calcext:value-type="float">
            <text:p>0.92604500055313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.999146699905396" calcext:value-type="float">
            <text:p>0.999146699905396</text:p>
          </table:table-cell>
          <table:table-cell office:value-type="float" office:value="0.996585130691528" calcext:value-type="float">
            <text:p>0.99658513069152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6193597316742" calcext:value-type="float">
            <text:p>0.98619359731674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74390625953674" calcext:value-type="float">
            <text:p>0.97439062595367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70625817775726" calcext:value-type="float">
            <text:p>0.97062581777572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67732012271881" calcext:value-type="float">
            <text:p>0.96773201227188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.997183382511139" calcext:value-type="float">
            <text:p>0.997183382511139</text:p>
          </table:table-cell>
          <table:table-cell office:value-type="float" office:value="0.74800169467926" calcext:value-type="float">
            <text:p>0.7480016946792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.998596966266632" calcext:value-type="float">
            <text:p>0.998596966266632</text:p>
          </table:table-cell>
          <table:table-cell office:value-type="float" office:value="0.986502885818481" calcext:value-type="float">
            <text:p>0.98650288581848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.999929964542389" calcext:value-type="float">
            <text:p>0.999929964542389</text:p>
          </table:table-cell>
          <table:table-cell office:value-type="float" office:value="0.990422010421753" calcext:value-type="float">
            <text:p>0.99042201042175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.999858319759369" calcext:value-type="float">
            <text:p>0.999858319759369</text:p>
          </table:table-cell>
          <table:table-cell office:value-type="float" office:value="0.995628297328949" calcext:value-type="float">
            <text:p>0.99562829732894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.99997752904892" calcext:value-type="float">
            <text:p>0.99997752904892</text:p>
          </table:table-cell>
          <table:table-cell office:value-type="float" office:value="0.98036539554596" calcext:value-type="float">
            <text:p>0.9803653955459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.999987900257111" calcext:value-type="float">
            <text:p>0.999987900257111</text:p>
          </table:table-cell>
          <table:table-cell office:value-type="float" office:value="0.970887064933777" calcext:value-type="float">
            <text:p>0.97088706493377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.999951362609863" calcext:value-type="float">
            <text:p>0.999951362609863</text:p>
          </table:table-cell>
          <table:table-cell office:value-type="float" office:value="0.964038014411926" calcext:value-type="float">
            <text:p>0.96403801441192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.999973773956299" calcext:value-type="float">
            <text:p>0.999973773956299</text:p>
          </table:table-cell>
          <table:table-cell office:value-type="float" office:value="0.967241823673248" calcext:value-type="float">
            <text:p>0.96724182367324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.999984443187714" calcext:value-type="float">
            <text:p>0.999984443187714</text:p>
          </table:table-cell>
          <table:table-cell office:value-type="float" office:value="0.955108642578125" calcext:value-type="float">
            <text:p>0.95510864257812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.999978601932525" calcext:value-type="float">
            <text:p>0.999978601932525</text:p>
          </table:table-cell>
          <table:table-cell office:value-type="float" office:value="0.943929493427277" calcext:value-type="float">
            <text:p>0.94392949342727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.999988436698914" calcext:value-type="float">
            <text:p>0.999988436698914</text:p>
          </table:table-cell>
          <table:table-cell office:value-type="float" office:value="0.913733959197998" calcext:value-type="float">
            <text:p>0.91373395919799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.999991536140442" calcext:value-type="float">
            <text:p>0.999991536140442</text:p>
          </table:table-cell>
          <table:table-cell office:value-type="float" office:value="0.963594853878021" calcext:value-type="float">
            <text:p>0.96359485387802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.999975919723511" calcext:value-type="float">
            <text:p>0.999975919723511</text:p>
          </table:table-cell>
          <table:table-cell office:value-type="float" office:value="0.968459904193878" calcext:value-type="float">
            <text:p>0.96845990419387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.999975085258484" calcext:value-type="float">
            <text:p>0.999975085258484</text:p>
          </table:table-cell>
          <table:table-cell office:value-type="float" office:value="0.966084241867065" calcext:value-type="float">
            <text:p>0.96608424186706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.999964237213135" calcext:value-type="float">
            <text:p>0.999964237213135</text:p>
          </table:table-cell>
          <table:table-cell office:value-type="float" office:value="0.978176653385162" calcext:value-type="float">
            <text:p>0.97817665338516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.999962687492371" calcext:value-type="float">
            <text:p>0.999962687492371</text:p>
          </table:table-cell>
          <table:table-cell office:value-type="float" office:value="0.969932973384857" calcext:value-type="float">
            <text:p>0.96993297338485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.999976336956024" calcext:value-type="float">
            <text:p>0.999976336956024</text:p>
          </table:table-cell>
          <table:table-cell office:value-type="float" office:value="0.956396877765656" calcext:value-type="float">
            <text:p>0.95639687776565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.999960720539093" calcext:value-type="float">
            <text:p>0.999960720539093</text:p>
          </table:table-cell>
          <table:table-cell office:value-type="float" office:value="0.966016948223114" calcext:value-type="float">
            <text:p>0.966016948223114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.999939918518066" calcext:value-type="float">
            <text:p>0.999939918518066</text:p>
          </table:table-cell>
          <table:table-cell office:value-type="float" office:value="0.963192403316498" calcext:value-type="float">
            <text:p>0.96319240331649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.99995893239975" calcext:value-type="float">
            <text:p>0.99995893239975</text:p>
          </table:table-cell>
          <table:table-cell office:value-type="float" office:value="0.981665849685669" calcext:value-type="float">
            <text:p>0.981665849685669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.999951481819153" calcext:value-type="float">
            <text:p>0.999951481819153</text:p>
          </table:table-cell>
          <table:table-cell office:value-type="float" office:value="0.978672862052918" calcext:value-type="float">
            <text:p>0.97867286205291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.99992710351944" calcext:value-type="float">
            <text:p>0.99992710351944</text:p>
          </table:table-cell>
          <table:table-cell office:value-type="float" office:value="0.964770913124084" calcext:value-type="float">
            <text:p>0.96477091312408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.999957084655762" calcext:value-type="float">
            <text:p>0.999957084655762</text:p>
          </table:table-cell>
          <table:table-cell office:value-type="float" office:value="0.945787906646728" calcext:value-type="float">
            <text:p>0.945787906646728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.999956250190735" calcext:value-type="float">
            <text:p>0.999956250190735</text:p>
          </table:table-cell>
          <table:table-cell office:value-type="float" office:value="0.957815408706665" calcext:value-type="float">
            <text:p>0.95781540870666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.999967336654663" calcext:value-type="float">
            <text:p>0.999967336654663</text:p>
          </table:table-cell>
          <table:table-cell office:value-type="float" office:value="0.958049416542053" calcext:value-type="float">
            <text:p>0.95804941654205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.999968945980072" calcext:value-type="float">
            <text:p>0.999968945980072</text:p>
          </table:table-cell>
          <table:table-cell office:value-type="float" office:value="0.964182674884796" calcext:value-type="float">
            <text:p>0.964182674884796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.999974548816681" calcext:value-type="float">
            <text:p>0.999974548816681</text:p>
          </table:table-cell>
          <table:table-cell office:value-type="float" office:value="0.958311021327972" calcext:value-type="float">
            <text:p>0.95831102132797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.999974548816681" calcext:value-type="float">
            <text:p>0.999974548816681</text:p>
          </table:table-cell>
          <table:table-cell office:value-type="float" office:value="0.971928238868713" calcext:value-type="float">
            <text:p>0.97192823886871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.999967098236084" calcext:value-type="float">
            <text:p>0.999967098236084</text:p>
          </table:table-cell>
          <table:table-cell office:value-type="float" office:value="0.967622756958008" calcext:value-type="float">
            <text:p>0.96762275695800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.999963760375977" calcext:value-type="float">
            <text:p>0.999963760375977</text:p>
          </table:table-cell>
          <table:table-cell office:value-type="float" office:value="0.956272542476654" calcext:value-type="float">
            <text:p>0.95627254247665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.999961912631988" calcext:value-type="float">
            <text:p>0.999961912631988</text:p>
          </table:table-cell>
          <table:table-cell office:value-type="float" office:value="0.94555938243866" calcext:value-type="float">
            <text:p>0.9455593824386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.99997067451477" calcext:value-type="float">
            <text:p>0.99997067451477</text:p>
          </table:table-cell>
          <table:table-cell office:value-type="float" office:value="0.966245353221893" calcext:value-type="float">
            <text:p>0.96624535322189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.999972462654114" calcext:value-type="float">
            <text:p>0.999972462654114</text:p>
          </table:table-cell>
          <table:table-cell office:value-type="float" office:value="0.903927981853485" calcext:value-type="float">
            <text:p>0.90392798185348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.999977588653564" calcext:value-type="float">
            <text:p>0.999977588653564</text:p>
          </table:table-cell>
          <table:table-cell office:value-type="float" office:value="0.873895764350891" calcext:value-type="float">
            <text:p>0.87389576435089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.999978125095367" calcext:value-type="float">
            <text:p>0.999978125095367</text:p>
          </table:table-cell>
          <table:table-cell office:value-type="float" office:value="0.858225703239441" calcext:value-type="float">
            <text:p>0.85822570323944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.999977707862854" calcext:value-type="float">
            <text:p>0.999977707862854</text:p>
          </table:table-cell>
          <table:table-cell office:value-type="float" office:value="0.831787586212158" calcext:value-type="float">
            <text:p>0.83178758621215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.999983072280884" calcext:value-type="float">
            <text:p>0.999983072280884</text:p>
          </table:table-cell>
          <table:table-cell office:value-type="float" office:value="0.782223582267761" calcext:value-type="float">
            <text:p>0.78222358226776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.999983847141266" calcext:value-type="float">
            <text:p>0.999983847141266</text:p>
          </table:table-cell>
          <table:table-cell office:value-type="float" office:value="0.827818095684052" calcext:value-type="float">
            <text:p>0.827818095684052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.999981880187988" calcext:value-type="float">
            <text:p>0.999981880187988</text:p>
          </table:table-cell>
          <table:table-cell office:value-type="float" office:value="0.894982159137726" calcext:value-type="float">
            <text:p>0.89498215913772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.9999840259552" calcext:value-type="float">
            <text:p>0.9999840259552</text:p>
          </table:table-cell>
          <table:table-cell office:value-type="float" office:value="0.901699244976044" calcext:value-type="float">
            <text:p>0.90169924497604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.999985873699188" calcext:value-type="float">
            <text:p>0.999985873699188</text:p>
          </table:table-cell>
          <table:table-cell office:value-type="float" office:value="0.925954699516296" calcext:value-type="float">
            <text:p>0.925954699516296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.999984264373779" calcext:value-type="float">
            <text:p>0.999984264373779</text:p>
          </table:table-cell>
          <table:table-cell office:value-type="float" office:value="0.917672693729401" calcext:value-type="float">
            <text:p>0.91767269372940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.999983489513397" calcext:value-type="float">
            <text:p>0.999983489513397</text:p>
          </table:table-cell>
          <table:table-cell office:value-type="float" office:value="0.860218167304993" calcext:value-type="float">
            <text:p>0.86021816730499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.999983549118042" calcext:value-type="float">
            <text:p>0.999983549118042</text:p>
          </table:table-cell>
          <table:table-cell office:value-type="float" office:value="0.874172508716583" calcext:value-type="float">
            <text:p>0.874172508716583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.999987483024597" calcext:value-type="float">
            <text:p>0.999987483024597</text:p>
          </table:table-cell>
          <table:table-cell office:value-type="float" office:value="0.866840600967407" calcext:value-type="float">
            <text:p>0.866840600967407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.999987661838532" calcext:value-type="float">
            <text:p>0.999987661838532</text:p>
          </table:table-cell>
          <table:table-cell office:value-type="float" office:value="0.879395544528961" calcext:value-type="float">
            <text:p>0.879395544528961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.999987900257111" calcext:value-type="float">
            <text:p>0.999987900257111</text:p>
          </table:table-cell>
          <table:table-cell office:value-type="float" office:value="0.913633704185486" calcext:value-type="float">
            <text:p>0.913633704185486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.999984800815582" calcext:value-type="float">
            <text:p>0.999984800815582</text:p>
          </table:table-cell>
          <table:table-cell office:value-type="float" office:value="0.88990181684494" calcext:value-type="float">
            <text:p>0.8899018168449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.999979972839356" calcext:value-type="float">
            <text:p>0.999979972839356</text:p>
          </table:table-cell>
          <table:table-cell office:value-type="float" office:value="0.888515949249268" calcext:value-type="float">
            <text:p>0.88851594924926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.999984323978424" calcext:value-type="float">
            <text:p>0.999984323978424</text:p>
          </table:table-cell>
          <table:table-cell office:value-type="float" office:value="0.900534629821777" calcext:value-type="float">
            <text:p>0.90053462982177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.999982476234436" calcext:value-type="float">
            <text:p>0.999982476234436</text:p>
          </table:table-cell>
          <table:table-cell office:value-type="float" office:value="0.924274682998657" calcext:value-type="float">
            <text:p>0.924274682998657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0.999963462352753" calcext:value-type="float">
            <text:p>0.999963462352753</text:p>
          </table:table-cell>
          <table:table-cell office:value-type="float" office:value="0.882026970386505" calcext:value-type="float">
            <text:p>0.88202697038650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.999976396560669" calcext:value-type="float">
            <text:p>0.999976396560669</text:p>
          </table:table-cell>
          <table:table-cell office:value-type="float" office:value="0.934391796588898" calcext:value-type="float">
            <text:p>0.93439179658889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.999974071979523" calcext:value-type="float">
            <text:p>0.999974071979523</text:p>
          </table:table-cell>
          <table:table-cell office:value-type="float" office:value="0.926969707012176" calcext:value-type="float">
            <text:p>0.926969707012176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.999979019165039" calcext:value-type="float">
            <text:p>0.999979019165039</text:p>
          </table:table-cell>
          <table:table-cell office:value-type="float" office:value="0.920245826244354" calcext:value-type="float">
            <text:p>0.92024582624435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.999976634979248" calcext:value-type="float">
            <text:p>0.999976634979248</text:p>
          </table:table-cell>
          <table:table-cell office:value-type="float" office:value="0.919417142868042" calcext:value-type="float">
            <text:p>0.919417142868042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.999975323677063" calcext:value-type="float">
            <text:p>0.999975323677063</text:p>
          </table:table-cell>
          <table:table-cell office:value-type="float" office:value="0.868827223777771" calcext:value-type="float">
            <text:p>0.868827223777771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.99998015165329" calcext:value-type="float">
            <text:p>0.99998015165329</text:p>
          </table:table-cell>
          <table:table-cell office:value-type="float" office:value="0.907011091709137" calcext:value-type="float">
            <text:p>0.907011091709137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.999976813793182" calcext:value-type="float">
            <text:p>0.999976813793182</text:p>
          </table:table-cell>
          <table:table-cell office:value-type="float" office:value="0.896567344665527" calcext:value-type="float">
            <text:p>0.896567344665527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0.999979257583618" calcext:value-type="float">
            <text:p>0.999979257583618</text:p>
          </table:table-cell>
          <table:table-cell office:value-type="float" office:value="0.883512318134308" calcext:value-type="float">
            <text:p>0.883512318134308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.999981939792633" calcext:value-type="float">
            <text:p>0.999981939792633</text:p>
          </table:table-cell>
          <table:table-cell office:value-type="float" office:value="0.893816649913788" calcext:value-type="float">
            <text:p>0.893816649913788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.999981760978699" calcext:value-type="float">
            <text:p>0.999981760978699</text:p>
          </table:table-cell>
          <table:table-cell office:value-type="float" office:value="0.873374998569489" calcext:value-type="float">
            <text:p>0.87337499856948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0.999988853931427" calcext:value-type="float">
            <text:p>0.999988853931427</text:p>
          </table:table-cell>
          <table:table-cell office:value-type="float" office:value="0.90648740530014" calcext:value-type="float">
            <text:p>0.90648740530014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0.999990344047546" calcext:value-type="float">
            <text:p>0.999990344047546</text:p>
          </table:table-cell>
          <table:table-cell office:value-type="float" office:value="0.938447177410126" calcext:value-type="float">
            <text:p>0.938447177410126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0.999989330768585" calcext:value-type="float">
            <text:p>0.999989330768585</text:p>
          </table:table-cell>
          <table:table-cell office:value-type="float" office:value="0.909939706325531" calcext:value-type="float">
            <text:p>0.909939706325531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.999989688396454" calcext:value-type="float">
            <text:p>0.999989688396454</text:p>
          </table:table-cell>
          <table:table-cell office:value-type="float" office:value="0.908217370510101" calcext:value-type="float">
            <text:p>0.90821737051010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.999991357326508" calcext:value-type="float">
            <text:p>0.999991357326508</text:p>
          </table:table-cell>
          <table:table-cell office:value-type="float" office:value="0.926860749721527" calcext:value-type="float">
            <text:p>0.92686074972152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0.999991714954376" calcext:value-type="float">
            <text:p>0.999991714954376</text:p>
          </table:table-cell>
          <table:table-cell office:value-type="float" office:value="0.948956310749054" calcext:value-type="float">
            <text:p>0.94895631074905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0.999991238117218" calcext:value-type="float">
            <text:p>0.999991238117218</text:p>
          </table:table-cell>
          <table:table-cell office:value-type="float" office:value="0.960396289825439" calcext:value-type="float">
            <text:p>0.960396289825439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0.999988615512848" calcext:value-type="float">
            <text:p>0.999988615512848</text:p>
          </table:table-cell>
          <table:table-cell office:value-type="float" office:value="0.951709151268005" calcext:value-type="float">
            <text:p>0.95170915126800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.999988436698914" calcext:value-type="float">
            <text:p>0.999988436698914</text:p>
          </table:table-cell>
          <table:table-cell office:value-type="float" office:value="0.94130402803421" calcext:value-type="float">
            <text:p>0.94130402803421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0.999985158443451" calcext:value-type="float">
            <text:p>0.999985158443451</text:p>
          </table:table-cell>
          <table:table-cell office:value-type="float" office:value="0.951128900051117" calcext:value-type="float">
            <text:p>0.95112890005111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.99998939037323" calcext:value-type="float">
            <text:p>0.99998939037323</text:p>
          </table:table-cell>
          <table:table-cell office:value-type="float" office:value="0.908821821212769" calcext:value-type="float">
            <text:p>0.908821821212769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0.999988913536072" calcext:value-type="float">
            <text:p>0.999988913536072</text:p>
          </table:table-cell>
          <table:table-cell office:value-type="float" office:value="0.914625525474548" calcext:value-type="float">
            <text:p>0.914625525474548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.999988675117493" calcext:value-type="float">
            <text:p>0.999988675117493</text:p>
          </table:table-cell>
          <table:table-cell office:value-type="float" office:value="0.914158821105957" calcext:value-type="float">
            <text:p>0.914158821105957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.999987483024597" calcext:value-type="float">
            <text:p>0.999987483024597</text:p>
          </table:table-cell>
          <table:table-cell office:value-type="float" office:value="0.911937415599823" calcext:value-type="float">
            <text:p>0.911937415599823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0.999987125396728" calcext:value-type="float">
            <text:p>0.999987125396728</text:p>
          </table:table-cell>
          <table:table-cell office:value-type="float" office:value="0.902460694313049" calcext:value-type="float">
            <text:p>0.902460694313049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0.999985456466675" calcext:value-type="float">
            <text:p>0.999985456466675</text:p>
          </table:table-cell>
          <table:table-cell office:value-type="float" office:value="0.887831389904022" calcext:value-type="float">
            <text:p>0.887831389904022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.999986469745636" calcext:value-type="float">
            <text:p>0.999986469745636</text:p>
          </table:table-cell>
          <table:table-cell office:value-type="float" office:value="0.895921766757965" calcext:value-type="float">
            <text:p>0.89592176675796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.999985158443451" calcext:value-type="float">
            <text:p>0.999985158443451</text:p>
          </table:table-cell>
          <table:table-cell office:value-type="float" office:value="0.880928158760071" calcext:value-type="float">
            <text:p>0.88092815876007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.999983549118042" calcext:value-type="float">
            <text:p>0.999983549118042</text:p>
          </table:table-cell>
          <table:table-cell office:value-type="float" office:value="0.864411532878876" calcext:value-type="float">
            <text:p>0.864411532878876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.999987363815308" calcext:value-type="float">
            <text:p>0.999987363815308</text:p>
          </table:table-cell>
          <table:table-cell office:value-type="float" office:value="0.887364864349365" calcext:value-type="float">
            <text:p>0.88736486434936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0.999986886978149" calcext:value-type="float">
            <text:p>0.999986886978149</text:p>
          </table:table-cell>
          <table:table-cell office:value-type="float" office:value="0.959209620952606" calcext:value-type="float">
            <text:p>0.95920962095260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.999985933303833" calcext:value-type="float">
            <text:p>0.999985933303833</text:p>
          </table:table-cell>
          <table:table-cell office:value-type="float" office:value="0.950353145599365" calcext:value-type="float">
            <text:p>0.95035314559936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.999988615512848" calcext:value-type="float">
            <text:p>0.999988615512848</text:p>
          </table:table-cell>
          <table:table-cell office:value-type="float" office:value="0.950838804244995" calcext:value-type="float">
            <text:p>0.950838804244995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0.999987483024597" calcext:value-type="float">
            <text:p>0.999987483024597</text:p>
          </table:table-cell>
          <table:table-cell office:value-type="float" office:value="0.962427496910095" calcext:value-type="float">
            <text:p>0.96242749691009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0.999984681606293" calcext:value-type="float">
            <text:p>0.999984681606293</text:p>
          </table:table-cell>
          <table:table-cell office:value-type="float" office:value="0.972467958927154" calcext:value-type="float">
            <text:p>0.97246795892715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0.999986350536346" calcext:value-type="float">
            <text:p>0.999986350536346</text:p>
          </table:table-cell>
          <table:table-cell office:value-type="float" office:value="0.963511049747467" calcext:value-type="float">
            <text:p>0.963511049747467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0.999986469745636" calcext:value-type="float">
            <text:p>0.999986469745636</text:p>
          </table:table-cell>
          <table:table-cell office:value-type="float" office:value="0.976732850074768" calcext:value-type="float">
            <text:p>0.976732850074768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0.999985575675964" calcext:value-type="float">
            <text:p>0.999985575675964</text:p>
          </table:table-cell>
          <table:table-cell office:value-type="float" office:value="0.976183116436004" calcext:value-type="float">
            <text:p>0.976183116436004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.999987065792084" calcext:value-type="float">
            <text:p>0.999987065792084</text:p>
          </table:table-cell>
          <table:table-cell office:value-type="float" office:value="0.969429790973663" calcext:value-type="float">
            <text:p>0.96942979097366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0.999987602233887" calcext:value-type="float">
            <text:p>0.999987602233887</text:p>
          </table:table-cell>
          <table:table-cell office:value-type="float" office:value="0.971611678600311" calcext:value-type="float">
            <text:p>0.97161167860031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.999979138374329" calcext:value-type="float">
            <text:p>0.999979138374329</text:p>
          </table:table-cell>
          <table:table-cell office:value-type="float" office:value="0.854364931583404" calcext:value-type="float">
            <text:p>0.854364931583404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0.999979138374329" calcext:value-type="float">
            <text:p>0.999979138374329</text:p>
          </table:table-cell>
          <table:table-cell office:value-type="float" office:value="0.84078174829483" calcext:value-type="float">
            <text:p>0.84078174829483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0.999974131584168" calcext:value-type="float">
            <text:p>0.999974131584168</text:p>
          </table:table-cell>
          <table:table-cell office:value-type="float" office:value="0.848912477493286" calcext:value-type="float">
            <text:p>0.848912477493286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0.999966263771057" calcext:value-type="float">
            <text:p>0.999966263771057</text:p>
          </table:table-cell>
          <table:table-cell office:value-type="float" office:value="0.775758683681488" calcext:value-type="float">
            <text:p>0.775758683681488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.999967753887176" calcext:value-type="float">
            <text:p>0.999967753887176</text:p>
          </table:table-cell>
          <table:table-cell office:value-type="float" office:value="0.851929724216461" calcext:value-type="float">
            <text:p>0.85192972421646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0.999961078166962" calcext:value-type="float">
            <text:p>0.999961078166962</text:p>
          </table:table-cell>
          <table:table-cell office:value-type="float" office:value="0.804914176464081" calcext:value-type="float">
            <text:p>0.804914176464081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0.999978184700012" calcext:value-type="float">
            <text:p>0.999978184700012</text:p>
          </table:table-cell>
          <table:table-cell office:value-type="float" office:value="0.851113021373749" calcext:value-type="float">
            <text:p>0.851113021373749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.999983668327332" calcext:value-type="float">
            <text:p>0.999983668327332</text:p>
          </table:table-cell>
          <table:table-cell office:value-type="float" office:value="0.896410942077637" calcext:value-type="float">
            <text:p>0.896410942077637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0.99998813867569" calcext:value-type="float">
            <text:p>0.99998813867569</text:p>
          </table:table-cell>
          <table:table-cell office:value-type="float" office:value="0.830221831798553" calcext:value-type="float">
            <text:p>0.830221831798553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0.999969303607941" calcext:value-type="float">
            <text:p>0.999969303607941</text:p>
          </table:table-cell>
          <table:table-cell office:value-type="float" office:value="0.823632597923279" calcext:value-type="float">
            <text:p>0.82363259792327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0.999977290630341" calcext:value-type="float">
            <text:p>0.999977290630341</text:p>
          </table:table-cell>
          <table:table-cell office:value-type="float" office:value="0.753296434879303" calcext:value-type="float">
            <text:p>0.753296434879303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.999917984008789" calcext:value-type="float">
            <text:p>0.999917984008789</text:p>
          </table:table-cell>
          <table:table-cell office:value-type="float" office:value="0.881509900093079" calcext:value-type="float">
            <text:p>0.881509900093079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0.998914420604706" calcext:value-type="float">
            <text:p>0.998914420604706</text:p>
          </table:table-cell>
          <table:table-cell office:value-type="float" office:value="0.980947971343994" calcext:value-type="float">
            <text:p>0.980947971343994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1777081489563" calcext:value-type="float">
            <text:p>0.971777081489563</text:p>
          </table:table-cell>
          <table:table-cell table:number-columns-repeated="2" office:value-type="float" office:value="0.972857654094696" calcext:value-type="float">
            <text:p>0.972857654094696</text:p>
          </table:table-cell>
          <table:table-cell office:value-type="float" office:value="0.935073673725128" calcext:value-type="float">
            <text:p>0.935073673725128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.95414400100708" calcext:value-type="float">
            <text:p>0.95414400100708</text:p>
          </table:table-cell>
          <table:table-cell office:value-type="float" office:value="0.984372854232788" calcext:value-type="float">
            <text:p>0.98437285423278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0828216075897" calcext:value-type="float">
            <text:p>0.990828216075897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2954421043396" calcext:value-type="float">
            <text:p>0.942954421043396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.998105347156525" calcext:value-type="float">
            <text:p>0.998105347156525</text:p>
          </table:table-cell>
          <table:table-cell office:value-type="float" office:value="0.963701546192169" calcext:value-type="float">
            <text:p>0.963701546192169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.999678790569305" calcext:value-type="float">
            <text:p>0.999678790569305</text:p>
          </table:table-cell>
          <table:table-cell office:value-type="float" office:value="0.99622654914856" calcext:value-type="float">
            <text:p>0.99622654914856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.999794483184814" calcext:value-type="float">
            <text:p>0.999794483184814</text:p>
          </table:table-cell>
          <table:table-cell office:value-type="float" office:value="0.995427370071411" calcext:value-type="float">
            <text:p>0.99542737007141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.999510288238525" calcext:value-type="float">
            <text:p>0.999510288238525</text:p>
          </table:table-cell>
          <table:table-cell office:value-type="float" office:value="0.994975388050079" calcext:value-type="float">
            <text:p>0.994975388050079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.846009254455566" calcext:value-type="float">
            <text:p>0.846009254455566</text:p>
          </table:table-cell>
          <table:table-cell office:value-type="float" office:value="0.955917418003082" calcext:value-type="float">
            <text:p>0.955917418003082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.992434620857239" calcext:value-type="float">
            <text:p>0.992434620857239</text:p>
          </table:table-cell>
          <table:table-cell office:value-type="float" office:value="0.987869501113892" calcext:value-type="float">
            <text:p>0.987869501113892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0.999079585075378" calcext:value-type="float">
            <text:p>0.999079585075378</text:p>
          </table:table-cell>
          <table:table-cell office:value-type="float" office:value="0.907170355319977" calcext:value-type="float">
            <text:p>0.907170355319977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810430645942688" calcext:value-type="float">
            <text:p>0.81043064594268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23517644405365" calcext:value-type="float">
            <text:p>0.92351764440536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6020386219025" calcext:value-type="float">
            <text:p>0.98602038621902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877688944339752" calcext:value-type="float">
            <text:p>0.877688944339752</text:p>
          </table:table-cell>
          <table:table-cell office:value-type="float" office:value="0.556325376033783" calcext:value-type="float">
            <text:p>0.556325376033783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 office:value-type="float" office:value="0.99948525428772" calcext:value-type="float">
            <text:p>0.99948525428772</text:p>
          </table:table-cell>
          <table:table-cell office:value-type="float" office:value="0.698602974414825" calcext:value-type="float">
            <text:p>0.69860297441482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1631150245666" calcext:value-type="float">
            <text:p>0.991631150245666</text:p>
          </table:table-cell>
          <table:table-cell office:value-type="float" office:value="0.868616700172424" calcext:value-type="float">
            <text:p>0.868616700172424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office:value-type="float" office:value="0.937627732753754" calcext:value-type="float">
            <text:p>0.937627732753754</text:p>
          </table:table-cell>
          <table:table-cell office:value-type="float" office:value="0.959528148174286" calcext:value-type="float">
            <text:p>0.959528148174286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0.999861896038055" calcext:value-type="float">
            <text:p>0.999861896038055</text:p>
          </table:table-cell>
          <table:table-cell office:value-type="float" office:value="0.989237248897552" calcext:value-type="float">
            <text:p>0.989237248897552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0.986625134944916" calcext:value-type="float">
            <text:p>0.986625134944916</text:p>
          </table:table-cell>
          <table:table-cell office:value-type="float" office:value="0.946535408496857" calcext:value-type="float">
            <text:p>0.946535408496857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.999448835849762" calcext:value-type="float">
            <text:p>0.999448835849762</text:p>
          </table:table-cell>
          <table:table-cell office:value-type="float" office:value="0.941430628299713" calcext:value-type="float">
            <text:p>0.941430628299713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.999836087226868" calcext:value-type="float">
            <text:p>0.999836087226868</text:p>
          </table:table-cell>
          <table:table-cell office:value-type="float" office:value="0.89856618642807" calcext:value-type="float">
            <text:p>0.89856618642807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0.999493658542633" calcext:value-type="float">
            <text:p>0.999493658542633</text:p>
          </table:table-cell>
          <table:table-cell office:value-type="float" office:value="0.938659608364105" calcext:value-type="float">
            <text:p>0.938659608364105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0.998543322086334" calcext:value-type="float">
            <text:p>0.998543322086334</text:p>
          </table:table-cell>
          <table:table-cell office:value-type="float" office:value="0.934534847736358" calcext:value-type="float">
            <text:p>0.93453484773635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.999914169311523" calcext:value-type="float">
            <text:p>0.999914169311523</text:p>
          </table:table-cell>
          <table:table-cell office:value-type="float" office:value="0.992964267730713" calcext:value-type="float">
            <text:p>0.992964267730713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0.999397158622742" calcext:value-type="float">
            <text:p>0.999397158622742</text:p>
          </table:table-cell>
          <table:table-cell office:value-type="float" office:value="0.984923183917999" calcext:value-type="float">
            <text:p>0.98492318391799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.999854683876038" calcext:value-type="float">
            <text:p>0.999854683876038</text:p>
          </table:table-cell>
          <table:table-cell office:value-type="float" office:value="0.931757628917694" calcext:value-type="float">
            <text:p>0.931757628917694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.999976515769958" calcext:value-type="float">
            <text:p>0.999976515769958</text:p>
          </table:table-cell>
          <table:table-cell office:value-type="float" office:value="0.966239035129547" calcext:value-type="float">
            <text:p>0.966239035129547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.999266743659973" calcext:value-type="float">
            <text:p>0.999266743659973</text:p>
          </table:table-cell>
          <table:table-cell office:value-type="float" office:value="0.980457007884979" calcext:value-type="float">
            <text:p>0.980457007884979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926797389984" calcext:value-type="float">
            <text:p>0.995926797389984</text:p>
          </table:table-cell>
          <table:table-cell office:value-type="float" office:value="0.87301778793335" calcext:value-type="float">
            <text:p>0.87301778793335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4190437793732" calcext:value-type="float">
            <text:p>0.824190437793732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502531528473" calcext:value-type="float">
            <text:p>0.995502531528473</text:p>
          </table:table-cell>
          <table:table-cell office:value-type="float" office:value="0.821107625961304" calcext:value-type="float">
            <text:p>0.821107625961304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1694447994232" calcext:value-type="float">
            <text:p>0.931694447994232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5894110202789" calcext:value-type="float">
            <text:p>0.895894110202789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83656179904938" calcext:value-type="float">
            <text:p>0.783656179904938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661437511444092" calcext:value-type="float">
            <text:p>0.661437511444092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83219397068024" calcext:value-type="float">
            <text:p>0.783219397068024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23580884933472" calcext:value-type="float">
            <text:p>0.923580884933472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2808389663696" calcext:value-type="float">
            <text:p>0.942808389663696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929100990295" calcext:value-type="float">
            <text:p>0.992929100990295</text:p>
          </table:table-cell>
          <table:table-cell office:value-type="float" office:value="0.852823495864868" calcext:value-type="float">
            <text:p>0.852823495864868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96529948711395" calcext:value-type="float">
            <text:p>0.796529948711395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87573337554931" calcext:value-type="float">
            <text:p>0.78757333755493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09652662277222" calcext:value-type="float">
            <text:p>0.709652662277222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32925474643707" calcext:value-type="float">
            <text:p>0.732925474643707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56494283676147" calcext:value-type="float">
            <text:p>0.756494283676147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66247868537903" calcext:value-type="float">
            <text:p>0.766247868537903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4130029678345" calcext:value-type="float">
            <text:p>0.854130029678345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8941178321838" calcext:value-type="float">
            <text:p>0.878941178321838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2812767028809" calcext:value-type="float">
            <text:p>0.852812767028809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35152328014374" calcext:value-type="float">
            <text:p>0.835152328014374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62387418746948" calcext:value-type="float">
            <text:p>0.862387418746948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1539454460144" calcext:value-type="float">
            <text:p>0.891539454460144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2645537853241" calcext:value-type="float">
            <text:p>0.892645537853241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584465503693" calcext:value-type="float">
            <text:p>0.881584465503693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10653209686279" calcext:value-type="float">
            <text:p>0.810653209686279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17068696022034" calcext:value-type="float">
            <text:p>0.817068696022034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3441036939621" calcext:value-type="float">
            <text:p>0.83441036939621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6418173313141" calcext:value-type="float">
            <text:p>0.87641817331314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239795923233" calcext:value-type="float">
            <text:p>0.87239795923233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9556615352631" calcext:value-type="float">
            <text:p>0.859556615352631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784125328064" calcext:value-type="float">
            <text:p>0.85784125328064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1164720058441" calcext:value-type="float">
            <text:p>0.891164720058441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74485039711" calcext:value-type="float">
            <text:p>0.9974485039711</text:p>
          </table:table-cell>
          <table:table-cell office:value-type="float" office:value="0.893792629241943" calcext:value-type="float">
            <text:p>0.893792629241943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88446521759" calcext:value-type="float">
            <text:p>0.99688446521759</text:p>
          </table:table-cell>
          <table:table-cell office:value-type="float" office:value="0.903207778930664" calcext:value-type="float">
            <text:p>0.903207778930664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943175792694" calcext:value-type="float">
            <text:p>0.996943175792694</text:p>
          </table:table-cell>
          <table:table-cell office:value-type="float" office:value="0.907217919826508" calcext:value-type="float">
            <text:p>0.907217919826508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7177064418793" calcext:value-type="float">
            <text:p>0.997177064418793</text:p>
          </table:table-cell>
          <table:table-cell office:value-type="float" office:value="0.917529821395874" calcext:value-type="float">
            <text:p>0.917529821395874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21313285827637" calcext:value-type="float">
            <text:p>0.921313285827637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1166439056396" calcext:value-type="float">
            <text:p>0.901166439056396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8790538311004" calcext:value-type="float">
            <text:p>0.898790538311004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9151005744934" calcext:value-type="float">
            <text:p>0.859151005744934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5419318675995" calcext:value-type="float">
            <text:p>0.87541931867599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7977223396301" calcext:value-type="float">
            <text:p>0.907977223396301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448397397995" calcext:value-type="float">
            <text:p>0.90448397397995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4558181762695" calcext:value-type="float">
            <text:p>0.904558181762695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12371039390564" calcext:value-type="float">
            <text:p>0.912371039390564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29560422897339" calcext:value-type="float">
            <text:p>0.92956042289733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4895875453949" calcext:value-type="float">
            <text:p>0.994895875453949</text:p>
          </table:table-cell>
          <table:table-cell office:value-type="float" office:value="0.930608928203583" calcext:value-type="float">
            <text:p>0.930608928203583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961129665375" calcext:value-type="float">
            <text:p>0.995961129665375</text:p>
          </table:table-cell>
          <table:table-cell office:value-type="float" office:value="0.937564313411713" calcext:value-type="float">
            <text:p>0.937564313411713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266067028046" calcext:value-type="float">
            <text:p>0.996266067028046</text:p>
          </table:table-cell>
          <table:table-cell office:value-type="float" office:value="0.938421070575714" calcext:value-type="float">
            <text:p>0.938421070575714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 office:value-type="float" office:value="0.997402250766754" calcext:value-type="float">
            <text:p>0.997402250766754</text:p>
          </table:table-cell>
          <table:table-cell office:value-type="float" office:value="0.945561289787292" calcext:value-type="float">
            <text:p>0.945561289787292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0.997369408607483" calcext:value-type="float">
            <text:p>0.997369408607483</text:p>
          </table:table-cell>
          <table:table-cell office:value-type="float" office:value="0.973752617835998" calcext:value-type="float">
            <text:p>0.97375261783599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253443717956" calcext:value-type="float">
            <text:p>0.995253443717956</text:p>
          </table:table-cell>
          <table:table-cell office:value-type="float" office:value="0.959465146064758" calcext:value-type="float">
            <text:p>0.959465146064758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4178950786591" calcext:value-type="float">
            <text:p>0.994178950786591</text:p>
          </table:table-cell>
          <table:table-cell office:value-type="float" office:value="0.949191212654114" calcext:value-type="float">
            <text:p>0.949191212654114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926380157471" calcext:value-type="float">
            <text:p>0.995926380157471</text:p>
          </table:table-cell>
          <table:table-cell office:value-type="float" office:value="0.966328859329224" calcext:value-type="float">
            <text:p>0.966328859329224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52056348323822" calcext:value-type="float">
            <text:p>0.952056348323822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265483856201" calcext:value-type="float">
            <text:p>0.995265483856201</text:p>
          </table:table-cell>
          <table:table-cell office:value-type="float" office:value="0.952026724815369" calcext:value-type="float">
            <text:p>0.952026724815369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714762687683" calcext:value-type="float">
            <text:p>0.992714762687683</text:p>
          </table:table-cell>
          <table:table-cell office:value-type="float" office:value="0.933057069778442" calcext:value-type="float">
            <text:p>0.933057069778442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398858070374" calcext:value-type="float">
            <text:p>0.992398858070374</text:p>
          </table:table-cell>
          <table:table-cell office:value-type="float" office:value="0.938071191310883" calcext:value-type="float">
            <text:p>0.938071191310883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340696811676" calcext:value-type="float">
            <text:p>0.991340696811676</text:p>
          </table:table-cell>
          <table:table-cell office:value-type="float" office:value="0.928556799888611" calcext:value-type="float">
            <text:p>0.928556799888611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044163703918" calcext:value-type="float">
            <text:p>0.991044163703918</text:p>
          </table:table-cell>
          <table:table-cell office:value-type="float" office:value="0.919895231723785" calcext:value-type="float">
            <text:p>0.919895231723785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9416599273681" calcext:value-type="float">
            <text:p>0.989416599273681</text:p>
          </table:table-cell>
          <table:table-cell office:value-type="float" office:value="0.919355630874634" calcext:value-type="float">
            <text:p>0.919355630874634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0137815475464" calcext:value-type="float">
            <text:p>0.990137815475464</text:p>
          </table:table-cell>
          <table:table-cell office:value-type="float" office:value="0.917955458164215" calcext:value-type="float">
            <text:p>0.917955458164215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4336333274841" calcext:value-type="float">
            <text:p>0.904336333274841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1398024559021" calcext:value-type="float">
            <text:p>0.91398024559021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9929463863373" calcext:value-type="float">
            <text:p>0.899929463863373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255508899689" calcext:value-type="float">
            <text:p>0.992255508899689</text:p>
          </table:table-cell>
          <table:table-cell office:value-type="float" office:value="0.905995190143585" calcext:value-type="float">
            <text:p>0.90599519014358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315603256226" calcext:value-type="float">
            <text:p>0.991315603256226</text:p>
          </table:table-cell>
          <table:table-cell office:value-type="float" office:value="0.942688167095184" calcext:value-type="float">
            <text:p>0.942688167095184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8892056941986" calcext:value-type="float">
            <text:p>0.948892056941986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9983260631561" calcext:value-type="float">
            <text:p>0.989983260631561</text:p>
          </table:table-cell>
          <table:table-cell office:value-type="float" office:value="0.950114965438843" calcext:value-type="float">
            <text:p>0.950114965438843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3579864501953" calcext:value-type="float">
            <text:p>0.993579864501953</text:p>
          </table:table-cell>
          <table:table-cell office:value-type="float" office:value="0.962974607944488" calcext:value-type="float">
            <text:p>0.962974607944488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2269456386566" calcext:value-type="float">
            <text:p>0.992269456386566</text:p>
          </table:table-cell>
          <table:table-cell office:value-type="float" office:value="0.96965765953064" calcext:value-type="float">
            <text:p>0.96965765953064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3348121643066" calcext:value-type="float">
            <text:p>0.993348121643066</text:p>
          </table:table-cell>
          <table:table-cell office:value-type="float" office:value="0.961399078369141" calcext:value-type="float">
            <text:p>0.961399078369141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429315328598" calcext:value-type="float">
            <text:p>0.99429315328598</text:p>
          </table:table-cell>
          <table:table-cell office:value-type="float" office:value="0.955290138721466" calcext:value-type="float">
            <text:p>0.955290138721466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430827140808" calcext:value-type="float">
            <text:p>0.995430827140808</text:p>
          </table:table-cell>
          <table:table-cell office:value-type="float" office:value="0.952128231525421" calcext:value-type="float">
            <text:p>0.952128231525421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0.995873332023621" calcext:value-type="float">
            <text:p>0.995873332023621</text:p>
          </table:table-cell>
          <table:table-cell office:value-type="float" office:value="0.935697257518768" calcext:value-type="float">
            <text:p>0.935697257518768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0.99615091085434" calcext:value-type="float">
            <text:p>0.99615091085434</text:p>
          </table:table-cell>
          <table:table-cell office:value-type="float" office:value="0.94004625082016" calcext:value-type="float">
            <text:p>0.9400462508201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.996121764183044" calcext:value-type="float">
            <text:p>0.996121764183044</text:p>
          </table:table-cell>
          <table:table-cell office:value-type="float" office:value="0.899376690387726" calcext:value-type="float">
            <text:p>0.899376690387726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 office:value-type="float" office:value="0.995889127254486" calcext:value-type="float">
            <text:p>0.995889127254486</text:p>
          </table:table-cell>
          <table:table-cell office:value-type="float" office:value="0.886785507202148" calcext:value-type="float">
            <text:p>0.886785507202148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0.99658989906311" calcext:value-type="float">
            <text:p>0.99658989906311</text:p>
          </table:table-cell>
          <table:table-cell office:value-type="float" office:value="0.906094431877136" calcext:value-type="float">
            <text:p>0.906094431877136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.997027933597565" calcext:value-type="float">
            <text:p>0.997027933597565</text:p>
          </table:table-cell>
          <table:table-cell office:value-type="float" office:value="0.905292212963104" calcext:value-type="float">
            <text:p>0.905292212963104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 office:value-type="float" office:value="0.997014760971069" calcext:value-type="float">
            <text:p>0.997014760971069</text:p>
          </table:table-cell>
          <table:table-cell office:value-type="float" office:value="0.902285933494568" calcext:value-type="float">
            <text:p>0.902285933494568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.997372329235077" calcext:value-type="float">
            <text:p>0.997372329235077</text:p>
          </table:table-cell>
          <table:table-cell office:value-type="float" office:value="0.913205146789551" calcext:value-type="float">
            <text:p>0.913205146789551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 office:value-type="float" office:value="0.997599542140961" calcext:value-type="float">
            <text:p>0.997599542140961</text:p>
          </table:table-cell>
          <table:table-cell office:value-type="float" office:value="0.910588264465332" calcext:value-type="float">
            <text:p>0.910588264465332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 office:value-type="float" office:value="0.997658789157867" calcext:value-type="float">
            <text:p>0.997658789157867</text:p>
          </table:table-cell>
          <table:table-cell office:value-type="float" office:value="0.913034319877624" calcext:value-type="float">
            <text:p>0.913034319877624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 office:value-type="float" office:value="0.997297048568726" calcext:value-type="float">
            <text:p>0.997297048568726</text:p>
          </table:table-cell>
          <table:table-cell office:value-type="float" office:value="0.928261280059814" calcext:value-type="float">
            <text:p>0.928261280059814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0.997240364551544" calcext:value-type="float">
            <text:p>0.997240364551544</text:p>
          </table:table-cell>
          <table:table-cell office:value-type="float" office:value="0.929582118988037" calcext:value-type="float">
            <text:p>0.929582118988037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.995862483978272" calcext:value-type="float">
            <text:p>0.995862483978272</text:p>
          </table:table-cell>
          <table:table-cell office:value-type="float" office:value="0.955769300460815" calcext:value-type="float">
            <text:p>0.955769300460815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 office:value-type="float" office:value="0.996098101139069" calcext:value-type="float">
            <text:p>0.996098101139069</text:p>
          </table:table-cell>
          <table:table-cell office:value-type="float" office:value="0.962199866771698" calcext:value-type="float">
            <text:p>0.962199866771698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0.996153354644775" calcext:value-type="float">
            <text:p>0.996153354644775</text:p>
          </table:table-cell>
          <table:table-cell office:value-type="float" office:value="0.962500214576721" calcext:value-type="float">
            <text:p>0.962500214576721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0.996135830879211" calcext:value-type="float">
            <text:p>0.996135830879211</text:p>
          </table:table-cell>
          <table:table-cell office:value-type="float" office:value="0.958535492420196" calcext:value-type="float">
            <text:p>0.958535492420196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0.996176481246948" calcext:value-type="float">
            <text:p>0.996176481246948</text:p>
          </table:table-cell>
          <table:table-cell office:value-type="float" office:value="0.954585671424866" calcext:value-type="float">
            <text:p>0.954585671424866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.996030986309052" calcext:value-type="float">
            <text:p>0.996030986309052</text:p>
          </table:table-cell>
          <table:table-cell office:value-type="float" office:value="0.946731328964233" calcext:value-type="float">
            <text:p>0.946731328964233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 office:value-type="float" office:value="0.996066451072693" calcext:value-type="float">
            <text:p>0.996066451072693</text:p>
          </table:table-cell>
          <table:table-cell office:value-type="float" office:value="0.945692896842956" calcext:value-type="float">
            <text:p>0.94569289684295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 office:value-type="float" office:value="0.996217608451843" calcext:value-type="float">
            <text:p>0.996217608451843</text:p>
          </table:table-cell>
          <table:table-cell office:value-type="float" office:value="0.942505538463592" calcext:value-type="float">
            <text:p>0.942505538463592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 office:value-type="float" office:value="0.996132373809814" calcext:value-type="float">
            <text:p>0.996132373809814</text:p>
          </table:table-cell>
          <table:table-cell office:value-type="float" office:value="0.937455832958221" calcext:value-type="float">
            <text:p>0.93745583295822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 office:value-type="float" office:value="0.996902048587799" calcext:value-type="float">
            <text:p>0.996902048587799</text:p>
          </table:table-cell>
          <table:table-cell office:value-type="float" office:value="0.937698304653168" calcext:value-type="float">
            <text:p>0.937698304653168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.99783444404602" calcext:value-type="float">
            <text:p>0.99783444404602</text:p>
          </table:table-cell>
          <table:table-cell office:value-type="float" office:value="0.966368615627289" calcext:value-type="float">
            <text:p>0.966368615627289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0.998301863670349" calcext:value-type="float">
            <text:p>0.998301863670349</text:p>
          </table:table-cell>
          <table:table-cell office:value-type="float" office:value="0.971549034118652" calcext:value-type="float">
            <text:p>0.971549034118652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0.998389005661011" calcext:value-type="float">
            <text:p>0.998389005661011</text:p>
          </table:table-cell>
          <table:table-cell office:value-type="float" office:value="0.972426950931549" calcext:value-type="float">
            <text:p>0.972426950931549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 office:value-type="float" office:value="0.997530698776245" calcext:value-type="float">
            <text:p>0.997530698776245</text:p>
          </table:table-cell>
          <table:table-cell office:value-type="float" office:value="0.976336777210236" calcext:value-type="float">
            <text:p>0.976336777210236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.997454822063446" calcext:value-type="float">
            <text:p>0.997454822063446</text:p>
          </table:table-cell>
          <table:table-cell office:value-type="float" office:value="0.977473616600037" calcext:value-type="float">
            <text:p>0.977473616600037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.997684717178345" calcext:value-type="float">
            <text:p>0.997684717178345</text:p>
          </table:table-cell>
          <table:table-cell office:value-type="float" office:value="0.975194573402405" calcext:value-type="float">
            <text:p>0.975194573402405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 office:value-type="float" office:value="0.998366713523865" calcext:value-type="float">
            <text:p>0.998366713523865</text:p>
          </table:table-cell>
          <table:table-cell office:value-type="float" office:value="0.970801055431366" calcext:value-type="float">
            <text:p>0.97080105543136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 office:value-type="float" office:value="0.998371183872223" calcext:value-type="float">
            <text:p>0.998371183872223</text:p>
          </table:table-cell>
          <table:table-cell office:value-type="float" office:value="0.967188119888306" calcext:value-type="float">
            <text:p>0.967188119888306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 office:value-type="float" office:value="0.998436510562897" calcext:value-type="float">
            <text:p>0.998436510562897</text:p>
          </table:table-cell>
          <table:table-cell office:value-type="float" office:value="0.958534777164459" calcext:value-type="float">
            <text:p>0.958534777164459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 office:value-type="float" office:value="0.998811662197113" calcext:value-type="float">
            <text:p>0.998811662197113</text:p>
          </table:table-cell>
          <table:table-cell office:value-type="float" office:value="0.95144921541214" calcext:value-type="float">
            <text:p>0.9514492154121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.997434437274933" calcext:value-type="float">
            <text:p>0.997434437274933</text:p>
          </table:table-cell>
          <table:table-cell office:value-type="float" office:value="0.943231165409088" calcext:value-type="float">
            <text:p>0.943231165409088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0.996341824531555" calcext:value-type="float">
            <text:p>0.996341824531555</text:p>
          </table:table-cell>
          <table:table-cell office:value-type="float" office:value="0.938719391822815" calcext:value-type="float">
            <text:p>0.938719391822815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0.99512380361557" calcext:value-type="float">
            <text:p>0.99512380361557</text:p>
          </table:table-cell>
          <table:table-cell office:value-type="float" office:value="0.925625026226044" calcext:value-type="float">
            <text:p>0.925625026226044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512127876282" calcext:value-type="float">
            <text:p>0.995512127876282</text:p>
          </table:table-cell>
          <table:table-cell office:value-type="float" office:value="0.940272212028503" calcext:value-type="float">
            <text:p>0.940272212028503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3600726127624" calcext:value-type="float">
            <text:p>0.993600726127624</text:p>
          </table:table-cell>
          <table:table-cell office:value-type="float" office:value="0.922496914863586" calcext:value-type="float">
            <text:p>0.922496914863586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.99628484249115" calcext:value-type="float">
            <text:p>0.99628484249115</text:p>
          </table:table-cell>
          <table:table-cell office:value-type="float" office:value="0.924393057823181" calcext:value-type="float">
            <text:p>0.924393057823181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459616184235" calcext:value-type="float">
            <text:p>0.995459616184235</text:p>
          </table:table-cell>
          <table:table-cell office:value-type="float" office:value="0.930460631847382" calcext:value-type="float">
            <text:p>0.930460631847382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 office:value-type="float" office:value="0.996595621109009" calcext:value-type="float">
            <text:p>0.996595621109009</text:p>
          </table:table-cell>
          <table:table-cell office:value-type="float" office:value="0.912807285785675" calcext:value-type="float">
            <text:p>0.912807285785675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341956615448" calcext:value-type="float">
            <text:p>0.995341956615448</text:p>
          </table:table-cell>
          <table:table-cell office:value-type="float" office:value="0.907369434833527" calcext:value-type="float">
            <text:p>0.907369434833527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0.995845139026642" calcext:value-type="float">
            <text:p>0.995845139026642</text:p>
          </table:table-cell>
          <table:table-cell office:value-type="float" office:value="0.923609912395477" calcext:value-type="float">
            <text:p>0.92360991239547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1678714752197" calcext:value-type="float">
            <text:p>0.991678714752197</text:p>
          </table:table-cell>
          <table:table-cell office:value-type="float" office:value="0.925563097000122" calcext:value-type="float">
            <text:p>0.925563097000122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9078640937805" calcext:value-type="float">
            <text:p>0.989078640937805</text:p>
          </table:table-cell>
          <table:table-cell office:value-type="float" office:value="0.933720290660858" calcext:value-type="float">
            <text:p>0.933720290660858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524517536163" calcext:value-type="float">
            <text:p>0.991524517536163</text:p>
          </table:table-cell>
          <table:table-cell office:value-type="float" office:value="0.959239304065704" calcext:value-type="float">
            <text:p>0.959239304065704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0996241569519" calcext:value-type="float">
            <text:p>0.990996241569519</text:p>
          </table:table-cell>
          <table:table-cell office:value-type="float" office:value="0.951264441013336" calcext:value-type="float">
            <text:p>0.951264441013336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89795386791229" calcext:value-type="float">
            <text:p>0.989795386791229</text:p>
          </table:table-cell>
          <table:table-cell office:value-type="float" office:value="0.971038520336151" calcext:value-type="float">
            <text:p>0.971038520336151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2075383663178" calcext:value-type="float">
            <text:p>0.992075383663178</text:p>
          </table:table-cell>
          <table:table-cell office:value-type="float" office:value="0.977716505527496" calcext:value-type="float">
            <text:p>0.977716505527496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0.993545532226562" calcext:value-type="float">
            <text:p>0.993545532226562</text:p>
          </table:table-cell>
          <table:table-cell office:value-type="float" office:value="0.984646022319794" calcext:value-type="float">
            <text:p>0.984646022319794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 office:value-type="float" office:value="0.991715610027313" calcext:value-type="float">
            <text:p>0.991715610027313</text:p>
          </table:table-cell>
          <table:table-cell office:value-type="float" office:value="0.978053510189056" calcext:value-type="float">
            <text:p>0.978053510189056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 office:value-type="float" office:value="0.991242170333862" calcext:value-type="float">
            <text:p>0.991242170333862</text:p>
          </table:table-cell>
          <table:table-cell office:value-type="float" office:value="0.976497113704681" calcext:value-type="float">
            <text:p>0.976497113704681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 office:value-type="float" office:value="0.992873072624206" calcext:value-type="float">
            <text:p>0.992873072624206</text:p>
          </table:table-cell>
          <table:table-cell office:value-type="float" office:value="0.969730019569397" calcext:value-type="float">
            <text:p>0.96973001956939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.996173024177551" calcext:value-type="float">
            <text:p>0.996173024177551</text:p>
          </table:table-cell>
          <table:table-cell office:value-type="float" office:value="0.985610902309418" calcext:value-type="float">
            <text:p>0.985610902309418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 office:value-type="float" office:value="0.996020972728729" calcext:value-type="float">
            <text:p>0.996020972728729</text:p>
          </table:table-cell>
          <table:table-cell office:value-type="float" office:value="0.98732191324234" calcext:value-type="float">
            <text:p>0.98732191324234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 office:value-type="float" office:value="0.99627560377121" calcext:value-type="float">
            <text:p>0.99627560377121</text:p>
          </table:table-cell>
          <table:table-cell office:value-type="float" office:value="0.989356338977814" calcext:value-type="float">
            <text:p>0.989356338977814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 office:value-type="float" office:value="0.996451377868652" calcext:value-type="float">
            <text:p>0.996451377868652</text:p>
          </table:table-cell>
          <table:table-cell office:value-type="float" office:value="0.98932808637619" calcext:value-type="float">
            <text:p>0.98932808637619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 office:value-type="float" office:value="0.996411144733429" calcext:value-type="float">
            <text:p>0.996411144733429</text:p>
          </table:table-cell>
          <table:table-cell office:value-type="float" office:value="0.989677548408508" calcext:value-type="float">
            <text:p>0.989677548408508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.997022807598114" calcext:value-type="float">
            <text:p>0.997022807598114</text:p>
          </table:table-cell>
          <table:table-cell office:value-type="float" office:value="0.990379869937897" calcext:value-type="float">
            <text:p>0.990379869937897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 office:value-type="float" office:value="0.997418463230133" calcext:value-type="float">
            <text:p>0.997418463230133</text:p>
          </table:table-cell>
          <table:table-cell office:value-type="float" office:value="0.983956694602966" calcext:value-type="float">
            <text:p>0.983956694602966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0.997122645378113" calcext:value-type="float">
            <text:p>0.997122645378113</text:p>
          </table:table-cell>
          <table:table-cell office:value-type="float" office:value="0.980813264846802" calcext:value-type="float">
            <text:p>0.980813264846802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0.997548222541809" calcext:value-type="float">
            <text:p>0.997548222541809</text:p>
          </table:table-cell>
          <table:table-cell office:value-type="float" office:value="0.981997549533844" calcext:value-type="float">
            <text:p>0.981997549533844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 office:value-type="float" office:value="0.997029840946198" calcext:value-type="float">
            <text:p>0.997029840946198</text:p>
          </table:table-cell>
          <table:table-cell office:value-type="float" office:value="0.984914064407349" calcext:value-type="float">
            <text:p>0.984914064407349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.996512591838837" calcext:value-type="float">
            <text:p>0.996512591838837</text:p>
          </table:table-cell>
          <table:table-cell office:value-type="float" office:value="0.982473909854889" calcext:value-type="float">
            <text:p>0.982473909854889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 office:value-type="float" office:value="0.995913624763489" calcext:value-type="float">
            <text:p>0.995913624763489</text:p>
          </table:table-cell>
          <table:table-cell office:value-type="float" office:value="0.982340812683106" calcext:value-type="float">
            <text:p>0.982340812683106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 office:value-type="float" office:value="0.995895147323608" calcext:value-type="float">
            <text:p>0.995895147323608</text:p>
          </table:table-cell>
          <table:table-cell office:value-type="float" office:value="0.978313267230988" calcext:value-type="float">
            <text:p>0.978313267230988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 office:value-type="float" office:value="0.995661318302154" calcext:value-type="float">
            <text:p>0.995661318302154</text:p>
          </table:table-cell>
          <table:table-cell office:value-type="float" office:value="0.972771048545837" calcext:value-type="float">
            <text:p>0.972771048545837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0.996414661407471" calcext:value-type="float">
            <text:p>0.996414661407471</text:p>
          </table:table-cell>
          <table:table-cell office:value-type="float" office:value="0.970305681228638" calcext:value-type="float">
            <text:p>0.970305681228638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.997053802013397" calcext:value-type="float">
            <text:p>0.997053802013397</text:p>
          </table:table-cell>
          <table:table-cell office:value-type="float" office:value="0.966476559638977" calcext:value-type="float">
            <text:p>0.966476559638977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 office:value-type="float" office:value="0.997033178806305" calcext:value-type="float">
            <text:p>0.997033178806305</text:p>
          </table:table-cell>
          <table:table-cell office:value-type="float" office:value="0.968660295009613" calcext:value-type="float">
            <text:p>0.968660295009613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 office:value-type="float" office:value="0.997576951980591" calcext:value-type="float">
            <text:p>0.997576951980591</text:p>
          </table:table-cell>
          <table:table-cell office:value-type="float" office:value="0.96932590007782" calcext:value-type="float">
            <text:p>0.96932590007782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 office:value-type="float" office:value="0.997366786003113" calcext:value-type="float">
            <text:p>0.997366786003113</text:p>
          </table:table-cell>
          <table:table-cell office:value-type="float" office:value="0.967953383922577" calcext:value-type="float">
            <text:p>0.967953383922577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0.997335731983185" calcext:value-type="float">
            <text:p>0.997335731983185</text:p>
          </table:table-cell>
          <table:table-cell office:value-type="float" office:value="0.965055465698242" calcext:value-type="float">
            <text:p>0.965055465698242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.997929513454437" calcext:value-type="float">
            <text:p>0.997929513454437</text:p>
          </table:table-cell>
          <table:table-cell office:value-type="float" office:value="0.977991878986358" calcext:value-type="float">
            <text:p>0.977991878986358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 office:value-type="float" office:value="0.997723817825317" calcext:value-type="float">
            <text:p>0.997723817825317</text:p>
          </table:table-cell>
          <table:table-cell office:value-type="float" office:value="0.978489816188812" calcext:value-type="float">
            <text:p>0.978489816188812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 office:value-type="float" office:value="0.997813999652862" calcext:value-type="float">
            <text:p>0.997813999652862</text:p>
          </table:table-cell>
          <table:table-cell office:value-type="float" office:value="0.980381071567535" calcext:value-type="float">
            <text:p>0.980381071567535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 office:value-type="float" office:value="0.99769788980484" calcext:value-type="float">
            <text:p>0.99769788980484</text:p>
          </table:table-cell>
          <table:table-cell office:value-type="float" office:value="0.979884147644043" calcext:value-type="float">
            <text:p>0.979884147644043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 office:value-type="float" office:value="0.997446417808533" calcext:value-type="float">
            <text:p>0.997446417808533</text:p>
          </table:table-cell>
          <table:table-cell office:value-type="float" office:value="0.981452941894531" calcext:value-type="float">
            <text:p>0.981452941894531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.997329413890839" calcext:value-type="float">
            <text:p>0.997329413890839</text:p>
          </table:table-cell>
          <table:table-cell office:value-type="float" office:value="0.985144138336181" calcext:value-type="float">
            <text:p>0.985144138336181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 office:value-type="float" office:value="0.997049391269684" calcext:value-type="float">
            <text:p>0.997049391269684</text:p>
          </table:table-cell>
          <table:table-cell office:value-type="float" office:value="0.979708015918732" calcext:value-type="float">
            <text:p>0.979708015918732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 office:value-type="float" office:value="0.997104585170746" calcext:value-type="float">
            <text:p>0.997104585170746</text:p>
          </table:table-cell>
          <table:table-cell office:value-type="float" office:value="0.972771763801575" calcext:value-type="float">
            <text:p>0.972771763801575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0.997350931167602" calcext:value-type="float">
            <text:p>0.997350931167602</text:p>
          </table:table-cell>
          <table:table-cell office:value-type="float" office:value="0.968967795372009" calcext:value-type="float">
            <text:p>0.968967795372009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float" office:value="0.997002601623535" calcext:value-type="float">
            <text:p>0.997002601623535</text:p>
          </table:table-cell>
          <table:table-cell office:value-type="float" office:value="0.973098278045654" calcext:value-type="float">
            <text:p>0.97309827804565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.99792069196701" calcext:value-type="float">
            <text:p>0.99792069196701</text:p>
          </table:table-cell>
          <table:table-cell office:value-type="float" office:value="0.971269428730011" calcext:value-type="float">
            <text:p>0.971269428730011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0.997995615005493" calcext:value-type="float">
            <text:p>0.997995615005493</text:p>
          </table:table-cell>
          <table:table-cell office:value-type="float" office:value="0.967250943183899" calcext:value-type="float">
            <text:p>0.967250943183899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float" office:value="0.997873425483704" calcext:value-type="float">
            <text:p>0.997873425483704</text:p>
          </table:table-cell>
          <table:table-cell office:value-type="float" office:value="0.959726214408874" calcext:value-type="float">
            <text:p>0.959726214408874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 office:value-type="float" office:value="0.998408138751983" calcext:value-type="float">
            <text:p>0.998408138751983</text:p>
          </table:table-cell>
          <table:table-cell office:value-type="float" office:value="0.956465244293213" calcext:value-type="float">
            <text:p>0.956465244293213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 office:value-type="float" office:value="0.998585641384125" calcext:value-type="float">
            <text:p>0.998585641384125</text:p>
          </table:table-cell>
          <table:table-cell office:value-type="float" office:value="0.956276059150696" calcext:value-type="float">
            <text:p>0.956276059150696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.997945487499237" calcext:value-type="float">
            <text:p>0.997945487499237</text:p>
          </table:table-cell>
          <table:table-cell office:value-type="float" office:value="0.955748438835144" calcext:value-type="float">
            <text:p>0.955748438835144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 office:value-type="float" office:value="0.997956871986389" calcext:value-type="float">
            <text:p>0.997956871986389</text:p>
          </table:table-cell>
          <table:table-cell office:value-type="float" office:value="0.958019375801086" calcext:value-type="float">
            <text:p>0.958019375801086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 office:value-type="float" office:value="0.997507095336914" calcext:value-type="float">
            <text:p>0.997507095336914</text:p>
          </table:table-cell>
          <table:table-cell office:value-type="float" office:value="0.960645198822022" calcext:value-type="float">
            <text:p>0.960645198822022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 office:value-type="float" office:value="0.997157216072082" calcext:value-type="float">
            <text:p>0.997157216072082</text:p>
          </table:table-cell>
          <table:table-cell office:value-type="float" office:value="0.959312438964844" calcext:value-type="float">
            <text:p>0.959312438964844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0.997683763504028" calcext:value-type="float">
            <text:p>0.997683763504028</text:p>
          </table:table-cell>
          <table:table-cell office:value-type="float" office:value="0.960012435913086" calcext:value-type="float">
            <text:p>0.960012435913086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811879634857" calcext:value-type="float">
            <text:p>0.995811879634857</text:p>
          </table:table-cell>
          <table:table-cell office:value-type="float" office:value="0.954487025737762" calcext:value-type="float">
            <text:p>0.954487025737762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98723602295" calcext:value-type="float">
            <text:p>0.995898723602295</text:p>
          </table:table-cell>
          <table:table-cell office:value-type="float" office:value="0.960725545883179" calcext:value-type="float">
            <text:p>0.960725545883179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20641517639" calcext:value-type="float">
            <text:p>0.995820641517639</text:p>
          </table:table-cell>
          <table:table-cell office:value-type="float" office:value="0.95729523897171" calcext:value-type="float">
            <text:p>0.95729523897171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058940887451" calcext:value-type="float">
            <text:p>0.996058940887451</text:p>
          </table:table-cell>
          <table:table-cell office:value-type="float" office:value="0.956658601760864" calcext:value-type="float">
            <text:p>0.956658601760864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152877807617" calcext:value-type="float">
            <text:p>0.996152877807617</text:p>
          </table:table-cell>
          <table:table-cell office:value-type="float" office:value="0.956832230091095" calcext:value-type="float">
            <text:p>0.956832230091095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736347675324" calcext:value-type="float">
            <text:p>0.996736347675324</text:p>
          </table:table-cell>
          <table:table-cell office:value-type="float" office:value="0.959193408489227" calcext:value-type="float">
            <text:p>0.959193408489227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816158294678" calcext:value-type="float">
            <text:p>0.996816158294678</text:p>
          </table:table-cell>
          <table:table-cell office:value-type="float" office:value="0.958864092826843" calcext:value-type="float">
            <text:p>0.958864092826843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831476688385" calcext:value-type="float">
            <text:p>0.996831476688385</text:p>
          </table:table-cell>
          <table:table-cell office:value-type="float" office:value="0.957738697528839" calcext:value-type="float">
            <text:p>0.957738697528839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949195861816" calcext:value-type="float">
            <text:p>0.996949195861816</text:p>
          </table:table-cell>
          <table:table-cell office:value-type="float" office:value="0.955862879753113" calcext:value-type="float">
            <text:p>0.955862879753113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990978717804" calcext:value-type="float">
            <text:p>0.996990978717804</text:p>
          </table:table-cell>
          <table:table-cell office:value-type="float" office:value="0.955181419849396" calcext:value-type="float">
            <text:p>0.955181419849396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3796348571777" calcext:value-type="float">
            <text:p>0.993796348571777</text:p>
          </table:table-cell>
          <table:table-cell office:value-type="float" office:value="0.960549831390381" calcext:value-type="float">
            <text:p>0.960549831390381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47270154953" calcext:value-type="float">
            <text:p>0.9947270154953</text:p>
          </table:table-cell>
          <table:table-cell office:value-type="float" office:value="0.95885568857193" calcext:value-type="float">
            <text:p>0.95885568857193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623052120209" calcext:value-type="float">
            <text:p>0.995623052120209</text:p>
          </table:table-cell>
          <table:table-cell office:value-type="float" office:value="0.958024859428406" calcext:value-type="float">
            <text:p>0.958024859428406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576798915863" calcext:value-type="float">
            <text:p>0.995576798915863</text:p>
          </table:table-cell>
          <table:table-cell office:value-type="float" office:value="0.959453165531158" calcext:value-type="float">
            <text:p>0.959453165531158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60587310791" calcext:value-type="float">
            <text:p>0.99660587310791</text:p>
          </table:table-cell>
          <table:table-cell office:value-type="float" office:value="0.962924003601074" calcext:value-type="float">
            <text:p>0.962924003601074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851682662964" calcext:value-type="float">
            <text:p>0.996851682662964</text:p>
          </table:table-cell>
          <table:table-cell office:value-type="float" office:value="0.960740685462952" calcext:value-type="float">
            <text:p>0.960740685462952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366858482361" calcext:value-type="float">
            <text:p>0.996366858482361</text:p>
          </table:table-cell>
          <table:table-cell office:value-type="float" office:value="0.964885354042053" calcext:value-type="float">
            <text:p>0.964885354042053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697545051575" calcext:value-type="float">
            <text:p>0.996697545051575</text:p>
          </table:table-cell>
          <table:table-cell office:value-type="float" office:value="0.958756625652313" calcext:value-type="float">
            <text:p>0.958756625652313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7875001430512" calcext:value-type="float">
            <text:p>0.907875001430512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8290348052978" calcext:value-type="float">
            <text:p>0.948290348052978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.996166944503784" calcext:value-type="float">
            <text:p>0.996166944503784</text:p>
          </table:table-cell>
          <table:table-cell office:value-type="float" office:value="0.952025055885315" calcext:value-type="float">
            <text:p>0.952025055885315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530009269714" calcext:value-type="float">
            <text:p>0.995530009269714</text:p>
          </table:table-cell>
          <table:table-cell office:value-type="float" office:value="0.958996415138245" calcext:value-type="float">
            <text:p>0.958996415138245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3898758888245" calcext:value-type="float">
            <text:p>0.983898758888245</text:p>
          </table:table-cell>
          <table:table-cell office:value-type="float" office:value="0.98606288433075" calcext:value-type="float">
            <text:p>0.98606288433075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4188902378082" calcext:value-type="float">
            <text:p>0.934188902378082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74476432800293" calcext:value-type="float">
            <text:p>0.74476432800293</text:p>
          </table:table-cell>
          <table:table-cell office:value-type="float" office:value="0.915242731571198" calcext:value-type="float">
            <text:p>0.915242731571198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4927177429199" calcext:value-type="float">
            <text:p>0.984927177429199</text:p>
          </table:table-cell>
          <table:table-cell office:value-type="float" office:value="0.983001232147217" calcext:value-type="float">
            <text:p>0.983001232147217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883908033371" calcext:value-type="float">
            <text:p>0.99883908033371</text:p>
          </table:table-cell>
          <table:table-cell office:value-type="float" office:value="0.977168142795563" calcext:value-type="float">
            <text:p>0.977168142795563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0.939924359321594" calcext:value-type="float">
            <text:p>0.939924359321594</text:p>
          </table:table-cell>
          <table:table-cell office:value-type="float" office:value="0.948195338249206" calcext:value-type="float">
            <text:p>0.948195338249206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132135391235" calcext:value-type="float">
            <text:p>0.996132135391235</text:p>
          </table:table-cell>
          <table:table-cell office:value-type="float" office:value="0.637136697769165" calcext:value-type="float">
            <text:p>0.637136697769165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 office:value-type="float" office:value="0.999182224273681" calcext:value-type="float">
            <text:p>0.999182224273681</text:p>
          </table:table-cell>
          <table:table-cell office:value-type="float" office:value="0.990029394626617" calcext:value-type="float">
            <text:p>0.990029394626617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.99963104724884" calcext:value-type="float">
            <text:p>0.99963104724884</text:p>
          </table:table-cell>
          <table:table-cell office:value-type="float" office:value="0.995491981506348" calcext:value-type="float">
            <text:p>0.995491981506348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 office:value-type="float" office:value="0.999921858310699" calcext:value-type="float">
            <text:p>0.999921858310699</text:p>
          </table:table-cell>
          <table:table-cell office:value-type="float" office:value="0.997751533985138" calcext:value-type="float">
            <text:p>0.997751533985138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 office:value-type="float" office:value="0.999898493289948" calcext:value-type="float">
            <text:p>0.999898493289948</text:p>
          </table:table-cell>
          <table:table-cell office:value-type="float" office:value="0.995098233222961" calcext:value-type="float">
            <text:p>0.995098233222961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 office:value-type="float" office:value="0.99969357252121" calcext:value-type="float">
            <text:p>0.99969357252121</text:p>
          </table:table-cell>
          <table:table-cell office:value-type="float" office:value="0.997464060783386" calcext:value-type="float">
            <text:p>0.997464060783386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 office:value-type="float" office:value="0.998748242855072" calcext:value-type="float">
            <text:p>0.998748242855072</text:p>
          </table:table-cell>
          <table:table-cell office:value-type="float" office:value="0.984375953674316" calcext:value-type="float">
            <text:p>0.984375953674316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.998361110687256" calcext:value-type="float">
            <text:p>0.998361110687256</text:p>
          </table:table-cell>
          <table:table-cell office:value-type="float" office:value="0.979267597198486" calcext:value-type="float">
            <text:p>0.979267597198486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 office:value-type="float" office:value="0.97480171918869" calcext:value-type="float">
            <text:p>0.97480171918869</text:p>
          </table:table-cell>
          <table:table-cell office:value-type="float" office:value="0.72018426656723" calcext:value-type="float">
            <text:p>0.72018426656723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 office:value-type="float" office:value="0.997917413711548" calcext:value-type="float">
            <text:p>0.997917413711548</text:p>
          </table:table-cell>
          <table:table-cell office:value-type="float" office:value="0.927062630653381" calcext:value-type="float">
            <text:p>0.92706263065338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 office:value-type="float" office:value="0.999099671840668" calcext:value-type="float">
            <text:p>0.999099671840668</text:p>
          </table:table-cell>
          <table:table-cell office:value-type="float" office:value="0.990641057491302" calcext:value-type="float">
            <text:p>0.990641057491302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 office:value-type="float" office:value="0.978028893470764" calcext:value-type="float">
            <text:p>0.978028893470764</text:p>
          </table:table-cell>
          <table:table-cell office:value-type="float" office:value="0.99846476316452" calcext:value-type="float">
            <text:p>0.99846476316452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4231104850769" calcext:value-type="float">
            <text:p>0.994231104850769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799355030059814" calcext:value-type="float">
            <text:p>0.799355030059814</text:p>
          </table:table-cell>
          <table:table-cell office:value-type="float" office:value="0.996240317821503" calcext:value-type="float">
            <text:p>0.996240317821503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78116452693939" calcext:value-type="float">
            <text:p>0.978116452693939</text:p>
          </table:table-cell>
          <table:table-cell office:value-type="float" office:value="0.984678268432617" calcext:value-type="float">
            <text:p>0.984678268432617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 office:value-type="float" office:value="0.999384045600891" calcext:value-type="float">
            <text:p>0.999384045600891</text:p>
          </table:table-cell>
          <table:table-cell office:value-type="float" office:value="0.998224556446075" calcext:value-type="float">
            <text:p>0.998224556446075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 office:value-type="float" office:value="0.999451696872711" calcext:value-type="float">
            <text:p>0.999451696872711</text:p>
          </table:table-cell>
          <table:table-cell office:value-type="float" office:value="0.998056471347809" calcext:value-type="float">
            <text:p>0.99805647134780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0.999469220638275" calcext:value-type="float">
            <text:p>0.999469220638275</text:p>
          </table:table-cell>
          <table:table-cell office:value-type="float" office:value="0.990915298461914" calcext:value-type="float">
            <text:p>0.990915298461914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8658418655396" calcext:value-type="float">
            <text:p>0.998658418655396</text:p>
          </table:table-cell>
          <table:table-cell office:value-type="float" office:value="0.947556257247925" calcext:value-type="float">
            <text:p>0.947556257247925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 office:value-type="float" office:value="0.99949312210083" calcext:value-type="float">
            <text:p>0.99949312210083</text:p>
          </table:table-cell>
          <table:table-cell office:value-type="float" office:value="0.98959481716156" calcext:value-type="float">
            <text:p>0.98959481716156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</text:p>
          </table:table-cell>
          <table:table-cell office:value-type="float" office:value="0.978592038154602" calcext:value-type="float">
            <text:p>0.978592038154602</text:p>
          </table:table-cell>
          <table:table-cell office:value-type="float" office:value="0.989504039287567" calcext:value-type="float">
            <text:p>0.989504039287567</text:p>
          </table:table-cell>
          <table:table-cell office:value-type="float" office:value="0.970623672008514" calcext:value-type="float">
            <text:p>0.970623672008514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 office:value-type="float" office:value="0.988646566867828" calcext:value-type="float">
            <text:p>0.988646566867828</text:p>
          </table:table-cell>
          <table:table-cell office:value-type="float" office:value="0.94014972448349" calcext:value-type="float">
            <text:p>0.94014972448349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 office:value-type="float" office:value="0.998701453208923" calcext:value-type="float">
            <text:p>0.998701453208923</text:p>
          </table:table-cell>
          <table:table-cell office:value-type="float" office:value="0.928427159786224" calcext:value-type="float">
            <text:p>0.928427159786224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 office:value-type="float" office:value="0.987048149108887" calcext:value-type="float">
            <text:p>0.987048149108887</text:p>
          </table:table-cell>
          <table:table-cell office:value-type="float" office:value="0.994234085083008" calcext:value-type="float">
            <text:p>0.994234085083008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 office:value-type="float" office:value="0.999578535556793" calcext:value-type="float">
            <text:p>0.999578535556793</text:p>
          </table:table-cell>
          <table:table-cell office:value-type="float" office:value="0.982300221920013" calcext:value-type="float">
            <text:p>0.982300221920013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36913585663" calcext:value-type="float">
            <text:p>0.995836913585663</text:p>
          </table:table-cell>
          <table:table-cell office:value-type="float" office:value="0.973116397857666" calcext:value-type="float">
            <text:p>0.973116397857666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 office:value-type="float" office:value="0.995994865894318" calcext:value-type="float">
            <text:p>0.995994865894318</text:p>
          </table:table-cell>
          <table:table-cell office:value-type="float" office:value="0.960376679897308" calcext:value-type="float">
            <text:p>0.960376679897308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 office:value-type="float" office:value="0.999627470970154" calcext:value-type="float">
            <text:p>0.999627470970154</text:p>
          </table:table-cell>
          <table:table-cell office:value-type="float" office:value="0.979604840278626" calcext:value-type="float">
            <text:p>0.979604840278626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 office:value-type="float" office:value="0.990497529506683" calcext:value-type="float">
            <text:p>0.990497529506683</text:p>
          </table:table-cell>
          <table:table-cell office:value-type="float" office:value="0.950118720531464" calcext:value-type="float">
            <text:p>0.950118720531464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 office:value-type="float" office:value="0.982247591018677" calcext:value-type="float">
            <text:p>0.982247591018677</text:p>
          </table:table-cell>
          <table:table-cell office:value-type="float" office:value="0.979764878749847" calcext:value-type="float">
            <text:p>0.979764878749847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 office:value-type="float" office:value="0.982909202575684" calcext:value-type="float">
            <text:p>0.982909202575684</text:p>
          </table:table-cell>
          <table:table-cell office:value-type="float" office:value="0.957009434700012" calcext:value-type="float">
            <text:p>0.957009434700012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 office:value-type="float" office:value="0.995969355106354" calcext:value-type="float">
            <text:p>0.995969355106354</text:p>
          </table:table-cell>
          <table:table-cell office:value-type="float" office:value="0.966225624084473" calcext:value-type="float">
            <text:p>0.966225624084473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 office:value-type="float" office:value="0.997376143932342" calcext:value-type="float">
            <text:p>0.997376143932342</text:p>
          </table:table-cell>
          <table:table-cell office:value-type="float" office:value="0.972404897212982" calcext:value-type="float">
            <text:p>0.972404897212982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 office:value-type="float" office:value="0.995876610279083" calcext:value-type="float">
            <text:p>0.995876610279083</text:p>
          </table:table-cell>
          <table:table-cell office:value-type="float" office:value="0.966536045074463" calcext:value-type="float">
            <text:p>0.966536045074463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 office:value-type="float" office:value="0.994777023792267" calcext:value-type="float">
            <text:p>0.994777023792267</text:p>
          </table:table-cell>
          <table:table-cell office:value-type="float" office:value="0.965616583824158" calcext:value-type="float">
            <text:p>0.965616583824158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 office:value-type="float" office:value="0.994274199008942" calcext:value-type="float">
            <text:p>0.994274199008942</text:p>
          </table:table-cell>
          <table:table-cell office:value-type="float" office:value="0.979060471057892" calcext:value-type="float">
            <text:p>0.979060471057892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 office:value-type="float" office:value="0.992861926555634" calcext:value-type="float">
            <text:p>0.992861926555634</text:p>
          </table:table-cell>
          <table:table-cell office:value-type="float" office:value="0.991992235183716" calcext:value-type="float">
            <text:p>0.991992235183716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 office:value-type="float" office:value="0.999318838119507" calcext:value-type="float">
            <text:p>0.999318838119507</text:p>
          </table:table-cell>
          <table:table-cell office:value-type="float" office:value="0.986927449703217" calcext:value-type="float">
            <text:p>0.986927449703217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 office:value-type="float" office:value="0.999325513839722" calcext:value-type="float">
            <text:p>0.999325513839722</text:p>
          </table:table-cell>
          <table:table-cell office:value-type="float" office:value="0.984901905059814" calcext:value-type="float">
            <text:p>0.984901905059814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 office:value-type="float" office:value="0.999012410640717" calcext:value-type="float">
            <text:p>0.999012410640717</text:p>
          </table:table-cell>
          <table:table-cell office:value-type="float" office:value="0.989150822162628" calcext:value-type="float">
            <text:p>0.989150822162628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 office:value-type="float" office:value="0.99922251701355" calcext:value-type="float">
            <text:p>0.99922251701355</text:p>
          </table:table-cell>
          <table:table-cell office:value-type="float" office:value="0.990142107009888" calcext:value-type="float">
            <text:p>0.990142107009888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 office:value-type="float" office:value="0.999347567558289" calcext:value-type="float">
            <text:p>0.999347567558289</text:p>
          </table:table-cell>
          <table:table-cell office:value-type="float" office:value="0.988274812698364" calcext:value-type="float">
            <text:p>0.988274812698364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 office:value-type="float" office:value="0.999351143836975" calcext:value-type="float">
            <text:p>0.999351143836975</text:p>
          </table:table-cell>
          <table:table-cell office:value-type="float" office:value="0.981028139591217" calcext:value-type="float">
            <text:p>0.981028139591217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 office:value-type="float" office:value="0.998472392559052" calcext:value-type="float">
            <text:p>0.998472392559052</text:p>
          </table:table-cell>
          <table:table-cell office:value-type="float" office:value="0.977534770965576" calcext:value-type="float">
            <text:p>0.977534770965576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 office:value-type="float" office:value="0.998691558837891" calcext:value-type="float">
            <text:p>0.998691558837891</text:p>
          </table:table-cell>
          <table:table-cell office:value-type="float" office:value="0.974017143249512" calcext:value-type="float">
            <text:p>0.974017143249512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 office:value-type="float" office:value="0.998817682266235" calcext:value-type="float">
            <text:p>0.998817682266235</text:p>
          </table:table-cell>
          <table:table-cell office:value-type="float" office:value="0.98050981760025" calcext:value-type="float">
            <text:p>0.98050981760025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 office:value-type="float" office:value="0.997414648532867" calcext:value-type="float">
            <text:p>0.997414648532867</text:p>
          </table:table-cell>
          <table:table-cell office:value-type="float" office:value="0.985487222671509" calcext:value-type="float">
            <text:p>0.985487222671509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 office:value-type="float" office:value="0.996130764484406" calcext:value-type="float">
            <text:p>0.996130764484406</text:p>
          </table:table-cell>
          <table:table-cell office:value-type="float" office:value="0.970509827136993" calcext:value-type="float">
            <text:p>0.970509827136993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 office:value-type="float" office:value="0.995663344860077" calcext:value-type="float">
            <text:p>0.995663344860077</text:p>
          </table:table-cell>
          <table:table-cell office:value-type="float" office:value="0.957369327545166" calcext:value-type="float">
            <text:p>0.957369327545166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 office:value-type="float" office:value="0.993279755115509" calcext:value-type="float">
            <text:p>0.993279755115509</text:p>
          </table:table-cell>
          <table:table-cell office:value-type="float" office:value="0.958879053592682" calcext:value-type="float">
            <text:p>0.958879053592682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 office:value-type="float" office:value="0.990889191627502" calcext:value-type="float">
            <text:p>0.990889191627502</text:p>
          </table:table-cell>
          <table:table-cell office:value-type="float" office:value="0.963309049606323" calcext:value-type="float">
            <text:p>0.963309049606323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 office:value-type="float" office:value="0.992730140686035" calcext:value-type="float">
            <text:p>0.992730140686035</text:p>
          </table:table-cell>
          <table:table-cell office:value-type="float" office:value="0.957484066486358" calcext:value-type="float">
            <text:p>0.957484066486358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 office:value-type="float" office:value="0.99275279045105" calcext:value-type="float">
            <text:p>0.99275279045105</text:p>
          </table:table-cell>
          <table:table-cell office:value-type="float" office:value="0.939680516719818" calcext:value-type="float">
            <text:p>0.939680516719818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 office:value-type="float" office:value="0.992650508880615" calcext:value-type="float">
            <text:p>0.992650508880615</text:p>
          </table:table-cell>
          <table:table-cell office:value-type="float" office:value="0.926103353500366" calcext:value-type="float">
            <text:p>0.926103353500366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 office:value-type="float" office:value="0.995212852954864" calcext:value-type="float">
            <text:p>0.995212852954864</text:p>
          </table:table-cell>
          <table:table-cell office:value-type="float" office:value="0.939405500888824" calcext:value-type="float">
            <text:p>0.939405500888824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 office:value-type="float" office:value="0.997834622859955" calcext:value-type="float">
            <text:p>0.997834622859955</text:p>
          </table:table-cell>
          <table:table-cell office:value-type="float" office:value="0.925078570842743" calcext:value-type="float">
            <text:p>0.925078570842743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 office:value-type="float" office:value="0.99835467338562" calcext:value-type="float">
            <text:p>0.99835467338562</text:p>
          </table:table-cell>
          <table:table-cell office:value-type="float" office:value="0.930574953556061" calcext:value-type="float">
            <text:p>0.930574953556061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 office:value-type="float" office:value="0.997148156166077" calcext:value-type="float">
            <text:p>0.997148156166077</text:p>
          </table:table-cell>
          <table:table-cell office:value-type="float" office:value="0.888895452022553" calcext:value-type="float">
            <text:p>0.888895452022553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 office:value-type="float" office:value="0.997793436050415" calcext:value-type="float">
            <text:p>0.997793436050415</text:p>
          </table:table-cell>
          <table:table-cell office:value-type="float" office:value="0.926419079303741" calcext:value-type="float">
            <text:p>0.92641907930374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 office:value-type="float" office:value="0.997604846954346" calcext:value-type="float">
            <text:p>0.997604846954346</text:p>
          </table:table-cell>
          <table:table-cell office:value-type="float" office:value="0.915760397911072" calcext:value-type="float">
            <text:p>0.91576039791107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 office:value-type="float" office:value="0.997578740119934" calcext:value-type="float">
            <text:p>0.997578740119934</text:p>
          </table:table-cell>
          <table:table-cell office:value-type="float" office:value="0.923164665699005" calcext:value-type="float">
            <text:p>0.923164665699005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 office:value-type="float" office:value="0.996635019779205" calcext:value-type="float">
            <text:p>0.996635019779205</text:p>
          </table:table-cell>
          <table:table-cell office:value-type="float" office:value="0.912949502468109" calcext:value-type="float">
            <text:p>0.912949502468109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 office:value-type="float" office:value="0.997215449810028" calcext:value-type="float">
            <text:p>0.997215449810028</text:p>
          </table:table-cell>
          <table:table-cell office:value-type="float" office:value="0.915992498397827" calcext:value-type="float">
            <text:p>0.915992498397827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 office:value-type="float" office:value="0.998424172401428" calcext:value-type="float">
            <text:p>0.998424172401428</text:p>
          </table:table-cell>
          <table:table-cell office:value-type="float" office:value="0.912013828754425" calcext:value-type="float">
            <text:p>0.912013828754425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 office:value-type="float" office:value="0.998609840869904" calcext:value-type="float">
            <text:p>0.998609840869904</text:p>
          </table:table-cell>
          <table:table-cell office:value-type="float" office:value="0.922718584537506" calcext:value-type="float">
            <text:p>0.922718584537506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 office:value-type="float" office:value="0.997361361980438" calcext:value-type="float">
            <text:p>0.997361361980438</text:p>
          </table:table-cell>
          <table:table-cell office:value-type="float" office:value="0.953208804130554" calcext:value-type="float">
            <text:p>0.953208804130554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 office:value-type="float" office:value="0.997173309326172" calcext:value-type="float">
            <text:p>0.997173309326172</text:p>
          </table:table-cell>
          <table:table-cell office:value-type="float" office:value="0.962959349155426" calcext:value-type="float">
            <text:p>0.962959349155426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 office:value-type="float" office:value="0.998049080371857" calcext:value-type="float">
            <text:p>0.998049080371857</text:p>
          </table:table-cell>
          <table:table-cell office:value-type="float" office:value="0.967043459415436" calcext:value-type="float">
            <text:p>0.967043459415436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 office:value-type="float" office:value="0.997853577136993" calcext:value-type="float">
            <text:p>0.997853577136993</text:p>
          </table:table-cell>
          <table:table-cell office:value-type="float" office:value="0.97072845697403" calcext:value-type="float">
            <text:p>0.97072845697403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 office:value-type="float" office:value="0.997087240219116" calcext:value-type="float">
            <text:p>0.997087240219116</text:p>
          </table:table-cell>
          <table:table-cell office:value-type="float" office:value="0.97277820110321" calcext:value-type="float">
            <text:p>0.97277820110321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 office:value-type="float" office:value="0.996195793151856" calcext:value-type="float">
            <text:p>0.996195793151856</text:p>
          </table:table-cell>
          <table:table-cell office:value-type="float" office:value="0.95772910118103" calcext:value-type="float">
            <text:p>0.95772910118103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 office:value-type="float" office:value="0.996894299983978" calcext:value-type="float">
            <text:p>0.996894299983978</text:p>
          </table:table-cell>
          <table:table-cell office:value-type="float" office:value="0.952037632465362" calcext:value-type="float">
            <text:p>0.952037632465362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 office:value-type="float" office:value="0.996568381786346" calcext:value-type="float">
            <text:p>0.996568381786346</text:p>
          </table:table-cell>
          <table:table-cell office:value-type="float" office:value="0.952989459037781" calcext:value-type="float">
            <text:p>0.952989459037781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 office:value-type="float" office:value="0.995727777481079" calcext:value-type="float">
            <text:p>0.995727777481079</text:p>
          </table:table-cell>
          <table:table-cell office:value-type="float" office:value="0.949566304683685" calcext:value-type="float">
            <text:p>0.949566304683685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 office:value-type="float" office:value="0.997339904308319" calcext:value-type="float">
            <text:p>0.997339904308319</text:p>
          </table:table-cell>
          <table:table-cell office:value-type="float" office:value="0.954395771026611" calcext:value-type="float">
            <text:p>0.954395771026611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 office:value-type="float" office:value="0.999161303043366" calcext:value-type="float">
            <text:p>0.999161303043366</text:p>
          </table:table-cell>
          <table:table-cell office:value-type="float" office:value="0.971797704696655" calcext:value-type="float">
            <text:p>0.971797704696655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 office:value-type="float" office:value="0.998929619789124" calcext:value-type="float">
            <text:p>0.998929619789124</text:p>
          </table:table-cell>
          <table:table-cell office:value-type="float" office:value="0.970582604408264" calcext:value-type="float">
            <text:p>0.970582604408264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 office:value-type="float" office:value="0.998830854892731" calcext:value-type="float">
            <text:p>0.998830854892731</text:p>
          </table:table-cell>
          <table:table-cell office:value-type="float" office:value="0.964948713779449" calcext:value-type="float">
            <text:p>0.964948713779449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 office:value-type="float" office:value="0.998598992824554" calcext:value-type="float">
            <text:p>0.998598992824554</text:p>
          </table:table-cell>
          <table:table-cell office:value-type="float" office:value="0.965517163276672" calcext:value-type="float">
            <text:p>0.965517163276672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 office:value-type="float" office:value="0.99891471862793" calcext:value-type="float">
            <text:p>0.99891471862793</text:p>
          </table:table-cell>
          <table:table-cell office:value-type="float" office:value="0.954768657684326" calcext:value-type="float">
            <text:p>0.954768657684326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 office:value-type="float" office:value="0.99864250421524" calcext:value-type="float">
            <text:p>0.99864250421524</text:p>
          </table:table-cell>
          <table:table-cell office:value-type="float" office:value="0.931186556816101" calcext:value-type="float">
            <text:p>0.931186556816101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 office:value-type="float" office:value="0.99850344657898" calcext:value-type="float">
            <text:p>0.99850344657898</text:p>
          </table:table-cell>
          <table:table-cell office:value-type="float" office:value="0.918176889419556" calcext:value-type="float">
            <text:p>0.918176889419556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 office:value-type="float" office:value="0.998226165771484" calcext:value-type="float">
            <text:p>0.998226165771484</text:p>
          </table:table-cell>
          <table:table-cell office:value-type="float" office:value="0.916491389274597" calcext:value-type="float">
            <text:p>0.916491389274597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 office:value-type="float" office:value="0.998196601867676" calcext:value-type="float">
            <text:p>0.998196601867676</text:p>
          </table:table-cell>
          <table:table-cell office:value-type="float" office:value="0.90060943365097" calcext:value-type="float">
            <text:p>0.90060943365097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 office:value-type="float" office:value="0.997913479804993" calcext:value-type="float">
            <text:p>0.997913479804993</text:p>
          </table:table-cell>
          <table:table-cell office:value-type="float" office:value="0.9007967710495" calcext:value-type="float">
            <text:p>0.9007967710495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 office:value-type="float" office:value="0.997098624706268" calcext:value-type="float">
            <text:p>0.997098624706268</text:p>
          </table:table-cell>
          <table:table-cell office:value-type="float" office:value="0.903445661067963" calcext:value-type="float">
            <text:p>0.903445661067963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 office:value-type="float" office:value="0.997627317905426" calcext:value-type="float">
            <text:p>0.997627317905426</text:p>
          </table:table-cell>
          <table:table-cell office:value-type="float" office:value="0.911235272884369" calcext:value-type="float">
            <text:p>0.911235272884369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 office:value-type="float" office:value="0.99733692407608" calcext:value-type="float">
            <text:p>0.99733692407608</text:p>
          </table:table-cell>
          <table:table-cell office:value-type="float" office:value="0.903821647167206" calcext:value-type="float">
            <text:p>0.903821647167206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 office:value-type="float" office:value="0.997178673744202" calcext:value-type="float">
            <text:p>0.997178673744202</text:p>
          </table:table-cell>
          <table:table-cell office:value-type="float" office:value="0.909213721752167" calcext:value-type="float">
            <text:p>0.909213721752167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 office:value-type="float" office:value="0.996542751789093" calcext:value-type="float">
            <text:p>0.996542751789093</text:p>
          </table:table-cell>
          <table:table-cell office:value-type="float" office:value="0.910262107849121" calcext:value-type="float">
            <text:p>0.910262107849121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 office:value-type="float" office:value="0.997119665145874" calcext:value-type="float">
            <text:p>0.997119665145874</text:p>
          </table:table-cell>
          <table:table-cell office:value-type="float" office:value="0.897275149822235" calcext:value-type="float">
            <text:p>0.897275149822235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 office:value-type="float" office:value="0.997210085391998" calcext:value-type="float">
            <text:p>0.997210085391998</text:p>
          </table:table-cell>
          <table:table-cell office:value-type="float" office:value="0.923313677310944" calcext:value-type="float">
            <text:p>0.923313677310944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 office:value-type="float" office:value="0.997505307197571" calcext:value-type="float">
            <text:p>0.997505307197571</text:p>
          </table:table-cell>
          <table:table-cell office:value-type="float" office:value="0.947625160217285" calcext:value-type="float">
            <text:p>0.947625160217285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 office:value-type="float" office:value="0.997204542160034" calcext:value-type="float">
            <text:p>0.997204542160034</text:p>
          </table:table-cell>
          <table:table-cell office:value-type="float" office:value="0.935537755489349" calcext:value-type="float">
            <text:p>0.935537755489349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 office:value-type="float" office:value="0.997668266296387" calcext:value-type="float">
            <text:p>0.997668266296387</text:p>
          </table:table-cell>
          <table:table-cell office:value-type="float" office:value="0.919036090373993" calcext:value-type="float">
            <text:p>0.919036090373993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 office:value-type="float" office:value="0.995685636997223" calcext:value-type="float">
            <text:p>0.995685636997223</text:p>
          </table:table-cell>
          <table:table-cell office:value-type="float" office:value="0.810714721679688" calcext:value-type="float">
            <text:p>0.810714721679688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 office:value-type="float" office:value="0.994661867618561" calcext:value-type="float">
            <text:p>0.994661867618561</text:p>
          </table:table-cell>
          <table:table-cell office:value-type="float" office:value="0.865549206733704" calcext:value-type="float">
            <text:p>0.865549206733704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 office:value-type="float" office:value="0.995879113674164" calcext:value-type="float">
            <text:p>0.995879113674164</text:p>
          </table:table-cell>
          <table:table-cell office:value-type="float" office:value="0.820125102996826" calcext:value-type="float">
            <text:p>0.820125102996826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 office:value-type="float" office:value="0.997743368148804" calcext:value-type="float">
            <text:p>0.997743368148804</text:p>
          </table:table-cell>
          <table:table-cell office:value-type="float" office:value="0.838146090507507" calcext:value-type="float">
            <text:p>0.838146090507507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 office:value-type="float" office:value="0.998463809490204" calcext:value-type="float">
            <text:p>0.998463809490204</text:p>
          </table:table-cell>
          <table:table-cell office:value-type="float" office:value="0.827464282512665" calcext:value-type="float">
            <text:p>0.827464282512665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 office:value-type="float" office:value="0.997136414051056" calcext:value-type="float">
            <text:p>0.997136414051056</text:p>
          </table:table-cell>
          <table:table-cell office:value-type="float" office:value="0.848859250545502" calcext:value-type="float">
            <text:p>0.848859250545502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 office:value-type="float" office:value="0.99853789806366" calcext:value-type="float">
            <text:p>0.99853789806366</text:p>
          </table:table-cell>
          <table:table-cell office:value-type="float" office:value="0.870080590248108" calcext:value-type="float">
            <text:p>0.870080590248108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 office:value-type="float" office:value="0.99803352355957" calcext:value-type="float">
            <text:p>0.99803352355957</text:p>
          </table:table-cell>
          <table:table-cell office:value-type="float" office:value="0.813349843025208" calcext:value-type="float">
            <text:p>0.813349843025208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 office:value-type="float" office:value="0.996801912784576" calcext:value-type="float">
            <text:p>0.996801912784576</text:p>
          </table:table-cell>
          <table:table-cell office:value-type="float" office:value="0.832278907299042" calcext:value-type="float">
            <text:p>0.832278907299042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 office:value-type="float" office:value="0.999217927455902" calcext:value-type="float">
            <text:p>0.999217927455902</text:p>
          </table:table-cell>
          <table:table-cell office:value-type="float" office:value="0.862389147281647" calcext:value-type="float">
            <text:p>0.86238914728164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 office:value-type="float" office:value="0.999708414077759" calcext:value-type="float">
            <text:p>0.999708414077759</text:p>
          </table:table-cell>
          <table:table-cell office:value-type="float" office:value="0.941114068031311" calcext:value-type="float">
            <text:p>0.941114068031311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 office:value-type="float" office:value="0.99980241060257" calcext:value-type="float">
            <text:p>0.99980241060257</text:p>
          </table:table-cell>
          <table:table-cell office:value-type="float" office:value="0.923269152641296" calcext:value-type="float">
            <text:p>0.923269152641296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 office:value-type="float" office:value="0.999791920185089" calcext:value-type="float">
            <text:p>0.999791920185089</text:p>
          </table:table-cell>
          <table:table-cell office:value-type="float" office:value="0.93237566947937" calcext:value-type="float">
            <text:p>0.93237566947937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 office:value-type="float" office:value="0.999706506729126" calcext:value-type="float">
            <text:p>0.999706506729126</text:p>
          </table:table-cell>
          <table:table-cell office:value-type="float" office:value="0.966217398643494" calcext:value-type="float">
            <text:p>0.966217398643494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 office:value-type="float" office:value="0.99947988986969" calcext:value-type="float">
            <text:p>0.99947988986969</text:p>
          </table:table-cell>
          <table:table-cell office:value-type="float" office:value="0.957484304904938" calcext:value-type="float">
            <text:p>0.957484304904938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 office:value-type="float" office:value="0.999673306941986" calcext:value-type="float">
            <text:p>0.999673306941986</text:p>
          </table:table-cell>
          <table:table-cell office:value-type="float" office:value="0.938520073890686" calcext:value-type="float">
            <text:p>0.938520073890686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 office:value-type="float" office:value="0.999546110630035" calcext:value-type="float">
            <text:p>0.999546110630035</text:p>
          </table:table-cell>
          <table:table-cell office:value-type="float" office:value="0.929726898670196" calcext:value-type="float">
            <text:p>0.929726898670196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 office:value-type="float" office:value="0.999455273151398" calcext:value-type="float">
            <text:p>0.999455273151398</text:p>
          </table:table-cell>
          <table:table-cell office:value-type="float" office:value="0.941381990909576" calcext:value-type="float">
            <text:p>0.941381990909576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 office:value-type="float" office:value="0.999616801738739" calcext:value-type="float">
            <text:p>0.999616801738739</text:p>
          </table:table-cell>
          <table:table-cell office:value-type="float" office:value="0.928213477134705" calcext:value-type="float">
            <text:p>0.928213477134705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 office:value-type="float" office:value="0.999697685241699" calcext:value-type="float">
            <text:p>0.999697685241699</text:p>
          </table:table-cell>
          <table:table-cell office:value-type="float" office:value="0.928848266601562" calcext:value-type="float">
            <text:p>0.928848266601562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 office:value-type="float" office:value="0.999264061450958" calcext:value-type="float">
            <text:p>0.999264061450958</text:p>
          </table:table-cell>
          <table:table-cell office:value-type="float" office:value="0.85906708240509" calcext:value-type="float">
            <text:p>0.85906708240509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 office:value-type="float" office:value="0.999417066574097" calcext:value-type="float">
            <text:p>0.999417066574097</text:p>
          </table:table-cell>
          <table:table-cell office:value-type="float" office:value="0.90976083278656" calcext:value-type="float">
            <text:p>0.90976083278656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 office:value-type="float" office:value="0.999291896820068" calcext:value-type="float">
            <text:p>0.999291896820068</text:p>
          </table:table-cell>
          <table:table-cell office:value-type="float" office:value="0.930529594421387" calcext:value-type="float">
            <text:p>0.930529594421387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 office:value-type="float" office:value="0.998864531517029" calcext:value-type="float">
            <text:p>0.998864531517029</text:p>
          </table:table-cell>
          <table:table-cell office:value-type="float" office:value="0.931780695915222" calcext:value-type="float">
            <text:p>0.931780695915222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 office:value-type="float" office:value="0.998610973358154" calcext:value-type="float">
            <text:p>0.998610973358154</text:p>
          </table:table-cell>
          <table:table-cell office:value-type="float" office:value="0.938519656658173" calcext:value-type="float">
            <text:p>0.938519656658173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 office:value-type="float" office:value="0.999046146869659" calcext:value-type="float">
            <text:p>0.999046146869659</text:p>
          </table:table-cell>
          <table:table-cell office:value-type="float" office:value="0.955755114555359" calcext:value-type="float">
            <text:p>0.955755114555359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 office:value-type="float" office:value="0.999456584453583" calcext:value-type="float">
            <text:p>0.999456584453583</text:p>
          </table:table-cell>
          <table:table-cell office:value-type="float" office:value="0.963038384914398" calcext:value-type="float">
            <text:p>0.963038384914398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 office:value-type="float" office:value="0.999642133712769" calcext:value-type="float">
            <text:p>0.999642133712769</text:p>
          </table:table-cell>
          <table:table-cell office:value-type="float" office:value="0.963330864906311" calcext:value-type="float">
            <text:p>0.963330864906311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 office:value-type="float" office:value="0.999674141407013" calcext:value-type="float">
            <text:p>0.999674141407013</text:p>
          </table:table-cell>
          <table:table-cell office:value-type="float" office:value="0.971101820468903" calcext:value-type="float">
            <text:p>0.971101820468903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 office:value-type="float" office:value="0.999468863010406" calcext:value-type="float">
            <text:p>0.999468863010406</text:p>
          </table:table-cell>
          <table:table-cell office:value-type="float" office:value="0.966800093650818" calcext:value-type="float">
            <text:p>0.966800093650818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 office:value-type="float" office:value="0.999278426170349" calcext:value-type="float">
            <text:p>0.999278426170349</text:p>
          </table:table-cell>
          <table:table-cell office:value-type="float" office:value="0.974361598491669" calcext:value-type="float">
            <text:p>0.974361598491669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 office:value-type="float" office:value="0.999728322029114" calcext:value-type="float">
            <text:p>0.999728322029114</text:p>
          </table:table-cell>
          <table:table-cell office:value-type="float" office:value="0.977436065673828" calcext:value-type="float">
            <text:p>0.977436065673828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 office:value-type="float" office:value="0.999225735664368" calcext:value-type="float">
            <text:p>0.999225735664368</text:p>
          </table:table-cell>
          <table:table-cell office:value-type="float" office:value="0.980499267578125" calcext:value-type="float">
            <text:p>0.980499267578125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 office:value-type="float" office:value="0.999192833900452" calcext:value-type="float">
            <text:p>0.999192833900452</text:p>
          </table:table-cell>
          <table:table-cell office:value-type="float" office:value="0.989409625530243" calcext:value-type="float">
            <text:p>0.989409625530243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 office:value-type="float" office:value="0.999667525291443" calcext:value-type="float">
            <text:p>0.999667525291443</text:p>
          </table:table-cell>
          <table:table-cell office:value-type="float" office:value="0.982141315937042" calcext:value-type="float">
            <text:p>0.982141315937042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 office:value-type="float" office:value="0.999721705913544" calcext:value-type="float">
            <text:p>0.999721705913544</text:p>
          </table:table-cell>
          <table:table-cell office:value-type="float" office:value="0.989217758178711" calcext:value-type="float">
            <text:p>0.989217758178711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 office:value-type="float" office:value="0.999699115753174" calcext:value-type="float">
            <text:p>0.999699115753174</text:p>
          </table:table-cell>
          <table:table-cell office:value-type="float" office:value="0.990640044212341" calcext:value-type="float">
            <text:p>0.990640044212341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 office:value-type="float" office:value="0.999688565731049" calcext:value-type="float">
            <text:p>0.999688565731049</text:p>
          </table:table-cell>
          <table:table-cell office:value-type="float" office:value="0.992860317230225" calcext:value-type="float">
            <text:p>0.992860317230225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 office:value-type="float" office:value="0.999668061733246" calcext:value-type="float">
            <text:p>0.999668061733246</text:p>
          </table:table-cell>
          <table:table-cell office:value-type="float" office:value="0.992162525653839" calcext:value-type="float">
            <text:p>0.992162525653839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 office:value-type="float" office:value="0.999630570411682" calcext:value-type="float">
            <text:p>0.999630570411682</text:p>
          </table:table-cell>
          <table:table-cell office:value-type="float" office:value="0.993926763534546" calcext:value-type="float">
            <text:p>0.993926763534546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 office:value-type="float" office:value="0.999524295330048" calcext:value-type="float">
            <text:p>0.999524295330048</text:p>
          </table:table-cell>
          <table:table-cell office:value-type="float" office:value="0.974184989929199" calcext:value-type="float">
            <text:p>0.974184989929199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 office:value-type="float" office:value="0.999628007411957" calcext:value-type="float">
            <text:p>0.999628007411957</text:p>
          </table:table-cell>
          <table:table-cell office:value-type="float" office:value="0.979280054569244" calcext:value-type="float">
            <text:p>0.979280054569244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 office:value-type="float" office:value="0.999535083770752" calcext:value-type="float">
            <text:p>0.999535083770752</text:p>
          </table:table-cell>
          <table:table-cell office:value-type="float" office:value="0.977917790412903" calcext:value-type="float">
            <text:p>0.977917790412903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 office:value-type="float" office:value="0.999386966228485" calcext:value-type="float">
            <text:p>0.999386966228485</text:p>
          </table:table-cell>
          <table:table-cell office:value-type="float" office:value="0.975142955780029" calcext:value-type="float">
            <text:p>0.975142955780029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 office:value-type="float" office:value="0.999637186527252" calcext:value-type="float">
            <text:p>0.999637186527252</text:p>
          </table:table-cell>
          <table:table-cell office:value-type="float" office:value="0.983821868896484" calcext:value-type="float">
            <text:p>0.983821868896484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 office:value-type="float" office:value="0.999861061573029" calcext:value-type="float">
            <text:p>0.999861061573029</text:p>
          </table:table-cell>
          <table:table-cell office:value-type="float" office:value="0.977791726589203" calcext:value-type="float">
            <text:p>0.977791726589203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 office:value-type="float" office:value="0.9998819231987" calcext:value-type="float">
            <text:p>0.9998819231987</text:p>
          </table:table-cell>
          <table:table-cell office:value-type="float" office:value="0.963700294494629" calcext:value-type="float">
            <text:p>0.963700294494629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 office:value-type="float" office:value="0.999809265136719" calcext:value-type="float">
            <text:p>0.999809265136719</text:p>
          </table:table-cell>
          <table:table-cell office:value-type="float" office:value="0.924640536308289" calcext:value-type="float">
            <text:p>0.924640536308289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 office:value-type="float" office:value="0.999839723110199" calcext:value-type="float">
            <text:p>0.999839723110199</text:p>
          </table:table-cell>
          <table:table-cell office:value-type="float" office:value="0.923118889331818" calcext:value-type="float">
            <text:p>0.923118889331818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 office:value-type="float" office:value="0.999771773815155" calcext:value-type="float">
            <text:p>0.999771773815155</text:p>
          </table:table-cell>
          <table:table-cell office:value-type="float" office:value="0.94541335105896" calcext:value-type="float">
            <text:p>0.94541335105896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 office:value-type="float" office:value="0.999480605125427" calcext:value-type="float">
            <text:p>0.999480605125427</text:p>
          </table:table-cell>
          <table:table-cell office:value-type="float" office:value="0.941249787807465" calcext:value-type="float">
            <text:p>0.941249787807465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 office:value-type="float" office:value="0.999525010585785" calcext:value-type="float">
            <text:p>0.999525010585785</text:p>
          </table:table-cell>
          <table:table-cell office:value-type="float" office:value="0.958766102790832" calcext:value-type="float">
            <text:p>0.958766102790832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 office:value-type="float" office:value="0.999472260475159" calcext:value-type="float">
            <text:p>0.999472260475159</text:p>
          </table:table-cell>
          <table:table-cell office:value-type="float" office:value="0.961432576179504" calcext:value-type="float">
            <text:p>0.961432576179504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 office:value-type="float" office:value="0.999368488788605" calcext:value-type="float">
            <text:p>0.999368488788605</text:p>
          </table:table-cell>
          <table:table-cell office:value-type="float" office:value="0.958862960338592" calcext:value-type="float">
            <text:p>0.958862960338592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 office:value-type="float" office:value="0.999255239963532" calcext:value-type="float">
            <text:p>0.999255239963532</text:p>
          </table:table-cell>
          <table:table-cell office:value-type="float" office:value="0.944197595119476" calcext:value-type="float">
            <text:p>0.944197595119476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 office:value-type="float" office:value="0.999033093452454" calcext:value-type="float">
            <text:p>0.999033093452454</text:p>
          </table:table-cell>
          <table:table-cell office:value-type="float" office:value="0.95098352432251" calcext:value-type="float">
            <text:p>0.95098352432251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 office:value-type="float" office:value="0.998929560184479" calcext:value-type="float">
            <text:p>0.998929560184479</text:p>
          </table:table-cell>
          <table:table-cell office:value-type="float" office:value="0.958195090293884" calcext:value-type="float">
            <text:p>0.958195090293884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 office:value-type="float" office:value="0.999053299427032" calcext:value-type="float">
            <text:p>0.999053299427032</text:p>
          </table:table-cell>
          <table:table-cell office:value-type="float" office:value="0.961489677429199" calcext:value-type="float">
            <text:p>0.961489677429199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 office:value-type="float" office:value="0.999084889888763" calcext:value-type="float">
            <text:p>0.999084889888763</text:p>
          </table:table-cell>
          <table:table-cell office:value-type="float" office:value="0.954766571521759" calcext:value-type="float">
            <text:p>0.954766571521759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 office:value-type="float" office:value="0.999123513698578" calcext:value-type="float">
            <text:p>0.999123513698578</text:p>
          </table:table-cell>
          <table:table-cell office:value-type="float" office:value="0.960557997226715" calcext:value-type="float">
            <text:p>0.960557997226715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 office:value-type="float" office:value="0.99958610534668" calcext:value-type="float">
            <text:p>0.99958610534668</text:p>
          </table:table-cell>
          <table:table-cell office:value-type="float" office:value="0.971068024635315" calcext:value-type="float">
            <text:p>0.971068024635315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 office:value-type="float" office:value="0.996824026107788" calcext:value-type="float">
            <text:p>0.996824026107788</text:p>
          </table:table-cell>
          <table:table-cell office:value-type="float" office:value="0.992568731307983" calcext:value-type="float">
            <text:p>0.992568731307983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 office:value-type="float" office:value="0.999759912490845" calcext:value-type="float">
            <text:p>0.999759912490845</text:p>
          </table:table-cell>
          <table:table-cell office:value-type="float" office:value="0.995606958866119" calcext:value-type="float">
            <text:p>0.995606958866119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 office:value-type="float" office:value="0.999510526657104" calcext:value-type="float">
            <text:p>0.999510526657104</text:p>
          </table:table-cell>
          <table:table-cell office:value-type="float" office:value="0.997096121311188" calcext:value-type="float">
            <text:p>0.997096121311188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 office:value-type="float" office:value="0.99922114610672" calcext:value-type="float">
            <text:p>0.99922114610672</text:p>
          </table:table-cell>
          <table:table-cell office:value-type="float" office:value="0.996358692646027" calcext:value-type="float">
            <text:p>0.996358692646027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 office:value-type="float" office:value="0.999297797679901" calcext:value-type="float">
            <text:p>0.999297797679901</text:p>
          </table:table-cell>
          <table:table-cell office:value-type="float" office:value="0.994889676570892" calcext:value-type="float">
            <text:p>0.994889676570892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 office:value-type="float" office:value="0.998577773571014" calcext:value-type="float">
            <text:p>0.998577773571014</text:p>
          </table:table-cell>
          <table:table-cell office:value-type="float" office:value="0.990699470043182" calcext:value-type="float">
            <text:p>0.990699470043182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 office:value-type="float" office:value="0.998876929283142" calcext:value-type="float">
            <text:p>0.998876929283142</text:p>
          </table:table-cell>
          <table:table-cell office:value-type="float" office:value="0.996143639087677" calcext:value-type="float">
            <text:p>0.996143639087677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 office:value-type="float" office:value="0.999100625514984" calcext:value-type="float">
            <text:p>0.999100625514984</text:p>
          </table:table-cell>
          <table:table-cell office:value-type="float" office:value="0.99671459197998" calcext:value-type="float">
            <text:p>0.99671459197998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 office:value-type="float" office:value="0.998854160308838" calcext:value-type="float">
            <text:p>0.998854160308838</text:p>
          </table:table-cell>
          <table:table-cell office:value-type="float" office:value="0.995593786239624" calcext:value-type="float">
            <text:p>0.995593786239624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 office:value-type="float" office:value="0.999825656414032" calcext:value-type="float">
            <text:p>0.999825656414032</text:p>
          </table:table-cell>
          <table:table-cell office:value-type="float" office:value="0.993237555027008" calcext:value-type="float">
            <text:p>0.993237555027008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 office:value-type="float" office:value="0.999850869178772" calcext:value-type="float">
            <text:p>0.999850869178772</text:p>
          </table:table-cell>
          <table:table-cell office:value-type="float" office:value="0.994734168052673" calcext:value-type="float">
            <text:p>0.994734168052673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 office:value-type="float" office:value="0.999805867671967" calcext:value-type="float">
            <text:p>0.999805867671967</text:p>
          </table:table-cell>
          <table:table-cell office:value-type="float" office:value="0.995063006877899" calcext:value-type="float">
            <text:p>0.995063006877899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 office:value-type="float" office:value="0.999842166900635" calcext:value-type="float">
            <text:p>0.999842166900635</text:p>
          </table:table-cell>
          <table:table-cell office:value-type="float" office:value="0.995484054088592" calcext:value-type="float">
            <text:p>0.995484054088592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 office:value-type="float" office:value="0.999833405017853" calcext:value-type="float">
            <text:p>0.999833405017853</text:p>
          </table:table-cell>
          <table:table-cell office:value-type="float" office:value="0.996096611022949" calcext:value-type="float">
            <text:p>0.996096611022949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 office:value-type="float" office:value="0.999449014663696" calcext:value-type="float">
            <text:p>0.999449014663696</text:p>
          </table:table-cell>
          <table:table-cell office:value-type="float" office:value="0.996107161045074" calcext:value-type="float">
            <text:p>0.996107161045074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 office:value-type="float" office:value="0.999781906604767" calcext:value-type="float">
            <text:p>0.999781906604767</text:p>
          </table:table-cell>
          <table:table-cell office:value-type="float" office:value="0.995090186595917" calcext:value-type="float">
            <text:p>0.995090186595917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 office:value-type="float" office:value="0.999869287014008" calcext:value-type="float">
            <text:p>0.999869287014008</text:p>
          </table:table-cell>
          <table:table-cell office:value-type="float" office:value="0.992223262786865" calcext:value-type="float">
            <text:p>0.992223262786865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 office:value-type="float" office:value="0.999589383602142" calcext:value-type="float">
            <text:p>0.999589383602142</text:p>
          </table:table-cell>
          <table:table-cell office:value-type="float" office:value="0.985309720039368" calcext:value-type="float">
            <text:p>0.985309720039368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 office:value-type="float" office:value="0.999668955802918" calcext:value-type="float">
            <text:p>0.999668955802918</text:p>
          </table:table-cell>
          <table:table-cell office:value-type="float" office:value="0.980530321598053" calcext:value-type="float">
            <text:p>0.980530321598053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 office:value-type="float" office:value="0.999564588069916" calcext:value-type="float">
            <text:p>0.999564588069916</text:p>
          </table:table-cell>
          <table:table-cell office:value-type="float" office:value="0.962646484375" calcext:value-type="float">
            <text:p>0.962646484375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 office:value-type="float" office:value="0.999301075935364" calcext:value-type="float">
            <text:p>0.999301075935364</text:p>
          </table:table-cell>
          <table:table-cell office:value-type="float" office:value="0.962058842182159" calcext:value-type="float">
            <text:p>0.962058842182159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 office:value-type="float" office:value="0.99951958656311" calcext:value-type="float">
            <text:p>0.99951958656311</text:p>
          </table:table-cell>
          <table:table-cell office:value-type="float" office:value="0.968122124671936" calcext:value-type="float">
            <text:p>0.968122124671936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 office:value-type="float" office:value="0.999630868434906" calcext:value-type="float">
            <text:p>0.999630868434906</text:p>
          </table:table-cell>
          <table:table-cell office:value-type="float" office:value="0.967946827411652" calcext:value-type="float">
            <text:p>0.967946827411652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 office:value-type="float" office:value="0.99962991476059" calcext:value-type="float">
            <text:p>0.99962991476059</text:p>
          </table:table-cell>
          <table:table-cell office:value-type="float" office:value="0.950814306735992" calcext:value-type="float">
            <text:p>0.950814306735992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 office:value-type="float" office:value="0.999558210372925" calcext:value-type="float">
            <text:p>0.999558210372925</text:p>
          </table:table-cell>
          <table:table-cell office:value-type="float" office:value="0.963054239749908" calcext:value-type="float">
            <text:p>0.963054239749908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 office:value-type="float" office:value="0.999439120292664" calcext:value-type="float">
            <text:p>0.999439120292664</text:p>
          </table:table-cell>
          <table:table-cell office:value-type="float" office:value="0.966526091098785" calcext:value-type="float">
            <text:p>0.966526091098785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" office:value-type="float" office:value="0.999632358551025" calcext:value-type="float">
            <text:p>0.999632358551025</text:p>
          </table:table-cell>
          <table:table-cell office:value-type="float" office:value="0.985520362854004" calcext:value-type="float">
            <text:p>0.985520362854004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 office:value-type="float" office:value="0.999633729457855" calcext:value-type="float">
            <text:p>0.999633729457855</text:p>
          </table:table-cell>
          <table:table-cell office:value-type="float" office:value="0.98901778459549" calcext:value-type="float">
            <text:p>0.98901778459549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 office:value-type="float" office:value="0.999923408031464" calcext:value-type="float">
            <text:p>0.999923408031464</text:p>
          </table:table-cell>
          <table:table-cell office:value-type="float" office:value="0.985994815826416" calcext:value-type="float">
            <text:p>0.985994815826416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 office:value-type="float" office:value="0.999963760375977" calcext:value-type="float">
            <text:p>0.999963760375977</text:p>
          </table:table-cell>
          <table:table-cell office:value-type="float" office:value="0.988174915313721" calcext:value-type="float">
            <text:p>0.988174915313721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 office:value-type="float" office:value="0.999908328056335" calcext:value-type="float">
            <text:p>0.999908328056335</text:p>
          </table:table-cell>
          <table:table-cell office:value-type="float" office:value="0.975930333137512" calcext:value-type="float">
            <text:p>0.975930333137512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 office:value-type="float" office:value="0.999866008758545" calcext:value-type="float">
            <text:p>0.999866008758545</text:p>
          </table:table-cell>
          <table:table-cell office:value-type="float" office:value="0.978851735591888" calcext:value-type="float">
            <text:p>0.978851735591888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 office:value-type="float" office:value="0.999848425388336" calcext:value-type="float">
            <text:p>0.999848425388336</text:p>
          </table:table-cell>
          <table:table-cell office:value-type="float" office:value="0.994429886341095" calcext:value-type="float">
            <text:p>0.994429886341095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 office:value-type="float" office:value="0.999050974845886" calcext:value-type="float">
            <text:p>0.999050974845886</text:p>
          </table:table-cell>
          <table:table-cell office:value-type="float" office:value="0.989219427108765" calcext:value-type="float">
            <text:p>0.989219427108765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 office:value-type="float" office:value="0.989922344684601" calcext:value-type="float">
            <text:p>0.989922344684601</text:p>
          </table:table-cell>
          <table:table-cell office:value-type="float" office:value="0.996727824211121" calcext:value-type="float">
            <text:p>0.996727824211121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 office:value-type="float" office:value="0.989164412021637" calcext:value-type="float">
            <text:p>0.989164412021637</text:p>
          </table:table-cell>
          <table:table-cell office:value-type="float" office:value="0.989502310752869" calcext:value-type="float">
            <text:p>0.989502310752869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 office:value-type="float" office:value="0.996253371238708" calcext:value-type="float">
            <text:p>0.996253371238708</text:p>
          </table:table-cell>
          <table:table-cell office:value-type="float" office:value="0.996702671051025" calcext:value-type="float">
            <text:p>0.996702671051025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 office:value-type="float" office:value="0.991789162158966" calcext:value-type="float">
            <text:p>0.991789162158966</text:p>
          </table:table-cell>
          <table:table-cell office:value-type="float" office:value="0.99460905790329" calcext:value-type="float">
            <text:p>0.99460905790329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 office:value-type="float" office:value="0.997631907463074" calcext:value-type="float">
            <text:p>0.997631907463074</text:p>
          </table:table-cell>
          <table:table-cell office:value-type="float" office:value="0.972833395004272" calcext:value-type="float">
            <text:p>0.972833395004272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 office:value-type="float" office:value="0.997979402542114" calcext:value-type="float">
            <text:p>0.997979402542114</text:p>
          </table:table-cell>
          <table:table-cell office:value-type="float" office:value="0.997048020362854" calcext:value-type="float">
            <text:p>0.997048020362854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53424072266" calcext:value-type="float">
            <text:p>0.995853424072266</text:p>
          </table:table-cell>
          <table:table-cell office:value-type="float" office:value="0.605452537536621" calcext:value-type="float">
            <text:p>0.605452537536621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 office:value-type="float" office:value="0.99934446811676" calcext:value-type="float">
            <text:p>0.99934446811676</text:p>
          </table:table-cell>
          <table:table-cell office:value-type="float" office:value="0.987443447113037" calcext:value-type="float">
            <text:p>0.987443447113037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 office:value-type="float" office:value="0.999127089977264" calcext:value-type="float">
            <text:p>0.999127089977264</text:p>
          </table:table-cell>
          <table:table-cell office:value-type="float" office:value="0.997695982456207" calcext:value-type="float">
            <text:p>0.997695982456207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 office:value-type="float" office:value="0.999067068099976" calcext:value-type="float">
            <text:p>0.999067068099976</text:p>
          </table:table-cell>
          <table:table-cell office:value-type="float" office:value="0.991060554981232" calcext:value-type="float">
            <text:p>0.991060554981232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 office:value-type="float" office:value="0.998918294906616" calcext:value-type="float">
            <text:p>0.998918294906616</text:p>
          </table:table-cell>
          <table:table-cell office:value-type="float" office:value="0.943072319030762" calcext:value-type="float">
            <text:p>0.943072319030762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7271299362183" calcext:value-type="float">
            <text:p>0.997271299362183</text:p>
          </table:table-cell>
          <table:table-cell office:value-type="float" office:value="0.635465741157532" calcext:value-type="float">
            <text:p>0.635465741157532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533556222915649" calcext:value-type="float">
            <text:p>0.533556222915649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 office:value-type="float" office:value="0.999303460121155" calcext:value-type="float">
            <text:p>0.999303460121155</text:p>
          </table:table-cell>
          <table:table-cell office:value-type="float" office:value="0.938725709915161" calcext:value-type="float">
            <text:p>0.938725709915161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 office:value-type="float" office:value="0.999873638153076" calcext:value-type="float">
            <text:p>0.999873638153076</text:p>
          </table:table-cell>
          <table:table-cell office:value-type="float" office:value="0.969191074371338" calcext:value-type="float">
            <text:p>0.969191074371338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 office:value-type="float" office:value="0.999816954135895" calcext:value-type="float">
            <text:p>0.999816954135895</text:p>
          </table:table-cell>
          <table:table-cell office:value-type="float" office:value="0.992762982845306" calcext:value-type="float">
            <text:p>0.992762982845306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 office:value-type="float" office:value="0.999946415424347" calcext:value-type="float">
            <text:p>0.999946415424347</text:p>
          </table:table-cell>
          <table:table-cell office:value-type="float" office:value="0.997298955917358" calcext:value-type="float">
            <text:p>0.997298955917358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 office:value-type="float" office:value="0.999917447566986" calcext:value-type="float">
            <text:p>0.999917447566986</text:p>
          </table:table-cell>
          <table:table-cell office:value-type="float" office:value="0.998624920845032" calcext:value-type="float">
            <text:p>0.998624920845032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 office:value-type="float" office:value="0.999978363513946" calcext:value-type="float">
            <text:p>0.999978363513946</text:p>
          </table:table-cell>
          <table:table-cell office:value-type="float" office:value="0.97887372970581" calcext:value-type="float">
            <text:p>0.9788737297058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 office:value-type="float" office:value="0.999974489212036" calcext:value-type="float">
            <text:p>0.999974489212036</text:p>
          </table:table-cell>
          <table:table-cell office:value-type="float" office:value="0.96346640586853" calcext:value-type="float">
            <text:p>0.96346640586853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 office:value-type="float" office:value="0.999964833259582" calcext:value-type="float">
            <text:p>0.999964833259582</text:p>
          </table:table-cell>
          <table:table-cell office:value-type="float" office:value="0.986936748027802" calcext:value-type="float">
            <text:p>0.986936748027802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 office:value-type="float" office:value="0.999559104442596" calcext:value-type="float">
            <text:p>0.999559104442596</text:p>
          </table:table-cell>
          <table:table-cell office:value-type="float" office:value="0.982989251613617" calcext:value-type="float">
            <text:p>0.982989251613617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 office:value-type="float" office:value="0.998864829540253" calcext:value-type="float">
            <text:p>0.998864829540253</text:p>
          </table:table-cell>
          <table:table-cell office:value-type="float" office:value="0.970538139343262" calcext:value-type="float">
            <text:p>0.970538139343262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 office:value-type="float" office:value="0.99993884563446" calcext:value-type="float">
            <text:p>0.99993884563446</text:p>
          </table:table-cell>
          <table:table-cell office:value-type="float" office:value="0.9819375872612" calcext:value-type="float">
            <text:p>0.9819375872612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 office:value-type="float" office:value="0.999969184398651" calcext:value-type="float">
            <text:p>0.999969184398651</text:p>
          </table:table-cell>
          <table:table-cell office:value-type="float" office:value="0.994172394275665" calcext:value-type="float">
            <text:p>0.994172394275665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 office:value-type="float" office:value="0.999784708023071" calcext:value-type="float">
            <text:p>0.999784708023071</text:p>
          </table:table-cell>
          <table:table-cell office:value-type="float" office:value="0.997246086597443" calcext:value-type="float">
            <text:p>0.997246086597443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 office:value-type="float" office:value="0.999444782733917" calcext:value-type="float">
            <text:p>0.999444782733917</text:p>
          </table:table-cell>
          <table:table-cell office:value-type="float" office:value="0.996806204319" calcext:value-type="float">
            <text:p>0.996806204319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 office:value-type="float" office:value="0.999823689460754" calcext:value-type="float">
            <text:p>0.999823689460754</text:p>
          </table:table-cell>
          <table:table-cell office:value-type="float" office:value="0.997810423374176" calcext:value-type="float">
            <text:p>0.997810423374176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 office:value-type="float" office:value="0.999703407287598" calcext:value-type="float">
            <text:p>0.999703407287598</text:p>
          </table:table-cell>
          <table:table-cell office:value-type="float" office:value="0.996885061264038" calcext:value-type="float">
            <text:p>0.996885061264038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float" office:value="0.999894201755524" calcext:value-type="float">
            <text:p>0.999894201755524</text:p>
          </table:table-cell>
          <table:table-cell office:value-type="float" office:value="0.994121313095093" calcext:value-type="float">
            <text:p>0.994121313095093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 office:value-type="float" office:value="0.999593734741211" calcext:value-type="float">
            <text:p>0.999593734741211</text:p>
          </table:table-cell>
          <table:table-cell office:value-type="float" office:value="0.994301319122314" calcext:value-type="float">
            <text:p>0.994301319122314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 office:value-type="float" office:value="0.999464213848114" calcext:value-type="float">
            <text:p>0.999464213848114</text:p>
          </table:table-cell>
          <table:table-cell office:value-type="float" office:value="0.99757581949234" calcext:value-type="float">
            <text:p>0.99757581949234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 office:value-type="float" office:value="0.99949836730957" calcext:value-type="float">
            <text:p>0.99949836730957</text:p>
          </table:table-cell>
          <table:table-cell office:value-type="float" office:value="0.993630766868591" calcext:value-type="float">
            <text:p>0.993630766868591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 office:value-type="float" office:value="0.999911367893219" calcext:value-type="float">
            <text:p>0.999911367893219</text:p>
          </table:table-cell>
          <table:table-cell office:value-type="float" office:value="0.991805672645569" calcext:value-type="float">
            <text:p>0.991805672645569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 office:value-type="float" office:value="0.999846935272217" calcext:value-type="float">
            <text:p>0.999846935272217</text:p>
          </table:table-cell>
          <table:table-cell office:value-type="float" office:value="0.988829016685486" calcext:value-type="float">
            <text:p>0.988829016685486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 office:value-type="float" office:value="0.999933958053589" calcext:value-type="float">
            <text:p>0.999933958053589</text:p>
          </table:table-cell>
          <table:table-cell office:value-type="float" office:value="0.984229803085327" calcext:value-type="float">
            <text:p>0.984229803085327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 office:value-type="float" office:value="0.999972522258758" calcext:value-type="float">
            <text:p>0.999972522258758</text:p>
          </table:table-cell>
          <table:table-cell office:value-type="float" office:value="0.989906907081604" calcext:value-type="float">
            <text:p>0.989906907081604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 office:value-type="float" office:value="0.999940395355225" calcext:value-type="float">
            <text:p>0.999940395355225</text:p>
          </table:table-cell>
          <table:table-cell office:value-type="float" office:value="0.96963095664978" calcext:value-type="float">
            <text:p>0.96963095664978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 office:value-type="float" office:value="0.999942004680634" calcext:value-type="float">
            <text:p>0.999942004680634</text:p>
          </table:table-cell>
          <table:table-cell office:value-type="float" office:value="0.950131118297577" calcext:value-type="float">
            <text:p>0.950131118297577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 office:value-type="float" office:value="0.999927520751953" calcext:value-type="float">
            <text:p>0.999927520751953</text:p>
          </table:table-cell>
          <table:table-cell office:value-type="float" office:value="0.92413055896759" calcext:value-type="float">
            <text:p>0.92413055896759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 office:value-type="float" office:value="0.999886155128479" calcext:value-type="float">
            <text:p>0.999886155128479</text:p>
          </table:table-cell>
          <table:table-cell office:value-type="float" office:value="0.926234304904938" calcext:value-type="float">
            <text:p>0.926234304904938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 office:value-type="float" office:value="0.999896943569183" calcext:value-type="float">
            <text:p>0.999896943569183</text:p>
          </table:table-cell>
          <table:table-cell office:value-type="float" office:value="0.927024066448212" calcext:value-type="float">
            <text:p>0.927024066448212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 office:value-type="float" office:value="0.999880075454712" calcext:value-type="float">
            <text:p>0.999880075454712</text:p>
          </table:table-cell>
          <table:table-cell office:value-type="float" office:value="0.943456590175629" calcext:value-type="float">
            <text:p>0.943456590175629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 office:value-type="float" office:value="0.99990051984787" calcext:value-type="float">
            <text:p>0.99990051984787</text:p>
          </table:table-cell>
          <table:table-cell office:value-type="float" office:value="0.923546850681305" calcext:value-type="float">
            <text:p>0.923546850681305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 office:value-type="float" office:value="0.99994820356369" calcext:value-type="float">
            <text:p>0.99994820356369</text:p>
          </table:table-cell>
          <table:table-cell office:value-type="float" office:value="0.919917821884155" calcext:value-type="float">
            <text:p>0.919917821884155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 office:value-type="float" office:value="0.999935984611511" calcext:value-type="float">
            <text:p>0.999935984611511</text:p>
          </table:table-cell>
          <table:table-cell office:value-type="float" office:value="0.937073469161987" calcext:value-type="float">
            <text:p>0.937073469161987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0.99985146522522" calcext:value-type="float">
            <text:p>0.99985146522522</text:p>
          </table:table-cell>
          <table:table-cell office:value-type="float" office:value="0.931477129459381" calcext:value-type="float">
            <text:p>0.931477129459381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 office:value-type="float" office:value="0.999816298484802" calcext:value-type="float">
            <text:p>0.999816298484802</text:p>
          </table:table-cell>
          <table:table-cell office:value-type="float" office:value="0.923292279243469" calcext:value-type="float">
            <text:p>0.923292279243469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 office:value-type="float" office:value="0.99985933303833" calcext:value-type="float">
            <text:p>0.99985933303833</text:p>
          </table:table-cell>
          <table:table-cell office:value-type="float" office:value="0.92697274684906" calcext:value-type="float">
            <text:p>0.92697274684906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 office:value-type="float" office:value="0.999813854694366" calcext:value-type="float">
            <text:p>0.999813854694366</text:p>
          </table:table-cell>
          <table:table-cell office:value-type="float" office:value="0.919642150402069" calcext:value-type="float">
            <text:p>0.919642150402069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 office:value-type="float" office:value="0.999875724315643" calcext:value-type="float">
            <text:p>0.999875724315643</text:p>
          </table:table-cell>
          <table:table-cell office:value-type="float" office:value="0.931744396686554" calcext:value-type="float">
            <text:p>0.931744396686554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 office:value-type="float" office:value="0.999905288219452" calcext:value-type="float">
            <text:p>0.999905288219452</text:p>
          </table:table-cell>
          <table:table-cell office:value-type="float" office:value="0.963792860507965" calcext:value-type="float">
            <text:p>0.963792860507965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 office:value-type="float" office:value="0.999915421009064" calcext:value-type="float">
            <text:p>0.999915421009064</text:p>
          </table:table-cell>
          <table:table-cell office:value-type="float" office:value="0.969255864620209" calcext:value-type="float">
            <text:p>0.969255864620209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 office:value-type="float" office:value="0.99983161687851" calcext:value-type="float">
            <text:p>0.99983161687851</text:p>
          </table:table-cell>
          <table:table-cell office:value-type="float" office:value="0.959226965904236" calcext:value-type="float">
            <text:p>0.959226965904236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 office:value-type="float" office:value="0.999786376953125" calcext:value-type="float">
            <text:p>0.999786376953125</text:p>
          </table:table-cell>
          <table:table-cell office:value-type="float" office:value="0.955856084823608" calcext:value-type="float">
            <text:p>0.955856084823608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 office:value-type="float" office:value="0.999801456928253" calcext:value-type="float">
            <text:p>0.999801456928253</text:p>
          </table:table-cell>
          <table:table-cell office:value-type="float" office:value="0.975535452365875" calcext:value-type="float">
            <text:p>0.975535452365875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 office:value-type="float" office:value="0.999509155750275" calcext:value-type="float">
            <text:p>0.999509155750275</text:p>
          </table:table-cell>
          <table:table-cell office:value-type="float" office:value="0.937130331993103" calcext:value-type="float">
            <text:p>0.937130331993103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 office:value-type="float" office:value="0.999673247337341" calcext:value-type="float">
            <text:p>0.999673247337341</text:p>
          </table:table-cell>
          <table:table-cell office:value-type="float" office:value="0.929122567176819" calcext:value-type="float">
            <text:p>0.929122567176819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 office:value-type="float" office:value="0.999567449092865" calcext:value-type="float">
            <text:p>0.999567449092865</text:p>
          </table:table-cell>
          <table:table-cell office:value-type="float" office:value="0.908180117607117" calcext:value-type="float">
            <text:p>0.908180117607117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 office:value-type="float" office:value="0.999736785888672" calcext:value-type="float">
            <text:p>0.999736785888672</text:p>
          </table:table-cell>
          <table:table-cell office:value-type="float" office:value="0.912013232707977" calcext:value-type="float">
            <text:p>0.912013232707977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 office:value-type="float" office:value="0.999819457530975" calcext:value-type="float">
            <text:p>0.999819457530975</text:p>
          </table:table-cell>
          <table:table-cell office:value-type="float" office:value="0.911304771900177" calcext:value-type="float">
            <text:p>0.911304771900177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 office:value-type="float" office:value="0.999828457832336" calcext:value-type="float">
            <text:p>0.999828457832336</text:p>
          </table:table-cell>
          <table:table-cell office:value-type="float" office:value="0.906435430049896" calcext:value-type="float">
            <text:p>0.906435430049896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 office:value-type="float" office:value="0.999916553497314" calcext:value-type="float">
            <text:p>0.999916553497314</text:p>
          </table:table-cell>
          <table:table-cell office:value-type="float" office:value="0.934553623199463" calcext:value-type="float">
            <text:p>0.934553623199463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 office:value-type="float" office:value="0.999882578849792" calcext:value-type="float">
            <text:p>0.999882578849792</text:p>
          </table:table-cell>
          <table:table-cell office:value-type="float" office:value="0.936976313591003" calcext:value-type="float">
            <text:p>0.936976313591003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 office:value-type="float" office:value="0.999879479408264" calcext:value-type="float">
            <text:p>0.999879479408264</text:p>
          </table:table-cell>
          <table:table-cell office:value-type="float" office:value="0.945362329483032" calcext:value-type="float">
            <text:p>0.945362329483032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 office:value-type="float" office:value="0.999939322471619" calcext:value-type="float">
            <text:p>0.999939322471619</text:p>
          </table:table-cell>
          <table:table-cell office:value-type="float" office:value="0.962194502353668" calcext:value-type="float">
            <text:p>0.962194502353668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0.999905288219452" calcext:value-type="float">
            <text:p>0.999905288219452</text:p>
          </table:table-cell>
          <table:table-cell office:value-type="float" office:value="0.946426033973694" calcext:value-type="float">
            <text:p>0.946426033973694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 office:value-type="float" office:value="0.999914884567261" calcext:value-type="float">
            <text:p>0.999914884567261</text:p>
          </table:table-cell>
          <table:table-cell office:value-type="float" office:value="0.962180554866791" calcext:value-type="float">
            <text:p>0.96218055486679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 office:value-type="float" office:value="0.999951481819153" calcext:value-type="float">
            <text:p>0.999951481819153</text:p>
          </table:table-cell>
          <table:table-cell office:value-type="float" office:value="0.975386023521423" calcext:value-type="float">
            <text:p>0.975386023521423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 office:value-type="float" office:value="0.99993109703064" calcext:value-type="float">
            <text:p>0.99993109703064</text:p>
          </table:table-cell>
          <table:table-cell office:value-type="float" office:value="0.978915214538574" calcext:value-type="float">
            <text:p>0.978915214538574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 office:value-type="float" office:value="0.999945640563965" calcext:value-type="float">
            <text:p>0.999945640563965</text:p>
          </table:table-cell>
          <table:table-cell office:value-type="float" office:value="0.978440880775452" calcext:value-type="float">
            <text:p>0.978440880775452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 office:value-type="float" office:value="0.999939799308777" calcext:value-type="float">
            <text:p>0.999939799308777</text:p>
          </table:table-cell>
          <table:table-cell office:value-type="float" office:value="0.977362394332886" calcext:value-type="float">
            <text:p>0.977362394332886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 office:value-type="float" office:value="0.999934256076813" calcext:value-type="float">
            <text:p>0.999934256076813</text:p>
          </table:table-cell>
          <table:table-cell office:value-type="float" office:value="0.979758977890015" calcext:value-type="float">
            <text:p>0.979758977890015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 office:value-type="float" office:value="0.999931037425995" calcext:value-type="float">
            <text:p>0.999931037425995</text:p>
          </table:table-cell>
          <table:table-cell office:value-type="float" office:value="0.976359724998474" calcext:value-type="float">
            <text:p>0.976359724998474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 office:value-type="float" office:value="0.999943554401398" calcext:value-type="float">
            <text:p>0.999943554401398</text:p>
          </table:table-cell>
          <table:table-cell office:value-type="float" office:value="0.973390936851501" calcext:value-type="float">
            <text:p>0.973390936851501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 office:value-type="float" office:value="0.99993246793747" calcext:value-type="float">
            <text:p>0.99993246793747</text:p>
          </table:table-cell>
          <table:table-cell office:value-type="float" office:value="0.975438594818115" calcext:value-type="float">
            <text:p>0.975438594818115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 office:value-type="float" office:value="0.99987518787384" calcext:value-type="float">
            <text:p>0.99987518787384</text:p>
          </table:table-cell>
          <table:table-cell office:value-type="float" office:value="0.962613523006439" calcext:value-type="float">
            <text:p>0.962613523006439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 office:value-type="float" office:value="0.999879360198975" calcext:value-type="float">
            <text:p>0.999879360198975</text:p>
          </table:table-cell>
          <table:table-cell office:value-type="float" office:value="0.963104069232941" calcext:value-type="float">
            <text:p>0.963104069232941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 office:value-type="float" office:value="0.999864220619202" calcext:value-type="float">
            <text:p>0.999864220619202</text:p>
          </table:table-cell>
          <table:table-cell office:value-type="float" office:value="0.96217954158783" calcext:value-type="float">
            <text:p>0.96217954158783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 office:value-type="float" office:value="0.999840319156647" calcext:value-type="float">
            <text:p>0.999840319156647</text:p>
          </table:table-cell>
          <table:table-cell office:value-type="float" office:value="0.944195926189423" calcext:value-type="float">
            <text:p>0.944195926189423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 office:value-type="float" office:value="0.999851226806641" calcext:value-type="float">
            <text:p>0.999851226806641</text:p>
          </table:table-cell>
          <table:table-cell office:value-type="float" office:value="0.931499540805817" calcext:value-type="float">
            <text:p>0.931499540805817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 office:value-type="float" office:value="0.999875724315643" calcext:value-type="float">
            <text:p>0.999875724315643</text:p>
          </table:table-cell>
          <table:table-cell office:value-type="float" office:value="0.939316153526306" calcext:value-type="float">
            <text:p>0.939316153526306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 office:value-type="float" office:value="0.999841570854187" calcext:value-type="float">
            <text:p>0.999841570854187</text:p>
          </table:table-cell>
          <table:table-cell office:value-type="float" office:value="0.940662801265717" calcext:value-type="float">
            <text:p>0.940662801265717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 office:value-type="float" office:value="0.999817490577698" calcext:value-type="float">
            <text:p>0.999817490577698</text:p>
          </table:table-cell>
          <table:table-cell office:value-type="float" office:value="0.928057670593262" calcext:value-type="float">
            <text:p>0.928057670593262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 office:value-type="float" office:value="0.999849081039429" calcext:value-type="float">
            <text:p>0.999849081039429</text:p>
          </table:table-cell>
          <table:table-cell office:value-type="float" office:value="0.942975342273712" calcext:value-type="float">
            <text:p>0.942975342273712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 office:value-type="float" office:value="0.99987006187439" calcext:value-type="float">
            <text:p>0.99987006187439</text:p>
          </table:table-cell>
          <table:table-cell office:value-type="float" office:value="0.950962007045746" calcext:value-type="float">
            <text:p>0.950962007045746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 office:value-type="float" office:value="0.999846756458282" calcext:value-type="float">
            <text:p>0.999846756458282</text:p>
          </table:table-cell>
          <table:table-cell office:value-type="float" office:value="0.954050540924072" calcext:value-type="float">
            <text:p>0.954050540924072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 office:value-type="float" office:value="0.999751567840576" calcext:value-type="float">
            <text:p>0.999751567840576</text:p>
          </table:table-cell>
          <table:table-cell office:value-type="float" office:value="0.947708189487457" calcext:value-type="float">
            <text:p>0.947708189487457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 office:value-type="float" office:value="0.999763786792755" calcext:value-type="float">
            <text:p>0.999763786792755</text:p>
          </table:table-cell>
          <table:table-cell office:value-type="float" office:value="0.949484765529633" calcext:value-type="float">
            <text:p>0.949484765529633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 office:value-type="float" office:value="0.999810755252838" calcext:value-type="float">
            <text:p>0.999810755252838</text:p>
          </table:table-cell>
          <table:table-cell office:value-type="float" office:value="0.954034924507141" calcext:value-type="float">
            <text:p>0.954034924507141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 office:value-type="float" office:value="0.999886095523834" calcext:value-type="float">
            <text:p>0.999886095523834</text:p>
          </table:table-cell>
          <table:table-cell office:value-type="float" office:value="0.98024845123291" calcext:value-type="float">
            <text:p>0.98024845123291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 office:value-type="float" office:value="0.999849736690521" calcext:value-type="float">
            <text:p>0.999849736690521</text:p>
          </table:table-cell>
          <table:table-cell office:value-type="float" office:value="0.979726433753967" calcext:value-type="float">
            <text:p>0.979726433753967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 office:value-type="float" office:value="0.999840080738068" calcext:value-type="float">
            <text:p>0.999840080738068</text:p>
          </table:table-cell>
          <table:table-cell office:value-type="float" office:value="0.981342971324921" calcext:value-type="float">
            <text:p>0.981342971324921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 office:value-type="float" office:value="0.999816834926605" calcext:value-type="float">
            <text:p>0.999816834926605</text:p>
          </table:table-cell>
          <table:table-cell office:value-type="float" office:value="0.984500110149384" calcext:value-type="float">
            <text:p>0.984500110149384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 office:value-type="float" office:value="0.999692261219025" calcext:value-type="float">
            <text:p>0.999692261219025</text:p>
          </table:table-cell>
          <table:table-cell office:value-type="float" office:value="0.965021133422852" calcext:value-type="float">
            <text:p>0.965021133422852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 office:value-type="float" office:value="0.999724507331848" calcext:value-type="float">
            <text:p>0.999724507331848</text:p>
          </table:table-cell>
          <table:table-cell office:value-type="float" office:value="0.952782988548279" calcext:value-type="float">
            <text:p>0.952782988548279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 office:value-type="float" office:value="0.999567151069641" calcext:value-type="float">
            <text:p>0.999567151069641</text:p>
          </table:table-cell>
          <table:table-cell office:value-type="float" office:value="0.927663207054138" calcext:value-type="float">
            <text:p>0.927663207054138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 office:value-type="float" office:value="0.99951446056366" calcext:value-type="float">
            <text:p>0.99951446056366</text:p>
          </table:table-cell>
          <table:table-cell office:value-type="float" office:value="0.92924702167511" calcext:value-type="float">
            <text:p>0.92924702167511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 office:value-type="float" office:value="0.999696671962738" calcext:value-type="float">
            <text:p>0.999696671962738</text:p>
          </table:table-cell>
          <table:table-cell office:value-type="float" office:value="0.943258583545685" calcext:value-type="float">
            <text:p>0.943258583545685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 office:value-type="float" office:value="0.999711394309998" calcext:value-type="float">
            <text:p>0.999711394309998</text:p>
          </table:table-cell>
          <table:table-cell office:value-type="float" office:value="0.947578728199005" calcext:value-type="float">
            <text:p>0.947578728199005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 office:value-type="float" office:value="0.999739527702332" calcext:value-type="float">
            <text:p>0.999739527702332</text:p>
          </table:table-cell>
          <table:table-cell office:value-type="float" office:value="0.943654716014862" calcext:value-type="float">
            <text:p>0.943654716014862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 office:value-type="float" office:value="0.99964565038681" calcext:value-type="float">
            <text:p>0.99964565038681</text:p>
          </table:table-cell>
          <table:table-cell office:value-type="float" office:value="0.931560218334198" calcext:value-type="float">
            <text:p>0.931560218334198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 office:value-type="float" office:value="0.999680161476135" calcext:value-type="float">
            <text:p>0.999680161476135</text:p>
          </table:table-cell>
          <table:table-cell office:value-type="float" office:value="0.932746350765228" calcext:value-type="float">
            <text:p>0.932746350765228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 office:value-type="float" office:value="0.999672591686249" calcext:value-type="float">
            <text:p>0.999672591686249</text:p>
          </table:table-cell>
          <table:table-cell office:value-type="float" office:value="0.910297334194183" calcext:value-type="float">
            <text:p>0.910297334194183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 office:value-type="float" office:value="0.999567091464996" calcext:value-type="float">
            <text:p>0.999567091464996</text:p>
          </table:table-cell>
          <table:table-cell office:value-type="float" office:value="0.916495263576508" calcext:value-type="float">
            <text:p>0.916495263576508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 office:value-type="float" office:value="0.999585151672363" calcext:value-type="float">
            <text:p>0.999585151672363</text:p>
          </table:table-cell>
          <table:table-cell office:value-type="float" office:value="0.94799280166626" calcext:value-type="float">
            <text:p>0.94799280166626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 office:value-type="float" office:value="0.999424934387207" calcext:value-type="float">
            <text:p>0.999424934387207</text:p>
          </table:table-cell>
          <table:table-cell office:value-type="float" office:value="0.944377899169922" calcext:value-type="float">
            <text:p>0.944377899169922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 office:value-type="float" office:value="0.999189794063568" calcext:value-type="float">
            <text:p>0.999189794063568</text:p>
          </table:table-cell>
          <table:table-cell office:value-type="float" office:value="0.926351368427277" calcext:value-type="float">
            <text:p>0.926351368427277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 office:value-type="float" office:value="0.99943345785141" calcext:value-type="float">
            <text:p>0.99943345785141</text:p>
          </table:table-cell>
          <table:table-cell office:value-type="float" office:value="0.930853724479675" calcext:value-type="float">
            <text:p>0.930853724479675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 office:value-type="float" office:value="0.999547123908997" calcext:value-type="float">
            <text:p>0.999547123908997</text:p>
          </table:table-cell>
          <table:table-cell office:value-type="float" office:value="0.922824263572693" calcext:value-type="float">
            <text:p>0.922824263572693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 office:value-type="float" office:value="0.999606013298035" calcext:value-type="float">
            <text:p>0.999606013298035</text:p>
          </table:table-cell>
          <table:table-cell office:value-type="float" office:value="0.914326250553131" calcext:value-type="float">
            <text:p>0.91432625055313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 office:value-type="float" office:value="0.999513864517212" calcext:value-type="float">
            <text:p>0.999513864517212</text:p>
          </table:table-cell>
          <table:table-cell office:value-type="float" office:value="0.918770492076874" calcext:value-type="float">
            <text:p>0.918770492076874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 office:value-type="float" office:value="0.999746084213257" calcext:value-type="float">
            <text:p>0.999746084213257</text:p>
          </table:table-cell>
          <table:table-cell office:value-type="float" office:value="0.936936914920807" calcext:value-type="float">
            <text:p>0.936936914920807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 office:value-type="float" office:value="0.999969720840454" calcext:value-type="float">
            <text:p>0.999969720840454</text:p>
          </table:table-cell>
          <table:table-cell office:value-type="float" office:value="0.863958597183227" calcext:value-type="float">
            <text:p>0.863958597183227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 office:value-type="float" office:value="0.999988913536072" calcext:value-type="float">
            <text:p>0.999988913536072</text:p>
          </table:table-cell>
          <table:table-cell office:value-type="float" office:value="0.926847398281097" calcext:value-type="float">
            <text:p>0.926847398281097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 office:value-type="float" office:value="0.999971270561218" calcext:value-type="float">
            <text:p>0.999971270561218</text:p>
          </table:table-cell>
          <table:table-cell office:value-type="float" office:value="0.938982546329498" calcext:value-type="float">
            <text:p>0.938982546329498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0.999928116798401" calcext:value-type="float">
            <text:p>0.999928116798401</text:p>
          </table:table-cell>
          <table:table-cell office:value-type="float" office:value="0.997343480587006" calcext:value-type="float">
            <text:p>0.997343480587006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 office:value-type="float" office:value="0.99959534406662" calcext:value-type="float">
            <text:p>0.99959534406662</text:p>
          </table:table-cell>
          <table:table-cell office:value-type="float" office:value="0.996016979217529" calcext:value-type="float">
            <text:p>0.996016979217529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 office:value-type="float" office:value="0.997707545757294" calcext:value-type="float">
            <text:p>0.997707545757294</text:p>
          </table:table-cell>
          <table:table-cell office:value-type="float" office:value="0.980238676071167" calcext:value-type="float">
            <text:p>0.980238676071167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8227894306183" calcext:value-type="float">
            <text:p>0.998227894306183</text:p>
          </table:table-cell>
          <table:table-cell office:value-type="float" office:value="0.860146820545197" calcext:value-type="float">
            <text:p>0.860146820545197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 office:value-type="float" office:value="0.999435544013977" calcext:value-type="float">
            <text:p>0.999435544013977</text:p>
          </table:table-cell>
          <table:table-cell office:value-type="float" office:value="0.986033618450165" calcext:value-type="float">
            <text:p>0.986033618450165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 office:value-type="float" office:value="0.999964237213135" calcext:value-type="float">
            <text:p>0.999964237213135</text:p>
          </table:table-cell>
          <table:table-cell office:value-type="float" office:value="0.979465842247009" calcext:value-type="float">
            <text:p>0.979465842247009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 office:value-type="float" office:value="0.999987125396728" calcext:value-type="float">
            <text:p>0.999987125396728</text:p>
          </table:table-cell>
          <table:table-cell office:value-type="float" office:value="0.99761700630188" calcext:value-type="float">
            <text:p>0.99761700630188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 office:value-type="float" office:value="0.999953985214233" calcext:value-type="float">
            <text:p>0.999953985214233</text:p>
          </table:table-cell>
          <table:table-cell office:value-type="float" office:value="0.998689353466034" calcext:value-type="float">
            <text:p>0.998689353466034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 office:value-type="float" office:value="0.999961078166962" calcext:value-type="float">
            <text:p>0.999961078166962</text:p>
          </table:table-cell>
          <table:table-cell office:value-type="float" office:value="0.968620598316193" calcext:value-type="float">
            <text:p>0.968620598316193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 office:value-type="float" office:value="0.999969840049744" calcext:value-type="float">
            <text:p>0.999969840049744</text:p>
          </table:table-cell>
          <table:table-cell office:value-type="float" office:value="0.992649435997009" calcext:value-type="float">
            <text:p>0.992649435997009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 office:value-type="float" office:value="0.999827444553375" calcext:value-type="float">
            <text:p>0.999827444553375</text:p>
          </table:table-cell>
          <table:table-cell office:value-type="float" office:value="0.993254840373993" calcext:value-type="float">
            <text:p>0.993254840373993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 office:value-type="float" office:value="0.99982476234436" calcext:value-type="float">
            <text:p>0.99982476234436</text:p>
          </table:table-cell>
          <table:table-cell office:value-type="float" office:value="0.984472811222076" calcext:value-type="float">
            <text:p>0.984472811222076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 office:value-type="float" office:value="0.999153912067413" calcext:value-type="float">
            <text:p>0.999153912067413</text:p>
          </table:table-cell>
          <table:table-cell office:value-type="float" office:value="0.904462516307831" calcext:value-type="float">
            <text:p>0.904462516307831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 office:value-type="float" office:value="0.998503923416138" calcext:value-type="float">
            <text:p>0.998503923416138</text:p>
          </table:table-cell>
          <table:table-cell office:value-type="float" office:value="0.990927815437317" calcext:value-type="float">
            <text:p>0.990927815437317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 office:value-type="float" office:value="0.998259961605072" calcext:value-type="float">
            <text:p>0.998259961605072</text:p>
          </table:table-cell>
          <table:table-cell office:value-type="float" office:value="0.988451719284058" calcext:value-type="float">
            <text:p>0.988451719284058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562101662158966" calcext:value-type="float">
            <text:p>0.562101662158966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 office:value-type="float" office:value="0.988628089427948" calcext:value-type="float">
            <text:p>0.98862808942794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1885092258453" calcext:value-type="float">
            <text:p>0.901885092258453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3731806278229" calcext:value-type="float">
            <text:p>0.983731806278229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386996120214462" calcext:value-type="float">
            <text:p>0.386996120214462</text:p>
          </table:table-cell>
          <table:table-cell office:value-type="float" office:value="0.995566785335541" calcext:value-type="float">
            <text:p>0.995566785335541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3323624134064" calcext:value-type="float">
            <text:p>0.993323624134064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613036692142487" calcext:value-type="float">
            <text:p>0.613036692142487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 office:value-type="float" office:value="0.716497540473938" calcext:value-type="float">
            <text:p>0.716497540473938</text:p>
          </table:table-cell>
          <table:table-cell office:value-type="float" office:value="0.994504570960998" calcext:value-type="float">
            <text:p>0.994504570960998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 office:value-type="float" office:value="0.893351912498474" calcext:value-type="float">
            <text:p>0.893351912498474</text:p>
          </table:table-cell>
          <table:table-cell office:value-type="float" office:value="0.999057173728943" calcext:value-type="float">
            <text:p>0.999057173728943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 office:value-type="float" office:value="0.999503493309021" calcext:value-type="float">
            <text:p>0.999503493309021</text:p>
          </table:table-cell>
          <table:table-cell office:value-type="float" office:value="0.998944044113159" calcext:value-type="float">
            <text:p>0.998944044113159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 office:value-type="float" office:value="0.99958747625351" calcext:value-type="float">
            <text:p>0.99958747625351</text:p>
          </table:table-cell>
          <table:table-cell office:value-type="float" office:value="0.998159646987915" calcext:value-type="float">
            <text:p>0.998159646987915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" office:value-type="float" office:value="0.999926388263702" calcext:value-type="float">
            <text:p>0.999926388263702</text:p>
          </table:table-cell>
          <table:table-cell office:value-type="float" office:value="0.997950315475464" calcext:value-type="float">
            <text:p>0.997950315475464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 office:value-type="float" office:value="0.999882876873016" calcext:value-type="float">
            <text:p>0.999882876873016</text:p>
          </table:table-cell>
          <table:table-cell office:value-type="float" office:value="0.986028552055359" calcext:value-type="float">
            <text:p>0.986028552055359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 office:value-type="float" office:value="0.999665081501007" calcext:value-type="float">
            <text:p>0.999665081501007</text:p>
          </table:table-cell>
          <table:table-cell office:value-type="float" office:value="0.993757665157318" calcext:value-type="float">
            <text:p>0.993757665157318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 office:value-type="float" office:value="0.999994933605194" calcext:value-type="float">
            <text:p>0.999994933605194</text:p>
          </table:table-cell>
          <table:table-cell office:value-type="float" office:value="0.997461259365082" calcext:value-type="float">
            <text:p>0.997461259365082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 office:value-type="float" office:value="0.999967455863952" calcext:value-type="float">
            <text:p>0.999967455863952</text:p>
          </table:table-cell>
          <table:table-cell office:value-type="float" office:value="0.996099054813385" calcext:value-type="float">
            <text:p>0.996099054813385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0.9999760389328" calcext:value-type="float">
            <text:p>0.9999760389328</text:p>
          </table:table-cell>
          <table:table-cell office:value-type="float" office:value="0.99317479133606" calcext:value-type="float">
            <text:p>0.99317479133606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" office:value-type="float" office:value="0.99998277425766" calcext:value-type="float">
            <text:p>0.99998277425766</text:p>
          </table:table-cell>
          <table:table-cell office:value-type="float" office:value="0.992023229598999" calcext:value-type="float">
            <text:p>0.992023229598999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 office:value-type="float" office:value="0.999994814395904" calcext:value-type="float">
            <text:p>0.999994814395904</text:p>
          </table:table-cell>
          <table:table-cell office:value-type="float" office:value="0.998636364936829" calcext:value-type="float">
            <text:p>0.998636364936829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3" office:value-type="float" office:value="0.99998950958252" calcext:value-type="float">
            <text:p>0.99998950958252</text:p>
          </table:table-cell>
          <table:table-cell office:value-type="float" office:value="0.998497903347015" calcext:value-type="float">
            <text:p>0.998497903347015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 office:value-type="float" office:value="0.999994516372681" calcext:value-type="float">
            <text:p>0.999994516372681</text:p>
          </table:table-cell>
          <table:table-cell office:value-type="float" office:value="0.999060273170471" calcext:value-type="float">
            <text:p>0.999060273170471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 office:value-type="float" office:value="0.99998813867569" calcext:value-type="float">
            <text:p>0.99998813867569</text:p>
          </table:table-cell>
          <table:table-cell office:value-type="float" office:value="0.998828291893005" calcext:value-type="float">
            <text:p>0.998828291893005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 office:value-type="float" office:value="0.999986946582794" calcext:value-type="float">
            <text:p>0.999986946582794</text:p>
          </table:table-cell>
          <table:table-cell office:value-type="float" office:value="0.999235212802887" calcext:value-type="float">
            <text:p>0.999235212802887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 office:value-type="float" office:value="0.999982476234436" calcext:value-type="float">
            <text:p>0.999982476234436</text:p>
          </table:table-cell>
          <table:table-cell office:value-type="float" office:value="0.998286724090576" calcext:value-type="float">
            <text:p>0.998286724090576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 office:value-type="float" office:value="0.999989211559296" calcext:value-type="float">
            <text:p>0.999989211559296</text:p>
          </table:table-cell>
          <table:table-cell office:value-type="float" office:value="0.999377012252808" calcext:value-type="float">
            <text:p>0.999377012252808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" office:value-type="float" office:value="0.999986469745636" calcext:value-type="float">
            <text:p>0.999986469745636</text:p>
          </table:table-cell>
          <table:table-cell office:value-type="float" office:value="0.99893182516098" calcext:value-type="float">
            <text:p>0.99893182516098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 office:value-type="float" office:value="0.999971807003021" calcext:value-type="float">
            <text:p>0.999971807003021</text:p>
          </table:table-cell>
          <table:table-cell office:value-type="float" office:value="0.998862624168396" calcext:value-type="float">
            <text:p>0.998862624168396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 office:value-type="float" office:value="0.99998015165329" calcext:value-type="float">
            <text:p>0.99998015165329</text:p>
          </table:table-cell>
          <table:table-cell office:value-type="float" office:value="0.998652935028076" calcext:value-type="float">
            <text:p>0.998652935028076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 office:value-type="float" office:value="0.999982118606567" calcext:value-type="float">
            <text:p>0.999982118606567</text:p>
          </table:table-cell>
          <table:table-cell office:value-type="float" office:value="0.99894905090332" calcext:value-type="float">
            <text:p>0.99894905090332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 office:value-type="float" office:value="0.999979078769684" calcext:value-type="float">
            <text:p>0.999979078769684</text:p>
          </table:table-cell>
          <table:table-cell office:value-type="float" office:value="0.998658299446106" calcext:value-type="float">
            <text:p>0.998658299446106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 office:value-type="float" office:value="0.99998128414154" calcext:value-type="float">
            <text:p>0.99998128414154</text:p>
          </table:table-cell>
          <table:table-cell office:value-type="float" office:value="0.998365759849548" calcext:value-type="float">
            <text:p>0.998365759849548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 office:value-type="float" office:value="0.999966859817505" calcext:value-type="float">
            <text:p>0.999966859817505</text:p>
          </table:table-cell>
          <table:table-cell office:value-type="float" office:value="0.9986532330513" calcext:value-type="float">
            <text:p>0.9986532330513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 office:value-type="float" office:value="0.999972999095917" calcext:value-type="float">
            <text:p>0.999972999095917</text:p>
          </table:table-cell>
          <table:table-cell office:value-type="float" office:value="0.998542547225952" calcext:value-type="float">
            <text:p>0.998542547225952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" office:value-type="float" office:value="0.999984204769134" calcext:value-type="float">
            <text:p>0.999984204769134</text:p>
          </table:table-cell>
          <table:table-cell office:value-type="float" office:value="0.998758494853973" calcext:value-type="float">
            <text:p>0.998758494853973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 office:value-type="float" office:value="0.999981999397278" calcext:value-type="float">
            <text:p>0.999981999397278</text:p>
          </table:table-cell>
          <table:table-cell office:value-type="float" office:value="0.998559057712555" calcext:value-type="float">
            <text:p>0.998559057712555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 office:value-type="float" office:value="0.999981105327606" calcext:value-type="float">
            <text:p>0.999981105327606</text:p>
          </table:table-cell>
          <table:table-cell office:value-type="float" office:value="0.998210072517395" calcext:value-type="float">
            <text:p>0.998210072517395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 office:value-type="float" office:value="0.999976694583893" calcext:value-type="float">
            <text:p>0.999976694583893</text:p>
          </table:table-cell>
          <table:table-cell office:value-type="float" office:value="0.998068928718567" calcext:value-type="float">
            <text:p>0.998068928718567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 office:value-type="float" office:value="0.999980092048645" calcext:value-type="float">
            <text:p>0.999980092048645</text:p>
          </table:table-cell>
          <table:table-cell office:value-type="float" office:value="0.997897267341614" calcext:value-type="float">
            <text:p>0.997897267341614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 office:value-type="float" office:value="0.999983608722687" calcext:value-type="float">
            <text:p>0.999983608722687</text:p>
          </table:table-cell>
          <table:table-cell office:value-type="float" office:value="0.998497128486633" calcext:value-type="float">
            <text:p>0.998497128486633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" office:value-type="float" office:value="0.999983429908752" calcext:value-type="float">
            <text:p>0.999983429908752</text:p>
          </table:table-cell>
          <table:table-cell office:value-type="float" office:value="0.998711228370666" calcext:value-type="float">
            <text:p>0.998711228370666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 office:value-type="float" office:value="0.999988555908203" calcext:value-type="float">
            <text:p>0.999988555908203</text:p>
          </table:table-cell>
          <table:table-cell office:value-type="float" office:value="0.998472511768341" calcext:value-type="float">
            <text:p>0.998472511768341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 office:value-type="float" office:value="0.999983310699463" calcext:value-type="float">
            <text:p>0.999983310699463</text:p>
          </table:table-cell>
          <table:table-cell office:value-type="float" office:value="0.998751878738403" calcext:value-type="float">
            <text:p>0.998751878738403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 office:value-type="float" office:value="0.999988555908203" calcext:value-type="float">
            <text:p>0.999988555908203</text:p>
          </table:table-cell>
          <table:table-cell office:value-type="float" office:value="0.998921871185303" calcext:value-type="float">
            <text:p>0.998921871185303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3" office:value-type="float" office:value="0.999987900257111" calcext:value-type="float">
            <text:p>0.999987900257111</text:p>
          </table:table-cell>
          <table:table-cell office:value-type="float" office:value="0.998923242092133" calcext:value-type="float">
            <text:p>0.998923242092133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 office:value-type="float" office:value="0.999988794326782" calcext:value-type="float">
            <text:p>0.999988794326782</text:p>
          </table:table-cell>
          <table:table-cell office:value-type="float" office:value="0.998934090137482" calcext:value-type="float">
            <text:p>0.998934090137482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 office:value-type="float" office:value="0.999988615512848" calcext:value-type="float">
            <text:p>0.999988615512848</text:p>
          </table:table-cell>
          <table:table-cell office:value-type="float" office:value="0.999092161655426" calcext:value-type="float">
            <text:p>0.999092161655426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 office:value-type="float" office:value="0.999969065189362" calcext:value-type="float">
            <text:p>0.999969065189362</text:p>
          </table:table-cell>
          <table:table-cell office:value-type="float" office:value="0.999398529529572" calcext:value-type="float">
            <text:p>0.999398529529572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 office:value-type="float" office:value="0.99995893239975" calcext:value-type="float">
            <text:p>0.99995893239975</text:p>
          </table:table-cell>
          <table:table-cell office:value-type="float" office:value="0.999428689479828" calcext:value-type="float">
            <text:p>0.999428689479828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" office:value-type="float" office:value="0.99991911649704" calcext:value-type="float">
            <text:p>0.99991911649704</text:p>
          </table:table-cell>
          <table:table-cell office:value-type="float" office:value="0.999321758747101" calcext:value-type="float">
            <text:p>0.999321758747101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3" office:value-type="float" office:value="0.999893367290497" calcext:value-type="float">
            <text:p>0.999893367290497</text:p>
          </table:table-cell>
          <table:table-cell office:value-type="float" office:value="0.999264180660248" calcext:value-type="float">
            <text:p>0.999264180660248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 office:value-type="float" office:value="0.999901354312897" calcext:value-type="float">
            <text:p>0.999901354312897</text:p>
          </table:table-cell>
          <table:table-cell office:value-type="float" office:value="0.999237656593323" calcext:value-type="float">
            <text:p>0.999237656593323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" office:value-type="float" office:value="0.999897599220276" calcext:value-type="float">
            <text:p>0.999897599220276</text:p>
          </table:table-cell>
          <table:table-cell office:value-type="float" office:value="0.99933123588562" calcext:value-type="float">
            <text:p>0.99933123588562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 office:value-type="float" office:value="0.999904215335846" calcext:value-type="float">
            <text:p>0.999904215335846</text:p>
          </table:table-cell>
          <table:table-cell office:value-type="float" office:value="0.999358952045441" calcext:value-type="float">
            <text:p>0.999358952045441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 office:value-type="float" office:value="0.999915480613708" calcext:value-type="float">
            <text:p>0.999915480613708</text:p>
          </table:table-cell>
          <table:table-cell office:value-type="float" office:value="0.99921703338623" calcext:value-type="float">
            <text:p>0.99921703338623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 office:value-type="float" office:value="0.999908983707428" calcext:value-type="float">
            <text:p>0.999908983707428</text:p>
          </table:table-cell>
          <table:table-cell office:value-type="float" office:value="0.998946964740753" calcext:value-type="float">
            <text:p>0.998946964740753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 office:value-type="float" office:value="0.999945521354675" calcext:value-type="float">
            <text:p>0.999945521354675</text:p>
          </table:table-cell>
          <table:table-cell office:value-type="float" office:value="0.998816907405853" calcext:value-type="float">
            <text:p>0.998816907405853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 office:value-type="float" office:value="0.999919235706329" calcext:value-type="float">
            <text:p>0.999919235706329</text:p>
          </table:table-cell>
          <table:table-cell office:value-type="float" office:value="0.998555183410644" calcext:value-type="float">
            <text:p>0.998555183410644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 office:value-type="float" office:value="0.999943196773529" calcext:value-type="float">
            <text:p>0.999943196773529</text:p>
          </table:table-cell>
          <table:table-cell office:value-type="float" office:value="0.998547732830048" calcext:value-type="float">
            <text:p>0.998547732830048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 office:value-type="float" office:value="0.999943733215332" calcext:value-type="float">
            <text:p>0.999943733215332</text:p>
          </table:table-cell>
          <table:table-cell office:value-type="float" office:value="0.998472630977631" calcext:value-type="float">
            <text:p>0.998472630977631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" office:value-type="float" office:value="0.999951720237732" calcext:value-type="float">
            <text:p>0.999951720237732</text:p>
          </table:table-cell>
          <table:table-cell office:value-type="float" office:value="0.99847149848938" calcext:value-type="float">
            <text:p>0.99847149848938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 office:value-type="float" office:value="0.999955177307129" calcext:value-type="float">
            <text:p>0.999955177307129</text:p>
          </table:table-cell>
          <table:table-cell office:value-type="float" office:value="0.998617947101593" calcext:value-type="float">
            <text:p>0.998617947101593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 office:value-type="float" office:value="0.999942898750305" calcext:value-type="float">
            <text:p>0.999942898750305</text:p>
          </table:table-cell>
          <table:table-cell office:value-type="float" office:value="0.998290836811066" calcext:value-type="float">
            <text:p>0.998290836811066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 office:value-type="float" office:value="0.999958038330078" calcext:value-type="float">
            <text:p>0.999958038330078</text:p>
          </table:table-cell>
          <table:table-cell office:value-type="float" office:value="0.998557090759277" calcext:value-type="float">
            <text:p>0.998557090759277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" office:value-type="float" office:value="0.999963700771332" calcext:value-type="float">
            <text:p>0.999963700771332</text:p>
          </table:table-cell>
          <table:table-cell office:value-type="float" office:value="0.998632967472076" calcext:value-type="float">
            <text:p>0.998632967472076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 office:value-type="float" office:value="0.999964773654938" calcext:value-type="float">
            <text:p>0.999964773654938</text:p>
          </table:table-cell>
          <table:table-cell office:value-type="float" office:value="0.998655676841736" calcext:value-type="float">
            <text:p>0.998655676841736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3" office:value-type="float" office:value="0.99995768070221" calcext:value-type="float">
            <text:p>0.99995768070221</text:p>
          </table:table-cell>
          <table:table-cell office:value-type="float" office:value="0.998789131641388" calcext:value-type="float">
            <text:p>0.998789131641388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 office:value-type="float" office:value="0.99998128414154" calcext:value-type="float">
            <text:p>0.99998128414154</text:p>
          </table:table-cell>
          <table:table-cell office:value-type="float" office:value="0.998984158039093" calcext:value-type="float">
            <text:p>0.998984158039093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 office:value-type="float" office:value="0.999976217746735" calcext:value-type="float">
            <text:p>0.999976217746735</text:p>
          </table:table-cell>
          <table:table-cell office:value-type="float" office:value="0.999054312705994" calcext:value-type="float">
            <text:p>0.999054312705994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 office:value-type="float" office:value="0.999975264072418" calcext:value-type="float">
            <text:p>0.999975264072418</text:p>
          </table:table-cell>
          <table:table-cell office:value-type="float" office:value="0.998997807502747" calcext:value-type="float">
            <text:p>0.998997807502747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 office:value-type="float" office:value="0.999971270561218" calcext:value-type="float">
            <text:p>0.999971270561218</text:p>
          </table:table-cell>
          <table:table-cell office:value-type="float" office:value="0.999036073684692" calcext:value-type="float">
            <text:p>0.999036073684692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 office:value-type="float" office:value="0.999951481819153" calcext:value-type="float">
            <text:p>0.999951481819153</text:p>
          </table:table-cell>
          <table:table-cell office:value-type="float" office:value="0.998943448066711" calcext:value-type="float">
            <text:p>0.998943448066711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 office:value-type="float" office:value="0.999966025352478" calcext:value-type="float">
            <text:p>0.999966025352478</text:p>
          </table:table-cell>
          <table:table-cell office:value-type="float" office:value="0.998767554759979" calcext:value-type="float">
            <text:p>0.998767554759979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 office:value-type="float" office:value="0.999940991401672" calcext:value-type="float">
            <text:p>0.999940991401672</text:p>
          </table:table-cell>
          <table:table-cell office:value-type="float" office:value="0.998754322528839" calcext:value-type="float">
            <text:p>0.998754322528839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3" office:value-type="float" office:value="0.999932646751404" calcext:value-type="float">
            <text:p>0.999932646751404</text:p>
          </table:table-cell>
          <table:table-cell office:value-type="float" office:value="0.99792093038559" calcext:value-type="float">
            <text:p>0.99792093038559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 office:value-type="float" office:value="0.999920904636383" calcext:value-type="float">
            <text:p>0.999920904636383</text:p>
          </table:table-cell>
          <table:table-cell office:value-type="float" office:value="0.997759938240051" calcext:value-type="float">
            <text:p>0.997759938240051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3" office:value-type="float" office:value="0.999873638153076" calcext:value-type="float">
            <text:p>0.999873638153076</text:p>
          </table:table-cell>
          <table:table-cell office:value-type="float" office:value="0.998292565345764" calcext:value-type="float">
            <text:p>0.99829256534576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.999885320663452" calcext:value-type="float">
            <text:p>0.999885320663452</text:p>
          </table:table-cell>
          <table:table-cell office:value-type="float" office:value="0.997585237026215" calcext:value-type="float">
            <text:p>0.997585237026215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3" office:value-type="float" office:value="0.999927520751953" calcext:value-type="float">
            <text:p>0.999927520751953</text:p>
          </table:table-cell>
          <table:table-cell office:value-type="float" office:value="0.997550845146179" calcext:value-type="float">
            <text:p>0.997550845146179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 office:value-type="float" office:value="0.999947190284729" calcext:value-type="float">
            <text:p>0.999947190284729</text:p>
          </table:table-cell>
          <table:table-cell office:value-type="float" office:value="0.997579991817474" calcext:value-type="float">
            <text:p>0.997579991817474</text:p>
          </table:table-cell>
          <table:table-cell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3" office:value-type="float" office:value="0.999929785728455" calcext:value-type="float">
            <text:p>0.999929785728455</text:p>
          </table:table-cell>
          <table:table-cell office:value-type="float" office:value="0.998591482639313" calcext:value-type="float">
            <text:p>0.998591482639313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 office:value-type="float" office:value="0.999935925006866" calcext:value-type="float">
            <text:p>0.999935925006866</text:p>
          </table:table-cell>
          <table:table-cell office:value-type="float" office:value="0.998471617698669" calcext:value-type="float">
            <text:p>0.998471617698669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3" office:value-type="float" office:value="0.999921143054962" calcext:value-type="float">
            <text:p>0.999921143054962</text:p>
          </table:table-cell>
          <table:table-cell office:value-type="float" office:value="0.998410165309906" calcext:value-type="float">
            <text:p>0.998410165309906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 office:value-type="float" office:value="0.999926924705505" calcext:value-type="float">
            <text:p>0.999926924705505</text:p>
          </table:table-cell>
          <table:table-cell office:value-type="float" office:value="0.998870551586151" calcext:value-type="float">
            <text:p>0.998870551586151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3" office:value-type="float" office:value="0.999945104122162" calcext:value-type="float">
            <text:p>0.999945104122162</text:p>
          </table:table-cell>
          <table:table-cell office:value-type="float" office:value="0.998618245124817" calcext:value-type="float">
            <text:p>0.998618245124817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 office:value-type="float" office:value="0.999935865402222" calcext:value-type="float">
            <text:p>0.999935865402222</text:p>
          </table:table-cell>
          <table:table-cell office:value-type="float" office:value="0.998545289039612" calcext:value-type="float">
            <text:p>0.998545289039612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3" office:value-type="float" office:value="0.999926865100861" calcext:value-type="float">
            <text:p>0.999926865100861</text:p>
          </table:table-cell>
          <table:table-cell office:value-type="float" office:value="0.998250007629394" calcext:value-type="float">
            <text:p>0.998250007629394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 office:value-type="float" office:value="0.999908745288849" calcext:value-type="float">
            <text:p>0.999908745288849</text:p>
          </table:table-cell>
          <table:table-cell office:value-type="float" office:value="0.998226404190064" calcext:value-type="float">
            <text:p>0.998226404190064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3" office:value-type="float" office:value="0.999926805496216" calcext:value-type="float">
            <text:p>0.999926805496216</text:p>
          </table:table-cell>
          <table:table-cell office:value-type="float" office:value="0.998516261577606" calcext:value-type="float">
            <text:p>0.998516261577606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 office:value-type="float" office:value="0.999927222728729" calcext:value-type="float">
            <text:p>0.999927222728729</text:p>
          </table:table-cell>
          <table:table-cell office:value-type="float" office:value="0.998579442501068" calcext:value-type="float">
            <text:p>0.998579442501068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3" office:value-type="float" office:value="0.999945342540741" calcext:value-type="float">
            <text:p>0.999945342540741</text:p>
          </table:table-cell>
          <table:table-cell office:value-type="float" office:value="0.998632252216339" calcext:value-type="float">
            <text:p>0.998632252216339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 office:value-type="float" office:value="0.999948561191559" calcext:value-type="float">
            <text:p>0.999948561191559</text:p>
          </table:table-cell>
          <table:table-cell office:value-type="float" office:value="0.998739540576935" calcext:value-type="float">
            <text:p>0.998739540576935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3" office:value-type="float" office:value="0.999939262866974" calcext:value-type="float">
            <text:p>0.999939262866974</text:p>
          </table:table-cell>
          <table:table-cell office:value-type="float" office:value="0.998598277568817" calcext:value-type="float">
            <text:p>0.998598277568817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 office:value-type="float" office:value="0.999854683876038" calcext:value-type="float">
            <text:p>0.999854683876038</text:p>
          </table:table-cell>
          <table:table-cell office:value-type="float" office:value="0.998746514320374" calcext:value-type="float">
            <text:p>0.998746514320374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3" office:value-type="float" office:value="0.999847531318665" calcext:value-type="float">
            <text:p>0.999847531318665</text:p>
          </table:table-cell>
          <table:table-cell office:value-type="float" office:value="0.998520135879517" calcext:value-type="float">
            <text:p>0.998520135879517</text:p>
          </table:table-cell>
          <table:table-cell table:number-columns-repeated="5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 office:value-type="float" office:value="0.999799430370331" calcext:value-type="float">
            <text:p>0.999799430370331</text:p>
          </table:table-cell>
          <table:table-cell office:value-type="float" office:value="0.998348414897919" calcext:value-type="float">
            <text:p>0.998348414897919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3" office:value-type="float" office:value="0.999739110469818" calcext:value-type="float">
            <text:p>0.999739110469818</text:p>
          </table:table-cell>
          <table:table-cell office:value-type="float" office:value="0.998536348342896" calcext:value-type="float">
            <text:p>0.998536348342896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 office:value-type="float" office:value="0.999937832355499" calcext:value-type="float">
            <text:p>0.999937832355499</text:p>
          </table:table-cell>
          <table:table-cell office:value-type="float" office:value="0.99900472164154" calcext:value-type="float">
            <text:p>0.99900472164154</text:p>
          </table:table-cell>
          <table:table-cell table:number-columns-repeated="5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3" office:value-type="float" office:value="0.999934256076813" calcext:value-type="float">
            <text:p>0.999934256076813</text:p>
          </table:table-cell>
          <table:table-cell office:value-type="float" office:value="0.999047875404358" calcext:value-type="float">
            <text:p>0.999047875404358</text:p>
          </table:table-cell>
          <table:table-cell table:number-columns-repeated="5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 office:value-type="float" office:value="0.999924600124359" calcext:value-type="float">
            <text:p>0.999924600124359</text:p>
          </table:table-cell>
          <table:table-cell office:value-type="float" office:value="0.9990473985672" calcext:value-type="float">
            <text:p>0.9990473985672</text:p>
          </table:table-cell>
          <table:table-cell table:number-columns-repeated="5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3" office:value-type="float" office:value="0.999912202358246" calcext:value-type="float">
            <text:p>0.999912202358246</text:p>
          </table:table-cell>
          <table:table-cell office:value-type="float" office:value="0.999002456665039" calcext:value-type="float">
            <text:p>0.999002456665039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 office:value-type="float" office:value="0.999904751777649" calcext:value-type="float">
            <text:p>0.999904751777649</text:p>
          </table:table-cell>
          <table:table-cell office:value-type="float" office:value="0.999060869216919" calcext:value-type="float">
            <text:p>0.999060869216919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3" office:value-type="float" office:value="0.999940931797028" calcext:value-type="float">
            <text:p>0.999940931797028</text:p>
          </table:table-cell>
          <table:table-cell office:value-type="float" office:value="0.999130725860596" calcext:value-type="float">
            <text:p>0.999130725860596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 office:value-type="float" office:value="0.999915361404419" calcext:value-type="float">
            <text:p>0.999915361404419</text:p>
          </table:table-cell>
          <table:table-cell office:value-type="float" office:value="0.99898761510849" calcext:value-type="float">
            <text:p>0.99898761510849</text:p>
          </table:table-cell>
          <table:table-cell table:number-columns-repeated="5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" office:value-type="float" office:value="0.999908983707428" calcext:value-type="float">
            <text:p>0.999908983707428</text:p>
          </table:table-cell>
          <table:table-cell office:value-type="float" office:value="0.998891949653626" calcext:value-type="float">
            <text:p>0.998891949653626</text:p>
          </table:table-cell>
          <table:table-cell table:number-columns-repeated="5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 office:value-type="float" office:value="0.999924063682556" calcext:value-type="float">
            <text:p>0.999924063682556</text:p>
          </table:table-cell>
          <table:table-cell office:value-type="float" office:value="0.998827874660492" calcext:value-type="float">
            <text:p>0.998827874660492</text:p>
          </table:table-cell>
          <table:table-cell table:number-columns-repeated="5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3" office:value-type="float" office:value="0.999926805496216" calcext:value-type="float">
            <text:p>0.999926805496216</text:p>
          </table:table-cell>
          <table:table-cell office:value-type="float" office:value="0.998793423175812" calcext:value-type="float">
            <text:p>0.998793423175812</text:p>
          </table:table-cell>
          <table:table-cell table:number-columns-repeated="5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 office:value-type="float" office:value="0.99995368719101" calcext:value-type="float">
            <text:p>0.99995368719101</text:p>
          </table:table-cell>
          <table:table-cell office:value-type="float" office:value="0.998711884021759" calcext:value-type="float">
            <text:p>0.998711884021759</text:p>
          </table:table-cell>
          <table:table-cell table:number-columns-repeated="5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3" office:value-type="float" office:value="0.999918282032013" calcext:value-type="float">
            <text:p>0.999918282032013</text:p>
          </table:table-cell>
          <table:table-cell office:value-type="float" office:value="0.99866247177124" calcext:value-type="float">
            <text:p>0.99866247177124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 office:value-type="float" office:value="0.999913215637207" calcext:value-type="float">
            <text:p>0.999913215637207</text:p>
          </table:table-cell>
          <table:table-cell office:value-type="float" office:value="0.998636901378632" calcext:value-type="float">
            <text:p>0.998636901378632</text:p>
          </table:table-cell>
          <table:table-cell table:number-columns-repeated="5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3" office:value-type="float" office:value="0.99991375207901" calcext:value-type="float">
            <text:p>0.99991375207901</text:p>
          </table:table-cell>
          <table:table-cell office:value-type="float" office:value="0.998713374137878" calcext:value-type="float">
            <text:p>0.998713374137878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 office:value-type="float" office:value="0.999918937683106" calcext:value-type="float">
            <text:p>0.999918937683106</text:p>
          </table:table-cell>
          <table:table-cell office:value-type="float" office:value="0.998704493045807" calcext:value-type="float">
            <text:p>0.998704493045807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3" office:value-type="float" office:value="0.999933779239654" calcext:value-type="float">
            <text:p>0.999933779239654</text:p>
          </table:table-cell>
          <table:table-cell office:value-type="float" office:value="0.998824954032898" calcext:value-type="float">
            <text:p>0.998824954032898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3" office:value-type="float" office:value="0.999925076961517" calcext:value-type="float">
            <text:p>0.999925076961517</text:p>
          </table:table-cell>
          <table:table-cell office:value-type="float" office:value="0.998982727527618" calcext:value-type="float">
            <text:p>0.998982727527618</text:p>
          </table:table-cell>
          <table:table-cell table:number-columns-repeated="5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3" office:value-type="float" office:value="0.999958157539368" calcext:value-type="float">
            <text:p>0.999958157539368</text:p>
          </table:table-cell>
          <table:table-cell office:value-type="float" office:value="0.998875677585602" calcext:value-type="float">
            <text:p>0.998875677585602</text:p>
          </table:table-cell>
          <table:table-cell table:number-columns-repeated="5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 office:value-type="float" office:value="0.999959707260132" calcext:value-type="float">
            <text:p>0.999959707260132</text:p>
          </table:table-cell>
          <table:table-cell office:value-type="float" office:value="0.999001324176788" calcext:value-type="float">
            <text:p>0.999001324176788</text:p>
          </table:table-cell>
          <table:table-cell table:number-columns-repeated="5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3" office:value-type="float" office:value="0.999953389167785" calcext:value-type="float">
            <text:p>0.999953389167785</text:p>
          </table:table-cell>
          <table:table-cell office:value-type="float" office:value="0.998879432678223" calcext:value-type="float">
            <text:p>0.998879432678223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 office:value-type="float" office:value="0.999951303005218" calcext:value-type="float">
            <text:p>0.999951303005218</text:p>
          </table:table-cell>
          <table:table-cell office:value-type="float" office:value="0.99785327911377" calcext:value-type="float">
            <text:p>0.99785327911377</text:p>
          </table:table-cell>
          <table:table-cell table:number-columns-repeated="5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3" office:value-type="float" office:value="0.999946117401123" calcext:value-type="float">
            <text:p>0.999946117401123</text:p>
          </table:table-cell>
          <table:table-cell office:value-type="float" office:value="0.997844457626343" calcext:value-type="float">
            <text:p>0.997844457626343</text:p>
          </table:table-cell>
          <table:table-cell table:number-columns-repeated="5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 office:value-type="float" office:value="0.999956727027893" calcext:value-type="float">
            <text:p>0.999956727027893</text:p>
          </table:table-cell>
          <table:table-cell office:value-type="float" office:value="0.998035311698914" calcext:value-type="float">
            <text:p>0.998035311698914</text:p>
          </table:table-cell>
          <table:table-cell table:number-columns-repeated="5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3" office:value-type="float" office:value="0.999964833259582" calcext:value-type="float">
            <text:p>0.999964833259582</text:p>
          </table:table-cell>
          <table:table-cell office:value-type="float" office:value="0.998145043849945" calcext:value-type="float">
            <text:p>0.998145043849945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 office:value-type="float" office:value="0.999955952167511" calcext:value-type="float">
            <text:p>0.999955952167511</text:p>
          </table:table-cell>
          <table:table-cell office:value-type="float" office:value="0.998075366020202" calcext:value-type="float">
            <text:p>0.998075366020202</text:p>
          </table:table-cell>
          <table:table-cell table:number-columns-repeated="5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3" office:value-type="float" office:value="0.999959826469421" calcext:value-type="float">
            <text:p>0.999959826469421</text:p>
          </table:table-cell>
          <table:table-cell office:value-type="float" office:value="0.998326063156128" calcext:value-type="float">
            <text:p>0.998326063156128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 office:value-type="float" office:value="0.999969244003296" calcext:value-type="float">
            <text:p>0.999969244003296</text:p>
          </table:table-cell>
          <table:table-cell office:value-type="float" office:value="0.998239159584045" calcext:value-type="float">
            <text:p>0.998239159584045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3" office:value-type="float" office:value="0.999972760677338" calcext:value-type="float">
            <text:p>0.999972760677338</text:p>
          </table:table-cell>
          <table:table-cell office:value-type="float" office:value="0.99822598695755" calcext:value-type="float">
            <text:p>0.99822598695755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3" office:value-type="float" office:value="0.999969303607941" calcext:value-type="float">
            <text:p>0.999969303607941</text:p>
          </table:table-cell>
          <table:table-cell office:value-type="float" office:value="0.99803352355957" calcext:value-type="float">
            <text:p>0.99803352355957</text:p>
          </table:table-cell>
          <table:table-cell table:number-columns-repeated="5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3" office:value-type="float" office:value="0.999965369701386" calcext:value-type="float">
            <text:p>0.999965369701386</text:p>
          </table:table-cell>
          <table:table-cell office:value-type="float" office:value="0.998154640197754" calcext:value-type="float">
            <text:p>0.998154640197754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 office:value-type="float" office:value="0.99993908405304" calcext:value-type="float">
            <text:p>0.99993908405304</text:p>
          </table:table-cell>
          <table:table-cell office:value-type="float" office:value="0.998278439044952" calcext:value-type="float">
            <text:p>0.998278439044952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3" office:value-type="float" office:value="0.999920308589935" calcext:value-type="float">
            <text:p>0.999920308589935</text:p>
          </table:table-cell>
          <table:table-cell office:value-type="float" office:value="0.998176991939545" calcext:value-type="float">
            <text:p>0.998176991939545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 office:value-type="float" office:value="0.999922811985016" calcext:value-type="float">
            <text:p>0.999922811985016</text:p>
          </table:table-cell>
          <table:table-cell office:value-type="float" office:value="0.998333156108856" calcext:value-type="float">
            <text:p>0.998333156108856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3" office:value-type="float" office:value="0.999920845031738" calcext:value-type="float">
            <text:p>0.999920845031738</text:p>
          </table:table-cell>
          <table:table-cell office:value-type="float" office:value="0.998542428016663" calcext:value-type="float">
            <text:p>0.998542428016663</text:p>
          </table:table-cell>
          <table:table-cell table:number-columns-repeated="5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 office:value-type="float" office:value="0.999922692775726" calcext:value-type="float">
            <text:p>0.999922692775726</text:p>
          </table:table-cell>
          <table:table-cell office:value-type="float" office:value="0.998475253582001" calcext:value-type="float">
            <text:p>0.998475253582001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3" office:value-type="float" office:value="0.999915659427643" calcext:value-type="float">
            <text:p>0.999915659427643</text:p>
          </table:table-cell>
          <table:table-cell office:value-type="float" office:value="0.99879515171051" calcext:value-type="float">
            <text:p>0.99879515171051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 office:value-type="float" office:value="0.999905824661255" calcext:value-type="float">
            <text:p>0.999905824661255</text:p>
          </table:table-cell>
          <table:table-cell office:value-type="float" office:value="0.998611092567444" calcext:value-type="float">
            <text:p>0.998611092567444</text:p>
          </table:table-cell>
          <table:table-cell table:number-columns-repeated="5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3" office:value-type="float" office:value="0.999918162822723" calcext:value-type="float">
            <text:p>0.999918162822723</text:p>
          </table:table-cell>
          <table:table-cell office:value-type="float" office:value="0.998693406581879" calcext:value-type="float">
            <text:p>0.998693406581879</text:p>
          </table:table-cell>
          <table:table-cell table:number-columns-repeated="5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3" office:value-type="float" office:value="0.999901294708252" calcext:value-type="float">
            <text:p>0.999901294708252</text:p>
          </table:table-cell>
          <table:table-cell office:value-type="float" office:value="0.998642683029175" calcext:value-type="float">
            <text:p>0.998642683029175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3" office:value-type="float" office:value="0.99987804889679" calcext:value-type="float">
            <text:p>0.99987804889679</text:p>
          </table:table-cell>
          <table:table-cell office:value-type="float" office:value="0.998667657375336" calcext:value-type="float">
            <text:p>0.998667657375336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 office:value-type="float" office:value="0.999904870986938" calcext:value-type="float">
            <text:p>0.999904870986938</text:p>
          </table:table-cell>
          <table:table-cell office:value-type="float" office:value="0.998317241668701" calcext:value-type="float">
            <text:p>0.998317241668701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3" office:value-type="float" office:value="0.99992436170578" calcext:value-type="float">
            <text:p>0.99992436170578</text:p>
          </table:table-cell>
          <table:table-cell office:value-type="float" office:value="0.99837851524353" calcext:value-type="float">
            <text:p>0.99837851524353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 office:value-type="float" office:value="0.999897241592407" calcext:value-type="float">
            <text:p>0.999897241592407</text:p>
          </table:table-cell>
          <table:table-cell office:value-type="float" office:value="0.998418211936951" calcext:value-type="float">
            <text:p>0.998418211936951</text:p>
          </table:table-cell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3" office:value-type="float" office:value="0.999888122081757" calcext:value-type="float">
            <text:p>0.999888122081757</text:p>
          </table:table-cell>
          <table:table-cell office:value-type="float" office:value="0.998379826545715" calcext:value-type="float">
            <text:p>0.998379826545715</text:p>
          </table:table-cell>
          <table:table-cell table:number-columns-repeated="5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3" office:value-type="float" office:value="0.9998779296875" calcext:value-type="float">
            <text:p>0.9998779296875</text:p>
          </table:table-cell>
          <table:table-cell office:value-type="float" office:value="0.998226761817932" calcext:value-type="float">
            <text:p>0.998226761817932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3" office:value-type="float" office:value="0.999896109104156" calcext:value-type="float">
            <text:p>0.999896109104156</text:p>
          </table:table-cell>
          <table:table-cell office:value-type="float" office:value="0.998078525066376" calcext:value-type="float">
            <text:p>0.998078525066376</text:p>
          </table:table-cell>
          <table:table-cell table:number-columns-repeated="5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 office:value-type="float" office:value="0.999897956848144" calcext:value-type="float">
            <text:p>0.999897956848144</text:p>
          </table:table-cell>
          <table:table-cell office:value-type="float" office:value="0.99810916185379" calcext:value-type="float">
            <text:p>0.99810916185379</text:p>
          </table:table-cell>
          <table:table-cell table:number-columns-repeated="5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3" office:value-type="float" office:value="0.99990850687027" calcext:value-type="float">
            <text:p>0.99990850687027</text:p>
          </table:table-cell>
          <table:table-cell office:value-type="float" office:value="0.998077571392059" calcext:value-type="float">
            <text:p>0.998077571392059</text:p>
          </table:table-cell>
          <table:table-cell table:number-columns-repeated="5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.999895870685577" calcext:value-type="float">
            <text:p>0.999895870685577</text:p>
          </table:table-cell>
          <table:table-cell office:value-type="float" office:value="0.998124539852142" calcext:value-type="float">
            <text:p>0.998124539852142</text:p>
          </table:table-cell>
          <table:table-cell table:number-columns-repeated="5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3" office:value-type="float" office:value="0.999891877174377" calcext:value-type="float">
            <text:p>0.999891877174377</text:p>
          </table:table-cell>
          <table:table-cell office:value-type="float" office:value="0.998006343841553" calcext:value-type="float">
            <text:p>0.998006343841553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 office:value-type="float" office:value="0.999918043613434" calcext:value-type="float">
            <text:p>0.999918043613434</text:p>
          </table:table-cell>
          <table:table-cell office:value-type="float" office:value="0.998317301273346" calcext:value-type="float">
            <text:p>0.998317301273346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3" office:value-type="float" office:value="0.999931156635284" calcext:value-type="float">
            <text:p>0.999931156635284</text:p>
          </table:table-cell>
          <table:table-cell office:value-type="float" office:value="0.998405337333679" calcext:value-type="float">
            <text:p>0.998405337333679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 office:value-type="float" office:value="0.99991250038147" calcext:value-type="float">
            <text:p>0.99991250038147</text:p>
          </table:table-cell>
          <table:table-cell office:value-type="float" office:value="0.998460412025452" calcext:value-type="float">
            <text:p>0.998460412025452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3" office:value-type="float" office:value="0.999887347221374" calcext:value-type="float">
            <text:p>0.999887347221374</text:p>
          </table:table-cell>
          <table:table-cell office:value-type="float" office:value="0.998595118522644" calcext:value-type="float">
            <text:p>0.998595118522644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3" office:value-type="float" office:value="0.999927878379822" calcext:value-type="float">
            <text:p>0.999927878379822</text:p>
          </table:table-cell>
          <table:table-cell office:value-type="float" office:value="0.998728573322296" calcext:value-type="float">
            <text:p>0.998728573322296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3" office:value-type="float" office:value="0.999885737895966" calcext:value-type="float">
            <text:p>0.999885737895966</text:p>
          </table:table-cell>
          <table:table-cell office:value-type="float" office:value="0.998689234256744" calcext:value-type="float">
            <text:p>0.998689234256744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 office:value-type="float" office:value="0.999862730503082" calcext:value-type="float">
            <text:p>0.999862730503082</text:p>
          </table:table-cell>
          <table:table-cell office:value-type="float" office:value="0.998675286769867" calcext:value-type="float">
            <text:p>0.998675286769867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3" office:value-type="float" office:value="0.999863028526306" calcext:value-type="float">
            <text:p>0.999863028526306</text:p>
          </table:table-cell>
          <table:table-cell office:value-type="float" office:value="0.998706877231598" calcext:value-type="float">
            <text:p>0.998706877231598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 office:value-type="float" office:value="0.99985408782959" calcext:value-type="float">
            <text:p>0.99985408782959</text:p>
          </table:table-cell>
          <table:table-cell office:value-type="float" office:value="0.998552501201629" calcext:value-type="float">
            <text:p>0.998552501201629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3" office:value-type="float" office:value="0.999883711338043" calcext:value-type="float">
            <text:p>0.999883711338043</text:p>
          </table:table-cell>
          <table:table-cell office:value-type="float" office:value="0.998522698879242" calcext:value-type="float">
            <text:p>0.998522698879242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 office:value-type="float" office:value="0.999855220317841" calcext:value-type="float">
            <text:p>0.999855220317841</text:p>
          </table:table-cell>
          <table:table-cell office:value-type="float" office:value="0.998662889003754" calcext:value-type="float">
            <text:p>0.998662889003754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3" office:value-type="float" office:value="0.99986869096756" calcext:value-type="float">
            <text:p>0.99986869096756</text:p>
          </table:table-cell>
          <table:table-cell office:value-type="float" office:value="0.998553812503815" calcext:value-type="float">
            <text:p>0.998553812503815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 office:value-type="float" office:value="0.999833285808563" calcext:value-type="float">
            <text:p>0.999833285808563</text:p>
          </table:table-cell>
          <table:table-cell office:value-type="float" office:value="0.998478472232819" calcext:value-type="float">
            <text:p>0.998478472232819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3" office:value-type="float" office:value="0.999838411808014" calcext:value-type="float">
            <text:p>0.999838411808014</text:p>
          </table:table-cell>
          <table:table-cell office:value-type="float" office:value="0.998659431934357" calcext:value-type="float">
            <text:p>0.998659431934357</text:p>
          </table:table-cell>
          <table:table-cell table:number-columns-repeated="5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" office:value-type="float" office:value="0.999832451343536" calcext:value-type="float">
            <text:p>0.999832451343536</text:p>
          </table:table-cell>
          <table:table-cell office:value-type="float" office:value="0.998677372932434" calcext:value-type="float">
            <text:p>0.998677372932434</text:p>
          </table:table-cell>
          <table:table-cell table:number-columns-repeated="5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3" office:value-type="float" office:value="0.99977058172226" calcext:value-type="float">
            <text:p>0.99977058172226</text:p>
          </table:table-cell>
          <table:table-cell office:value-type="float" office:value="0.998644828796387" calcext:value-type="float">
            <text:p>0.998644828796387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 office:value-type="float" office:value="0.999778568744659" calcext:value-type="float">
            <text:p>0.999778568744659</text:p>
          </table:table-cell>
          <table:table-cell office:value-type="float" office:value="0.998688697814941" calcext:value-type="float">
            <text:p>0.998688697814941</text:p>
          </table:table-cell>
          <table:table-cell table:number-columns-repeated="5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3" office:value-type="float" office:value="0.999789655208588" calcext:value-type="float">
            <text:p>0.999789655208588</text:p>
          </table:table-cell>
          <table:table-cell office:value-type="float" office:value="0.998668849468231" calcext:value-type="float">
            <text:p>0.998668849468231</text:p>
          </table:table-cell>
          <table:table-cell table:number-columns-repeated="5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 office:value-type="float" office:value="0.99979031085968" calcext:value-type="float">
            <text:p>0.99979031085968</text:p>
          </table:table-cell>
          <table:table-cell office:value-type="float" office:value="0.998690783977508" calcext:value-type="float">
            <text:p>0.998690783977508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3" office:value-type="float" office:value="0.999783337116241" calcext:value-type="float">
            <text:p>0.999783337116241</text:p>
          </table:table-cell>
          <table:table-cell office:value-type="float" office:value="0.998609721660614" calcext:value-type="float">
            <text:p>0.998609721660614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 office:value-type="float" office:value="0.999928414821625" calcext:value-type="float">
            <text:p>0.999928414821625</text:p>
          </table:table-cell>
          <table:table-cell office:value-type="float" office:value="0.998874723911285" calcext:value-type="float">
            <text:p>0.998874723911285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3" office:value-type="float" office:value="0.999916076660156" calcext:value-type="float">
            <text:p>0.999916076660156</text:p>
          </table:table-cell>
          <table:table-cell office:value-type="float" office:value="0.998811602592468" calcext:value-type="float">
            <text:p>0.998811602592468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 office:value-type="float" office:value="0.999911189079285" calcext:value-type="float">
            <text:p>0.999911189079285</text:p>
          </table:table-cell>
          <table:table-cell office:value-type="float" office:value="0.998797833919525" calcext:value-type="float">
            <text:p>0.998797833919525</text:p>
          </table:table-cell>
          <table:table-cell table:number-columns-repeated="5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3" office:value-type="float" office:value="0.999909281730652" calcext:value-type="float">
            <text:p>0.999909281730652</text:p>
          </table:table-cell>
          <table:table-cell office:value-type="float" office:value="0.998857736587524" calcext:value-type="float">
            <text:p>0.998857736587524</text:p>
          </table:table-cell>
          <table:table-cell table:number-columns-repeated="5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 office:value-type="float" office:value="0.999848663806915" calcext:value-type="float">
            <text:p>0.999848663806915</text:p>
          </table:table-cell>
          <table:table-cell office:value-type="float" office:value="0.998670697212219" calcext:value-type="float">
            <text:p>0.998670697212219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3" office:value-type="float" office:value="0.999853491783142" calcext:value-type="float">
            <text:p>0.999853491783142</text:p>
          </table:table-cell>
          <table:table-cell office:value-type="float" office:value="0.998751699924469" calcext:value-type="float">
            <text:p>0.998751699924469</text:p>
          </table:table-cell>
          <table:table-cell table:number-columns-repeated="5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 office:value-type="float" office:value="0.999915182590485" calcext:value-type="float">
            <text:p>0.999915182590485</text:p>
          </table:table-cell>
          <table:table-cell office:value-type="float" office:value="0.99869304895401" calcext:value-type="float">
            <text:p>0.99869304895401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3" office:value-type="float" office:value="0.999897480010986" calcext:value-type="float">
            <text:p>0.999897480010986</text:p>
          </table:table-cell>
          <table:table-cell office:value-type="float" office:value="0.998763442039489" calcext:value-type="float">
            <text:p>0.998763442039489</text:p>
          </table:table-cell>
          <table:table-cell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" office:value-type="float" office:value="0.999873697757721" calcext:value-type="float">
            <text:p>0.999873697757721</text:p>
          </table:table-cell>
          <table:table-cell office:value-type="float" office:value="0.998743653297424" calcext:value-type="float">
            <text:p>0.998743653297424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3" office:value-type="float" office:value="0.999861001968384" calcext:value-type="float">
            <text:p>0.999861001968384</text:p>
          </table:table-cell>
          <table:table-cell office:value-type="float" office:value="0.998752474784851" calcext:value-type="float">
            <text:p>0.998752474784851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 office:value-type="float" office:value="0.999806702136993" calcext:value-type="float">
            <text:p>0.999806702136993</text:p>
          </table:table-cell>
          <table:table-cell office:value-type="float" office:value="0.998783051967621" calcext:value-type="float">
            <text:p>0.998783051967621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3" office:value-type="float" office:value="0.999773442745209" calcext:value-type="float">
            <text:p>0.999773442745209</text:p>
          </table:table-cell>
          <table:table-cell office:value-type="float" office:value="0.998834848403931" calcext:value-type="float">
            <text:p>0.998834848403931</text:p>
          </table:table-cell>
          <table:table-cell table:number-columns-repeated="5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 office:value-type="float" office:value="0.999868094921112" calcext:value-type="float">
            <text:p>0.999868094921112</text:p>
          </table:table-cell>
          <table:table-cell office:value-type="float" office:value="0.998990774154663" calcext:value-type="float">
            <text:p>0.998990774154663</text:p>
          </table:table-cell>
          <table:table-cell table:number-columns-repeated="5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3" office:value-type="float" office:value="0.999859511852264" calcext:value-type="float">
            <text:p>0.999859511852264</text:p>
          </table:table-cell>
          <table:table-cell office:value-type="float" office:value="0.998899221420288" calcext:value-type="float">
            <text:p>0.998899221420288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 office:value-type="float" office:value="0.999826550483704" calcext:value-type="float">
            <text:p>0.999826550483704</text:p>
          </table:table-cell>
          <table:table-cell office:value-type="float" office:value="0.99893194437027" calcext:value-type="float">
            <text:p>0.99893194437027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3" office:value-type="float" office:value="0.99982625246048" calcext:value-type="float">
            <text:p>0.99982625246048</text:p>
          </table:table-cell>
          <table:table-cell office:value-type="float" office:value="0.999159932136535" calcext:value-type="float">
            <text:p>0.999159932136535</text:p>
          </table:table-cell>
          <table:table-cell table:number-columns-repeated="5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 office:value-type="float" office:value="0.999810516834259" calcext:value-type="float">
            <text:p>0.999810516834259</text:p>
          </table:table-cell>
          <table:table-cell office:value-type="float" office:value="0.999195694923401" calcext:value-type="float">
            <text:p>0.999195694923401</text:p>
          </table:table-cell>
          <table:table-cell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3" office:value-type="float" office:value="0.999786138534546" calcext:value-type="float">
            <text:p>0.999786138534546</text:p>
          </table:table-cell>
          <table:table-cell office:value-type="float" office:value="0.999163150787354" calcext:value-type="float">
            <text:p>0.999163150787354</text:p>
          </table:table-cell>
          <table:table-cell table:number-columns-repeated="5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" office:value-type="float" office:value="0.999745905399322" calcext:value-type="float">
            <text:p>0.999745905399322</text:p>
          </table:table-cell>
          <table:table-cell office:value-type="float" office:value="0.999217331409454" calcext:value-type="float">
            <text:p>0.999217331409454</text:p>
          </table:table-cell>
          <table:table-cell table:number-columns-repeated="5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3" office:value-type="float" office:value="0.999777913093567" calcext:value-type="float">
            <text:p>0.999777913093567</text:p>
          </table:table-cell>
          <table:table-cell office:value-type="float" office:value="0.999179065227508" calcext:value-type="float">
            <text:p>0.999179065227508</text:p>
          </table:table-cell>
          <table:table-cell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 office:value-type="float" office:value="0.999934017658233" calcext:value-type="float">
            <text:p>0.999934017658233</text:p>
          </table:table-cell>
          <table:table-cell office:value-type="float" office:value="0.999077439308166" calcext:value-type="float">
            <text:p>0.999077439308166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3" office:value-type="float" office:value="0.999948740005493" calcext:value-type="float">
            <text:p>0.999948740005493</text:p>
          </table:table-cell>
          <table:table-cell office:value-type="float" office:value="0.999057829380035" calcext:value-type="float">
            <text:p>0.999057829380035</text:p>
          </table:table-cell>
          <table:table-cell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" office:value-type="float" office:value="0.999951124191284" calcext:value-type="float">
            <text:p>0.999951124191284</text:p>
          </table:table-cell>
          <table:table-cell office:value-type="float" office:value="0.99907636642456" calcext:value-type="float">
            <text:p>0.99907636642456</text:p>
          </table:table-cell>
          <table:table-cell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3" office:value-type="float" office:value="0.999953866004944" calcext:value-type="float">
            <text:p>0.999953866004944</text:p>
          </table:table-cell>
          <table:table-cell office:value-type="float" office:value="0.999116957187653" calcext:value-type="float">
            <text:p>0.999116957187653</text:p>
          </table:table-cell>
          <table:table-cell table:number-columns-repeated="5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 office:value-type="float" office:value="0.99994957447052" calcext:value-type="float">
            <text:p>0.99994957447052</text:p>
          </table:table-cell>
          <table:table-cell office:value-type="float" office:value="0.999108612537384" calcext:value-type="float">
            <text:p>0.999108612537384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3" office:value-type="float" office:value="0.999955356121063" calcext:value-type="float">
            <text:p>0.999955356121063</text:p>
          </table:table-cell>
          <table:table-cell office:value-type="float" office:value="0.999055862426758" calcext:value-type="float">
            <text:p>0.999055862426758</text:p>
          </table:table-cell>
          <table:table-cell table:number-columns-repeated="5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" office:value-type="float" office:value="0.999953866004944" calcext:value-type="float">
            <text:p>0.999953866004944</text:p>
          </table:table-cell>
          <table:table-cell office:value-type="float" office:value="0.999061822891235" calcext:value-type="float">
            <text:p>0.999061822891235</text:p>
          </table:table-cell>
          <table:table-cell table:number-columns-repeated="5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3" office:value-type="float" office:value="0.999954462051392" calcext:value-type="float">
            <text:p>0.999954462051392</text:p>
          </table:table-cell>
          <table:table-cell office:value-type="float" office:value="0.999048709869385" calcext:value-type="float">
            <text:p>0.999048709869385</text:p>
          </table:table-cell>
          <table:table-cell table:number-columns-repeated="5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 office:value-type="float" office:value="0.999952018260956" calcext:value-type="float">
            <text:p>0.999952018260956</text:p>
          </table:table-cell>
          <table:table-cell office:value-type="float" office:value="0.999101638793945" calcext:value-type="float">
            <text:p>0.999101638793945</text:p>
          </table:table-cell>
          <table:table-cell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3" office:value-type="float" office:value="0.999954104423523" calcext:value-type="float">
            <text:p>0.999954104423523</text:p>
          </table:table-cell>
          <table:table-cell office:value-type="float" office:value="0.998998641967773" calcext:value-type="float">
            <text:p>0.998998641967773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 office:value-type="float" office:value="0.99988329410553" calcext:value-type="float">
            <text:p>0.99988329410553</text:p>
          </table:table-cell>
          <table:table-cell office:value-type="float" office:value="0.998870670795441" calcext:value-type="float">
            <text:p>0.998870670795441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3" office:value-type="float" office:value="0.999864041805267" calcext:value-type="float">
            <text:p>0.999864041805267</text:p>
          </table:table-cell>
          <table:table-cell office:value-type="float" office:value="0.998742699623108" calcext:value-type="float">
            <text:p>0.998742699623108</text:p>
          </table:table-cell>
          <table:table-cell table:number-columns-repeated="5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 office:value-type="float" office:value="0.99988067150116" calcext:value-type="float">
            <text:p>0.99988067150116</text:p>
          </table:table-cell>
          <table:table-cell office:value-type="float" office:value="0.998851478099823" calcext:value-type="float">
            <text:p>0.998851478099823</text:p>
          </table:table-cell>
          <table:table-cell table:number-columns-repeated="5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3" office:value-type="float" office:value="0.99984747171402" calcext:value-type="float">
            <text:p>0.99984747171402</text:p>
          </table:table-cell>
          <table:table-cell office:value-type="float" office:value="0.998742818832397" calcext:value-type="float">
            <text:p>0.998742818832397</text:p>
          </table:table-cell>
          <table:table-cell table:number-columns-repeated="5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" office:value-type="float" office:value="0.999811232089996" calcext:value-type="float">
            <text:p>0.999811232089996</text:p>
          </table:table-cell>
          <table:table-cell office:value-type="float" office:value="0.998724341392517" calcext:value-type="float">
            <text:p>0.998724341392517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3" office:value-type="float" office:value="0.999738276004791" calcext:value-type="float">
            <text:p>0.999738276004791</text:p>
          </table:table-cell>
          <table:table-cell office:value-type="float" office:value="0.99858283996582" calcext:value-type="float">
            <text:p>0.99858283996582</text:p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 office:value-type="float" office:value="0.999726891517639" calcext:value-type="float">
            <text:p>0.999726891517639</text:p>
          </table:table-cell>
          <table:table-cell office:value-type="float" office:value="0.998650252819061" calcext:value-type="float">
            <text:p>0.998650252819061</text:p>
          </table:table-cell>
          <table:table-cell table:number-columns-repeated="5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3" office:value-type="float" office:value="0.999778568744659" calcext:value-type="float">
            <text:p>0.999778568744659</text:p>
          </table:table-cell>
          <table:table-cell office:value-type="float" office:value="0.998662889003754" calcext:value-type="float">
            <text:p>0.998662889003754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 office:value-type="float" office:value="0.999767899513245" calcext:value-type="float">
            <text:p>0.999767899513245</text:p>
          </table:table-cell>
          <table:table-cell office:value-type="float" office:value="0.998646378517151" calcext:value-type="float">
            <text:p>0.998646378517151</text:p>
          </table:table-cell>
          <table:table-cell table:number-columns-repeated="5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3" office:value-type="float" office:value="0.999815464019775" calcext:value-type="float">
            <text:p>0.999815464019775</text:p>
          </table:table-cell>
          <table:table-cell office:value-type="float" office:value="0.99877667427063" calcext:value-type="float">
            <text:p>0.99877667427063</text:p>
          </table:table-cell>
          <table:table-cell table:number-columns-repeated="5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 office:value-type="float" office:value="0.999933004379272" calcext:value-type="float">
            <text:p>0.999933004379272</text:p>
          </table:table-cell>
          <table:table-cell office:value-type="float" office:value="0.999061048030853" calcext:value-type="float">
            <text:p>0.999061048030853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3" office:value-type="float" office:value="0.999923527240753" calcext:value-type="float">
            <text:p>0.999923527240753</text:p>
          </table:table-cell>
          <table:table-cell office:value-type="float" office:value="0.998931407928467" calcext:value-type="float">
            <text:p>0.998931407928467</text:p>
          </table:table-cell>
          <table:table-cell table:number-columns-repeated="5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3" office:value-type="float" office:value="0.999939739704132" calcext:value-type="float">
            <text:p>0.999939739704132</text:p>
          </table:table-cell>
          <table:table-cell office:value-type="float" office:value="0.998905897140503" calcext:value-type="float">
            <text:p>0.998905897140503</text:p>
          </table:table-cell>
          <table:table-cell table:number-columns-repeated="5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3" office:value-type="float" office:value="0.999918103218079" calcext:value-type="float">
            <text:p>0.999918103218079</text:p>
          </table:table-cell>
          <table:table-cell office:value-type="float" office:value="0.998929560184479" calcext:value-type="float">
            <text:p>0.998929560184479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 office:value-type="float" office:value="0.99992024898529" calcext:value-type="float">
            <text:p>0.99992024898529</text:p>
          </table:table-cell>
          <table:table-cell office:value-type="float" office:value="0.998878598213196" calcext:value-type="float">
            <text:p>0.998878598213196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3" office:value-type="float" office:value="0.999915063381195" calcext:value-type="float">
            <text:p>0.999915063381195</text:p>
          </table:table-cell>
          <table:table-cell office:value-type="float" office:value="0.999001264572144" calcext:value-type="float">
            <text:p>0.999001264572144</text:p>
          </table:table-cell>
          <table:table-cell table:number-columns-repeated="5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3" office:value-type="float" office:value="0.999904274940491" calcext:value-type="float">
            <text:p>0.999904274940491</text:p>
          </table:table-cell>
          <table:table-cell office:value-type="float" office:value="0.998989522457123" calcext:value-type="float">
            <text:p>0.998989522457123</text:p>
          </table:table-cell>
          <table:table-cell table:number-columns-repeated="5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3" office:value-type="float" office:value="0.999913156032562" calcext:value-type="float">
            <text:p>0.999913156032562</text:p>
          </table:table-cell>
          <table:table-cell office:value-type="float" office:value="0.999015867710114" calcext:value-type="float">
            <text:p>0.999015867710114</text:p>
          </table:table-cell>
          <table:table-cell table:number-columns-repeated="5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 office:value-type="float" office:value="0.999944388866425" calcext:value-type="float">
            <text:p>0.999944388866425</text:p>
          </table:table-cell>
          <table:table-cell office:value-type="float" office:value="0.999137222766876" calcext:value-type="float">
            <text:p>0.999137222766876</text:p>
          </table:table-cell>
          <table:table-cell table:number-columns-repeated="5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3" office:value-type="float" office:value="0.999940991401672" calcext:value-type="float">
            <text:p>0.999940991401672</text:p>
          </table:table-cell>
          <table:table-cell office:value-type="float" office:value="0.999190211296082" calcext:value-type="float">
            <text:p>0.999190211296082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 office:value-type="float" office:value="0.99992299079895" calcext:value-type="float">
            <text:p>0.99992299079895</text:p>
          </table:table-cell>
          <table:table-cell office:value-type="float" office:value="0.998789072036743" calcext:value-type="float">
            <text:p>0.998789072036743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3" office:value-type="float" office:value="0.999917507171631" calcext:value-type="float">
            <text:p>0.999917507171631</text:p>
          </table:table-cell>
          <table:table-cell office:value-type="float" office:value="0.998854398727417" calcext:value-type="float">
            <text:p>0.998854398727417</text:p>
          </table:table-cell>
          <table:table-cell table:number-columns-repeated="5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 office:value-type="float" office:value="0.999913096427918" calcext:value-type="float">
            <text:p>0.999913096427918</text:p>
          </table:table-cell>
          <table:table-cell office:value-type="float" office:value="0.998777747154236" calcext:value-type="float">
            <text:p>0.998777747154236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3" office:value-type="float" office:value="0.999914288520813" calcext:value-type="float">
            <text:p>0.999914288520813</text:p>
          </table:table-cell>
          <table:table-cell office:value-type="float" office:value="0.998738706111908" calcext:value-type="float">
            <text:p>0.998738706111908</text:p>
          </table:table-cell>
          <table:table-cell table:number-columns-repeated="5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 office:value-type="float" office:value="0.999882757663727" calcext:value-type="float">
            <text:p>0.999882757663727</text:p>
          </table:table-cell>
          <table:table-cell office:value-type="float" office:value="0.998817324638367" calcext:value-type="float">
            <text:p>0.998817324638367</text:p>
          </table:table-cell>
          <table:table-cell table:number-columns-repeated="5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3" office:value-type="float" office:value="0.999879002571106" calcext:value-type="float">
            <text:p>0.999879002571106</text:p>
          </table:table-cell>
          <table:table-cell office:value-type="float" office:value="0.998915433883667" calcext:value-type="float">
            <text:p>0.998915433883667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 office:value-type="float" office:value="0.999912679195404" calcext:value-type="float">
            <text:p>0.999912679195404</text:p>
          </table:table-cell>
          <table:table-cell office:value-type="float" office:value="0.998860657215118" calcext:value-type="float">
            <text:p>0.998860657215118</text:p>
          </table:table-cell>
          <table:table-cell table:number-columns-repeated="5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3" office:value-type="float" office:value="0.999885976314545" calcext:value-type="float">
            <text:p>0.999885976314545</text:p>
          </table:table-cell>
          <table:table-cell office:value-type="float" office:value="0.998944282531738" calcext:value-type="float">
            <text:p>0.998944282531738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 office:value-type="float" office:value="0.999866425991058" calcext:value-type="float">
            <text:p>0.999866425991058</text:p>
          </table:table-cell>
          <table:table-cell office:value-type="float" office:value="0.999012887477875" calcext:value-type="float">
            <text:p>0.999012887477875</text:p>
          </table:table-cell>
          <table:table-cell table:number-columns-repeated="5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3" office:value-type="float" office:value="0.999858677387238" calcext:value-type="float">
            <text:p>0.999858677387238</text:p>
          </table:table-cell>
          <table:table-cell office:value-type="float" office:value="0.998934090137482" calcext:value-type="float">
            <text:p>0.998934090137482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 office:value-type="float" office:value="0.999805450439453" calcext:value-type="float">
            <text:p>0.999805450439453</text:p>
          </table:table-cell>
          <table:table-cell office:value-type="float" office:value="0.998850047588348" calcext:value-type="float">
            <text:p>0.998850047588348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3" office:value-type="float" office:value="0.999775946140289" calcext:value-type="float">
            <text:p>0.999775946140289</text:p>
          </table:table-cell>
          <table:table-cell office:value-type="float" office:value="0.998902380466461" calcext:value-type="float">
            <text:p>0.998902380466461</text:p>
          </table:table-cell>
          <table:table-cell table:number-columns-repeated="5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 office:value-type="float" office:value="0.999827265739441" calcext:value-type="float">
            <text:p>0.999827265739441</text:p>
          </table:table-cell>
          <table:table-cell office:value-type="float" office:value="0.998488783836365" calcext:value-type="float">
            <text:p>0.998488783836365</text:p>
          </table:table-cell>
          <table:table-cell table:number-columns-repeated="5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3" office:value-type="float" office:value="0.999750435352325" calcext:value-type="float">
            <text:p>0.999750435352325</text:p>
          </table:table-cell>
          <table:table-cell office:value-type="float" office:value="0.998331665992737" calcext:value-type="float">
            <text:p>0.998331665992737</text:p>
          </table:table-cell>
          <table:table-cell table:number-columns-repeated="5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3" office:value-type="float" office:value="0.999723017215729" calcext:value-type="float">
            <text:p>0.999723017215729</text:p>
          </table:table-cell>
          <table:table-cell office:value-type="float" office:value="0.99848073720932" calcext:value-type="float">
            <text:p>0.99848073720932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3" office:value-type="float" office:value="0.999747097492218" calcext:value-type="float">
            <text:p>0.999747097492218</text:p>
          </table:table-cell>
          <table:table-cell office:value-type="float" office:value="0.998612225055695" calcext:value-type="float">
            <text:p>0.998612225055695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 office:value-type="float" office:value="0.999732315540314" calcext:value-type="float">
            <text:p>0.999732315540314</text:p>
          </table:table-cell>
          <table:table-cell office:value-type="float" office:value="0.998643219470978" calcext:value-type="float">
            <text:p>0.998643219470978</text:p>
          </table:table-cell>
          <table:table-cell table:number-columns-repeated="5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3" office:value-type="float" office:value="0.999782860279083" calcext:value-type="float">
            <text:p>0.999782860279083</text:p>
          </table:table-cell>
          <table:table-cell office:value-type="float" office:value="0.998692691326141" calcext:value-type="float">
            <text:p>0.998692691326141</text:p>
          </table:table-cell>
          <table:table-cell table:number-columns-repeated="5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 office:value-type="float" office:value="0.999711334705353" calcext:value-type="float">
            <text:p>0.999711334705353</text:p>
          </table:table-cell>
          <table:table-cell office:value-type="float" office:value="0.998756349086762" calcext:value-type="float">
            <text:p>0.998756349086762</text:p>
          </table:table-cell>
          <table:table-cell table:number-columns-repeated="5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3" office:value-type="float" office:value="0.99972665309906" calcext:value-type="float">
            <text:p>0.99972665309906</text:p>
          </table:table-cell>
          <table:table-cell office:value-type="float" office:value="0.998717725276947" calcext:value-type="float">
            <text:p>0.998717725276947</text:p>
          </table:table-cell>
          <table:table-cell table:number-columns-repeated="5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 office:value-type="float" office:value="0.999918818473816" calcext:value-type="float">
            <text:p>0.999918818473816</text:p>
          </table:table-cell>
          <table:table-cell office:value-type="float" office:value="0.998992264270782" calcext:value-type="float">
            <text:p>0.998992264270782</text:p>
          </table:table-cell>
          <table:table-cell table:number-columns-repeated="5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3" office:value-type="float" office:value="0.99994558095932" calcext:value-type="float">
            <text:p>0.99994558095932</text:p>
          </table:table-cell>
          <table:table-cell office:value-type="float" office:value="0.998978853225708" calcext:value-type="float">
            <text:p>0.998978853225708</text:p>
          </table:table-cell>
          <table:table-cell table:number-columns-repeated="5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 office:value-type="float" office:value="0.999931693077087" calcext:value-type="float">
            <text:p>0.999931693077087</text:p>
          </table:table-cell>
          <table:table-cell office:value-type="float" office:value="0.99907648563385" calcext:value-type="float">
            <text:p>0.99907648563385</text:p>
          </table:table-cell>
          <table:table-cell table:number-columns-repeated="5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3" office:value-type="float" office:value="0.999929845333099" calcext:value-type="float">
            <text:p>0.999929845333099</text:p>
          </table:table-cell>
          <table:table-cell office:value-type="float" office:value="0.998990774154663" calcext:value-type="float">
            <text:p>0.998990774154663</text:p>
          </table:table-cell>
          <table:table-cell table:number-columns-repeated="5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 office:value-type="float" office:value="0.999940395355225" calcext:value-type="float">
            <text:p>0.999940395355225</text:p>
          </table:table-cell>
          <table:table-cell office:value-type="float" office:value="0.999089539051056" calcext:value-type="float">
            <text:p>0.999089539051056</text:p>
          </table:table-cell>
          <table:table-cell table:number-columns-repeated="5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3" office:value-type="float" office:value="0.999940931797028" calcext:value-type="float">
            <text:p>0.999940931797028</text:p>
          </table:table-cell>
          <table:table-cell office:value-type="float" office:value="0.999061465263367" calcext:value-type="float">
            <text:p>0.999061465263367</text:p>
          </table:table-cell>
          <table:table-cell table:number-columns-repeated="5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 office:value-type="float" office:value="0.999949097633362" calcext:value-type="float">
            <text:p>0.999949097633362</text:p>
          </table:table-cell>
          <table:table-cell office:value-type="float" office:value="0.999001264572144" calcext:value-type="float">
            <text:p>0.999001264572144</text:p>
          </table:table-cell>
          <table:table-cell table:number-columns-repeated="5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" office:value-type="float" office:value="0.999955713748932" calcext:value-type="float">
            <text:p>0.999955713748932</text:p>
          </table:table-cell>
          <table:table-cell office:value-type="float" office:value="0.998940825462341" calcext:value-type="float">
            <text:p>0.998940825462341</text:p>
          </table:table-cell>
          <table:table-cell table:number-columns-repeated="5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 office:value-type="float" office:value="0.999950289726257" calcext:value-type="float">
            <text:p>0.999950289726257</text:p>
          </table:table-cell>
          <table:table-cell office:value-type="float" office:value="0.998893916606903" calcext:value-type="float">
            <text:p>0.998893916606903</text:p>
          </table:table-cell>
          <table:table-cell table:number-columns-repeated="5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3" office:value-type="float" office:value="0.999948680400848" calcext:value-type="float">
            <text:p>0.999948680400848</text:p>
          </table:table-cell>
          <table:table-cell office:value-type="float" office:value="0.999005138874054" calcext:value-type="float">
            <text:p>0.999005138874054</text:p>
          </table:table-cell>
          <table:table-cell table:number-columns-repeated="5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 office:value-type="float" office:value="0.99990040063858" calcext:value-type="float">
            <text:p>0.99990040063858</text:p>
          </table:table-cell>
          <table:table-cell office:value-type="float" office:value="0.99904876947403" calcext:value-type="float">
            <text:p>0.99904876947403</text:p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3" office:value-type="float" office:value="0.999901652336121" calcext:value-type="float">
            <text:p>0.999901652336121</text:p>
          </table:table-cell>
          <table:table-cell office:value-type="float" office:value="0.998987913131714" calcext:value-type="float">
            <text:p>0.998987913131714</text:p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 office:value-type="float" office:value="0.999893665313721" calcext:value-type="float">
            <text:p>0.999893665313721</text:p>
          </table:table-cell>
          <table:table-cell office:value-type="float" office:value="0.999032735824585" calcext:value-type="float">
            <text:p>0.999032735824585</text:p>
          </table:table-cell>
          <table:table-cell table:number-columns-repeated="5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3" office:value-type="float" office:value="0.999892830848694" calcext:value-type="float">
            <text:p>0.999892830848694</text:p>
          </table:table-cell>
          <table:table-cell office:value-type="float" office:value="0.998963594436646" calcext:value-type="float">
            <text:p>0.998963594436646</text:p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 office:value-type="float" office:value="0.999872505664825" calcext:value-type="float">
            <text:p>0.999872505664825</text:p>
          </table:table-cell>
          <table:table-cell office:value-type="float" office:value="0.99889862537384" calcext:value-type="float">
            <text:p>0.99889862537384</text:p>
          </table:table-cell>
          <table:table-cell table:number-columns-repeated="5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3" office:value-type="float" office:value="0.999560654163361" calcext:value-type="float">
            <text:p>0.999560654163361</text:p>
          </table:table-cell>
          <table:table-cell office:value-type="float" office:value="0.999058842658997" calcext:value-type="float">
            <text:p>0.999058842658997</text:p>
          </table:table-cell>
          <table:table-cell table:number-columns-repeated="5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 office:value-type="float" office:value="0.999828457832336" calcext:value-type="float">
            <text:p>0.999828457832336</text:p>
          </table:table-cell>
          <table:table-cell office:value-type="float" office:value="0.998927712440491" calcext:value-type="float">
            <text:p>0.998927712440491</text:p>
          </table:table-cell>
          <table:table-cell table:number-columns-repeated="5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3" office:value-type="float" office:value="0.996143758296967" calcext:value-type="float">
            <text:p>0.996143758296967</text:p>
          </table:table-cell>
          <table:table-cell office:value-type="float" office:value="0.997372925281525" calcext:value-type="float">
            <text:p>0.997372925281525</text:p>
          </table:table-cell>
          <table:table-cell table:number-columns-repeated="5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 office:value-type="float" office:value="0.999657571315765" calcext:value-type="float">
            <text:p>0.999657571315765</text:p>
          </table:table-cell>
          <table:table-cell office:value-type="float" office:value="0.996740818023681" calcext:value-type="float">
            <text:p>0.996740818023681</text:p>
          </table:table-cell>
          <table:table-cell table:number-columns-repeated="5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3" office:value-type="float" office:value="0.999598860740662" calcext:value-type="float">
            <text:p>0.999598860740662</text:p>
          </table:table-cell>
          <table:table-cell office:value-type="float" office:value="0.99881511926651" calcext:value-type="float">
            <text:p>0.99881511926651</text:p>
          </table:table-cell>
          <table:table-cell table:number-columns-repeated="5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 office:value-type="float" office:value="0.999074041843414" calcext:value-type="float">
            <text:p>0.999074041843414</text:p>
          </table:table-cell>
          <table:table-cell office:value-type="float" office:value="0.997676730155945" calcext:value-type="float">
            <text:p>0.997676730155945</text:p>
          </table:table-cell>
          <table:table-cell table:number-columns-repeated="5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3" office:value-type="float" office:value="0.963150680065155" calcext:value-type="float">
            <text:p>0.963150680065155</text:p>
          </table:table-cell>
          <table:table-cell office:value-type="float" office:value="0.982507288455963" calcext:value-type="float">
            <text:p>0.982507288455963</text:p>
          </table:table-cell>
          <table:table-cell table:number-columns-repeated="5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 office:value-type="float" office:value="0.986687660217285" calcext:value-type="float">
            <text:p>0.986687660217285</text:p>
          </table:table-cell>
          <table:table-cell office:value-type="float" office:value="0.944397449493408" calcext:value-type="float">
            <text:p>0.944397449493408</text:p>
          </table:table-cell>
          <table:table-cell table:number-columns-repeated="5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3" office:value-type="float" office:value="0.990052998065948" calcext:value-type="float">
            <text:p>0.990052998065948</text:p>
          </table:table-cell>
          <table:table-cell office:value-type="float" office:value="0.988781452178955" calcext:value-type="float">
            <text:p>0.988781452178955</text:p>
          </table:table-cell>
          <table:table-cell table:number-columns-repeated="5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 office:value-type="float" office:value="0.996886134147644" calcext:value-type="float">
            <text:p>0.996886134147644</text:p>
          </table:table-cell>
          <table:table-cell office:value-type="float" office:value="0.993414163589478" calcext:value-type="float">
            <text:p>0.993414163589478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3" office:value-type="float" office:value="0.995422780513763" calcext:value-type="float">
            <text:p>0.995422780513763</text:p>
          </table:table-cell>
          <table:table-cell office:value-type="float" office:value="0.987812340259552" calcext:value-type="float">
            <text:p>0.987812340259552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3" office:value-type="float" office:value="0.999973058700562" calcext:value-type="float">
            <text:p>0.999973058700562</text:p>
          </table:table-cell>
          <table:table-cell office:value-type="float" office:value="0.994634389877319" calcext:value-type="float">
            <text:p>0.994634389877319</text:p>
          </table:table-cell>
          <table:table-cell table:number-columns-repeated="5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3" office:value-type="float" office:value="0.999786496162415" calcext:value-type="float">
            <text:p>0.999786496162415</text:p>
          </table:table-cell>
          <table:table-cell office:value-type="float" office:value="0.997273862361908" calcext:value-type="float">
            <text:p>0.997273862361908</text:p>
          </table:table-cell>
          <table:table-cell table:number-columns-repeated="5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 office:value-type="float" office:value="0.999898433685303" calcext:value-type="float">
            <text:p>0.999898433685303</text:p>
          </table:table-cell>
          <table:table-cell office:value-type="float" office:value="0.997674524784088" calcext:value-type="float">
            <text:p>0.997674524784088</text:p>
          </table:table-cell>
          <table:table-cell table:number-columns-repeated="5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3" office:value-type="float" office:value="0.999902129173279" calcext:value-type="float">
            <text:p>0.999902129173279</text:p>
          </table:table-cell>
          <table:table-cell office:value-type="float" office:value="0.99844092130661" calcext:value-type="float">
            <text:p>0.99844092130661</text:p>
          </table:table-cell>
          <table:table-cell table:number-columns-repeated="5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 office:value-type="float" office:value="0.998843967914581" calcext:value-type="float">
            <text:p>0.998843967914581</text:p>
          </table:table-cell>
          <table:table-cell office:value-type="float" office:value="0.995924413204193" calcext:value-type="float">
            <text:p>0.995924413204193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3" office:value-type="float" office:value="0.999952018260956" calcext:value-type="float">
            <text:p>0.999952018260956</text:p>
          </table:table-cell>
          <table:table-cell office:value-type="float" office:value="0.997997045516968" calcext:value-type="float">
            <text:p>0.997997045516968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 office:value-type="float" office:value="0.999878883361816" calcext:value-type="float">
            <text:p>0.999878883361816</text:p>
          </table:table-cell>
          <table:table-cell office:value-type="float" office:value="0.99681282043457" calcext:value-type="float">
            <text:p>0.99681282043457</text:p>
          </table:table-cell>
          <table:table-cell table:number-columns-repeated="5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3" office:value-type="float" office:value="0.995015203952789" calcext:value-type="float">
            <text:p>0.995015203952789</text:p>
          </table:table-cell>
          <table:table-cell office:value-type="float" office:value="0.995989322662354" calcext:value-type="float">
            <text:p>0.995989322662354</text:p>
          </table:table-cell>
          <table:table-cell table:number-columns-repeated="5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 office:value-type="float" office:value="0.981424272060394" calcext:value-type="float">
            <text:p>0.981424272060394</text:p>
          </table:table-cell>
          <table:table-cell office:value-type="float" office:value="0.984674334526062" calcext:value-type="float">
            <text:p>0.984674334526062</text:p>
          </table:table-cell>
          <table:table-cell table:number-columns-repeated="5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3" office:value-type="float" office:value="0.856725752353668" calcext:value-type="float">
            <text:p>0.856725752353668</text:p>
          </table:table-cell>
          <table:table-cell office:value-type="float" office:value="0.939432978630066" calcext:value-type="float">
            <text:p>0.939432978630066</text:p>
          </table:table-cell>
          <table:table-cell table:number-columns-repeated="5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 office:value-type="float" office:value="0.987601161003113" calcext:value-type="float">
            <text:p>0.987601161003113</text:p>
          </table:table-cell>
          <table:table-cell office:value-type="float" office:value="0.897353410720825" calcext:value-type="float">
            <text:p>0.897353410720825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3" office:value-type="float" office:value="0.955785870552063" calcext:value-type="float">
            <text:p>0.955785870552063</text:p>
          </table:table-cell>
          <table:table-cell office:value-type="float" office:value="0.611386895179749" calcext:value-type="float">
            <text:p>0.611386895179749</text:p>
          </table:table-cell>
          <table:table-cell table:number-columns-repeated="5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62878942489624" calcext:value-type="float">
            <text:p>0.962878942489624</text:p>
          </table:table-cell>
          <table:table-cell office:value-type="float" office:value="0.679057002067566" calcext:value-type="float">
            <text:p>0.679057002067566</text:p>
          </table:table-cell>
          <table:table-cell table:number-columns-repeated="5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3" office:value-type="float" office:value="0.999453485012054" calcext:value-type="float">
            <text:p>0.999453485012054</text:p>
          </table:table-cell>
          <table:table-cell office:value-type="float" office:value="0.654822409152985" calcext:value-type="float">
            <text:p>0.654822409152985</text:p>
          </table:table-cell>
          <table:table-cell table:number-columns-repeated="5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3" office:value-type="float" office:value="0.999841570854187" calcext:value-type="float">
            <text:p>0.999841570854187</text:p>
          </table:table-cell>
          <table:table-cell office:value-type="float" office:value="0.975459575653076" calcext:value-type="float">
            <text:p>0.975459575653076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3" office:value-type="float" office:value="0.999789953231812" calcext:value-type="float">
            <text:p>0.999789953231812</text:p>
          </table:table-cell>
          <table:table-cell office:value-type="float" office:value="0.985967397689819" calcext:value-type="float">
            <text:p>0.985967397689819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 office:value-type="float" office:value="0.999440252780914" calcext:value-type="float">
            <text:p>0.999440252780914</text:p>
          </table:table-cell>
          <table:table-cell office:value-type="float" office:value="0.996126592159271" calcext:value-type="float">
            <text:p>0.996126592159271</text:p>
          </table:table-cell>
          <table:table-cell table:number-columns-repeated="5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3" office:value-type="float" office:value="0.999986827373504" calcext:value-type="float">
            <text:p>0.999986827373504</text:p>
          </table:table-cell>
          <table:table-cell office:value-type="float" office:value="0.99644011259079" calcext:value-type="float">
            <text:p>0.99644011259079</text:p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 office:value-type="float" office:value="0.999987781047821" calcext:value-type="float">
            <text:p>0.999987781047821</text:p>
          </table:table-cell>
          <table:table-cell office:value-type="float" office:value="0.990908801555634" calcext:value-type="float">
            <text:p>0.990908801555634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3" office:value-type="float" office:value="0.999988973140717" calcext:value-type="float">
            <text:p>0.999988973140717</text:p>
          </table:table-cell>
          <table:table-cell office:value-type="float" office:value="0.997266411781311" calcext:value-type="float">
            <text:p>0.997266411781311</text:p>
          </table:table-cell>
          <table:table-cell table:number-columns-repeated="5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 office:value-type="float" office:value="0.999988615512848" calcext:value-type="float">
            <text:p>0.999988615512848</text:p>
          </table:table-cell>
          <table:table-cell office:value-type="float" office:value="0.99577808380127" calcext:value-type="float">
            <text:p>0.99577808380127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3" office:value-type="float" office:value="0.999953150749206" calcext:value-type="float">
            <text:p>0.999953150749206</text:p>
          </table:table-cell>
          <table:table-cell office:value-type="float" office:value="0.984858930110931" calcext:value-type="float">
            <text:p>0.984858930110931</text:p>
          </table:table-cell>
          <table:table-cell table:number-columns-repeated="5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 office:value-type="float" office:value="0.999877512454987" calcext:value-type="float">
            <text:p>0.999877512454987</text:p>
          </table:table-cell>
          <table:table-cell office:value-type="float" office:value="0.968807220458984" calcext:value-type="float">
            <text:p>0.968807220458984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3" office:value-type="float" office:value="0.999936461448669" calcext:value-type="float">
            <text:p>0.999936461448669</text:p>
          </table:table-cell>
          <table:table-cell office:value-type="float" office:value="0.988054454326629" calcext:value-type="float">
            <text:p>0.988054454326629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 office:value-type="float" office:value="0.999719977378845" calcext:value-type="float">
            <text:p>0.999719977378845</text:p>
          </table:table-cell>
          <table:table-cell office:value-type="float" office:value="0.989679753780365" calcext:value-type="float">
            <text:p>0.989679753780365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3" office:value-type="float" office:value="0.999589323997498" calcext:value-type="float">
            <text:p>0.999589323997498</text:p>
          </table:table-cell>
          <table:table-cell office:value-type="float" office:value="0.98075944185257" calcext:value-type="float">
            <text:p>0.98075944185257</text:p>
          </table:table-cell>
          <table:table-cell table:number-columns-repeated="5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 office:value-type="float" office:value="0.999779582023621" calcext:value-type="float">
            <text:p>0.999779582023621</text:p>
          </table:table-cell>
          <table:table-cell office:value-type="float" office:value="0.976011216640472" calcext:value-type="float">
            <text:p>0.976011216640472</text:p>
          </table:table-cell>
          <table:table-cell table:number-columns-repeated="5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3" office:value-type="float" office:value="0.999749302864075" calcext:value-type="float">
            <text:p>0.999749302864075</text:p>
          </table:table-cell>
          <table:table-cell office:value-type="float" office:value="0.984755992889404" calcext:value-type="float">
            <text:p>0.984755992889404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99763011932373" calcext:value-type="float">
            <text:p>0.99763011932373</text:p>
          </table:table-cell>
          <table:table-cell table:number-columns-repeated="2" office:value-type="float" office:value="0.999233603477478" calcext:value-type="float">
            <text:p>0.999233603477478</text:p>
          </table:table-cell>
          <table:table-cell office:value-type="float" office:value="0.983734130859375" calcext:value-type="float">
            <text:p>0.983734130859375</text:p>
          </table:table-cell>
          <table:table-cell table:number-columns-repeated="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989850878715515" calcext:value-type="float">
            <text:p>0.989850878715515</text:p>
          </table:table-cell>
          <table:table-cell table:number-columns-repeated="2" office:value-type="float" office:value="0.99320650100708" calcext:value-type="float">
            <text:p>0.99320650100708</text:p>
          </table:table-cell>
          <table:table-cell office:value-type="float" office:value="0.983173966407776" calcext:value-type="float">
            <text:p>0.983173966407776</text:p>
          </table:table-cell>
          <table:table-cell table:number-columns-repeated="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4558751583099" calcext:value-type="float">
            <text:p>0.994558751583099</text:p>
          </table:table-cell>
          <table:table-cell office:value-type="float" office:value="0.961103916168213" calcext:value-type="float">
            <text:p>0.961103916168213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3" office:value-type="float" office:value="0.995474696159363" calcext:value-type="float">
            <text:p>0.995474696159363</text:p>
          </table:table-cell>
          <table:table-cell office:value-type="float" office:value="0.950587630271912" calcext:value-type="float">
            <text:p>0.950587630271912</text:p>
          </table:table-cell>
          <table:table-cell table:number-columns-repeated="5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 office:value-type="float" office:value="0.992854833602905" calcext:value-type="float">
            <text:p>0.992854833602905</text:p>
          </table:table-cell>
          <table:table-cell office:value-type="float" office:value="0.911104083061218" calcext:value-type="float">
            <text:p>0.911104083061218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3" office:value-type="float" office:value="0.99932986497879" calcext:value-type="float">
            <text:p>0.99932986497879</text:p>
          </table:table-cell>
          <table:table-cell office:value-type="float" office:value="0.926383316516876" calcext:value-type="float">
            <text:p>0.926383316516876</text:p>
          </table:table-cell>
          <table:table-cell table:number-columns-repeated="5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 office:value-type="float" office:value="0.999743938446045" calcext:value-type="float">
            <text:p>0.999743938446045</text:p>
          </table:table-cell>
          <table:table-cell office:value-type="float" office:value="0.950961649417877" calcext:value-type="float">
            <text:p>0.950961649417877</text:p>
          </table:table-cell>
          <table:table-cell table:number-columns-repeated="5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3" office:value-type="float" office:value="0.99969094991684" calcext:value-type="float">
            <text:p>0.99969094991684</text:p>
          </table:table-cell>
          <table:table-cell office:value-type="float" office:value="0.977713942527771" calcext:value-type="float">
            <text:p>0.977713942527771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 office:value-type="float" office:value="0.999750316143036" calcext:value-type="float">
            <text:p>0.999750316143036</text:p>
          </table:table-cell>
          <table:table-cell office:value-type="float" office:value="0.979854583740234" calcext:value-type="float">
            <text:p>0.979854583740234</text:p>
          </table:table-cell>
          <table:table-cell table:number-columns-repeated="5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3" office:value-type="float" office:value="0.999898612499237" calcext:value-type="float">
            <text:p>0.999898612499237</text:p>
          </table:table-cell>
          <table:table-cell office:value-type="float" office:value="0.982297658920288" calcext:value-type="float">
            <text:p>0.982297658920288</text:p>
          </table:table-cell>
          <table:table-cell table:number-columns-repeated="5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" office:value-type="float" office:value="0.999807000160217" calcext:value-type="float">
            <text:p>0.999807000160217</text:p>
          </table:table-cell>
          <table:table-cell office:value-type="float" office:value="0.958440601825714" calcext:value-type="float">
            <text:p>0.958440601825714</text:p>
          </table:table-cell>
          <table:table-cell table:number-columns-repeated="5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" office:value-type="float" office:value="0.999570488929748" calcext:value-type="float">
            <text:p>0.999570488929748</text:p>
          </table:table-cell>
          <table:table-cell office:value-type="float" office:value="0.943776488304138" calcext:value-type="float">
            <text:p>0.943776488304138</text:p>
          </table:table-cell>
          <table:table-cell table:number-columns-repeated="5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 office:value-type="float" office:value="0.999755859375" calcext:value-type="float">
            <text:p>0.999755859375</text:p>
          </table:table-cell>
          <table:table-cell office:value-type="float" office:value="0.959239602088928" calcext:value-type="float">
            <text:p>0.959239602088928</text:p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3" office:value-type="float" office:value="0.999440371990204" calcext:value-type="float">
            <text:p>0.999440371990204</text:p>
          </table:table-cell>
          <table:table-cell office:value-type="float" office:value="0.958434224128723" calcext:value-type="float">
            <text:p>0.958434224128723</text:p>
          </table:table-cell>
          <table:table-cell table:number-columns-repeated="5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 office:value-type="float" office:value="0.999687969684601" calcext:value-type="float">
            <text:p>0.999687969684601</text:p>
          </table:table-cell>
          <table:table-cell office:value-type="float" office:value="0.967081844806671" calcext:value-type="float">
            <text:p>0.967081844806671</text:p>
          </table:table-cell>
          <table:table-cell table:number-columns-repeated="5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3" office:value-type="float" office:value="0.999746799468994" calcext:value-type="float">
            <text:p>0.999746799468994</text:p>
          </table:table-cell>
          <table:table-cell office:value-type="float" office:value="0.97365814447403" calcext:value-type="float">
            <text:p>0.97365814447403</text:p>
          </table:table-cell>
          <table:table-cell table:number-columns-repeated="5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 office:value-type="float" office:value="0.999690294265747" calcext:value-type="float">
            <text:p>0.999690294265747</text:p>
          </table:table-cell>
          <table:table-cell office:value-type="float" office:value="0.976252257823944" calcext:value-type="float">
            <text:p>0.976252257823944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3" office:value-type="float" office:value="0.999832928180695" calcext:value-type="float">
            <text:p>0.999832928180695</text:p>
          </table:table-cell>
          <table:table-cell office:value-type="float" office:value="0.976668894290924" calcext:value-type="float">
            <text:p>0.976668894290924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 office:value-type="float" office:value="0.999477624893188" calcext:value-type="float">
            <text:p>0.999477624893188</text:p>
          </table:table-cell>
          <table:table-cell office:value-type="float" office:value="0.981312930583954" calcext:value-type="float">
            <text:p>0.981312930583954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3" office:value-type="float" office:value="0.999789834022522" calcext:value-type="float">
            <text:p>0.999789834022522</text:p>
          </table:table-cell>
          <table:table-cell office:value-type="float" office:value="0.978904187679291" calcext:value-type="float">
            <text:p>0.978904187679291</text:p>
          </table:table-cell>
          <table:table-cell table:number-columns-repeated="5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 office:value-type="float" office:value="0.999567925930023" calcext:value-type="float">
            <text:p>0.999567925930023</text:p>
          </table:table-cell>
          <table:table-cell office:value-type="float" office:value="0.969768106937408" calcext:value-type="float">
            <text:p>0.969768106937408</text:p>
          </table:table-cell>
          <table:table-cell table:number-columns-repeated="5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3" office:value-type="float" office:value="0.999582767486572" calcext:value-type="float">
            <text:p>0.999582767486572</text:p>
          </table:table-cell>
          <table:table-cell office:value-type="float" office:value="0.965154707431793" calcext:value-type="float">
            <text:p>0.965154707431793</text:p>
          </table:table-cell>
          <table:table-cell table:number-columns-repeated="5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 office:value-type="float" office:value="0.999779343605042" calcext:value-type="float">
            <text:p>0.999779343605042</text:p>
          </table:table-cell>
          <table:table-cell office:value-type="float" office:value="0.983155608177185" calcext:value-type="float">
            <text:p>0.983155608177185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3" office:value-type="float" office:value="0.999818563461304" calcext:value-type="float">
            <text:p>0.999818563461304</text:p>
          </table:table-cell>
          <table:table-cell office:value-type="float" office:value="0.981804311275482" calcext:value-type="float">
            <text:p>0.981804311275482</text:p>
          </table:table-cell>
          <table:table-cell table:number-columns-repeated="5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 office:value-type="float" office:value="0.999892592430115" calcext:value-type="float">
            <text:p>0.999892592430115</text:p>
          </table:table-cell>
          <table:table-cell office:value-type="float" office:value="0.973856091499329" calcext:value-type="float">
            <text:p>0.973856091499329</text:p>
          </table:table-cell>
          <table:table-cell table:number-columns-repeated="5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3" office:value-type="float" office:value="0.999918401241302" calcext:value-type="float">
            <text:p>0.999918401241302</text:p>
          </table:table-cell>
          <table:table-cell office:value-type="float" office:value="0.983893513679504" calcext:value-type="float">
            <text:p>0.983893513679504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 office:value-type="float" office:value="0.99990451335907" calcext:value-type="float">
            <text:p>0.99990451335907</text:p>
          </table:table-cell>
          <table:table-cell office:value-type="float" office:value="0.981117904186249" calcext:value-type="float">
            <text:p>0.981117904186249</text:p>
          </table:table-cell>
          <table:table-cell table:number-columns-repeated="5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3" office:value-type="float" office:value="0.99993908405304" calcext:value-type="float">
            <text:p>0.99993908405304</text:p>
          </table:table-cell>
          <table:table-cell office:value-type="float" office:value="0.985198259353638" calcext:value-type="float">
            <text:p>0.985198259353638</text:p>
          </table:table-cell>
          <table:table-cell table:number-columns-repeated="5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 office:value-type="float" office:value="0.999971270561218" calcext:value-type="float">
            <text:p>0.999971270561218</text:p>
          </table:table-cell>
          <table:table-cell office:value-type="float" office:value="0.98937726020813" calcext:value-type="float">
            <text:p>0.98937726020813</text:p>
          </table:table-cell>
          <table:table-cell table:number-columns-repeated="5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3" office:value-type="float" office:value="0.999978601932525" calcext:value-type="float">
            <text:p>0.999978601932525</text:p>
          </table:table-cell>
          <table:table-cell office:value-type="float" office:value="0.99084997177124" calcext:value-type="float">
            <text:p>0.99084997177124</text:p>
          </table:table-cell>
          <table:table-cell table:number-columns-repeated="5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" office:value-type="float" office:value="0.999985456466675" calcext:value-type="float">
            <text:p>0.999985456466675</text:p>
          </table:table-cell>
          <table:table-cell office:value-type="float" office:value="0.991090595722198" calcext:value-type="float">
            <text:p>0.991090595722198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" office:value-type="float" office:value="0.999989330768585" calcext:value-type="float">
            <text:p>0.999989330768585</text:p>
          </table:table-cell>
          <table:table-cell office:value-type="float" office:value="0.99222993850708" calcext:value-type="float">
            <text:p>0.99222993850708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 office:value-type="float" office:value="0.999990582466126" calcext:value-type="float">
            <text:p>0.999990582466126</text:p>
          </table:table-cell>
          <table:table-cell office:value-type="float" office:value="0.992732048034668" calcext:value-type="float">
            <text:p>0.992732048034668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3" office:value-type="float" office:value="0.999991416931152" calcext:value-type="float">
            <text:p>0.999991416931152</text:p>
          </table:table-cell>
          <table:table-cell office:value-type="float" office:value="0.993915557861328" calcext:value-type="float">
            <text:p>0.993915557861328</text:p>
          </table:table-cell>
          <table:table-cell table:number-columns-repeated="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 office:value-type="float" office:value="0.999990701675415" calcext:value-type="float">
            <text:p>0.999990701675415</text:p>
          </table:table-cell>
          <table:table-cell office:value-type="float" office:value="0.995135009288788" calcext:value-type="float">
            <text:p>0.995135009288788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3" office:value-type="float" office:value="0.999991476535797" calcext:value-type="float">
            <text:p>0.999991476535797</text:p>
          </table:table-cell>
          <table:table-cell office:value-type="float" office:value="0.996275544166565" calcext:value-type="float">
            <text:p>0.996275544166565</text:p>
          </table:table-cell>
          <table:table-cell table:number-columns-repeated="5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 office:value-type="float" office:value="0.999987542629242" calcext:value-type="float">
            <text:p>0.999987542629242</text:p>
          </table:table-cell>
          <table:table-cell office:value-type="float" office:value="0.995191752910614" calcext:value-type="float">
            <text:p>0.995191752910614</text:p>
          </table:table-cell>
          <table:table-cell table:number-columns-repeated="5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3" office:value-type="float" office:value="0.999985337257385" calcext:value-type="float">
            <text:p>0.999985337257385</text:p>
          </table:table-cell>
          <table:table-cell office:value-type="float" office:value="0.994461357593536" calcext:value-type="float">
            <text:p>0.994461357593536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 office:value-type="float" office:value="0.999967932701111" calcext:value-type="float">
            <text:p>0.999967932701111</text:p>
          </table:table-cell>
          <table:table-cell office:value-type="float" office:value="0.994679927825928" calcext:value-type="float">
            <text:p>0.994679927825928</text:p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" office:value-type="float" office:value="0.99995768070221" calcext:value-type="float">
            <text:p>0.99995768070221</text:p>
          </table:table-cell>
          <table:table-cell office:value-type="float" office:value="0.993987321853638" calcext:value-type="float">
            <text:p>0.993987321853638</text:p>
          </table:table-cell>
          <table:table-cell table:number-columns-repeated="5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 office:value-type="float" office:value="0.999953150749206" calcext:value-type="float">
            <text:p>0.999953150749206</text:p>
          </table:table-cell>
          <table:table-cell office:value-type="float" office:value="0.994366884231567" calcext:value-type="float">
            <text:p>0.994366884231567</text:p>
          </table:table-cell>
          <table:table-cell table:number-columns-repeated="5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3" office:value-type="float" office:value="0.999955117702484" calcext:value-type="float">
            <text:p>0.999955117702484</text:p>
          </table:table-cell>
          <table:table-cell office:value-type="float" office:value="0.992999732494354" calcext:value-type="float">
            <text:p>0.992999732494354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 office:value-type="float" office:value="0.999916851520538" calcext:value-type="float">
            <text:p>0.999916851520538</text:p>
          </table:table-cell>
          <table:table-cell office:value-type="float" office:value="0.990565419197082" calcext:value-type="float">
            <text:p>0.990565419197082</text:p>
          </table:table-cell>
          <table:table-cell table:number-columns-repeated="5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3" office:value-type="float" office:value="0.9999178647995" calcext:value-type="float">
            <text:p>0.9999178647995</text:p>
          </table:table-cell>
          <table:table-cell office:value-type="float" office:value="0.980506896972656" calcext:value-type="float">
            <text:p>0.980506896972656</text:p>
          </table:table-cell>
          <table:table-cell table:number-columns-repeated="5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 office:value-type="float" office:value="0.99994432926178" calcext:value-type="float">
            <text:p>0.99994432926178</text:p>
          </table:table-cell>
          <table:table-cell office:value-type="float" office:value="0.987580716609955" calcext:value-type="float">
            <text:p>0.987580716609955</text:p>
          </table:table-cell>
          <table:table-cell table:number-columns-repeated="5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.999949991703033" calcext:value-type="float">
            <text:p>0.999949991703033</text:p>
          </table:table-cell>
          <table:table-cell office:value-type="float" office:value="0.990260064601898" calcext:value-type="float">
            <text:p>0.990260064601898</text:p>
          </table:table-cell>
          <table:table-cell table:number-columns-repeated="5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 office:value-type="float" office:value="0.999949514865875" calcext:value-type="float">
            <text:p>0.999949514865875</text:p>
          </table:table-cell>
          <table:table-cell office:value-type="float" office:value="0.987058997154236" calcext:value-type="float">
            <text:p>0.987058997154236</text:p>
          </table:table-cell>
          <table:table-cell table:number-columns-repeated="5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3" office:value-type="float" office:value="0.99993222951889" calcext:value-type="float">
            <text:p>0.99993222951889</text:p>
          </table:table-cell>
          <table:table-cell office:value-type="float" office:value="0.986558556556702" calcext:value-type="float">
            <text:p>0.986558556556702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.999936938285827" calcext:value-type="float">
            <text:p>0.999936938285827</text:p>
          </table:table-cell>
          <table:table-cell office:value-type="float" office:value="0.987867832183838" calcext:value-type="float">
            <text:p>0.987867832183838</text:p>
          </table:table-cell>
          <table:table-cell table:number-columns-repeated="5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.99993622303009" calcext:value-type="float">
            <text:p>0.99993622303009</text:p>
          </table:table-cell>
          <table:table-cell office:value-type="float" office:value="0.986511290073395" calcext:value-type="float">
            <text:p>0.986511290073395</text:p>
          </table:table-cell>
          <table:table-cell table:number-columns-repeated="5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.999934017658233" calcext:value-type="float">
            <text:p>0.999934017658233</text:p>
          </table:table-cell>
          <table:table-cell office:value-type="float" office:value="0.98615837097168" calcext:value-type="float">
            <text:p>0.98615837097168</text:p>
          </table:table-cell>
          <table:table-cell table:number-columns-repeated="5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 office:value-type="float" office:value="0.99992436170578" calcext:value-type="float">
            <text:p>0.99992436170578</text:p>
          </table:table-cell>
          <table:table-cell office:value-type="float" office:value="0.988270342350006" calcext:value-type="float">
            <text:p>0.988270342350006</text:p>
          </table:table-cell>
          <table:table-cell table:number-columns-repeated="5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.99993759393692" calcext:value-type="float">
            <text:p>0.99993759393692</text:p>
          </table:table-cell>
          <table:table-cell office:value-type="float" office:value="0.989334225654602" calcext:value-type="float">
            <text:p>0.989334225654602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.999928712844849" calcext:value-type="float">
            <text:p>0.999928712844849</text:p>
          </table:table-cell>
          <table:table-cell office:value-type="float" office:value="0.98785924911499" calcext:value-type="float">
            <text:p>0.98785924911499</text:p>
          </table:table-cell>
          <table:table-cell table:number-columns-repeated="5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.999961137771606" calcext:value-type="float">
            <text:p>0.999961137771606</text:p>
          </table:table-cell>
          <table:table-cell office:value-type="float" office:value="0.991722881793976" calcext:value-type="float">
            <text:p>0.991722881793976</text:p>
          </table:table-cell>
          <table:table-cell table:number-columns-repeated="5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.999947130680084" calcext:value-type="float">
            <text:p>0.999947130680084</text:p>
          </table:table-cell>
          <table:table-cell office:value-type="float" office:value="0.993620693683624" calcext:value-type="float">
            <text:p>0.993620693683624</text:p>
          </table:table-cell>
          <table:table-cell table:number-columns-repeated="5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.999959945678711" calcext:value-type="float">
            <text:p>0.999959945678711</text:p>
          </table:table-cell>
          <table:table-cell office:value-type="float" office:value="0.992723643779754" calcext:value-type="float">
            <text:p>0.992723643779754</text:p>
          </table:table-cell>
          <table:table-cell table:number-columns-repeated="5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.999971747398376" calcext:value-type="float">
            <text:p>0.999971747398376</text:p>
          </table:table-cell>
          <table:table-cell office:value-type="float" office:value="0.993825197219849" calcext:value-type="float">
            <text:p>0.993825197219849</text:p>
          </table:table-cell>
          <table:table-cell table:number-columns-repeated="5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.99994683265686" calcext:value-type="float">
            <text:p>0.99994683265686</text:p>
          </table:table-cell>
          <table:table-cell office:value-type="float" office:value="0.995227158069611" calcext:value-type="float">
            <text:p>0.995227158069611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.999951720237732" calcext:value-type="float">
            <text:p>0.999951720237732</text:p>
          </table:table-cell>
          <table:table-cell office:value-type="float" office:value="0.996042728424072" calcext:value-type="float">
            <text:p>0.996042728424072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.999957263469696" calcext:value-type="float">
            <text:p>0.999957263469696</text:p>
          </table:table-cell>
          <table:table-cell office:value-type="float" office:value="0.993489623069763" calcext:value-type="float">
            <text:p>0.993489623069763</text:p>
          </table:table-cell>
          <table:table-cell table:number-columns-repeated="5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.999962627887726" calcext:value-type="float">
            <text:p>0.999962627887726</text:p>
          </table:table-cell>
          <table:table-cell office:value-type="float" office:value="0.99272620677948" calcext:value-type="float">
            <text:p>0.99272620677948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.999962449073792" calcext:value-type="float">
            <text:p>0.999962449073792</text:p>
          </table:table-cell>
          <table:table-cell office:value-type="float" office:value="0.992602348327637" calcext:value-type="float">
            <text:p>0.992602348327637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.999954044818878" calcext:value-type="float">
            <text:p>0.999954044818878</text:p>
          </table:table-cell>
          <table:table-cell office:value-type="float" office:value="0.99275141954422" calcext:value-type="float">
            <text:p>0.99275141954422</text:p>
          </table:table-cell>
          <table:table-cell table:number-columns-repeated="5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.999959468841553" calcext:value-type="float">
            <text:p>0.999959468841553</text:p>
          </table:table-cell>
          <table:table-cell office:value-type="float" office:value="0.992211103439331" calcext:value-type="float">
            <text:p>0.992211103439331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.999955296516418" calcext:value-type="float">
            <text:p>0.999955296516418</text:p>
          </table:table-cell>
          <table:table-cell office:value-type="float" office:value="0.992672264575958" calcext:value-type="float">
            <text:p>0.992672264575958</text:p>
          </table:table-cell>
          <table:table-cell table:number-columns-repeated="5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.999953746795654" calcext:value-type="float">
            <text:p>0.999953746795654</text:p>
          </table:table-cell>
          <table:table-cell office:value-type="float" office:value="0.992947816848755" calcext:value-type="float">
            <text:p>0.992947816848755</text:p>
          </table:table-cell>
          <table:table-cell table:number-columns-repeated="5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.999962151050568" calcext:value-type="float">
            <text:p>0.999962151050568</text:p>
          </table:table-cell>
          <table:table-cell office:value-type="float" office:value="0.993317365646362" calcext:value-type="float">
            <text:p>0.993317365646362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.999952614307404" calcext:value-type="float">
            <text:p>0.999952614307404</text:p>
          </table:table-cell>
          <table:table-cell office:value-type="float" office:value="0.992378175258636" calcext:value-type="float">
            <text:p>0.992378175258636</text:p>
          </table:table-cell>
          <table:table-cell table:number-columns-repeated="5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.999961733818054" calcext:value-type="float">
            <text:p>0.999961733818054</text:p>
          </table:table-cell>
          <table:table-cell office:value-type="float" office:value="0.993008732795715" calcext:value-type="float">
            <text:p>0.993008732795715</text:p>
          </table:table-cell>
          <table:table-cell table:number-columns-repeated="5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.999971508979797" calcext:value-type="float">
            <text:p>0.999971508979797</text:p>
          </table:table-cell>
          <table:table-cell office:value-type="float" office:value="0.994321823120117" calcext:value-type="float">
            <text:p>0.994321823120117</text:p>
          </table:table-cell>
          <table:table-cell table:number-columns-repeated="5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.999969840049744" calcext:value-type="float">
            <text:p>0.999969840049744</text:p>
          </table:table-cell>
          <table:table-cell office:value-type="float" office:value="0.994550228118896" calcext:value-type="float">
            <text:p>0.994550228118896</text:p>
          </table:table-cell>
          <table:table-cell table:number-columns-repeated="5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.999966144561768" calcext:value-type="float">
            <text:p>0.999966144561768</text:p>
          </table:table-cell>
          <table:table-cell office:value-type="float" office:value="0.994808375835419" calcext:value-type="float">
            <text:p>0.994808375835419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.999975204467773" calcext:value-type="float">
            <text:p>0.999975204467773</text:p>
          </table:table-cell>
          <table:table-cell office:value-type="float" office:value="0.994910776615143" calcext:value-type="float">
            <text:p>0.994910776615143</text:p>
          </table:table-cell>
          <table:table-cell table:number-columns-repeated="5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.99997752904892" calcext:value-type="float">
            <text:p>0.99997752904892</text:p>
          </table:table-cell>
          <table:table-cell office:value-type="float" office:value="0.993191480636597" calcext:value-type="float">
            <text:p>0.993191480636597</text:p>
          </table:table-cell>
          <table:table-cell table:number-columns-repeated="5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.99997341632843" calcext:value-type="float">
            <text:p>0.99997341632843</text:p>
          </table:table-cell>
          <table:table-cell office:value-type="float" office:value="0.993087470531464" calcext:value-type="float">
            <text:p>0.993087470531464</text:p>
          </table:table-cell>
          <table:table-cell table:number-columns-repeated="5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.999972879886627" calcext:value-type="float">
            <text:p>0.999972879886627</text:p>
          </table:table-cell>
          <table:table-cell office:value-type="float" office:value="0.992661714553833" calcext:value-type="float">
            <text:p>0.992661714553833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.999977588653564" calcext:value-type="float">
            <text:p>0.999977588653564</text:p>
          </table:table-cell>
          <table:table-cell office:value-type="float" office:value="0.992791533470154" calcext:value-type="float">
            <text:p>0.992791533470154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.999955058097839" calcext:value-type="float">
            <text:p>0.999955058097839</text:p>
          </table:table-cell>
          <table:table-cell office:value-type="float" office:value="0.993587970733643" calcext:value-type="float">
            <text:p>0.993587970733643</text:p>
          </table:table-cell>
          <table:table-cell table:number-columns-repeated="5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.999964535236358" calcext:value-type="float">
            <text:p>0.999964535236358</text:p>
          </table:table-cell>
          <table:table-cell office:value-type="float" office:value="0.993492186069488" calcext:value-type="float">
            <text:p>0.993492186069488</text:p>
          </table:table-cell>
          <table:table-cell table:number-columns-repeated="5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.999948740005493" calcext:value-type="float">
            <text:p>0.999948740005493</text:p>
          </table:table-cell>
          <table:table-cell office:value-type="float" office:value="0.989831328392029" calcext:value-type="float">
            <text:p>0.989831328392029</text:p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.999939262866974" calcext:value-type="float">
            <text:p>0.999939262866974</text:p>
          </table:table-cell>
          <table:table-cell office:value-type="float" office:value="0.986280202865601" calcext:value-type="float">
            <text:p>0.986280202865601</text:p>
          </table:table-cell>
          <table:table-cell table:number-columns-repeated="5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.999928593635559" calcext:value-type="float">
            <text:p>0.999928593635559</text:p>
          </table:table-cell>
          <table:table-cell office:value-type="float" office:value="0.987156569957733" calcext:value-type="float">
            <text:p>0.987156569957733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.999914944171906" calcext:value-type="float">
            <text:p>0.999914944171906</text:p>
          </table:table-cell>
          <table:table-cell office:value-type="float" office:value="0.985864222049713" calcext:value-type="float">
            <text:p>0.985864222049713</text:p>
          </table:table-cell>
          <table:table-cell table:number-columns-repeated="5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.999919652938843" calcext:value-type="float">
            <text:p>0.999919652938843</text:p>
          </table:table-cell>
          <table:table-cell office:value-type="float" office:value="0.988035142421722" calcext:value-type="float">
            <text:p>0.988035142421722</text:p>
          </table:table-cell>
          <table:table-cell table:number-columns-repeated="5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.999934911727905" calcext:value-type="float">
            <text:p>0.999934911727905</text:p>
          </table:table-cell>
          <table:table-cell office:value-type="float" office:value="0.985360503196716" calcext:value-type="float">
            <text:p>0.985360503196716</text:p>
          </table:table-cell>
          <table:table-cell table:number-columns-repeated="5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.999926209449768" calcext:value-type="float">
            <text:p>0.999926209449768</text:p>
          </table:table-cell>
          <table:table-cell office:value-type="float" office:value="0.990619659423828" calcext:value-type="float">
            <text:p>0.990619659423828</text:p>
          </table:table-cell>
          <table:table-cell table:number-columns-repeated="5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.999957084655762" calcext:value-type="float">
            <text:p>0.999957084655762</text:p>
          </table:table-cell>
          <table:table-cell office:value-type="float" office:value="0.992953419685364" calcext:value-type="float">
            <text:p>0.992953419685364</text:p>
          </table:table-cell>
          <table:table-cell table:number-columns-repeated="5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.99998539686203" calcext:value-type="float">
            <text:p>0.99998539686203</text:p>
          </table:table-cell>
          <table:table-cell office:value-type="float" office:value="0.995305061340332" calcext:value-type="float">
            <text:p>0.995305061340332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.999986171722412" calcext:value-type="float">
            <text:p>0.999986171722412</text:p>
          </table:table-cell>
          <table:table-cell office:value-type="float" office:value="0.997760772705078" calcext:value-type="float">
            <text:p>0.997760772705078</text:p>
          </table:table-cell>
          <table:table-cell table:number-columns-repeated="5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.999975264072418" calcext:value-type="float">
            <text:p>0.999975264072418</text:p>
          </table:table-cell>
          <table:table-cell office:value-type="float" office:value="0.997550308704376" calcext:value-type="float">
            <text:p>0.997550308704376</text:p>
          </table:table-cell>
          <table:table-cell table:number-columns-repeated="5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.999986290931702" calcext:value-type="float">
            <text:p>0.999986290931702</text:p>
          </table:table-cell>
          <table:table-cell office:value-type="float" office:value="0.998896718025208" calcext:value-type="float">
            <text:p>0.998896718025208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.999980688095093" calcext:value-type="float">
            <text:p>0.999980688095093</text:p>
          </table:table-cell>
          <table:table-cell office:value-type="float" office:value="0.99832284450531" calcext:value-type="float">
            <text:p>0.99832284450531</text:p>
          </table:table-cell>
          <table:table-cell table:number-columns-repeated="5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.998290002346039" calcext:value-type="float">
            <text:p>0.998290002346039</text:p>
          </table:table-cell>
          <table:table-cell office:value-type="float" office:value="0.993669867515564" calcext:value-type="float">
            <text:p>0.993669867515564</text:p>
          </table:table-cell>
          <table:table-cell table:number-columns-repeated="5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.999043762683868" calcext:value-type="float">
            <text:p>0.999043762683868</text:p>
          </table:table-cell>
          <table:table-cell office:value-type="float" office:value="0.998559892177582" calcext:value-type="float">
            <text:p>0.998559892177582</text:p>
          </table:table-cell>
          <table:table-cell table:number-columns-repeated="5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.999504446983337" calcext:value-type="float">
            <text:p>0.999504446983337</text:p>
          </table:table-cell>
          <table:table-cell office:value-type="float" office:value="0.993636667728424" calcext:value-type="float">
            <text:p>0.993636667728424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.999713063240051" calcext:value-type="float">
            <text:p>0.999713063240051</text:p>
          </table:table-cell>
          <table:table-cell office:value-type="float" office:value="0.997944951057434" calcext:value-type="float">
            <text:p>0.997944951057434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.999969661235809" calcext:value-type="float">
            <text:p>0.999969661235809</text:p>
          </table:table-cell>
          <table:table-cell office:value-type="float" office:value="0.998968482017517" calcext:value-type="float">
            <text:p>0.998968482017517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 office:value-type="float" office:value="0.999912559986114" calcext:value-type="float">
            <text:p>0.999912559986114</text:p>
          </table:table-cell>
          <table:table-cell office:value-type="float" office:value="0.997624576091766" calcext:value-type="float">
            <text:p>0.997624576091766</text:p>
          </table:table-cell>
          <table:table-cell table:number-columns-repeated="5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.999913394451141" calcext:value-type="float">
            <text:p>0.999913394451141</text:p>
          </table:table-cell>
          <table:table-cell office:value-type="float" office:value="0.998218178749084" calcext:value-type="float">
            <text:p>0.998218178749084</text:p>
          </table:table-cell>
          <table:table-cell table:number-columns-repeated="5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 office:value-type="float" office:value="0.999062895774841" calcext:value-type="float">
            <text:p>0.999062895774841</text:p>
          </table:table-cell>
          <table:table-cell office:value-type="float" office:value="0.999299585819244" calcext:value-type="float">
            <text:p>0.999299585819244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" office:value-type="float" office:value="0.99891722202301" calcext:value-type="float">
            <text:p>0.99891722202301</text:p>
          </table:table-cell>
          <table:table-cell office:value-type="float" office:value="0.995983242988586" calcext:value-type="float">
            <text:p>0.995983242988586</text:p>
          </table:table-cell>
          <table:table-cell table:number-columns-repeated="5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 office:value-type="float" office:value="0.999523937702179" calcext:value-type="float">
            <text:p>0.999523937702179</text:p>
          </table:table-cell>
          <table:table-cell office:value-type="float" office:value="0.996326208114624" calcext:value-type="float">
            <text:p>0.996326208114624</text:p>
          </table:table-cell>
          <table:table-cell table:number-columns-repeated="5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3" office:value-type="float" office:value="0.996710300445556" calcext:value-type="float">
            <text:p>0.996710300445556</text:p>
          </table:table-cell>
          <table:table-cell office:value-type="float" office:value="0.986496925354004" calcext:value-type="float">
            <text:p>0.986496925354004</text:p>
          </table:table-cell>
          <table:table-cell table:number-columns-repeated="5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 office:value-type="float" office:value="0.985302269458771" calcext:value-type="float">
            <text:p>0.985302269458771</text:p>
          </table:table-cell>
          <table:table-cell office:value-type="float" office:value="0.973652005195618" calcext:value-type="float">
            <text:p>0.973652005195618</text:p>
          </table:table-cell>
          <table:table-cell table:number-columns-repeated="5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3" office:value-type="float" office:value="0.944613099098206" calcext:value-type="float">
            <text:p>0.944613099098206</text:p>
          </table:table-cell>
          <table:table-cell office:value-type="float" office:value="0.969864368438721" calcext:value-type="float">
            <text:p>0.969864368438721</text:p>
          </table:table-cell>
          <table:table-cell table:number-columns-repeated="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794967889785767" calcext:value-type="float">
            <text:p>0.794967889785767</text:p>
          </table:table-cell>
          <table:table-cell office:value-type="float" office:value="0.720250964164734" calcext:value-type="float">
            <text:p>0.720250964164734</text:p>
          </table:table-cell>
          <table:table-cell table:number-columns-repeated="5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</table:table>
      <table:table table:name="FPS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yolov3-converted</text:p>
          </table:table-cell>
          <table:table-cell office:value-type="string" calcext:value-type="string">
            <text:p>yolov3-origin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0.803148942884432" calcext:value-type="float">
            <text:p>0.803148942884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5" calcext:value-type="float">
            <text:p>4.85</text:p>
          </table:table-cell>
          <table:table-cell office:value-type="float" office:value="1.30200470599922" calcext:value-type="float">
            <text:p>1.30200470599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5" calcext:value-type="float">
            <text:p>4.75</text:p>
          </table:table-cell>
          <table:table-cell office:value-type="float" office:value="1.64271276268673" calcext:value-type="float">
            <text:p>1.642712762686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5" calcext:value-type="float">
            <text:p>4.75</text:p>
          </table:table-cell>
          <table:table-cell office:value-type="float" office:value="1.86147010640877" calcext:value-type="float">
            <text:p>1.86147010640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9" calcext:value-type="float">
            <text:p>4.19</text:p>
          </table:table-cell>
          <table:table-cell office:value-type="float" office:value="2.00200587021565" calcext:value-type="float">
            <text:p>2.00200587021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3" calcext:value-type="float">
            <text:p>3.63</text:p>
          </table:table-cell>
          <table:table-cell office:value-type="float" office:value="2.15055034426052" calcext:value-type="float">
            <text:p>2.150550344260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1" calcext:value-type="float">
            <text:p>4.61</text:p>
          </table:table-cell>
          <table:table-cell office:value-type="float" office:value="2.27701080660274" calcext:value-type="float">
            <text:p>2.277010806602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3" calcext:value-type="float">
            <text:p>3.53</text:p>
          </table:table-cell>
          <table:table-cell office:value-type="float" office:value="2.37340071250618" calcext:value-type="float">
            <text:p>2.373400712506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2.46268843377753" calcext:value-type="float">
            <text:p>2.46268843377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4" calcext:value-type="float">
            <text:p>4.34</text:p>
          </table:table-cell>
          <table:table-cell office:value-type="float" office:value="2.53263902751778" calcext:value-type="float">
            <text:p>2.53263902751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1" calcext:value-type="float">
            <text:p>3.61</text:p>
          </table:table-cell>
          <table:table-cell office:value-type="float" office:value="2.5985449000508" calcext:value-type="float">
            <text:p>2.59854490005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9" calcext:value-type="float">
            <text:p>1.69</text:p>
          </table:table-cell>
          <table:table-cell office:value-type="float" office:value="2.6547531421506" calcext:value-type="float">
            <text:p>2.6547531421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3" calcext:value-type="float">
            <text:p>2.53</text:p>
          </table:table-cell>
          <table:table-cell office:value-type="float" office:value="2.61281644955471" calcext:value-type="float">
            <text:p>2.61281644955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8" calcext:value-type="float">
            <text:p>2.68</text:p>
          </table:table-cell>
          <table:table-cell office:value-type="float" office:value="2.62088551890741" calcext:value-type="float">
            <text:p>2.62088551890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42" calcext:value-type="float">
            <text:p>3.42</text:p>
          </table:table-cell>
          <table:table-cell office:value-type="float" office:value="2.65756988403765" calcext:value-type="float">
            <text:p>2.657569884037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  <table:table-cell office:value-type="float" office:value="2.65494299530034" calcext:value-type="float">
            <text:p>2.65494299530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 office:value-type="float" office:value="2.68267703470884" calcext:value-type="float">
            <text:p>2.682677034708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2" calcext:value-type="float">
            <text:p>2.92</text:p>
          </table:table-cell>
          <table:table-cell office:value-type="float" office:value="2.71471242897373" calcext:value-type="float">
            <text:p>2.71471242897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8" calcext:value-type="float">
            <text:p>3.28</text:p>
          </table:table-cell>
          <table:table-cell office:value-type="float" office:value="2.74283272376735" calcext:value-type="float">
            <text:p>2.742832723767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1" calcext:value-type="float">
            <text:p>4.81</text:p>
          </table:table-cell>
          <table:table-cell office:value-type="float" office:value="2.72996800102786" calcext:value-type="float">
            <text:p>2.729968001027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9" calcext:value-type="float">
            <text:p>4.79</text:p>
          </table:table-cell>
          <table:table-cell office:value-type="float" office:value="2.94971477080763" calcext:value-type="float">
            <text:p>2.949714770807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.8</text:p>
          </table:table-cell>
          <table:table-cell office:value-type="float" office:value="2.86925642185602" calcext:value-type="float">
            <text:p>2.869256421856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41" calcext:value-type="float">
            <text:p>4.41</text:p>
          </table:table-cell>
          <table:table-cell office:value-type="float" office:value="2.74516474670688" calcext:value-type="float">
            <text:p>2.74516474670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86" calcext:value-type="float">
            <text:p>4.86</text:p>
          </table:table-cell>
          <table:table-cell office:value-type="float" office:value="2.67921270071959" calcext:value-type="float">
            <text:p>2.679212700719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84" calcext:value-type="float">
            <text:p>4.84</text:p>
          </table:table-cell>
          <table:table-cell office:value-type="float" office:value="2.68983493729464" calcext:value-type="float">
            <text:p>2.689834937294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3" calcext:value-type="float">
            <text:p>4.73</text:p>
          </table:table-cell>
          <table:table-cell office:value-type="float" office:value="2.67364193981038" calcext:value-type="float">
            <text:p>2.673641939810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53" calcext:value-type="float">
            <text:p>2.53</text:p>
          </table:table-cell>
          <table:table-cell office:value-type="float" office:value="2.60824180740917" calcext:value-type="float">
            <text:p>2.608241807409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3" calcext:value-type="float">
            <text:p>3.73</text:p>
          </table:table-cell>
          <table:table-cell office:value-type="float" office:value="2.5284650225119" calcext:value-type="float">
            <text:p>2.52846502251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33" calcext:value-type="float">
            <text:p>4.33</text:p>
          </table:table-cell>
          <table:table-cell office:value-type="float" office:value="2.46303737147543" calcext:value-type="float">
            <text:p>2.463037371475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67" calcext:value-type="float">
            <text:p>4.67</text:p>
          </table:table-cell>
          <table:table-cell office:value-type="float" office:value="2.43638215689117" calcext:value-type="float">
            <text:p>2.436382156891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3" calcext:value-type="float">
            <text:p>4.33</text:p>
          </table:table-cell>
          <table:table-cell office:value-type="float" office:value="2.40092659661781" calcext:value-type="float">
            <text:p>2.400926596617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3" calcext:value-type="float">
            <text:p>4.3</text:p>
          </table:table-cell>
          <table:table-cell office:value-type="float" office:value="2.40169599898946" calcext:value-type="float">
            <text:p>2.401695998989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57" calcext:value-type="float">
            <text:p>4.57</text:p>
          </table:table-cell>
          <table:table-cell office:value-type="float" office:value="2.44974981976457" calcext:value-type="float">
            <text:p>2.449749819764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.8</text:p>
          </table:table-cell>
          <table:table-cell office:value-type="float" office:value="2.47130323161639" calcext:value-type="float">
            <text:p>2.471303231616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83" calcext:value-type="float">
            <text:p>4.83</text:p>
          </table:table-cell>
          <table:table-cell office:value-type="float" office:value="2.47302328503416" calcext:value-type="float">
            <text:p>2.473023285034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83" calcext:value-type="float">
            <text:p>4.83</text:p>
          </table:table-cell>
          <table:table-cell office:value-type="float" office:value="2.49758923291934" calcext:value-type="float">
            <text:p>2.497589232919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82" calcext:value-type="float">
            <text:p>4.82</text:p>
          </table:table-cell>
          <table:table-cell office:value-type="float" office:value="2.49591660981737" calcext:value-type="float">
            <text:p>2.49591660981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84" calcext:value-type="float">
            <text:p>4.84</text:p>
          </table:table-cell>
          <table:table-cell office:value-type="float" office:value="2.48139576145138" calcext:value-type="float">
            <text:p>2.481395761451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65" calcext:value-type="float">
            <text:p>4.65</text:p>
          </table:table-cell>
          <table:table-cell office:value-type="float" office:value="2.4743924985208" calcext:value-type="float">
            <text:p>2.47439249852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31" calcext:value-type="float">
            <text:p>2.31</text:p>
          </table:table-cell>
          <table:table-cell office:value-type="float" office:value="2.48278014284481" calcext:value-type="float">
            <text:p>2.482780142844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1" calcext:value-type="float">
            <text:p>4.01</text:p>
          </table:table-cell>
          <table:table-cell office:value-type="float" office:value="2.6098628116838" calcext:value-type="float">
            <text:p>2.60986281168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85" calcext:value-type="float">
            <text:p>4.85</text:p>
          </table:table-cell>
          <table:table-cell office:value-type="float" office:value="2.65707242059586" calcext:value-type="float">
            <text:p>2.657072420595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63" calcext:value-type="float">
            <text:p>4.63</text:p>
          </table:table-cell>
          <table:table-cell office:value-type="float" office:value="2.76813296793195" calcext:value-type="float">
            <text:p>2.768132967931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32" calcext:value-type="float">
            <text:p>2.32</text:p>
          </table:table-cell>
          <table:table-cell office:value-type="float" office:value="2.85261309053194" calcext:value-type="float">
            <text:p>2.852613090531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21" calcext:value-type="float">
            <text:p>3.21</text:p>
          </table:table-cell>
          <table:table-cell office:value-type="float" office:value="2.85672884732501" calcext:value-type="float">
            <text:p>2.856728847325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83" calcext:value-type="float">
            <text:p>4.83</text:p>
          </table:table-cell>
          <table:table-cell office:value-type="float" office:value="2.87969253648985" calcext:value-type="float">
            <text:p>2.87969253648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84" calcext:value-type="float">
            <text:p>4.84</text:p>
          </table:table-cell>
          <table:table-cell office:value-type="float" office:value="2.95558078414176" calcext:value-type="float">
            <text:p>2.955580784141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57" calcext:value-type="float">
            <text:p>4.57</text:p>
          </table:table-cell>
          <table:table-cell office:value-type="float" office:value="2.99336557974002" calcext:value-type="float">
            <text:p>2.993365579740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72" calcext:value-type="float">
            <text:p>4.72</text:p>
          </table:table-cell>
          <table:table-cell office:value-type="float" office:value="2.99012631191729" calcext:value-type="float">
            <text:p>2.990126311917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77" calcext:value-type="float">
            <text:p>4.77</text:p>
          </table:table-cell>
          <table:table-cell office:value-type="float" office:value="2.96700209846776" calcext:value-type="float">
            <text:p>2.967002098467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1" calcext:value-type="float">
            <text:p>4.81</text:p>
          </table:table-cell>
          <table:table-cell office:value-type="float" office:value="2.92428661537242" calcext:value-type="float">
            <text:p>2.924286615372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7" calcext:value-type="float">
            <text:p>4.7</text:p>
          </table:table-cell>
          <table:table-cell office:value-type="float" office:value="2.79637939784461" calcext:value-type="float">
            <text:p>2.796379397844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85" calcext:value-type="float">
            <text:p>4.85</text:p>
          </table:table-cell>
          <table:table-cell office:value-type="float" office:value="2.70879552359098" calcext:value-type="float">
            <text:p>2.708795523590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66" calcext:value-type="float">
            <text:p>4.66</text:p>
          </table:table-cell>
          <table:table-cell office:value-type="float" office:value="2.63545493756815" calcext:value-type="float">
            <text:p>2.635454937568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71" calcext:value-type="float">
            <text:p>4.71</text:p>
          </table:table-cell>
          <table:table-cell office:value-type="float" office:value="2.59644893557797" calcext:value-type="float">
            <text:p>2.596448935577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85" calcext:value-type="float">
            <text:p>4.85</text:p>
          </table:table-cell>
          <table:table-cell office:value-type="float" office:value="2.5948919844684" calcext:value-type="float">
            <text:p>2.59489198446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48" calcext:value-type="float">
            <text:p>4.48</text:p>
          </table:table-cell>
          <table:table-cell office:value-type="float" office:value="2.50240154070896" calcext:value-type="float">
            <text:p>2.502401540708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74" calcext:value-type="float">
            <text:p>4.74</text:p>
          </table:table-cell>
          <table:table-cell office:value-type="float" office:value="2.47471368431344" calcext:value-type="float">
            <text:p>2.474713684313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83" calcext:value-type="float">
            <text:p>4.83</text:p>
          </table:table-cell>
          <table:table-cell office:value-type="float" office:value="2.47116003216046" calcext:value-type="float">
            <text:p>2.471160032160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84" calcext:value-type="float">
            <text:p>4.84</text:p>
          </table:table-cell>
          <table:table-cell office:value-type="float" office:value="2.48429694886892" calcext:value-type="float">
            <text:p>2.484296948868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8" calcext:value-type="float">
            <text:p>4.8</text:p>
          </table:table-cell>
          <table:table-cell office:value-type="float" office:value="2.38693810077805" calcext:value-type="float">
            <text:p>2.386938100778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77" calcext:value-type="float">
            <text:p>3.77</text:p>
          </table:table-cell>
          <table:table-cell office:value-type="float" office:value="2.3758755874612" calcext:value-type="float">
            <text:p>2.37587558746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25" calcext:value-type="float">
            <text:p>4.25</text:p>
          </table:table-cell>
          <table:table-cell office:value-type="float" office:value="2.37376835380937" calcext:value-type="float">
            <text:p>2.373768353809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79" calcext:value-type="float">
            <text:p>4.79</text:p>
          </table:table-cell>
          <table:table-cell office:value-type="float" office:value="2.35759068098573" calcext:value-type="float">
            <text:p>2.357590680985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42" calcext:value-type="float">
            <text:p>4.42</text:p>
          </table:table-cell>
          <table:table-cell office:value-type="float" office:value="2.30644606601281" calcext:value-type="float">
            <text:p>2.306446066012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64" calcext:value-type="float">
            <text:p>4.64</text:p>
          </table:table-cell>
          <table:table-cell office:value-type="float" office:value="2.22200531192423" calcext:value-type="float">
            <text:p>2.222005311924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82" calcext:value-type="float">
            <text:p>4.82</text:p>
          </table:table-cell>
          <table:table-cell office:value-type="float" office:value="2.13021966615518" calcext:value-type="float">
            <text:p>2.130219666155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36" calcext:value-type="float">
            <text:p>3.36</text:p>
          </table:table-cell>
          <table:table-cell office:value-type="float" office:value="2.14842271153605" calcext:value-type="float">
            <text:p>2.148422711536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82" calcext:value-type="float">
            <text:p>3.82</text:p>
          </table:table-cell>
          <table:table-cell office:value-type="float" office:value="2.15756450741612" calcext:value-type="float">
            <text:p>2.157564507416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68" calcext:value-type="float">
            <text:p>2.68</text:p>
          </table:table-cell>
          <table:table-cell office:value-type="float" office:value="2.18590965947257" calcext:value-type="float">
            <text:p>2.18590965947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.5</text:p>
          </table:table-cell>
          <table:table-cell office:value-type="float" office:value="2.23750575773223" calcext:value-type="float">
            <text:p>2.237505757732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38" calcext:value-type="float">
            <text:p>4.38</text:p>
          </table:table-cell>
          <table:table-cell office:value-type="float" office:value="2.31668705726398" calcext:value-type="float">
            <text:p>2.316687057263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69" calcext:value-type="float">
            <text:p>4.69</text:p>
          </table:table-cell>
          <table:table-cell office:value-type="float" office:value="2.37806597815666" calcext:value-type="float">
            <text:p>2.378065978156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5" calcext:value-type="float">
            <text:p>4.45</text:p>
          </table:table-cell>
          <table:table-cell office:value-type="float" office:value="2.44050549830358" calcext:value-type="float">
            <text:p>2.440505498303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83" calcext:value-type="float">
            <text:p>4.83</text:p>
          </table:table-cell>
          <table:table-cell office:value-type="float" office:value="2.46347309788979" calcext:value-type="float">
            <text:p>2.463473097889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88" calcext:value-type="float">
            <text:p>3.88</text:p>
          </table:table-cell>
          <table:table-cell office:value-type="float" office:value="2.46047734083093" calcext:value-type="float">
            <text:p>2.460477340830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44" calcext:value-type="float">
            <text:p>4.44</text:p>
          </table:table-cell>
          <table:table-cell office:value-type="float" office:value="2.55799695910725" calcext:value-type="float">
            <text:p>2.557996959107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83" calcext:value-type="float">
            <text:p>4.83</text:p>
          </table:table-cell>
          <table:table-cell office:value-type="float" office:value="2.60468018534738" calcext:value-type="float">
            <text:p>2.604680185347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81" calcext:value-type="float">
            <text:p>4.81</text:p>
          </table:table-cell>
          <table:table-cell office:value-type="float" office:value="2.619777096488" calcext:value-type="float">
            <text:p>2.6197770964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57" calcext:value-type="float">
            <text:p>4.57</text:p>
          </table:table-cell>
          <table:table-cell office:value-type="float" office:value="2.62408048098399" calcext:value-type="float">
            <text:p>2.624080480983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8" calcext:value-type="float">
            <text:p>4.8</text:p>
          </table:table-cell>
          <table:table-cell office:value-type="float" office:value="2.7492390652583" calcext:value-type="float">
            <text:p>2.74923906525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84" calcext:value-type="float">
            <text:p>4.84</text:p>
          </table:table-cell>
          <table:table-cell office:value-type="float" office:value="2.78333179820993" calcext:value-type="float">
            <text:p>2.783331798209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62" calcext:value-type="float">
            <text:p>4.62</text:p>
          </table:table-cell>
          <table:table-cell office:value-type="float" office:value="2.7837703482912" calcext:value-type="float">
            <text:p>2.78377034829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8" calcext:value-type="float">
            <text:p>4.8</text:p>
          </table:table-cell>
          <table:table-cell office:value-type="float" office:value="2.79746740167897" calcext:value-type="float">
            <text:p>2.797467401678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84" calcext:value-type="float">
            <text:p>4.84</text:p>
          </table:table-cell>
          <table:table-cell office:value-type="float" office:value="2.87628821404946" calcext:value-type="float">
            <text:p>2.876288214049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91" calcext:value-type="float">
            <text:p>2.91</text:p>
          </table:table-cell>
          <table:table-cell office:value-type="float" office:value="3.015890050373" calcext:value-type="float">
            <text:p>3.0158900503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15" calcext:value-type="float">
            <text:p>4.15</text:p>
          </table:table-cell>
          <table:table-cell office:value-type="float" office:value="3.20121188456506" calcext:value-type="float">
            <text:p>3.201211884565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85" calcext:value-type="float">
            <text:p>4.85</text:p>
          </table:table-cell>
          <table:table-cell office:value-type="float" office:value="3.24671927276282" calcext:value-type="float">
            <text:p>3.246719272762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3.33145525631422" calcext:value-type="float">
            <text:p>3.331455256314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78" calcext:value-type="float">
            <text:p>4.78</text:p>
          </table:table-cell>
          <table:table-cell office:value-type="float" office:value="3.34658425602083" calcext:value-type="float">
            <text:p>3.346584256020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81" calcext:value-type="float">
            <text:p>4.81</text:p>
          </table:table-cell>
          <table:table-cell office:value-type="float" office:value="3.34939071699875" calcext:value-type="float">
            <text:p>3.349390716998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79" calcext:value-type="float">
            <text:p>4.79</text:p>
          </table:table-cell>
          <table:table-cell office:value-type="float" office:value="3.34091197020384" calcext:value-type="float">
            <text:p>3.340911970203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6" calcext:value-type="float">
            <text:p>4.6</text:p>
          </table:table-cell>
          <table:table-cell office:value-type="float" office:value="3.33706557940634" calcext:value-type="float">
            <text:p>3.337065579406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78" calcext:value-type="float">
            <text:p>4.78</text:p>
          </table:table-cell>
          <table:table-cell office:value-type="float" office:value="3.3259933910783" calcext:value-type="float">
            <text:p>3.32599339107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84" calcext:value-type="float">
            <text:p>4.84</text:p>
          </table:table-cell>
          <table:table-cell office:value-type="float" office:value="3.34305104466559" calcext:value-type="float">
            <text:p>3.343051044665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85" calcext:value-type="float">
            <text:p>4.85</text:p>
          </table:table-cell>
          <table:table-cell office:value-type="float" office:value="3.32095508147884" calcext:value-type="float">
            <text:p>3.320955081478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19" calcext:value-type="float">
            <text:p>4.19</text:p>
          </table:table-cell>
          <table:table-cell office:value-type="float" office:value="3.32246639207213" calcext:value-type="float">
            <text:p>3.322466392072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49" calcext:value-type="float">
            <text:p>4.49</text:p>
          </table:table-cell>
          <table:table-cell office:value-type="float" office:value="3.28197898848429" calcext:value-type="float">
            <text:p>3.281978988484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44" calcext:value-type="float">
            <text:p>4.44</text:p>
          </table:table-cell>
          <table:table-cell office:value-type="float" office:value="3.28184686513229" calcext:value-type="float">
            <text:p>3.281846865132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67" calcext:value-type="float">
            <text:p>4.67</text:p>
          </table:table-cell>
          <table:table-cell office:value-type="float" office:value="3.28994409775116" calcext:value-type="float">
            <text:p>3.289944097751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77" calcext:value-type="float">
            <text:p>4.77</text:p>
          </table:table-cell>
          <table:table-cell office:value-type="float" office:value="3.29068824691208" calcext:value-type="float">
            <text:p>3.290688246912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4" calcext:value-type="float">
            <text:p>4.84</text:p>
          </table:table-cell>
          <table:table-cell office:value-type="float" office:value="3.21039093167801" calcext:value-type="float">
            <text:p>3.210390931678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46" calcext:value-type="float">
            <text:p>4.46</text:p>
          </table:table-cell>
          <table:table-cell office:value-type="float" office:value="3.21581730083983" calcext:value-type="float">
            <text:p>3.215817300839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58" calcext:value-type="float">
            <text:p>4.58</text:p>
          </table:table-cell>
          <table:table-cell office:value-type="float" office:value="3.19711137455344" calcext:value-type="float">
            <text:p>3.197111374553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83" calcext:value-type="float">
            <text:p>4.83</text:p>
          </table:table-cell>
          <table:table-cell office:value-type="float" office:value="3.19162318230392" calcext:value-type="float">
            <text:p>3.191623182303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5" calcext:value-type="float">
            <text:p>4.5</text:p>
          </table:table-cell>
          <table:table-cell office:value-type="float" office:value="3.18604779325401" calcext:value-type="float">
            <text:p>3.186047793254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42" calcext:value-type="float">
            <text:p>4.42</text:p>
          </table:table-cell>
          <table:table-cell office:value-type="float" office:value="3.18124062653459" calcext:value-type="float">
            <text:p>3.181240626534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18" calcext:value-type="float">
            <text:p>4.18</text:p>
          </table:table-cell>
          <table:table-cell office:value-type="float" office:value="3.17410025055715" calcext:value-type="float">
            <text:p>3.174100250557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33" calcext:value-type="float">
            <text:p>4.33</text:p>
          </table:table-cell>
          <table:table-cell office:value-type="float" office:value="3.18222296608648" calcext:value-type="float">
            <text:p>3.182222966086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16" calcext:value-type="float">
            <text:p>4.16</text:p>
          </table:table-cell>
          <table:table-cell office:value-type="float" office:value="3.18298234149589" calcext:value-type="float">
            <text:p>3.182982341495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33" calcext:value-type="float">
            <text:p>4.33</text:p>
          </table:table-cell>
          <table:table-cell office:value-type="float" office:value="3.16405579318201" calcext:value-type="float">
            <text:p>3.164055793182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79" calcext:value-type="float">
            <text:p>4.79</text:p>
          </table:table-cell>
          <table:table-cell office:value-type="float" office:value="3.17464861234427" calcext:value-type="float">
            <text:p>3.174648612344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43" calcext:value-type="float">
            <text:p>4.43</text:p>
          </table:table-cell>
          <table:table-cell office:value-type="float" office:value="3.18794596846032" calcext:value-type="float">
            <text:p>3.187945968460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5" calcext:value-type="float">
            <text:p>3.5</text:p>
          </table:table-cell>
          <table:table-cell office:value-type="float" office:value="3.12461454985215" calcext:value-type="float">
            <text:p>3.124614549852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18" calcext:value-type="float">
            <text:p>2.18</text:p>
          </table:table-cell>
          <table:table-cell office:value-type="float" office:value="3.04998045907023" calcext:value-type="float">
            <text:p>3.049980459070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39" calcext:value-type="float">
            <text:p>3.39</text:p>
          </table:table-cell>
          <table:table-cell office:value-type="float" office:value="3.01937841162692" calcext:value-type="float">
            <text:p>3.019378411626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38" calcext:value-type="float">
            <text:p>4.38</text:p>
          </table:table-cell>
          <table:table-cell office:value-type="float" office:value="3.00637040558258" calcext:value-type="float">
            <text:p>3.006370405582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98" calcext:value-type="float">
            <text:p>3.98</text:p>
          </table:table-cell>
          <table:table-cell office:value-type="float" office:value="3.0425819245939" calcext:value-type="float">
            <text:p>3.04258192459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43" calcext:value-type="float">
            <text:p>4.43</text:p>
          </table:table-cell>
          <table:table-cell office:value-type="float" office:value="3.0405832625196" calcext:value-type="float">
            <text:p>3.04058326251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8" calcext:value-type="float">
            <text:p>4.58</text:p>
          </table:table-cell>
          <table:table-cell office:value-type="float" office:value="3.04059373257553" calcext:value-type="float">
            <text:p>3.040593732575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74" calcext:value-type="float">
            <text:p>4.74</text:p>
          </table:table-cell>
          <table:table-cell office:value-type="float" office:value="3.0395075456067" calcext:value-type="float">
            <text:p>3.03950754560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44" calcext:value-type="float">
            <text:p>4.44</text:p>
          </table:table-cell>
          <table:table-cell office:value-type="float" office:value="3.11638771606624" calcext:value-type="float">
            <text:p>3.116387716066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45" calcext:value-type="float">
            <text:p>4.45</text:p>
          </table:table-cell>
          <table:table-cell office:value-type="float" office:value="3.11996032566931" calcext:value-type="float">
            <text:p>3.119960325669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45" calcext:value-type="float">
            <text:p>4.45</text:p>
          </table:table-cell>
          <table:table-cell office:value-type="float" office:value="3.15238710251535" calcext:value-type="float">
            <text:p>3.152387102515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71" calcext:value-type="float">
            <text:p>4.71</text:p>
          </table:table-cell>
          <table:table-cell office:value-type="float" office:value="3.15710026980939" calcext:value-type="float">
            <text:p>3.157100269809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7" calcext:value-type="float">
            <text:p>4.47</text:p>
          </table:table-cell>
          <table:table-cell office:value-type="float" office:value="3.162781719029" calcext:value-type="float">
            <text:p>3.1627817190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71" calcext:value-type="float">
            <text:p>3.71</text:p>
          </table:table-cell>
          <table:table-cell office:value-type="float" office:value="3.16511639524654" calcext:value-type="float">
            <text:p>3.165116395246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74" calcext:value-type="float">
            <text:p>3.74</text:p>
          </table:table-cell>
          <table:table-cell office:value-type="float" office:value="3.1721956106015" calcext:value-type="float">
            <text:p>3.17219561060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2" calcext:value-type="float">
            <text:p>4.42</text:p>
          </table:table-cell>
          <table:table-cell office:value-type="float" office:value="3.17096843308207" calcext:value-type="float">
            <text:p>3.170968433082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2" calcext:value-type="float">
            <text:p>3.2</text:p>
          </table:table-cell>
          <table:table-cell office:value-type="float" office:value="3.1709607617133" calcext:value-type="float">
            <text:p>3.17096076171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81" calcext:value-type="float">
            <text:p>2.81</text:p>
          </table:table-cell>
          <table:table-cell office:value-type="float" office:value="3.19415887496384" calcext:value-type="float">
            <text:p>3.194158874963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83" calcext:value-type="float">
            <text:p>4.83</text:p>
          </table:table-cell>
          <table:table-cell office:value-type="float" office:value="3.1938421946639" calcext:value-type="float">
            <text:p>3.19384219466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.5</text:p>
          </table:table-cell>
          <table:table-cell office:value-type="float" office:value="3.19436504277523" calcext:value-type="float">
            <text:p>3.194365042775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65" calcext:value-type="float">
            <text:p>4.65</text:p>
          </table:table-cell>
          <table:table-cell office:value-type="float" office:value="3.27065257851093" calcext:value-type="float">
            <text:p>3.270652578510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78" calcext:value-type="float">
            <text:p>4.78</text:p>
          </table:table-cell>
          <table:table-cell office:value-type="float" office:value="3.36833624802328" calcext:value-type="float">
            <text:p>3.368336248023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73" calcext:value-type="float">
            <text:p>4.73</text:p>
          </table:table-cell>
          <table:table-cell office:value-type="float" office:value="3.44579228726722" calcext:value-type="float">
            <text:p>3.445792287267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91" calcext:value-type="float">
            <text:p>3.91</text:p>
          </table:table-cell>
          <table:table-cell office:value-type="float" office:value="3.46701664960768" calcext:value-type="float">
            <text:p>3.467016649607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82" calcext:value-type="float">
            <text:p>4.82</text:p>
          </table:table-cell>
          <table:table-cell office:value-type="float" office:value="3.46943380694207" calcext:value-type="float">
            <text:p>3.469433806942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76" calcext:value-type="float">
            <text:p>4.76</text:p>
          </table:table-cell>
          <table:table-cell office:value-type="float" office:value="3.46843682498456" calcext:value-type="float">
            <text:p>3.468436824984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83" calcext:value-type="float">
            <text:p>4.83</text:p>
          </table:table-cell>
          <table:table-cell office:value-type="float" office:value="3.48018298096476" calcext:value-type="float">
            <text:p>3.480182980964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81" calcext:value-type="float">
            <text:p>4.81</text:p>
          </table:table-cell>
          <table:table-cell office:value-type="float" office:value="3.48370600914834" calcext:value-type="float">
            <text:p>3.483706009148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79" calcext:value-type="float">
            <text:p>4.79</text:p>
          </table:table-cell>
          <table:table-cell office:value-type="float" office:value="3.48528324495075" calcext:value-type="float">
            <text:p>3.485283244950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79" calcext:value-type="float">
            <text:p>4.79</text:p>
          </table:table-cell>
          <table:table-cell office:value-type="float" office:value="3.48713731183481" calcext:value-type="float">
            <text:p>3.4871373118348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83" calcext:value-type="float">
            <text:p>4.83</text:p>
          </table:table-cell>
          <table:table-cell office:value-type="float" office:value="3.48230134875431" calcext:value-type="float">
            <text:p>3.482301348754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89" calcext:value-type="float">
            <text:p>4.89</text:p>
          </table:table-cell>
          <table:table-cell office:value-type="float" office:value="3.49373312270832" calcext:value-type="float">
            <text:p>3.493733122708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82" calcext:value-type="float">
            <text:p>4.82</text:p>
          </table:table-cell>
          <table:table-cell office:value-type="float" office:value="3.49189340440051" calcext:value-type="float">
            <text:p>3.491893404400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84" calcext:value-type="float">
            <text:p>4.84</text:p>
          </table:table-cell>
          <table:table-cell office:value-type="float" office:value="3.50422722121847" calcext:value-type="float">
            <text:p>3.504227221218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69" calcext:value-type="float">
            <text:p>4.69</text:p>
          </table:table-cell>
          <table:table-cell office:value-type="float" office:value="3.4991356243085" calcext:value-type="float">
            <text:p>3.499135624308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.8</text:p>
          </table:table-cell>
          <table:table-cell office:value-type="float" office:value="3.49495349544804" calcext:value-type="float">
            <text:p>3.494953495448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84" calcext:value-type="float">
            <text:p>4.84</text:p>
          </table:table-cell>
          <table:table-cell office:value-type="float" office:value="3.49048867086058" calcext:value-type="float">
            <text:p>3.49048867086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8" calcext:value-type="float">
            <text:p>4.8</text:p>
          </table:table-cell>
          <table:table-cell office:value-type="float" office:value="3.47741535171747" calcext:value-type="float">
            <text:p>3.477415351717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85" calcext:value-type="float">
            <text:p>4.85</text:p>
          </table:table-cell>
          <table:table-cell office:value-type="float" office:value="3.38470328294036" calcext:value-type="float">
            <text:p>3.384703282940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78" calcext:value-type="float">
            <text:p>4.78</text:p>
          </table:table-cell>
          <table:table-cell office:value-type="float" office:value="3.35041503113787" calcext:value-type="float">
            <text:p>3.350415031137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85" calcext:value-type="float">
            <text:p>4.85</text:p>
          </table:table-cell>
          <table:table-cell office:value-type="float" office:value="3.31635530977685" calcext:value-type="float">
            <text:p>3.316355309776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85" calcext:value-type="float">
            <text:p>4.85</text:p>
          </table:table-cell>
          <table:table-cell office:value-type="float" office:value="3.31646413374329" calcext:value-type="float">
            <text:p>3.316464133743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84" calcext:value-type="float">
            <text:p>4.84</text:p>
          </table:table-cell>
          <table:table-cell office:value-type="float" office:value="3.32030783529918" calcext:value-type="float">
            <text:p>3.320307835299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72" calcext:value-type="float">
            <text:p>4.72</text:p>
          </table:table-cell>
          <table:table-cell office:value-type="float" office:value="3.32041967886095" calcext:value-type="float">
            <text:p>3.320419678860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74" calcext:value-type="float">
            <text:p>4.74</text:p>
          </table:table-cell>
          <table:table-cell office:value-type="float" office:value="3.1892684105976" calcext:value-type="float">
            <text:p>3.18926841059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82" calcext:value-type="float">
            <text:p>4.82</text:p>
          </table:table-cell>
          <table:table-cell office:value-type="float" office:value="3.06539279130924" calcext:value-type="float">
            <text:p>3.065392791309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83" calcext:value-type="float">
            <text:p>4.83</text:p>
          </table:table-cell>
          <table:table-cell office:value-type="float" office:value="2.91434000455046" calcext:value-type="float">
            <text:p>2.914340004550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79" calcext:value-type="float">
            <text:p>4.79</text:p>
          </table:table-cell>
          <table:table-cell office:value-type="float" office:value="2.89322703529529" calcext:value-type="float">
            <text:p>2.893227035295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83" calcext:value-type="float">
            <text:p>4.83</text:p>
          </table:table-cell>
          <table:table-cell office:value-type="float" office:value="2.8895398111009" calcext:value-type="float">
            <text:p>2.88953981110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69" calcext:value-type="float">
            <text:p>4.69</text:p>
          </table:table-cell>
          <table:table-cell office:value-type="float" office:value="2.8859290879398" calcext:value-type="float">
            <text:p>2.88592908793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42" calcext:value-type="float">
            <text:p>4.42</text:p>
          </table:table-cell>
          <table:table-cell office:value-type="float" office:value="2.87910140106799" calcext:value-type="float">
            <text:p>2.879101401067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7" calcext:value-type="float">
            <text:p>3.7</text:p>
          </table:table-cell>
          <table:table-cell office:value-type="float" office:value="2.87737603423075" calcext:value-type="float">
            <text:p>2.877376034230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5" calcext:value-type="float">
            <text:p>4.5</text:p>
          </table:table-cell>
          <table:table-cell office:value-type="float" office:value="2.88138861598744" calcext:value-type="float">
            <text:p>2.88138861598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7" calcext:value-type="float">
            <text:p>4.7</text:p>
          </table:table-cell>
          <table:table-cell office:value-type="float" office:value="2.87707405352993" calcext:value-type="float">
            <text:p>2.877074053529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61" calcext:value-type="float">
            <text:p>4.61</text:p>
          </table:table-cell>
          <table:table-cell office:value-type="float" office:value="2.88190890845889" calcext:value-type="float">
            <text:p>2.881908908458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83" calcext:value-type="float">
            <text:p>4.83</text:p>
          </table:table-cell>
          <table:table-cell office:value-type="float" office:value="2.81340004333154" calcext:value-type="float">
            <text:p>2.8134000433315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83" calcext:value-type="float">
            <text:p>4.83</text:p>
          </table:table-cell>
          <table:table-cell office:value-type="float" office:value="2.7939370631022" calcext:value-type="float">
            <text:p>2.79393706310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76" calcext:value-type="float">
            <text:p>4.76</text:p>
          </table:table-cell>
          <table:table-cell office:value-type="float" office:value="2.7553709168949" calcext:value-type="float">
            <text:p>2.75537091689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57" calcext:value-type="float">
            <text:p>4.57</text:p>
          </table:table-cell>
          <table:table-cell office:value-type="float" office:value="2.74663658813355" calcext:value-type="float">
            <text:p>2.746636588133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3" calcext:value-type="float">
            <text:p>3.63</text:p>
          </table:table-cell>
          <table:table-cell office:value-type="float" office:value="2.68171729485103" calcext:value-type="float">
            <text:p>2.681717294851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24" calcext:value-type="float">
            <text:p>4.24</text:p>
          </table:table-cell>
          <table:table-cell office:value-type="float" office:value="2.61986677000461" calcext:value-type="float">
            <text:p>2.619866770004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01" calcext:value-type="float">
            <text:p>4.01</text:p>
          </table:table-cell>
          <table:table-cell office:value-type="float" office:value="2.60494993427388" calcext:value-type="float">
            <text:p>2.604949934273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11" calcext:value-type="float">
            <text:p>4.11</text:p>
          </table:table-cell>
          <table:table-cell office:value-type="float" office:value="2.60294881430746" calcext:value-type="float">
            <text:p>2.602948814307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75" calcext:value-type="float">
            <text:p>4.75</text:p>
          </table:table-cell>
          <table:table-cell office:value-type="float" office:value="2.54721247720565" calcext:value-type="float">
            <text:p>2.547212477205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49" calcext:value-type="float">
            <text:p>4.49</text:p>
          </table:table-cell>
          <table:table-cell office:value-type="float" office:value="2.57465347746542" calcext:value-type="float">
            <text:p>2.574653477465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82" calcext:value-type="float">
            <text:p>4.82</text:p>
          </table:table-cell>
          <table:table-cell office:value-type="float" office:value="2.66096953398026" calcext:value-type="float">
            <text:p>2.660969533980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74" calcext:value-type="float">
            <text:p>4.74</text:p>
          </table:table-cell>
          <table:table-cell office:value-type="float" office:value="2.78111327308467" calcext:value-type="float">
            <text:p>2.781113273084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85" calcext:value-type="float">
            <text:p>4.85</text:p>
          </table:table-cell>
          <table:table-cell office:value-type="float" office:value="2.79370983937699" calcext:value-type="float">
            <text:p>2.793709839376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83" calcext:value-type="float">
            <text:p>4.83</text:p>
          </table:table-cell>
          <table:table-cell office:value-type="float" office:value="2.79776185935088" calcext:value-type="float">
            <text:p>2.797761859350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84" calcext:value-type="float">
            <text:p>4.84</text:p>
          </table:table-cell>
          <table:table-cell office:value-type="float" office:value="2.80198418743956" calcext:value-type="float">
            <text:p>2.801984187439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85" calcext:value-type="float">
            <text:p>4.85</text:p>
          </table:table-cell>
          <table:table-cell office:value-type="float" office:value="2.80408419959594" calcext:value-type="float">
            <text:p>2.804084199595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83" calcext:value-type="float">
            <text:p>4.83</text:p>
          </table:table-cell>
          <table:table-cell office:value-type="float" office:value="2.80552486468705" calcext:value-type="float">
            <text:p>2.805524864687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86" calcext:value-type="float">
            <text:p>4.86</text:p>
          </table:table-cell>
          <table:table-cell office:value-type="float" office:value="2.80184904625966" calcext:value-type="float">
            <text:p>2.801849046259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79" calcext:value-type="float">
            <text:p>4.79</text:p>
          </table:table-cell>
          <table:table-cell office:value-type="float" office:value="2.78246406484887" calcext:value-type="float">
            <text:p>2.782464064848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82" calcext:value-type="float">
            <text:p>4.82</text:p>
          </table:table-cell>
          <table:table-cell office:value-type="float" office:value="2.78091726223754" calcext:value-type="float">
            <text:p>2.7809172622375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84" calcext:value-type="float">
            <text:p>4.84</text:p>
          </table:table-cell>
          <table:table-cell office:value-type="float" office:value="2.85358056222484" calcext:value-type="float">
            <text:p>2.853580562224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7" calcext:value-type="float">
            <text:p>4.7</text:p>
          </table:table-cell>
          <table:table-cell office:value-type="float" office:value="2.8767190605621" calcext:value-type="float">
            <text:p>2.87671906056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82" calcext:value-type="float">
            <text:p>4.82</text:p>
          </table:table-cell>
          <table:table-cell office:value-type="float" office:value="2.92260382060596" calcext:value-type="float">
            <text:p>2.922603820605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84" calcext:value-type="float">
            <text:p>4.84</text:p>
          </table:table-cell>
          <table:table-cell office:value-type="float" office:value="3.00259053095683" calcext:value-type="float">
            <text:p>3.002590530956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83" calcext:value-type="float">
            <text:p>4.83</text:p>
          </table:table-cell>
          <table:table-cell office:value-type="float" office:value="3.11013849086537" calcext:value-type="float">
            <text:p>3.110138490865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83" calcext:value-type="float">
            <text:p>4.83</text:p>
          </table:table-cell>
          <table:table-cell office:value-type="float" office:value="3.22924395858906" calcext:value-type="float">
            <text:p>3.229243958589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66" calcext:value-type="float">
            <text:p>4.66</text:p>
          </table:table-cell>
          <table:table-cell office:value-type="float" office:value="3.25109778607296" calcext:value-type="float">
            <text:p>3.251097786072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87" calcext:value-type="float">
            <text:p>4.87</text:p>
          </table:table-cell>
          <table:table-cell office:value-type="float" office:value="3.2244639275214" calcext:value-type="float">
            <text:p>3.22446392752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82" calcext:value-type="float">
            <text:p>4.82</text:p>
          </table:table-cell>
          <table:table-cell office:value-type="float" office:value="3.25616962156487" calcext:value-type="float">
            <text:p>3.256169621564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77" calcext:value-type="float">
            <text:p>4.77</text:p>
          </table:table-cell>
          <table:table-cell office:value-type="float" office:value="3.15637136314581" calcext:value-type="float">
            <text:p>3.156371363145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87" calcext:value-type="float">
            <text:p>4.87</text:p>
          </table:table-cell>
          <table:table-cell office:value-type="float" office:value="3.02506038322876" calcext:value-type="float">
            <text:p>3.025060383228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84" calcext:value-type="float">
            <text:p>4.84</text:p>
          </table:table-cell>
          <table:table-cell office:value-type="float" office:value="2.90855490733831" calcext:value-type="float">
            <text:p>2.908554907338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63" calcext:value-type="float">
            <text:p>4.63</text:p>
          </table:table-cell>
          <table:table-cell office:value-type="float" office:value="2.88549974640194" calcext:value-type="float">
            <text:p>2.8854997464019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46" calcext:value-type="float">
            <text:p>4.46</text:p>
          </table:table-cell>
          <table:table-cell office:value-type="float" office:value="2.8423769860593" calcext:value-type="float">
            <text:p>2.84237698605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79" calcext:value-type="float">
            <text:p>4.79</text:p>
          </table:table-cell>
          <table:table-cell office:value-type="float" office:value="2.8024300398726" calcext:value-type="float">
            <text:p>2.80243003987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27" calcext:value-type="float">
            <text:p>4.27</text:p>
          </table:table-cell>
          <table:table-cell office:value-type="float" office:value="2.77024400289606" calcext:value-type="float">
            <text:p>2.770244002896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59" calcext:value-type="float">
            <text:p>4.59</text:p>
          </table:table-cell>
          <table:table-cell office:value-type="float" office:value="2.73207619386708" calcext:value-type="float">
            <text:p>2.732076193867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87" calcext:value-type="float">
            <text:p>4.87</text:p>
          </table:table-cell>
          <table:table-cell office:value-type="float" office:value="2.68662792006689" calcext:value-type="float">
            <text:p>2.6866279200668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82" calcext:value-type="float">
            <text:p>4.82</text:p>
          </table:table-cell>
          <table:table-cell office:value-type="float" office:value="2.67972365452036" calcext:value-type="float">
            <text:p>2.6797236545203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33" calcext:value-type="float">
            <text:p>4.33</text:p>
          </table:table-cell>
          <table:table-cell office:value-type="float" office:value="2.64781555267407" calcext:value-type="float">
            <text:p>2.647815552674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06" calcext:value-type="float">
            <text:p>4.06</text:p>
          </table:table-cell>
          <table:table-cell office:value-type="float" office:value="2.6019646200644" calcext:value-type="float">
            <text:p>2.601964620064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7" calcext:value-type="float">
            <text:p>4.7</text:p>
          </table:table-cell>
          <table:table-cell office:value-type="float" office:value="2.51790326687477" calcext:value-type="float">
            <text:p>2.517903266874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6" calcext:value-type="float">
            <text:p>4.6</text:p>
          </table:table-cell>
          <table:table-cell office:value-type="float" office:value="2.47641034380789" calcext:value-type="float">
            <text:p>2.476410343807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86" calcext:value-type="float">
            <text:p>4.86</text:p>
          </table:table-cell>
          <table:table-cell office:value-type="float" office:value="2.39709854367101" calcext:value-type="float">
            <text:p>2.397098543671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81" calcext:value-type="float">
            <text:p>4.81</text:p>
          </table:table-cell>
          <table:table-cell office:value-type="float" office:value="2.31808183070315" calcext:value-type="float">
            <text:p>2.318081830703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85" calcext:value-type="float">
            <text:p>4.85</text:p>
          </table:table-cell>
          <table:table-cell office:value-type="float" office:value="2.29377446153118" calcext:value-type="float">
            <text:p>2.293774461531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83" calcext:value-type="float">
            <text:p>4.83</text:p>
          </table:table-cell>
          <table:table-cell office:value-type="float" office:value="2.28735438021293" calcext:value-type="float">
            <text:p>2.2873543802129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56" calcext:value-type="float">
            <text:p>3.56</text:p>
          </table:table-cell>
          <table:table-cell office:value-type="float" office:value="2.25645841542036" calcext:value-type="float">
            <text:p>2.256458415420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86" calcext:value-type="float">
            <text:p>4.86</text:p>
          </table:table-cell>
          <table:table-cell office:value-type="float" office:value="2.26522886726108" calcext:value-type="float">
            <text:p>2.265228867261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67" calcext:value-type="float">
            <text:p>4.67</text:p>
          </table:table-cell>
          <table:table-cell office:value-type="float" office:value="2.30708331602963" calcext:value-type="float">
            <text:p>2.3070833160296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83" calcext:value-type="float">
            <text:p>4.83</text:p>
          </table:table-cell>
          <table:table-cell office:value-type="float" office:value="2.32654652058263" calcext:value-type="float">
            <text:p>2.3265465205826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87" calcext:value-type="float">
            <text:p>4.87</text:p>
          </table:table-cell>
          <table:table-cell office:value-type="float" office:value="2.39910565718619" calcext:value-type="float">
            <text:p>2.399105657186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81" calcext:value-type="float">
            <text:p>4.81</text:p>
          </table:table-cell>
          <table:table-cell office:value-type="float" office:value="2.41715316704652" calcext:value-type="float">
            <text:p>2.417153167046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82" calcext:value-type="float">
            <text:p>4.82</text:p>
          </table:table-cell>
          <table:table-cell office:value-type="float" office:value="2.44135952333029" calcext:value-type="float">
            <text:p>2.441359523330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76" calcext:value-type="float">
            <text:p>4.76</text:p>
          </table:table-cell>
          <table:table-cell office:value-type="float" office:value="2.44227408615042" calcext:value-type="float">
            <text:p>2.442274086150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84" calcext:value-type="float">
            <text:p>4.84</text:p>
          </table:table-cell>
          <table:table-cell office:value-type="float" office:value="2.42924103071817" calcext:value-type="float">
            <text:p>2.429241030718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81" calcext:value-type="float">
            <text:p>4.81</text:p>
          </table:table-cell>
          <table:table-cell office:value-type="float" office:value="2.39616342283989" calcext:value-type="float">
            <text:p>2.396163422839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83" calcext:value-type="float">
            <text:p>4.83</text:p>
          </table:table-cell>
          <table:table-cell office:value-type="float" office:value="2.3661119032837" calcext:value-type="float">
            <text:p>2.36611190328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84" calcext:value-type="float">
            <text:p>4.84</text:p>
          </table:table-cell>
          <table:table-cell office:value-type="float" office:value="2.29943281752892" calcext:value-type="float">
            <text:p>2.299432817528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85" calcext:value-type="float">
            <text:p>4.85</text:p>
          </table:table-cell>
          <table:table-cell office:value-type="float" office:value="2.28102459417809" calcext:value-type="float">
            <text:p>2.281024594178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83" calcext:value-type="float">
            <text:p>4.83</text:p>
          </table:table-cell>
          <table:table-cell office:value-type="float" office:value="2.28016338573089" calcext:value-type="float">
            <text:p>2.280163385730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26" calcext:value-type="float">
            <text:p>4.26</text:p>
          </table:table-cell>
          <table:table-cell office:value-type="float" office:value="2.32851674157972" calcext:value-type="float">
            <text:p>2.328516741579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8" calcext:value-type="float">
            <text:p>4.8</text:p>
          </table:table-cell>
          <table:table-cell office:value-type="float" office:value="2.24424996104015" calcext:value-type="float">
            <text:p>2.244249961040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69" calcext:value-type="float">
            <text:p>4.69</text:p>
          </table:table-cell>
          <table:table-cell office:value-type="float" office:value="2.21842720362607" calcext:value-type="float">
            <text:p>2.218427203626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82" calcext:value-type="float">
            <text:p>4.82</text:p>
          </table:table-cell>
          <table:table-cell office:value-type="float" office:value="2.21576172514713" calcext:value-type="float">
            <text:p>2.215761725147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84" calcext:value-type="float">
            <text:p>4.84</text:p>
          </table:table-cell>
          <table:table-cell office:value-type="float" office:value="2.16660501536324" calcext:value-type="float">
            <text:p>2.166605015363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77" calcext:value-type="float">
            <text:p>4.77</text:p>
          </table:table-cell>
          <table:table-cell office:value-type="float" office:value="2.12340595042652" calcext:value-type="float">
            <text:p>2.123405950426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82" calcext:value-type="float">
            <text:p>4.82</text:p>
          </table:table-cell>
          <table:table-cell office:value-type="float" office:value="2.15155558916084" calcext:value-type="float">
            <text:p>2.151555589160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69" calcext:value-type="float">
            <text:p>4.69</text:p>
          </table:table-cell>
          <table:table-cell office:value-type="float" office:value="2.16598460826768" calcext:value-type="float">
            <text:p>2.165984608267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86" calcext:value-type="float">
            <text:p>4.86</text:p>
          </table:table-cell>
          <table:table-cell office:value-type="float" office:value="2.16426432162868" calcext:value-type="float">
            <text:p>2.164264321628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82" calcext:value-type="float">
            <text:p>4.82</text:p>
          </table:table-cell>
          <table:table-cell office:value-type="float" office:value="2.19951835402788" calcext:value-type="float">
            <text:p>2.199518354027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82" calcext:value-type="float">
            <text:p>4.82</text:p>
          </table:table-cell>
          <table:table-cell office:value-type="float" office:value="2.150008011967" calcext:value-type="float">
            <text:p>2.1500080119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81" calcext:value-type="float">
            <text:p>4.81</text:p>
          </table:table-cell>
          <table:table-cell office:value-type="float" office:value="2.1437204684809" calcext:value-type="float">
            <text:p>2.14372046848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78" calcext:value-type="float">
            <text:p>4.78</text:p>
          </table:table-cell>
          <table:table-cell office:value-type="float" office:value="2.10824542933073" calcext:value-type="float">
            <text:p>2.108245429330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.81" calcext:value-type="float">
            <text:p>4.81</text:p>
          </table:table-cell>
          <table:table-cell office:value-type="float" office:value="2.10516874572983" calcext:value-type="float">
            <text:p>2.1051687457298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87" calcext:value-type="float">
            <text:p>4.87</text:p>
          </table:table-cell>
          <table:table-cell office:value-type="float" office:value="2.12977066231143" calcext:value-type="float">
            <text:p>2.129770662311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81" calcext:value-type="float">
            <text:p>4.81</text:p>
          </table:table-cell>
          <table:table-cell office:value-type="float" office:value="2.12677812562892" calcext:value-type="float">
            <text:p>2.1267781256289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8" calcext:value-type="float">
            <text:p>4.8</text:p>
          </table:table-cell>
          <table:table-cell office:value-type="float" office:value="2.15902884923172" calcext:value-type="float">
            <text:p>2.159028849231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7" calcext:value-type="float">
            <text:p>4.7</text:p>
          </table:table-cell>
          <table:table-cell office:value-type="float" office:value="2.22981287755448" calcext:value-type="float">
            <text:p>2.229812877554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86" calcext:value-type="float">
            <text:p>4.86</text:p>
          </table:table-cell>
          <table:table-cell office:value-type="float" office:value="2.26292964323054" calcext:value-type="float">
            <text:p>2.2629296432305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82" calcext:value-type="float">
            <text:p>4.82</text:p>
          </table:table-cell>
          <table:table-cell office:value-type="float" office:value="2.23439954518295" calcext:value-type="float">
            <text:p>2.2343995451829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81" calcext:value-type="float">
            <text:p>4.81</text:p>
          </table:table-cell>
          <table:table-cell office:value-type="float" office:value="2.24924474907925" calcext:value-type="float">
            <text:p>2.249244749079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78" calcext:value-type="float">
            <text:p>4.78</text:p>
          </table:table-cell>
          <table:table-cell office:value-type="float" office:value="2.36580961356647" calcext:value-type="float">
            <text:p>2.365809613566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8" calcext:value-type="float">
            <text:p>4.8</text:p>
          </table:table-cell>
          <table:table-cell office:value-type="float" office:value="2.46923881987299" calcext:value-type="float">
            <text:p>2.469238819872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81" calcext:value-type="float">
            <text:p>4.81</text:p>
          </table:table-cell>
          <table:table-cell office:value-type="float" office:value="2.55517567112972" calcext:value-type="float">
            <text:p>2.555175671129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71" calcext:value-type="float">
            <text:p>4.71</text:p>
          </table:table-cell>
          <table:table-cell office:value-type="float" office:value="2.56554958251826" calcext:value-type="float">
            <text:p>2.565549582518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37" calcext:value-type="float">
            <text:p>4.37</text:p>
          </table:table-cell>
          <table:table-cell office:value-type="float" office:value="2.62067083311048" calcext:value-type="float">
            <text:p>2.620670833110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4" calcext:value-type="float">
            <text:p>4.4</text:p>
          </table:table-cell>
          <table:table-cell office:value-type="float" office:value="2.5988189056878" calcext:value-type="float">
            <text:p>2.59881890568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41" calcext:value-type="float">
            <text:p>4.41</text:p>
          </table:table-cell>
          <table:table-cell office:value-type="float" office:value="2.59320357868306" calcext:value-type="float">
            <text:p>2.593203578683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5" calcext:value-type="float">
            <text:p>3.5</text:p>
          </table:table-cell>
          <table:table-cell office:value-type="float" office:value="2.66100439544621" calcext:value-type="float">
            <text:p>2.661004395446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79" calcext:value-type="float">
            <text:p>2.79</text:p>
          </table:table-cell>
          <table:table-cell office:value-type="float" office:value="2.68114936390602" calcext:value-type="float">
            <text:p>2.6811493639060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72" calcext:value-type="float">
            <text:p>3.72</text:p>
          </table:table-cell>
          <table:table-cell office:value-type="float" office:value="2.75966325337162" calcext:value-type="float">
            <text:p>2.759663253371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35" calcext:value-type="float">
            <text:p>4.35</text:p>
          </table:table-cell>
          <table:table-cell office:value-type="float" office:value="2.76727568820025" calcext:value-type="float">
            <text:p>2.767275688200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31" calcext:value-type="float">
            <text:p>4.31</text:p>
          </table:table-cell>
          <table:table-cell office:value-type="float" office:value="2.83174550920853" calcext:value-type="float">
            <text:p>2.8317455092085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05" calcext:value-type="float">
            <text:p>4.05</text:p>
          </table:table-cell>
          <table:table-cell office:value-type="float" office:value="2.86977518884219" calcext:value-type="float">
            <text:p>2.869775188842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55" calcext:value-type="float">
            <text:p>3.55</text:p>
          </table:table-cell>
          <table:table-cell office:value-type="float" office:value="2.87881269182972" calcext:value-type="float">
            <text:p>2.8788126918297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73" calcext:value-type="float">
            <text:p>4.73</text:p>
          </table:table-cell>
          <table:table-cell office:value-type="float" office:value="2.97383667176781" calcext:value-type="float">
            <text:p>2.973836671767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82" calcext:value-type="float">
            <text:p>4.82</text:p>
          </table:table-cell>
          <table:table-cell office:value-type="float" office:value="2.91733508722436" calcext:value-type="float">
            <text:p>2.917335087224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84" calcext:value-type="float">
            <text:p>4.84</text:p>
          </table:table-cell>
          <table:table-cell office:value-type="float" office:value="2.8297855236736" calcext:value-type="float">
            <text:p>2.829785523673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35" calcext:value-type="float">
            <text:p>4.35</text:p>
          </table:table-cell>
          <table:table-cell office:value-type="float" office:value="2.8364281340834" calcext:value-type="float">
            <text:p>2.83642813408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51" calcext:value-type="float">
            <text:p>4.51</text:p>
          </table:table-cell>
          <table:table-cell office:value-type="float" office:value="2.91612753677842" calcext:value-type="float">
            <text:p>2.9161275367784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85" calcext:value-type="float">
            <text:p>4.85</text:p>
          </table:table-cell>
          <table:table-cell office:value-type="float" office:value="2.91556056539007" calcext:value-type="float">
            <text:p>2.915560565390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82" calcext:value-type="float">
            <text:p>4.82</text:p>
          </table:table-cell>
          <table:table-cell office:value-type="float" office:value="2.89896768911689" calcext:value-type="float">
            <text:p>2.898967689116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87" calcext:value-type="float">
            <text:p>4.87</text:p>
          </table:table-cell>
          <table:table-cell office:value-type="float" office:value="2.90372398455516" calcext:value-type="float">
            <text:p>2.903723984555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48" calcext:value-type="float">
            <text:p>4.48</text:p>
          </table:table-cell>
          <table:table-cell office:value-type="float" office:value="2.91366766415849" calcext:value-type="float">
            <text:p>2.9136676641584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44" calcext:value-type="float">
            <text:p>4.44</text:p>
          </table:table-cell>
          <table:table-cell office:value-type="float" office:value="3.02727136347868" calcext:value-type="float">
            <text:p>3.027271363478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07" calcext:value-type="float">
            <text:p>3.07</text:p>
          </table:table-cell>
          <table:table-cell office:value-type="float" office:value="2.98150096390612" calcext:value-type="float">
            <text:p>2.981500963906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07" calcext:value-type="float">
            <text:p>4.07</text:p>
          </table:table-cell>
          <table:table-cell office:value-type="float" office:value="2.95676839755262" calcext:value-type="float">
            <text:p>2.9567683975526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53" calcext:value-type="float">
            <text:p>2.53</text:p>
          </table:table-cell>
          <table:table-cell office:value-type="float" office:value="2.82197273353782" calcext:value-type="float">
            <text:p>2.821972733537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09" calcext:value-type="float">
            <text:p>2.09</text:p>
          </table:table-cell>
          <table:table-cell office:value-type="float" office:value="2.81563666016792" calcext:value-type="float">
            <text:p>2.815636660167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85" calcext:value-type="float">
            <text:p>2.85</text:p>
          </table:table-cell>
          <table:table-cell office:value-type="float" office:value="2.81480477314412" calcext:value-type="float">
            <text:p>2.814804773144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89" calcext:value-type="float">
            <text:p>3.89</text:p>
          </table:table-cell>
          <table:table-cell office:value-type="float" office:value="2.81260012539774" calcext:value-type="float">
            <text:p>2.812600125397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61" calcext:value-type="float">
            <text:p>4.61</text:p>
          </table:table-cell>
          <table:table-cell office:value-type="float" office:value="2.81470569751039" calcext:value-type="float">
            <text:p>2.814705697510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7" calcext:value-type="float">
            <text:p>4.7</text:p>
          </table:table-cell>
          <table:table-cell office:value-type="float" office:value="2.81428633254415" calcext:value-type="float">
            <text:p>2.814286332544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64" calcext:value-type="float">
            <text:p>4.64</text:p>
          </table:table-cell>
          <table:table-cell office:value-type="float" office:value="2.80517089151253" calcext:value-type="float">
            <text:p>2.8051708915125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86" calcext:value-type="float">
            <text:p>4.86</text:p>
          </table:table-cell>
          <table:table-cell office:value-type="float" office:value="2.80464867918746" calcext:value-type="float">
            <text:p>2.804648679187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83" calcext:value-type="float">
            <text:p>4.83</text:p>
          </table:table-cell>
          <table:table-cell office:value-type="float" office:value="2.74608146242267" calcext:value-type="float">
            <text:p>2.7460814624226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79" calcext:value-type="float">
            <text:p>4.79</text:p>
          </table:table-cell>
          <table:table-cell office:value-type="float" office:value="2.82658020680724" calcext:value-type="float">
            <text:p>2.826580206807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84" calcext:value-type="float">
            <text:p>4.84</text:p>
          </table:table-cell>
          <table:table-cell office:value-type="float" office:value="2.86140034109868" calcext:value-type="float">
            <text:p>2.861400341098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67" calcext:value-type="float">
            <text:p>4.67</text:p>
          </table:table-cell>
          <table:table-cell office:value-type="float" office:value="2.75166955486836" calcext:value-type="float">
            <text:p>2.751669554868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86" calcext:value-type="float">
            <text:p>4.86</text:p>
          </table:table-cell>
          <table:table-cell office:value-type="float" office:value="2.54048113794646" calcext:value-type="float">
            <text:p>2.5404811379464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87" calcext:value-type="float">
            <text:p>4.87</text:p>
          </table:table-cell>
          <table:table-cell office:value-type="float" office:value="2.2795933248084" calcext:value-type="float">
            <text:p>2.27959332480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85" calcext:value-type="float">
            <text:p>4.85</text:p>
          </table:table-cell>
          <table:table-cell office:value-type="float" office:value="2.07883429959823" calcext:value-type="float">
            <text:p>2.0788342995982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82" calcext:value-type="float">
            <text:p>4.82</text:p>
          </table:table-cell>
          <table:table-cell office:value-type="float" office:value="1.95219775400428" calcext:value-type="float">
            <text:p>1.952197754004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75" calcext:value-type="float">
            <text:p>4.75</text:p>
          </table:table-cell>
          <table:table-cell office:value-type="float" office:value="1.91263694894774" calcext:value-type="float">
            <text:p>1.912636948947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86" calcext:value-type="float">
            <text:p>4.86</text:p>
          </table:table-cell>
          <table:table-cell office:value-type="float" office:value="1.84012717630049" calcext:value-type="float">
            <text:p>1.840127176300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82" calcext:value-type="float">
            <text:p>4.82</text:p>
          </table:table-cell>
          <table:table-cell office:value-type="float" office:value="1.8058326794266" calcext:value-type="float">
            <text:p>1.805832679426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86" calcext:value-type="float">
            <text:p>4.86</text:p>
          </table:table-cell>
          <table:table-cell office:value-type="float" office:value="1.78974782236995" calcext:value-type="float">
            <text:p>1.789747822369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77" calcext:value-type="float">
            <text:p>4.77</text:p>
          </table:table-cell>
          <table:table-cell office:value-type="float" office:value="1.83576901230727" calcext:value-type="float">
            <text:p>1.8357690123072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59" calcext:value-type="float">
            <text:p>4.59</text:p>
          </table:table-cell>
          <table:table-cell office:value-type="float" office:value="1.82826300643034" calcext:value-type="float">
            <text:p>1.8282630064303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83" calcext:value-type="float">
            <text:p>4.83</text:p>
          </table:table-cell>
          <table:table-cell office:value-type="float" office:value="1.81743534262088" calcext:value-type="float">
            <text:p>1.8174353426208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11" calcext:value-type="float">
            <text:p>4.11</text:p>
          </table:table-cell>
          <table:table-cell office:value-type="float" office:value="1.80504841560168" calcext:value-type="float">
            <text:p>1.805048415601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7" calcext:value-type="float">
            <text:p>4.7</text:p>
          </table:table-cell>
          <table:table-cell office:value-type="float" office:value="1.7967196735519" calcext:value-type="float">
            <text:p>1.79671967355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65" calcext:value-type="float">
            <text:p>4.65</text:p>
          </table:table-cell>
          <table:table-cell office:value-type="float" office:value="1.77829261897337" calcext:value-type="float">
            <text:p>1.7782926189733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8" calcext:value-type="float">
            <text:p>4.8</text:p>
          </table:table-cell>
          <table:table-cell office:value-type="float" office:value="1.75208737160932" calcext:value-type="float">
            <text:p>1.7520873716093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88" calcext:value-type="float">
            <text:p>4.88</text:p>
          </table:table-cell>
          <table:table-cell office:value-type="float" office:value="1.7389785452177" calcext:value-type="float">
            <text:p>1.73897854521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8" calcext:value-type="float">
            <text:p>4.8</text:p>
          </table:table-cell>
          <table:table-cell office:value-type="float" office:value="1.74628453785654" calcext:value-type="float">
            <text:p>1.7462845378565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79" calcext:value-type="float">
            <text:p>4.79</text:p>
          </table:table-cell>
          <table:table-cell office:value-type="float" office:value="1.73591642760055" calcext:value-type="float">
            <text:p>1.7359164276005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69" calcext:value-type="float">
            <text:p>4.69</text:p>
          </table:table-cell>
          <table:table-cell office:value-type="float" office:value="1.74853047478354" calcext:value-type="float">
            <text:p>1.748530474783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57" calcext:value-type="float">
            <text:p>4.57</text:p>
          </table:table-cell>
          <table:table-cell office:value-type="float" office:value="1.75548612433583" calcext:value-type="float">
            <text:p>1.755486124335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87" calcext:value-type="float">
            <text:p>4.87</text:p>
          </table:table-cell>
          <table:table-cell office:value-type="float" office:value="1.80924151731477" calcext:value-type="float">
            <text:p>1.8092415173147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84" calcext:value-type="float">
            <text:p>4.84</text:p>
          </table:table-cell>
          <table:table-cell office:value-type="float" office:value="1.88923209002435" calcext:value-type="float">
            <text:p>1.889232090024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85" calcext:value-type="float">
            <text:p>4.85</text:p>
          </table:table-cell>
          <table:table-cell office:value-type="float" office:value="2.00429152032293" calcext:value-type="float">
            <text:p>2.004291520322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71" calcext:value-type="float">
            <text:p>4.71</text:p>
          </table:table-cell>
          <table:table-cell office:value-type="float" office:value="2.06297759000938" calcext:value-type="float">
            <text:p>2.062977590009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79" calcext:value-type="float">
            <text:p>4.79</text:p>
          </table:table-cell>
          <table:table-cell office:value-type="float" office:value="2.09435075350841" calcext:value-type="float">
            <text:p>2.0943507535084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85" calcext:value-type="float">
            <text:p>4.85</text:p>
          </table:table-cell>
          <table:table-cell office:value-type="float" office:value="2.18202332462772" calcext:value-type="float">
            <text:p>2.1820233246277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57" calcext:value-type="float">
            <text:p>4.57</text:p>
          </table:table-cell>
          <table:table-cell office:value-type="float" office:value="2.26724472351768" calcext:value-type="float">
            <text:p>2.267244723517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87" calcext:value-type="float">
            <text:p>2.87</text:p>
          </table:table-cell>
          <table:table-cell office:value-type="float" office:value="2.33780767546848" calcext:value-type="float">
            <text:p>2.3378076754684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8" calcext:value-type="float">
            <text:p>2.8</text:p>
          </table:table-cell>
          <table:table-cell office:value-type="float" office:value="2.35309661255227" calcext:value-type="float">
            <text:p>2.353096612552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79" calcext:value-type="float">
            <text:p>3.79</text:p>
          </table:table-cell>
          <table:table-cell office:value-type="float" office:value="2.3677561629527" calcext:value-type="float">
            <text:p>2.36775616295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26" calcext:value-type="float">
            <text:p>4.26</text:p>
          </table:table-cell>
          <table:table-cell office:value-type="float" office:value="2.38605486714936" calcext:value-type="float">
            <text:p>2.386054867149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33" calcext:value-type="float">
            <text:p>4.33</text:p>
          </table:table-cell>
          <table:table-cell office:value-type="float" office:value="2.40551406637677" calcext:value-type="float">
            <text:p>2.405514066376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81" calcext:value-type="float">
            <text:p>4.81</text:p>
          </table:table-cell>
          <table:table-cell office:value-type="float" office:value="2.41769997019308" calcext:value-type="float">
            <text:p>2.417699970193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76" calcext:value-type="float">
            <text:p>4.76</text:p>
          </table:table-cell>
          <table:table-cell office:value-type="float" office:value="2.45101280733759" calcext:value-type="float">
            <text:p>2.451012807337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84" calcext:value-type="float">
            <text:p>4.84</text:p>
          </table:table-cell>
          <table:table-cell office:value-type="float" office:value="2.50302673309133" calcext:value-type="float">
            <text:p>2.503026733091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71" calcext:value-type="float">
            <text:p>4.71</text:p>
          </table:table-cell>
          <table:table-cell office:value-type="float" office:value="2.52922218788395" calcext:value-type="float">
            <text:p>2.5292221878839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83" calcext:value-type="float">
            <text:p>4.83</text:p>
          </table:table-cell>
          <table:table-cell office:value-type="float" office:value="2.5336671200841" calcext:value-type="float">
            <text:p>2.533667120084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83" calcext:value-type="float">
            <text:p>4.83</text:p>
          </table:table-cell>
          <table:table-cell office:value-type="float" office:value="2.50928950136481" calcext:value-type="float">
            <text:p>2.5092895013648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79" calcext:value-type="float">
            <text:p>4.79</text:p>
          </table:table-cell>
          <table:table-cell office:value-type="float" office:value="2.45267861891455" calcext:value-type="float">
            <text:p>2.4526786189145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79" calcext:value-type="float">
            <text:p>4.79</text:p>
          </table:table-cell>
          <table:table-cell office:value-type="float" office:value="2.45589869057214" calcext:value-type="float">
            <text:p>2.455898690572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78" calcext:value-type="float">
            <text:p>4.78</text:p>
          </table:table-cell>
          <table:table-cell office:value-type="float" office:value="2.5146993428381" calcext:value-type="float">
            <text:p>2.514699342838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78" calcext:value-type="float">
            <text:p>4.78</text:p>
          </table:table-cell>
          <table:table-cell office:value-type="float" office:value="2.62275309773059" calcext:value-type="float">
            <text:p>2.622753097730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81" calcext:value-type="float">
            <text:p>4.81</text:p>
          </table:table-cell>
          <table:table-cell office:value-type="float" office:value="2.66742744951493" calcext:value-type="float">
            <text:p>2.6674274495149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81" calcext:value-type="float">
            <text:p>4.81</text:p>
          </table:table-cell>
          <table:table-cell office:value-type="float" office:value="2.72985153228823" calcext:value-type="float">
            <text:p>2.7298515322882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79" calcext:value-type="float">
            <text:p>4.79</text:p>
          </table:table-cell>
          <table:table-cell office:value-type="float" office:value="2.75134564439565" calcext:value-type="float">
            <text:p>2.751345644395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82" calcext:value-type="float">
            <text:p>4.82</text:p>
          </table:table-cell>
          <table:table-cell office:value-type="float" office:value="2.75718808760202" calcext:value-type="float">
            <text:p>2.7571880876020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57" calcext:value-type="float">
            <text:p>3.57</text:p>
          </table:table-cell>
          <table:table-cell office:value-type="float" office:value="2.75410380314562" calcext:value-type="float">
            <text:p>2.754103803145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74" calcext:value-type="float">
            <text:p>3.74</text:p>
          </table:table-cell>
          <table:table-cell office:value-type="float" office:value="2.74653326056923" calcext:value-type="float">
            <text:p>2.7465332605692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9" calcext:value-type="float">
            <text:p>2.9</text:p>
          </table:table-cell>
          <table:table-cell office:value-type="float" office:value="2.74793932591395" calcext:value-type="float">
            <text:p>2.7479393259139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65" calcext:value-type="float">
            <text:p>3.65</text:p>
          </table:table-cell>
          <table:table-cell office:value-type="float" office:value="2.73902363105192" calcext:value-type="float">
            <text:p>2.7390236310519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8" calcext:value-type="float">
            <text:p>3.8</text:p>
          </table:table-cell>
          <table:table-cell office:value-type="float" office:value="2.73907335714448" calcext:value-type="float">
            <text:p>2.7390733571444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2" calcext:value-type="float">
            <text:p>4.2</text:p>
          </table:table-cell>
          <table:table-cell office:value-type="float" office:value="2.735649877327" calcext:value-type="float">
            <text:p>2.7356498773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56" calcext:value-type="float">
            <text:p>4.56</text:p>
          </table:table-cell>
          <table:table-cell office:value-type="float" office:value="2.73230186750762" calcext:value-type="float">
            <text:p>2.7323018675076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85" calcext:value-type="float">
            <text:p>4.85</text:p>
          </table:table-cell>
          <table:table-cell office:value-type="float" office:value="2.70879841012679" calcext:value-type="float">
            <text:p>2.7087984101267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83" calcext:value-type="float">
            <text:p>4.83</text:p>
          </table:table-cell>
          <table:table-cell office:value-type="float" office:value="2.70774846697929" calcext:value-type="float">
            <text:p>2.707748466979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71" calcext:value-type="float">
            <text:p>4.71</text:p>
          </table:table-cell>
          <table:table-cell office:value-type="float" office:value="2.70684615615208" calcext:value-type="float">
            <text:p>2.7068461561520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41" calcext:value-type="float">
            <text:p>2.41</text:p>
          </table:table-cell>
          <table:table-cell office:value-type="float" office:value="2.71763484678014" calcext:value-type="float">
            <text:p>2.717634846780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75" calcext:value-type="float">
            <text:p>2.75</text:p>
          </table:table-cell>
          <table:table-cell office:value-type="float" office:value="2.76841241999066" calcext:value-type="float">
            <text:p>2.7684124199906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66" calcext:value-type="float">
            <text:p>3.66</text:p>
          </table:table-cell>
          <table:table-cell office:value-type="float" office:value="2.85678877645365" calcext:value-type="float">
            <text:p>2.8567887764536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54" calcext:value-type="float">
            <text:p>4.54</text:p>
          </table:table-cell>
          <table:table-cell office:value-type="float" office:value="2.94539890268318" calcext:value-type="float">
            <text:p>2.945398902683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36" calcext:value-type="float">
            <text:p>4.36</text:p>
          </table:table-cell>
          <table:table-cell office:value-type="float" office:value="2.98974617761319" calcext:value-type="float">
            <text:p>2.9897461776131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78" calcext:value-type="float">
            <text:p>4.78</text:p>
          </table:table-cell>
          <table:table-cell office:value-type="float" office:value="3.02568733454246" calcext:value-type="float">
            <text:p>3.025687334542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65" calcext:value-type="float">
            <text:p>4.65</text:p>
          </table:table-cell>
          <table:table-cell office:value-type="float" office:value="2.97941070263285" calcext:value-type="float">
            <text:p>2.9794107026328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84" calcext:value-type="float">
            <text:p>4.84</text:p>
          </table:table-cell>
          <table:table-cell office:value-type="float" office:value="2.98659543789669" calcext:value-type="float">
            <text:p>2.9865954378966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77" calcext:value-type="float">
            <text:p>4.77</text:p>
          </table:table-cell>
          <table:table-cell office:value-type="float" office:value="2.79028864987326" calcext:value-type="float">
            <text:p>2.790288649873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75" calcext:value-type="float">
            <text:p>4.75</text:p>
          </table:table-cell>
          <table:table-cell office:value-type="float" office:value="2.62324700730569" calcext:value-type="float">
            <text:p>2.6232470073056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9" calcext:value-type="float">
            <text:p>2.9</text:p>
          </table:table-cell>
          <table:table-cell office:value-type="float" office:value="2.47191523772249" calcext:value-type="float">
            <text:p>2.4719152377224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3" calcext:value-type="float">
            <text:p>3.3</text:p>
          </table:table-cell>
          <table:table-cell office:value-type="float" office:value="2.37914848483362" calcext:value-type="float">
            <text:p>2.379148484833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.48" calcext:value-type="float">
            <text:p>3.48</text:p>
          </table:table-cell>
          <table:table-cell office:value-type="float" office:value="2.30047777251789" calcext:value-type="float">
            <text:p>2.3004777725178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61" calcext:value-type="float">
            <text:p>2.61</text:p>
          </table:table-cell>
          <table:table-cell office:value-type="float" office:value="2.22814385296931" calcext:value-type="float">
            <text:p>2.228143852969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96" calcext:value-type="float">
            <text:p>1.96</text:p>
          </table:table-cell>
          <table:table-cell office:value-type="float" office:value="2.17674930050918" calcext:value-type="float">
            <text:p>2.176749300509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53" calcext:value-type="float">
            <text:p>2.53</text:p>
          </table:table-cell>
          <table:table-cell office:value-type="float" office:value="2.17005168554981" calcext:value-type="float">
            <text:p>2.170051685549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95" calcext:value-type="float">
            <text:p>2.95</text:p>
          </table:table-cell>
          <table:table-cell office:value-type="float" office:value="2.1642884439605" calcext:value-type="float">
            <text:p>2.16428844396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51" calcext:value-type="float">
            <text:p>4.51</text:p>
          </table:table-cell>
          <table:table-cell office:value-type="float" office:value="2.1660357826002" calcext:value-type="float">
            <text:p>2.166035782600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74" calcext:value-type="float">
            <text:p>4.74</text:p>
          </table:table-cell>
          <table:table-cell office:value-type="float" office:value="2.16115470463552" calcext:value-type="float">
            <text:p>2.1611547046355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98" calcext:value-type="float">
            <text:p>3.98</text:p>
          </table:table-cell>
          <table:table-cell office:value-type="float" office:value="2.15216217998946" calcext:value-type="float">
            <text:p>2.152162179989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51" calcext:value-type="float">
            <text:p>2.51</text:p>
          </table:table-cell>
          <table:table-cell office:value-type="float" office:value="2.15545163190011" calcext:value-type="float">
            <text:p>2.155451631900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15" calcext:value-type="float">
            <text:p>4.15</text:p>
          </table:table-cell>
          <table:table-cell office:value-type="float" office:value="2.11423810957059" calcext:value-type="float">
            <text:p>2.1142381095705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38" calcext:value-type="float">
            <text:p>4.38</text:p>
          </table:table-cell>
          <table:table-cell office:value-type="float" office:value="2.08317680011872" calcext:value-type="float">
            <text:p>2.0831768001187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13" calcext:value-type="float">
            <text:p>4.13</text:p>
          </table:table-cell>
          <table:table-cell office:value-type="float" office:value="2.05996054533232" calcext:value-type="float">
            <text:p>2.0599605453323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4" calcext:value-type="float">
            <text:p>2.4</text:p>
          </table:table-cell>
          <table:table-cell office:value-type="float" office:value="2.03474376360339" calcext:value-type="float">
            <text:p>2.034743763603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44" calcext:value-type="float">
            <text:p>2.44</text:p>
          </table:table-cell>
          <table:table-cell office:value-type="float" office:value="2.01655779734577" calcext:value-type="float">
            <text:p>2.016557797345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82" calcext:value-type="float">
            <text:p>2.82</text:p>
          </table:table-cell>
          <table:table-cell office:value-type="float" office:value="2.06167733657279" calcext:value-type="float">
            <text:p>2.0616773365727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4" calcext:value-type="float">
            <text:p>3.4</text:p>
          </table:table-cell>
          <table:table-cell office:value-type="float" office:value="2.08358111530077" calcext:value-type="float">
            <text:p>2.083581115300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98" calcext:value-type="float">
            <text:p>2.98</text:p>
          </table:table-cell>
          <table:table-cell office:value-type="float" office:value="2.13802232791939" calcext:value-type="float">
            <text:p>2.138022327919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73" calcext:value-type="float">
            <text:p>4.73</text:p>
          </table:table-cell>
          <table:table-cell office:value-type="float" office:value="2.18565980190467" calcext:value-type="float">
            <text:p>2.1856598019046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77" calcext:value-type="float">
            <text:p>4.77</text:p>
          </table:table-cell>
          <table:table-cell office:value-type="float" office:value="2.22595918739061" calcext:value-type="float">
            <text:p>2.225959187390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45" calcext:value-type="float">
            <text:p>4.45</text:p>
          </table:table-cell>
          <table:table-cell office:value-type="float" office:value="2.29652222284063" calcext:value-type="float">
            <text:p>2.2965222228406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67" calcext:value-type="float">
            <text:p>2.67</text:p>
          </table:table-cell>
          <table:table-cell office:value-type="float" office:value="2.36266744522765" calcext:value-type="float">
            <text:p>2.3626674452276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54" calcext:value-type="float">
            <text:p>4.54</text:p>
          </table:table-cell>
          <table:table-cell office:value-type="float" office:value="2.42690863556663" calcext:value-type="float">
            <text:p>2.4269086355666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71" calcext:value-type="float">
            <text:p>4.71</text:p>
          </table:table-cell>
          <table:table-cell office:value-type="float" office:value="2.47190074240344" calcext:value-type="float">
            <text:p>2.471900742403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5" calcext:value-type="float">
            <text:p>4.5</text:p>
          </table:table-cell>
          <table:table-cell office:value-type="float" office:value="2.46911199354569" calcext:value-type="float">
            <text:p>2.469111993545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85" calcext:value-type="float">
            <text:p>4.85</text:p>
          </table:table-cell>
          <table:table-cell office:value-type="float" office:value="2.45614806629983" calcext:value-type="float">
            <text:p>2.4561480662998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85" calcext:value-type="float">
            <text:p>4.85</text:p>
          </table:table-cell>
          <table:table-cell office:value-type="float" office:value="2.4610655119078" calcext:value-type="float">
            <text:p>2.461065511907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77" calcext:value-type="float">
            <text:p>4.77</text:p>
          </table:table-cell>
          <table:table-cell office:value-type="float" office:value="2.46239910524053" calcext:value-type="float">
            <text:p>2.462399105240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84" calcext:value-type="float">
            <text:p>4.84</text:p>
          </table:table-cell>
          <table:table-cell office:value-type="float" office:value="2.46230001133022" calcext:value-type="float">
            <text:p>2.462300011330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77" calcext:value-type="float">
            <text:p>4.77</text:p>
          </table:table-cell>
          <table:table-cell office:value-type="float" office:value="2.4636790800112" calcext:value-type="float">
            <text:p>2.46367908001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82" calcext:value-type="float">
            <text:p>4.82</text:p>
          </table:table-cell>
          <table:table-cell office:value-type="float" office:value="2.50478526218077" calcext:value-type="float">
            <text:p>2.5047852621807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77" calcext:value-type="float">
            <text:p>4.77</text:p>
          </table:table-cell>
          <table:table-cell office:value-type="float" office:value="2.53527549326696" calcext:value-type="float">
            <text:p>2.5352754932669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44" calcext:value-type="float">
            <text:p>4.44</text:p>
          </table:table-cell>
          <table:table-cell office:value-type="float" office:value="2.55899211571517" calcext:value-type="float">
            <text:p>2.558992115715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52" calcext:value-type="float">
            <text:p>2.52</text:p>
          </table:table-cell>
          <table:table-cell office:value-type="float" office:value="2.59206958355741" calcext:value-type="float">
            <text:p>2.5920695835574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57" calcext:value-type="float">
            <text:p>3.57</text:p>
          </table:table-cell>
          <table:table-cell office:value-type="float" office:value="2.61341387929993" calcext:value-type="float">
            <text:p>2.6134138792999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84" calcext:value-type="float">
            <text:p>3.84</text:p>
          </table:table-cell>
          <table:table-cell office:value-type="float" office:value="2.61461169643491" calcext:value-type="float">
            <text:p>2.614611696434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37" calcext:value-type="float">
            <text:p>4.37</text:p>
          </table:table-cell>
          <table:table-cell office:value-type="float" office:value="2.61139347964752" calcext:value-type="float">
            <text:p>2.6113934796475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65" calcext:value-type="float">
            <text:p>2.65</text:p>
          </table:table-cell>
          <table:table-cell office:value-type="float" office:value="2.67443791537382" calcext:value-type="float">
            <text:p>2.6744379153738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08" calcext:value-type="float">
            <text:p>2.08</text:p>
          </table:table-cell>
          <table:table-cell office:value-type="float" office:value="2.75525760990318" calcext:value-type="float">
            <text:p>2.755257609903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33" calcext:value-type="float">
            <text:p>2.33</text:p>
          </table:table-cell>
          <table:table-cell office:value-type="float" office:value="2.86070049685211" calcext:value-type="float">
            <text:p>2.860700496852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78" calcext:value-type="float">
            <text:p>4.78</text:p>
          </table:table-cell>
          <table:table-cell office:value-type="float" office:value="2.86284805159906" calcext:value-type="float">
            <text:p>2.862848051599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74" calcext:value-type="float">
            <text:p>4.74</text:p>
          </table:table-cell>
          <table:table-cell office:value-type="float" office:value="2.86589766781078" calcext:value-type="float">
            <text:p>2.8658976678107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65" calcext:value-type="float">
            <text:p>3.65</text:p>
          </table:table-cell>
          <table:table-cell office:value-type="float" office:value="2.88391511851678" calcext:value-type="float">
            <text:p>2.8839151185167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42" calcext:value-type="float">
            <text:p>3.42</text:p>
          </table:table-cell>
          <table:table-cell office:value-type="float" office:value="2.89619985562171" calcext:value-type="float">
            <text:p>2.8961998556217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73" calcext:value-type="float">
            <text:p>4.73</text:p>
          </table:table-cell>
          <table:table-cell office:value-type="float" office:value="2.90414650073287" calcext:value-type="float">
            <text:p>2.904146500732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81" calcext:value-type="float">
            <text:p>4.81</text:p>
          </table:table-cell>
          <table:table-cell office:value-type="float" office:value="2.8338003968114" calcext:value-type="float">
            <text:p>2.83380039681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66" calcext:value-type="float">
            <text:p>4.66</text:p>
          </table:table-cell>
          <table:table-cell office:value-type="float" office:value="2.75307392819881" calcext:value-type="float">
            <text:p>2.7530739281988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71" calcext:value-type="float">
            <text:p>4.71</text:p>
          </table:table-cell>
          <table:table-cell office:value-type="float" office:value="2.70618791086886" calcext:value-type="float">
            <text:p>2.7061879108688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78" calcext:value-type="float">
            <text:p>4.78</text:p>
          </table:table-cell>
          <table:table-cell office:value-type="float" office:value="2.71822591648334" calcext:value-type="float">
            <text:p>2.718225916483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86" calcext:value-type="float">
            <text:p>4.86</text:p>
          </table:table-cell>
          <table:table-cell office:value-type="float" office:value="2.72557404867123" calcext:value-type="float">
            <text:p>2.7255740486712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7" calcext:value-type="float">
            <text:p>4.7</text:p>
          </table:table-cell>
          <table:table-cell office:value-type="float" office:value="2.68593767315206" calcext:value-type="float">
            <text:p>2.6859376731520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79" calcext:value-type="float">
            <text:p>4.79</text:p>
          </table:table-cell>
          <table:table-cell office:value-type="float" office:value="2.7038912776688" calcext:value-type="float">
            <text:p>2.703891277668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47" calcext:value-type="float">
            <text:p>4.47</text:p>
          </table:table-cell>
          <table:table-cell office:value-type="float" office:value="2.71806042275672" calcext:value-type="float">
            <text:p>2.7180604227567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4" calcext:value-type="float">
            <text:p>2.4</text:p>
          </table:table-cell>
          <table:table-cell office:value-type="float" office:value="2.72903874885831" calcext:value-type="float">
            <text:p>2.7290387488583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61" calcext:value-type="float">
            <text:p>4.61</text:p>
          </table:table-cell>
          <table:table-cell office:value-type="float" office:value="2.74951381414195" calcext:value-type="float">
            <text:p>2.749513814141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66" calcext:value-type="float">
            <text:p>4.66</text:p>
          </table:table-cell>
          <table:table-cell office:value-type="float" office:value="2.76358262700934" calcext:value-type="float">
            <text:p>2.7635826270093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65" calcext:value-type="float">
            <text:p>3.65</text:p>
          </table:table-cell>
          <table:table-cell office:value-type="float" office:value="2.78197933366011" calcext:value-type="float">
            <text:p>2.781979333660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74" calcext:value-type="float">
            <text:p>3.74</text:p>
          </table:table-cell>
          <table:table-cell office:value-type="float" office:value="2.79520543054256" calcext:value-type="float">
            <text:p>2.7952054305425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02" calcext:value-type="float">
            <text:p>4.02</text:p>
          </table:table-cell>
          <table:table-cell office:value-type="float" office:value="2.76081618134391" calcext:value-type="float">
            <text:p>2.7608161813439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75" calcext:value-type="float">
            <text:p>4.75</text:p>
          </table:table-cell>
          <table:table-cell office:value-type="float" office:value="2.75213764047745" calcext:value-type="float">
            <text:p>2.7521376404774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7" calcext:value-type="float">
            <text:p>4.7</text:p>
          </table:table-cell>
          <table:table-cell office:value-type="float" office:value="2.76815023221342" calcext:value-type="float">
            <text:p>2.7681502322134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84" calcext:value-type="float">
            <text:p>4.84</text:p>
          </table:table-cell>
          <table:table-cell office:value-type="float" office:value="2.73731302664902" calcext:value-type="float">
            <text:p>2.7373130266490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86" calcext:value-type="float">
            <text:p>4.86</text:p>
          </table:table-cell>
          <table:table-cell office:value-type="float" office:value="2.74882790058641" calcext:value-type="float">
            <text:p>2.748827900586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81" calcext:value-type="float">
            <text:p>4.81</text:p>
          </table:table-cell>
          <table:table-cell office:value-type="float" office:value="2.71889320415097" calcext:value-type="float">
            <text:p>2.7188932041509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86" calcext:value-type="float">
            <text:p>4.86</text:p>
          </table:table-cell>
          <table:table-cell office:value-type="float" office:value="2.73521663543307" calcext:value-type="float">
            <text:p>2.735216635433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84" calcext:value-type="float">
            <text:p>4.84</text:p>
          </table:table-cell>
          <table:table-cell office:value-type="float" office:value="2.8357241542038" calcext:value-type="float">
            <text:p>2.835724154203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87" calcext:value-type="float">
            <text:p>4.87</text:p>
          </table:table-cell>
          <table:table-cell office:value-type="float" office:value="2.94317873385404" calcext:value-type="float">
            <text:p>2.9431787338540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85" calcext:value-type="float">
            <text:p>4.85</text:p>
          </table:table-cell>
          <table:table-cell office:value-type="float" office:value="3.01416118305516" calcext:value-type="float">
            <text:p>3.014161183055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88" calcext:value-type="float">
            <text:p>4.88</text:p>
          </table:table-cell>
          <table:table-cell office:value-type="float" office:value="3.02186768723559" calcext:value-type="float">
            <text:p>3.0218676872355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71" calcext:value-type="float">
            <text:p>4.71</text:p>
          </table:table-cell>
          <table:table-cell office:value-type="float" office:value="3.0323252883853" calcext:value-type="float">
            <text:p>3.032325288385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88" calcext:value-type="float">
            <text:p>4.88</text:p>
          </table:table-cell>
          <table:table-cell office:value-type="float" office:value="3.102624593915" calcext:value-type="float">
            <text:p>3.1026245939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66" calcext:value-type="float">
            <text:p>4.66</text:p>
          </table:table-cell>
          <table:table-cell office:value-type="float" office:value="3.11084792868442" calcext:value-type="float">
            <text:p>3.110847928684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82" calcext:value-type="float">
            <text:p>4.82</text:p>
          </table:table-cell>
          <table:table-cell office:value-type="float" office:value="3.11494594839071" calcext:value-type="float">
            <text:p>3.114945948390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65" calcext:value-type="float">
            <text:p>4.65</text:p>
          </table:table-cell>
          <table:table-cell office:value-type="float" office:value="3.11161655347566" calcext:value-type="float">
            <text:p>3.1116165534756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71" calcext:value-type="float">
            <text:p>4.71</text:p>
          </table:table-cell>
          <table:table-cell office:value-type="float" office:value="3.1166171981034" calcext:value-type="float">
            <text:p>3.116617198103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85" calcext:value-type="float">
            <text:p>4.85</text:p>
          </table:table-cell>
          <table:table-cell office:value-type="float" office:value="3.12858009606447" calcext:value-type="float">
            <text:p>3.128580096064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88" calcext:value-type="float">
            <text:p>4.88</text:p>
          </table:table-cell>
          <table:table-cell office:value-type="float" office:value="3.12763082433347" calcext:value-type="float">
            <text:p>3.1276308243334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84" calcext:value-type="float">
            <text:p>4.84</text:p>
          </table:table-cell>
          <table:table-cell office:value-type="float" office:value="3.13961195741665" calcext:value-type="float">
            <text:p>3.1396119574166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85" calcext:value-type="float">
            <text:p>4.85</text:p>
          </table:table-cell>
          <table:table-cell office:value-type="float" office:value="3.21158352747049" calcext:value-type="float">
            <text:p>3.2115835274704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67" calcext:value-type="float">
            <text:p>4.67</text:p>
          </table:table-cell>
          <table:table-cell office:value-type="float" office:value="3.2522657204712" calcext:value-type="float">
            <text:p>3.25226572047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87" calcext:value-type="float">
            <text:p>4.87</text:p>
          </table:table-cell>
          <table:table-cell office:value-type="float" office:value="3.24856665643011" calcext:value-type="float">
            <text:p>3.248566656430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69" calcext:value-type="float">
            <text:p>4.69</text:p>
          </table:table-cell>
          <table:table-cell office:value-type="float" office:value="3.31613243960791" calcext:value-type="float">
            <text:p>3.3161324396079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82" calcext:value-type="float">
            <text:p>4.82</text:p>
          </table:table-cell>
          <table:table-cell office:value-type="float" office:value="3.32702336715496" calcext:value-type="float">
            <text:p>3.3270233671549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85" calcext:value-type="float">
            <text:p>4.85</text:p>
          </table:table-cell>
          <table:table-cell office:value-type="float" office:value="3.39024460329193" calcext:value-type="float">
            <text:p>3.3902446032919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63" calcext:value-type="float">
            <text:p>4.63</text:p>
          </table:table-cell>
          <table:table-cell office:value-type="float" office:value="3.39419348510984" calcext:value-type="float">
            <text:p>3.3941934851098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85" calcext:value-type="float">
            <text:p>4.85</text:p>
          </table:table-cell>
          <table:table-cell office:value-type="float" office:value="3.3965684431211" calcext:value-type="float">
            <text:p>3.39656844312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83" calcext:value-type="float">
            <text:p>4.83</text:p>
          </table:table-cell>
          <table:table-cell office:value-type="float" office:value="3.3887980548384" calcext:value-type="float">
            <text:p>3.388798054838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55" calcext:value-type="float">
            <text:p>4.55</text:p>
          </table:table-cell>
          <table:table-cell office:value-type="float" office:value="3.39644824798203" calcext:value-type="float">
            <text:p>3.3964482479820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12" calcext:value-type="float">
            <text:p>4.12</text:p>
          </table:table-cell>
          <table:table-cell office:value-type="float" office:value="3.39962954504882" calcext:value-type="float">
            <text:p>3.3996295450488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91" calcext:value-type="float">
            <text:p>2.91</text:p>
          </table:table-cell>
          <table:table-cell office:value-type="float" office:value="3.39631554812714" calcext:value-type="float">
            <text:p>3.396315548127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.29" calcext:value-type="float">
            <text:p>3.29</text:p>
          </table:table-cell>
          <table:table-cell office:value-type="float" office:value="3.41628755465134" calcext:value-type="float">
            <text:p>3.4162875546513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75" calcext:value-type="float">
            <text:p>4.75</text:p>
          </table:table-cell>
          <table:table-cell office:value-type="float" office:value="3.41925678946172" calcext:value-type="float">
            <text:p>3.4192567894617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42" calcext:value-type="float">
            <text:p>4.42</text:p>
          </table:table-cell>
          <table:table-cell office:value-type="float" office:value="3.42408892385477" calcext:value-type="float">
            <text:p>3.4240889238547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85" calcext:value-type="float">
            <text:p>4.85</text:p>
          </table:table-cell>
          <table:table-cell office:value-type="float" office:value="3.42626421844584" calcext:value-type="float">
            <text:p>3.4262642184458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82" calcext:value-type="float">
            <text:p>4.82</text:p>
          </table:table-cell>
          <table:table-cell office:value-type="float" office:value="3.42269267642961" calcext:value-type="float">
            <text:p>3.4226926764296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8" calcext:value-type="float">
            <text:p>4.8</text:p>
          </table:table-cell>
          <table:table-cell office:value-type="float" office:value="3.41883621843639" calcext:value-type="float">
            <text:p>3.4188362184363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81" calcext:value-type="float">
            <text:p>4.81</text:p>
          </table:table-cell>
          <table:table-cell office:value-type="float" office:value="3.41872154786927" calcext:value-type="float">
            <text:p>3.418721547869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79" calcext:value-type="float">
            <text:p>4.79</text:p>
          </table:table-cell>
          <table:table-cell office:value-type="float" office:value="3.41649681809866" calcext:value-type="float">
            <text:p>3.4164968180986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82" calcext:value-type="float">
            <text:p>4.82</text:p>
          </table:table-cell>
          <table:table-cell office:value-type="float" office:value="3.41454459634566" calcext:value-type="float">
            <text:p>3.4145445963456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63" calcext:value-type="float">
            <text:p>4.63</text:p>
          </table:table-cell>
          <table:table-cell office:value-type="float" office:value="3.40257277998725" calcext:value-type="float">
            <text:p>3.402572779987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84" calcext:value-type="float">
            <text:p>4.84</text:p>
          </table:table-cell>
          <table:table-cell office:value-type="float" office:value="3.41708676176489" calcext:value-type="float">
            <text:p>3.4170867617648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42" calcext:value-type="float">
            <text:p>4.42</text:p>
          </table:table-cell>
          <table:table-cell office:value-type="float" office:value="3.41636129482926" calcext:value-type="float">
            <text:p>3.4163612948292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69" calcext:value-type="float">
            <text:p>4.69</text:p>
          </table:table-cell>
          <table:table-cell office:value-type="float" office:value="3.4160285153366" calcext:value-type="float">
            <text:p>3.416028515336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68" calcext:value-type="float">
            <text:p>4.68</text:p>
          </table:table-cell>
          <table:table-cell office:value-type="float" office:value="3.41643796016294" calcext:value-type="float">
            <text:p>3.4164379601629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82" calcext:value-type="float">
            <text:p>4.82</text:p>
          </table:table-cell>
          <table:table-cell office:value-type="float" office:value="3.37208525000926" calcext:value-type="float">
            <text:p>3.3720852500092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83" calcext:value-type="float">
            <text:p>4.83</text:p>
          </table:table-cell>
          <table:table-cell office:value-type="float" office:value="3.35887422284115" calcext:value-type="float">
            <text:p>3.358874222841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54" calcext:value-type="float">
            <text:p>4.54</text:p>
          </table:table-cell>
          <table:table-cell office:value-type="float" office:value="3.36445023701853" calcext:value-type="float">
            <text:p>3.364450237018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56" calcext:value-type="float">
            <text:p>4.56</text:p>
          </table:table-cell>
          <table:table-cell office:value-type="float" office:value="3.37131399777593" calcext:value-type="float">
            <text:p>3.3713139977759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87" calcext:value-type="float">
            <text:p>4.87</text:p>
          </table:table-cell>
          <table:table-cell office:value-type="float" office:value="3.35986168690722" calcext:value-type="float">
            <text:p>3.359861686907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86" calcext:value-type="float">
            <text:p>4.86</text:p>
          </table:table-cell>
          <table:table-cell office:value-type="float" office:value="3.36754075340252" calcext:value-type="float">
            <text:p>3.3675407534025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86" calcext:value-type="float">
            <text:p>4.86</text:p>
          </table:table-cell>
          <table:table-cell office:value-type="float" office:value="3.36759942570293" calcext:value-type="float">
            <text:p>3.3675994257029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64" calcext:value-type="float">
            <text:p>4.64</text:p>
          </table:table-cell>
          <table:table-cell office:value-type="float" office:value="3.36747207966633" calcext:value-type="float">
            <text:p>3.3674720796663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8" calcext:value-type="float">
            <text:p>4.8</text:p>
          </table:table-cell>
          <table:table-cell office:value-type="float" office:value="3.36267658635137" calcext:value-type="float">
            <text:p>3.3626765863513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83" calcext:value-type="float">
            <text:p>4.83</text:p>
          </table:table-cell>
          <table:table-cell office:value-type="float" office:value="3.37708137612614" calcext:value-type="float">
            <text:p>3.377081376126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71" calcext:value-type="float">
            <text:p>3.71</text:p>
          </table:table-cell>
          <table:table-cell office:value-type="float" office:value="3.38383916004903" calcext:value-type="float">
            <text:p>3.3838391600490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74" calcext:value-type="float">
            <text:p>4.74</text:p>
          </table:table-cell>
          <table:table-cell office:value-type="float" office:value="3.38472827520446" calcext:value-type="float">
            <text:p>3.384728275204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82" calcext:value-type="float">
            <text:p>4.82</text:p>
          </table:table-cell>
          <table:table-cell office:value-type="float" office:value="3.39372441136014" calcext:value-type="float">
            <text:p>3.3937244113601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87" calcext:value-type="float">
            <text:p>4.87</text:p>
          </table:table-cell>
          <table:table-cell office:value-type="float" office:value="3.39698602918645" calcext:value-type="float">
            <text:p>3.3969860291864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83" calcext:value-type="float">
            <text:p>4.83</text:p>
          </table:table-cell>
          <table:table-cell office:value-type="float" office:value="3.40072066701834" calcext:value-type="float">
            <text:p>3.4007206670183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81" calcext:value-type="float">
            <text:p>4.81</text:p>
          </table:table-cell>
          <table:table-cell office:value-type="float" office:value="3.40026742940417" calcext:value-type="float">
            <text:p>3.400267429404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37" calcext:value-type="float">
            <text:p>4.37</text:p>
          </table:table-cell>
          <table:table-cell office:value-type="float" office:value="3.3992421633352" calcext:value-type="float">
            <text:p>3.39924216333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8" calcext:value-type="float">
            <text:p>4.8</text:p>
          </table:table-cell>
          <table:table-cell office:value-type="float" office:value="3.39628529676192" calcext:value-type="float">
            <text:p>3.3962852967619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85" calcext:value-type="float">
            <text:p>4.85</text:p>
          </table:table-cell>
          <table:table-cell office:value-type="float" office:value="3.39456474397882" calcext:value-type="float">
            <text:p>3.3945647439788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79" calcext:value-type="float">
            <text:p>4.79</text:p>
          </table:table-cell>
          <table:table-cell office:value-type="float" office:value="3.39631183543058" calcext:value-type="float">
            <text:p>3.396311835430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86" calcext:value-type="float">
            <text:p>4.86</text:p>
          </table:table-cell>
          <table:table-cell office:value-type="float" office:value="3.4411372913854" calcext:value-type="float">
            <text:p>3.441137291385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5" calcext:value-type="float">
            <text:p>4.5</text:p>
          </table:table-cell>
          <table:table-cell office:value-type="float" office:value="3.45879546736019" calcext:value-type="float">
            <text:p>3.458795467360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87" calcext:value-type="float">
            <text:p>4.87</text:p>
          </table:table-cell>
          <table:table-cell office:value-type="float" office:value="3.46212140847447" calcext:value-type="float">
            <text:p>3.4621214084744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87" calcext:value-type="float">
            <text:p>4.87</text:p>
          </table:table-cell>
          <table:table-cell office:value-type="float" office:value="3.46219113905097" calcext:value-type="float">
            <text:p>3.4621911390509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33" calcext:value-type="float">
            <text:p>4.33</text:p>
          </table:table-cell>
          <table:table-cell office:value-type="float" office:value="3.47408889428196" calcext:value-type="float">
            <text:p>3.4740888942819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86" calcext:value-type="float">
            <text:p>4.86</text:p>
          </table:table-cell>
          <table:table-cell office:value-type="float" office:value="3.46874891195946" calcext:value-type="float">
            <text:p>3.4687489119594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7" calcext:value-type="float">
            <text:p>4.7</text:p>
          </table:table-cell>
          <table:table-cell office:value-type="float" office:value="3.46713085709628" calcext:value-type="float">
            <text:p>3.467130857096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83" calcext:value-type="float">
            <text:p>4.83</text:p>
          </table:table-cell>
          <table:table-cell office:value-type="float" office:value="3.46739154202136" calcext:value-type="float">
            <text:p>3.4673915420213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83" calcext:value-type="float">
            <text:p>4.83</text:p>
          </table:table-cell>
          <table:table-cell office:value-type="float" office:value="3.46918701847221" calcext:value-type="float">
            <text:p>3.4691870184722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84" calcext:value-type="float">
            <text:p>4.84</text:p>
          </table:table-cell>
          <table:table-cell office:value-type="float" office:value="3.4624916699636" calcext:value-type="float">
            <text:p>3.462491669963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73" calcext:value-type="float">
            <text:p>4.73</text:p>
          </table:table-cell>
          <table:table-cell office:value-type="float" office:value="3.45892211255881" calcext:value-type="float">
            <text:p>3.4589221125588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85" calcext:value-type="float">
            <text:p>4.85</text:p>
          </table:table-cell>
          <table:table-cell office:value-type="float" office:value="3.45860309279286" calcext:value-type="float">
            <text:p>3.4586030927928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86" calcext:value-type="float">
            <text:p>4.86</text:p>
          </table:table-cell>
          <table:table-cell office:value-type="float" office:value="3.45710817788327" calcext:value-type="float">
            <text:p>3.457108177883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87" calcext:value-type="float">
            <text:p>4.87</text:p>
          </table:table-cell>
          <table:table-cell office:value-type="float" office:value="3.43981780292437" calcext:value-type="float">
            <text:p>3.4398178029243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82" calcext:value-type="float">
            <text:p>4.82</text:p>
          </table:table-cell>
          <table:table-cell office:value-type="float" office:value="3.43850129920266" calcext:value-type="float">
            <text:p>3.4385012992026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82" calcext:value-type="float">
            <text:p>4.82</text:p>
          </table:table-cell>
          <table:table-cell office:value-type="float" office:value="3.44132843372036" calcext:value-type="float">
            <text:p>3.4413284337203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86" calcext:value-type="float">
            <text:p>4.86</text:p>
          </table:table-cell>
          <table:table-cell office:value-type="float" office:value="3.44177531529883" calcext:value-type="float">
            <text:p>3.4417753152988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85" calcext:value-type="float">
            <text:p>4.85</text:p>
          </table:table-cell>
          <table:table-cell office:value-type="float" office:value="3.44378736605898" calcext:value-type="float">
            <text:p>3.443787366058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8" calcext:value-type="float">
            <text:p>2.8</text:p>
          </table:table-cell>
          <table:table-cell office:value-type="float" office:value="3.44344370970754" calcext:value-type="float">
            <text:p>3.443443709707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48" calcext:value-type="float">
            <text:p>4.48</text:p>
          </table:table-cell>
          <table:table-cell office:value-type="float" office:value="3.43487369237146" calcext:value-type="float">
            <text:p>3.4348736923714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79" calcext:value-type="float">
            <text:p>4.79</text:p>
          </table:table-cell>
          <table:table-cell office:value-type="float" office:value="3.43608664160024" calcext:value-type="float">
            <text:p>3.436086641600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88" calcext:value-type="float">
            <text:p>4.88</text:p>
          </table:table-cell>
          <table:table-cell office:value-type="float" office:value="3.4322552885858" calcext:value-type="float">
            <text:p>3.432255288585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48" calcext:value-type="float">
            <text:p>4.48</text:p>
          </table:table-cell>
          <table:table-cell office:value-type="float" office:value="3.43388269563996" calcext:value-type="float">
            <text:p>3.4338826956399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53" calcext:value-type="float">
            <text:p>4.53</text:p>
          </table:table-cell>
          <table:table-cell office:value-type="float" office:value="3.43354804005401" calcext:value-type="float">
            <text:p>3.433548040054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53" calcext:value-type="float">
            <text:p>4.53</text:p>
          </table:table-cell>
          <table:table-cell office:value-type="float" office:value="3.43414023229448" calcext:value-type="float">
            <text:p>3.4341402322944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82" calcext:value-type="float">
            <text:p>4.82</text:p>
          </table:table-cell>
          <table:table-cell office:value-type="float" office:value="3.43817631164113" calcext:value-type="float">
            <text:p>3.4381763116411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85" calcext:value-type="float">
            <text:p>4.85</text:p>
          </table:table-cell>
          <table:table-cell office:value-type="float" office:value="3.43892883737046" calcext:value-type="float">
            <text:p>3.4389288373704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82" calcext:value-type="float">
            <text:p>4.82</text:p>
          </table:table-cell>
          <table:table-cell office:value-type="float" office:value="3.44292800049251" calcext:value-type="float">
            <text:p>3.4429280004925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81" calcext:value-type="float">
            <text:p>4.81</text:p>
          </table:table-cell>
          <table:table-cell office:value-type="float" office:value="3.45000082254429" calcext:value-type="float">
            <text:p>3.4500008225442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82" calcext:value-type="float">
            <text:p>4.82</text:p>
          </table:table-cell>
          <table:table-cell office:value-type="float" office:value="3.40902198029909" calcext:value-type="float">
            <text:p>3.4090219802990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81" calcext:value-type="float">
            <text:p>4.81</text:p>
          </table:table-cell>
          <table:table-cell office:value-type="float" office:value="3.4139057904363" calcext:value-type="float">
            <text:p>3.41390579043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86" calcext:value-type="float">
            <text:p>4.86</text:p>
          </table:table-cell>
          <table:table-cell office:value-type="float" office:value="3.41038047338488" calcext:value-type="float">
            <text:p>3.4103804733848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76" calcext:value-type="float">
            <text:p>4.76</text:p>
          </table:table-cell>
          <table:table-cell office:value-type="float" office:value="3.41237915569833" calcext:value-type="float">
            <text:p>3.412379155698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75" calcext:value-type="float">
            <text:p>4.75</text:p>
          </table:table-cell>
          <table:table-cell office:value-type="float" office:value="3.42061633994972" calcext:value-type="float">
            <text:p>3.4206163399497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85" calcext:value-type="float">
            <text:p>4.85</text:p>
          </table:table-cell>
          <table:table-cell office:value-type="float" office:value="3.42277144174368" calcext:value-type="float">
            <text:p>3.4227714417436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84" calcext:value-type="float">
            <text:p>4.84</text:p>
          </table:table-cell>
          <table:table-cell office:value-type="float" office:value="3.4287750987929" calcext:value-type="float">
            <text:p>3.428775098792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85" calcext:value-type="float">
            <text:p>4.85</text:p>
          </table:table-cell>
          <table:table-cell office:value-type="float" office:value="3.42782291486359" calcext:value-type="float">
            <text:p>3.4278229148635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87" calcext:value-type="float">
            <text:p>4.87</text:p>
          </table:table-cell>
          <table:table-cell office:value-type="float" office:value="3.4261314174963" calcext:value-type="float">
            <text:p>3.426131417496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58" calcext:value-type="float">
            <text:p>4.58</text:p>
          </table:table-cell>
          <table:table-cell office:value-type="float" office:value="3.42855185695065" calcext:value-type="float">
            <text:p>3.4285518569506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81" calcext:value-type="float">
            <text:p>4.81</text:p>
          </table:table-cell>
          <table:table-cell office:value-type="float" office:value="3.44499261359726" calcext:value-type="float">
            <text:p>3.4449926135972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83" calcext:value-type="float">
            <text:p>4.83</text:p>
          </table:table-cell>
          <table:table-cell office:value-type="float" office:value="3.44661654753186" calcext:value-type="float">
            <text:p>3.4466165475318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82" calcext:value-type="float">
            <text:p>4.82</text:p>
          </table:table-cell>
          <table:table-cell office:value-type="float" office:value="3.4504386054213" calcext:value-type="float">
            <text:p>3.45043860542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5" calcext:value-type="float">
            <text:p>4.5</text:p>
          </table:table-cell>
          <table:table-cell office:value-type="float" office:value="3.44837029655603" calcext:value-type="float">
            <text:p>3.4483702965560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66" calcext:value-type="float">
            <text:p>4.66</text:p>
          </table:table-cell>
          <table:table-cell office:value-type="float" office:value="3.45068826944812" calcext:value-type="float">
            <text:p>3.4506882694481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47" calcext:value-type="float">
            <text:p>4.47</text:p>
          </table:table-cell>
          <table:table-cell office:value-type="float" office:value="3.44879334488686" calcext:value-type="float">
            <text:p>3.4487933448868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39" calcext:value-type="float">
            <text:p>3.39</text:p>
          </table:table-cell>
          <table:table-cell office:value-type="float" office:value="3.4419624328906" calcext:value-type="float">
            <text:p>3.44196243289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43" calcext:value-type="float">
            <text:p>4.43</text:p>
          </table:table-cell>
          <table:table-cell office:value-type="float" office:value="3.44342731317569" calcext:value-type="float">
            <text:p>3.4434273131756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1" calcext:value-type="float">
            <text:p>4.1</text:p>
          </table:table-cell>
          <table:table-cell office:value-type="float" office:value="3.44111555276009" calcext:value-type="float">
            <text:p>3.4411155527600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57" calcext:value-type="float">
            <text:p>4.57</text:p>
          </table:table-cell>
          <table:table-cell office:value-type="float" office:value="3.43967844863868" calcext:value-type="float">
            <text:p>3.4396784486386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72" calcext:value-type="float">
            <text:p>4.72</text:p>
          </table:table-cell>
          <table:table-cell office:value-type="float" office:value="3.48841197604631" calcext:value-type="float">
            <text:p>3.4884119760463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77" calcext:value-type="float">
            <text:p>4.77</text:p>
          </table:table-cell>
          <table:table-cell office:value-type="float" office:value="3.48577015039875" calcext:value-type="float">
            <text:p>3.485770150398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82" calcext:value-type="float">
            <text:p>4.82</text:p>
          </table:table-cell>
          <table:table-cell office:value-type="float" office:value="3.48980894056863" calcext:value-type="float">
            <text:p>3.4898089405686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52" calcext:value-type="float">
            <text:p>4.52</text:p>
          </table:table-cell>
          <table:table-cell office:value-type="float" office:value="3.49238899229482" calcext:value-type="float">
            <text:p>3.4923889922948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87" calcext:value-type="float">
            <text:p>4.87</text:p>
          </table:table-cell>
          <table:table-cell office:value-type="float" office:value="3.49963035017588" calcext:value-type="float">
            <text:p>3.4996303501758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51" calcext:value-type="float">
            <text:p>4.51</text:p>
          </table:table-cell>
          <table:table-cell office:value-type="float" office:value="3.4950804724783" calcext:value-type="float">
            <text:p>3.495080472478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76" calcext:value-type="float">
            <text:p>4.76</text:p>
          </table:table-cell>
          <table:table-cell office:value-type="float" office:value="3.4898678855413" calcext:value-type="float">
            <text:p>3.48986788554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78" calcext:value-type="float">
            <text:p>4.78</text:p>
          </table:table-cell>
          <table:table-cell office:value-type="float" office:value="3.48934180675572" calcext:value-type="float">
            <text:p>3.4893418067557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82" calcext:value-type="float">
            <text:p>4.82</text:p>
          </table:table-cell>
          <table:table-cell office:value-type="float" office:value="3.49193890132616" calcext:value-type="float">
            <text:p>3.491938901326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84" calcext:value-type="float">
            <text:p>4.84</text:p>
          </table:table-cell>
          <table:table-cell office:value-type="float" office:value="3.49286625032342" calcext:value-type="float">
            <text:p>3.4928662503234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82" calcext:value-type="float">
            <text:p>4.82</text:p>
          </table:table-cell>
          <table:table-cell office:value-type="float" office:value="3.48936822304448" calcext:value-type="float">
            <text:p>3.489368223044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88" calcext:value-type="float">
            <text:p>2.88</text:p>
          </table:table-cell>
          <table:table-cell office:value-type="float" office:value="3.48628167795858" calcext:value-type="float">
            <text:p>3.486281677958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62" calcext:value-type="float">
            <text:p>4.62</text:p>
          </table:table-cell>
          <table:table-cell office:value-type="float" office:value="3.48471135550141" calcext:value-type="float">
            <text:p>3.4847113555014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8" calcext:value-type="float">
            <text:p>4.8</text:p>
          </table:table-cell>
          <table:table-cell office:value-type="float" office:value="3.48411461889672" calcext:value-type="float">
            <text:p>3.4841146188967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84" calcext:value-type="float">
            <text:p>4.84</text:p>
          </table:table-cell>
          <table:table-cell office:value-type="float" office:value="3.48072132181476" calcext:value-type="float">
            <text:p>3.4807213218147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8" calcext:value-type="float">
            <text:p>4.8</text:p>
          </table:table-cell>
          <table:table-cell office:value-type="float" office:value="3.48406874680842" calcext:value-type="float">
            <text:p>3.4840687468084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56" calcext:value-type="float">
            <text:p>2.56</text:p>
          </table:table-cell>
          <table:table-cell office:value-type="float" office:value="3.48426295174018" calcext:value-type="float">
            <text:p>3.48426295174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7" calcext:value-type="float">
            <text:p>4.7</text:p>
          </table:table-cell>
          <table:table-cell office:value-type="float" office:value="3.48391507687876" calcext:value-type="float">
            <text:p>3.4839150768787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8" calcext:value-type="float">
            <text:p>4.8</text:p>
          </table:table-cell>
          <table:table-cell office:value-type="float" office:value="3.48177133443119" calcext:value-type="float">
            <text:p>3.481771334431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83" calcext:value-type="float">
            <text:p>4.83</text:p>
          </table:table-cell>
          <table:table-cell office:value-type="float" office:value="3.47946497107168" calcext:value-type="float">
            <text:p>3.4794649710716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83" calcext:value-type="float">
            <text:p>4.83</text:p>
          </table:table-cell>
          <table:table-cell office:value-type="float" office:value="3.47686261340898" calcext:value-type="float">
            <text:p>3.4768626134089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85" calcext:value-type="float">
            <text:p>4.85</text:p>
          </table:table-cell>
          <table:table-cell office:value-type="float" office:value="3.47665367077639" calcext:value-type="float">
            <text:p>3.4766536707763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82" calcext:value-type="float">
            <text:p>4.82</text:p>
          </table:table-cell>
          <table:table-cell office:value-type="float" office:value="3.47883511595505" calcext:value-type="float">
            <text:p>3.478835115955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81" calcext:value-type="float">
            <text:p>4.81</text:p>
          </table:table-cell>
          <table:table-cell office:value-type="float" office:value="3.47875923128311" calcext:value-type="float">
            <text:p>3.478759231283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81" calcext:value-type="float">
            <text:p>4.81</text:p>
          </table:table-cell>
          <table:table-cell office:value-type="float" office:value="3.47839644443088" calcext:value-type="float">
            <text:p>3.4783964444308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67" calcext:value-type="float">
            <text:p>4.67</text:p>
          </table:table-cell>
          <table:table-cell office:value-type="float" office:value="3.4824285646381" calcext:value-type="float">
            <text:p>3.482428564638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81" calcext:value-type="float">
            <text:p>4.81</text:p>
          </table:table-cell>
          <table:table-cell office:value-type="float" office:value="3.49098662039433" calcext:value-type="float">
            <text:p>3.490986620394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83" calcext:value-type="float">
            <text:p>4.83</text:p>
          </table:table-cell>
          <table:table-cell office:value-type="float" office:value="3.49558366598977" calcext:value-type="float">
            <text:p>3.4955836659897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79" calcext:value-type="float">
            <text:p>4.79</text:p>
          </table:table-cell>
          <table:table-cell office:value-type="float" office:value="3.49939866266582" calcext:value-type="float">
            <text:p>3.4993986626658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84" calcext:value-type="float">
            <text:p>4.84</text:p>
          </table:table-cell>
          <table:table-cell office:value-type="float" office:value="3.49425863437541" calcext:value-type="float">
            <text:p>3.4942586343754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77" calcext:value-type="float">
            <text:p>4.77</text:p>
          </table:table-cell>
          <table:table-cell office:value-type="float" office:value="3.49026705056822" calcext:value-type="float">
            <text:p>3.4902670505682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83" calcext:value-type="float">
            <text:p>4.83</text:p>
          </table:table-cell>
          <table:table-cell office:value-type="float" office:value="3.49033051300561" calcext:value-type="float">
            <text:p>3.490330513005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67" calcext:value-type="float">
            <text:p>4.67</text:p>
          </table:table-cell>
          <table:table-cell office:value-type="float" office:value="3.49257830939653" calcext:value-type="float">
            <text:p>3.4925783093965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47" calcext:value-type="float">
            <text:p>3.47</text:p>
          </table:table-cell>
          <table:table-cell office:value-type="float" office:value="3.49374519998867" calcext:value-type="float">
            <text:p>3.4937451999886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42" calcext:value-type="float">
            <text:p>4.42</text:p>
          </table:table-cell>
          <table:table-cell office:value-type="float" office:value="3.49208746503899" calcext:value-type="float">
            <text:p>3.4920874650389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82" calcext:value-type="float">
            <text:p>4.82</text:p>
          </table:table-cell>
          <table:table-cell office:value-type="float" office:value="3.49458863345368" calcext:value-type="float">
            <text:p>3.4945886334536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51" calcext:value-type="float">
            <text:p>2.51</text:p>
          </table:table-cell>
          <table:table-cell office:value-type="float" office:value="3.49485652149912" calcext:value-type="float">
            <text:p>3.4948565214991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76" calcext:value-type="float">
            <text:p>2.76</text:p>
          </table:table-cell>
          <table:table-cell office:value-type="float" office:value="3.49541499627691" calcext:value-type="float">
            <text:p>3.4954149962769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office:value-type="float" office:value="3.49571505903071" calcext:value-type="float">
            <text:p>3.4957150590307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17" calcext:value-type="float">
            <text:p>3.17</text:p>
          </table:table-cell>
          <table:table-cell office:value-type="float" office:value="3.49870597301103" calcext:value-type="float">
            <text:p>3.4987059730110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73" calcext:value-type="float">
            <text:p>2.73</text:p>
          </table:table-cell>
          <table:table-cell office:value-type="float" office:value="3.5017040558215" calcext:value-type="float">
            <text:p>3.50170405582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33" calcext:value-type="float">
            <text:p>3.33</text:p>
          </table:table-cell>
          <table:table-cell office:value-type="float" office:value="3.50381944190641" calcext:value-type="float">
            <text:p>3.5038194419064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04" calcext:value-type="float">
            <text:p>3.04</text:p>
          </table:table-cell>
          <table:table-cell office:value-type="float" office:value="3.50311900320186" calcext:value-type="float">
            <text:p>3.5031190032018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74" calcext:value-type="float">
            <text:p>4.74</text:p>
          </table:table-cell>
          <table:table-cell office:value-type="float" office:value="3.50146829366007" calcext:value-type="float">
            <text:p>3.5014682936600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57" calcext:value-type="float">
            <text:p>4.57</text:p>
          </table:table-cell>
          <table:table-cell office:value-type="float" office:value="3.49964845433592" calcext:value-type="float">
            <text:p>3.4996484543359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95" calcext:value-type="float">
            <text:p>2.95</text:p>
          </table:table-cell>
          <table:table-cell office:value-type="float" office:value="3.49818131109072" calcext:value-type="float">
            <text:p>3.4981813110907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2" calcext:value-type="float">
            <text:p>4.2</text:p>
          </table:table-cell>
          <table:table-cell office:value-type="float" office:value="3.49736559643001" calcext:value-type="float">
            <text:p>3.497365596430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08" calcext:value-type="float">
            <text:p>4.08</text:p>
          </table:table-cell>
          <table:table-cell office:value-type="float" office:value="3.49278029934888" calcext:value-type="float">
            <text:p>3.4927802993488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29" calcext:value-type="float">
            <text:p>2.29</text:p>
          </table:table-cell>
          <table:table-cell office:value-type="float" office:value="3.48786675817842" calcext:value-type="float">
            <text:p>3.4878667581784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96" calcext:value-type="float">
            <text:p>3.96</text:p>
          </table:table-cell>
          <table:table-cell office:value-type="float" office:value="3.4932364259519" calcext:value-type="float">
            <text:p>3.493236425951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11" calcext:value-type="float">
            <text:p>4.11</text:p>
          </table:table-cell>
          <table:table-cell office:value-type="float" office:value="3.49716118047233" calcext:value-type="float">
            <text:p>3.4971611804723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33" calcext:value-type="float">
            <text:p>4.33</text:p>
          </table:table-cell>
          <table:table-cell office:value-type="float" office:value="3.4987211491123" calcext:value-type="float">
            <text:p>3.498721149112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18" calcext:value-type="float">
            <text:p>4.18</text:p>
          </table:table-cell>
          <table:table-cell office:value-type="float" office:value="3.49512153812533" calcext:value-type="float">
            <text:p>3.4951215381253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01" calcext:value-type="float">
            <text:p>3.01</text:p>
          </table:table-cell>
          <table:table-cell office:value-type="float" office:value="3.49103921262379" calcext:value-type="float">
            <text:p>3.4910392126237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83" calcext:value-type="float">
            <text:p>3.83</text:p>
          </table:table-cell>
          <table:table-cell office:value-type="float" office:value="3.49459678596217" calcext:value-type="float">
            <text:p>3.494596785962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27" calcext:value-type="float">
            <text:p>4.27</text:p>
          </table:table-cell>
          <table:table-cell office:value-type="float" office:value="3.49179979784161" calcext:value-type="float">
            <text:p>3.4917997978416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23" calcext:value-type="float">
            <text:p>3.23</text:p>
          </table:table-cell>
          <table:table-cell office:value-type="float" office:value="3.49467758520117" calcext:value-type="float">
            <text:p>3.494677585201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46" calcext:value-type="float">
            <text:p>2.46</text:p>
          </table:table-cell>
          <table:table-cell office:value-type="float" office:value="3.49316049355263" calcext:value-type="float">
            <text:p>3.4931604935526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49" calcext:value-type="float">
            <text:p>3.49</text:p>
          </table:table-cell>
          <table:table-cell office:value-type="float" office:value="3.496551428051" calcext:value-type="float">
            <text:p>3.49655142805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76" calcext:value-type="float">
            <text:p>4.76</text:p>
          </table:table-cell>
          <table:table-cell office:value-type="float" office:value="3.50025665853866" calcext:value-type="float">
            <text:p>3.5002566585386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73" calcext:value-type="float">
            <text:p>4.73</text:p>
          </table:table-cell>
          <table:table-cell office:value-type="float" office:value="3.49208979099018" calcext:value-type="float">
            <text:p>3.49208979099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8" calcext:value-type="float">
            <text:p>4.8</text:p>
          </table:table-cell>
          <table:table-cell office:value-type="float" office:value="3.48755035180837" calcext:value-type="float">
            <text:p>3.487550351808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51" calcext:value-type="float">
            <text:p>4.51</text:p>
          </table:table-cell>
          <table:table-cell office:value-type="float" office:value="3.48945545769639" calcext:value-type="float">
            <text:p>3.4894554576963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16" calcext:value-type="float">
            <text:p>3.16</text:p>
          </table:table-cell>
          <table:table-cell office:value-type="float" office:value="3.47630169525802" calcext:value-type="float">
            <text:p>3.4763016952580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45" calcext:value-type="float">
            <text:p>4.45</text:p>
          </table:table-cell>
          <table:table-cell office:value-type="float" office:value="3.4744824429789" calcext:value-type="float">
            <text:p>3.474482442978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23" calcext:value-type="float">
            <text:p>4.23</text:p>
          </table:table-cell>
          <table:table-cell office:value-type="float" office:value="3.47191555098903" calcext:value-type="float">
            <text:p>3.4719155509890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62" calcext:value-type="float">
            <text:p>2.62</text:p>
          </table:table-cell>
          <table:table-cell office:value-type="float" office:value="3.46974105025354" calcext:value-type="float">
            <text:p>3.4697410502535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6" calcext:value-type="float">
            <text:p>4.6</text:p>
          </table:table-cell>
          <table:table-cell office:value-type="float" office:value="3.46780550824369" calcext:value-type="float">
            <text:p>3.4678055082436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64" calcext:value-type="float">
            <text:p>4.64</text:p>
          </table:table-cell>
          <table:table-cell office:value-type="float" office:value="3.46890196410062" calcext:value-type="float">
            <text:p>3.4689019641006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07" calcext:value-type="float">
            <text:p>3.07</text:p>
          </table:table-cell>
          <table:table-cell office:value-type="float" office:value="3.45952123580912" calcext:value-type="float">
            <text:p>3.4595212358091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14" calcext:value-type="float">
            <text:p>4.14</text:p>
          </table:table-cell>
          <table:table-cell office:value-type="float" office:value="3.45663451627951" calcext:value-type="float">
            <text:p>3.4566345162795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99" calcext:value-type="float">
            <text:p>2.99</text:p>
          </table:table-cell>
          <table:table-cell office:value-type="float" office:value="3.45670245915758" calcext:value-type="float">
            <text:p>3.456702459157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33" calcext:value-type="float">
            <text:p>4.33</text:p>
          </table:table-cell>
          <table:table-cell office:value-type="float" office:value="3.45768985516924" calcext:value-type="float">
            <text:p>3.457689855169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64" calcext:value-type="float">
            <text:p>4.64</text:p>
          </table:table-cell>
          <table:table-cell office:value-type="float" office:value="3.46198309875709" calcext:value-type="float">
            <text:p>3.4619830987570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9" calcext:value-type="float">
            <text:p>2.9</text:p>
          </table:table-cell>
          <table:table-cell office:value-type="float" office:value="3.45856059929526" calcext:value-type="float">
            <text:p>3.4585605992952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19" calcext:value-type="float">
            <text:p>3.19</text:p>
          </table:table-cell>
          <table:table-cell office:value-type="float" office:value="3.45613805883521" calcext:value-type="float">
            <text:p>3.4561380588352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15" calcext:value-type="float">
            <text:p>4.15</text:p>
          </table:table-cell>
          <table:table-cell office:value-type="float" office:value="3.45884238775431" calcext:value-type="float">
            <text:p>3.4588423877543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92" calcext:value-type="float">
            <text:p>3.92</text:p>
          </table:table-cell>
          <table:table-cell office:value-type="float" office:value="3.45954549040638" calcext:value-type="float">
            <text:p>3.459545490406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85" calcext:value-type="float">
            <text:p>3.85</text:p>
          </table:table-cell>
          <table:table-cell office:value-type="float" office:value="3.46123101881592" calcext:value-type="float">
            <text:p>3.4612310188159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59" calcext:value-type="float">
            <text:p>3.59</text:p>
          </table:table-cell>
          <table:table-cell office:value-type="float" office:value="3.46021248240165" calcext:value-type="float">
            <text:p>3.4602124824016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94" calcext:value-type="float">
            <text:p>3.94</text:p>
          </table:table-cell>
          <table:table-cell office:value-type="float" office:value="3.45852224196761" calcext:value-type="float">
            <text:p>3.4585222419676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47" calcext:value-type="float">
            <text:p>2.47</text:p>
          </table:table-cell>
          <table:table-cell office:value-type="float" office:value="3.46079977378538" calcext:value-type="float">
            <text:p>3.4607997737853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44" calcext:value-type="float">
            <text:p>2.44</text:p>
          </table:table-cell>
          <table:table-cell office:value-type="float" office:value="3.45742065190901" calcext:value-type="float">
            <text:p>3.4574206519090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97" calcext:value-type="float">
            <text:p>2.97</text:p>
          </table:table-cell>
          <table:table-cell office:value-type="float" office:value="3.46875421907102" calcext:value-type="float">
            <text:p>3.4687542190710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18" calcext:value-type="float">
            <text:p>3.18</text:p>
          </table:table-cell>
          <table:table-cell office:value-type="float" office:value="3.47098478620565" calcext:value-type="float">
            <text:p>3.4709847862056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5" calcext:value-type="float">
            <text:p>2.5</text:p>
          </table:table-cell>
          <table:table-cell office:value-type="float" office:value="3.47303473830481" calcext:value-type="float">
            <text:p>3.4730347383048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43" calcext:value-type="float">
            <text:p>3.43</text:p>
          </table:table-cell>
          <table:table-cell office:value-type="float" office:value="3.47683508918464" calcext:value-type="float">
            <text:p>3.4768350891846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66" calcext:value-type="float">
            <text:p>4.66</text:p>
          </table:table-cell>
          <table:table-cell office:value-type="float" office:value="3.47303114356126" calcext:value-type="float">
            <text:p>3.4730311435612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45" calcext:value-type="float">
            <text:p>2.45</text:p>
          </table:table-cell>
          <table:table-cell office:value-type="float" office:value="3.47171021978703" calcext:value-type="float">
            <text:p>3.4717102197870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72" calcext:value-type="float">
            <text:p>3.72</text:p>
          </table:table-cell>
          <table:table-cell office:value-type="float" office:value="3.47737873727903" calcext:value-type="float">
            <text:p>3.4773787372790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51" calcext:value-type="float">
            <text:p>4.51</text:p>
          </table:table-cell>
          <table:table-cell office:value-type="float" office:value="3.47049252599123" calcext:value-type="float">
            <text:p>3.4704925259912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55" calcext:value-type="float">
            <text:p>4.55</text:p>
          </table:table-cell>
          <table:table-cell office:value-type="float" office:value="3.4699828937444" calcext:value-type="float">
            <text:p>3.46998289374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79" calcext:value-type="float">
            <text:p>4.79</text:p>
          </table:table-cell>
          <table:table-cell office:value-type="float" office:value="3.46788249277866" calcext:value-type="float">
            <text:p>3.4678824927786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69" calcext:value-type="float">
            <text:p>4.69</text:p>
          </table:table-cell>
          <table:table-cell office:value-type="float" office:value="3.46363525031457" calcext:value-type="float">
            <text:p>3.4636352503145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7" calcext:value-type="float">
            <text:p>4.7</text:p>
          </table:table-cell>
          <table:table-cell office:value-type="float" office:value="3.46609008462258" calcext:value-type="float">
            <text:p>3.4660900846225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75" calcext:value-type="float">
            <text:p>4.75</text:p>
          </table:table-cell>
          <table:table-cell office:value-type="float" office:value="3.46819146882602" calcext:value-type="float">
            <text:p>3.4681914688260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8" calcext:value-type="float">
            <text:p>4.8</text:p>
          </table:table-cell>
          <table:table-cell office:value-type="float" office:value="3.46829829701862" calcext:value-type="float">
            <text:p>3.4682982970186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77" calcext:value-type="float">
            <text:p>4.77</text:p>
          </table:table-cell>
          <table:table-cell office:value-type="float" office:value="3.46133813275168" calcext:value-type="float">
            <text:p>3.4613381327516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56" calcext:value-type="float">
            <text:p>4.56</text:p>
          </table:table-cell>
          <table:table-cell office:value-type="float" office:value="3.45697553954973" calcext:value-type="float">
            <text:p>3.4569755395497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68" calcext:value-type="float">
            <text:p>4.68</text:p>
          </table:table-cell>
          <table:table-cell office:value-type="float" office:value="3.43740678994349" calcext:value-type="float">
            <text:p>3.4374067899434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78" calcext:value-type="float">
            <text:p>4.78</text:p>
          </table:table-cell>
          <table:table-cell office:value-type="float" office:value="3.44634481804347" calcext:value-type="float">
            <text:p>3.4463448180434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53" calcext:value-type="float">
            <text:p>4.53</text:p>
          </table:table-cell>
          <table:table-cell office:value-type="float" office:value="3.44207993901543" calcext:value-type="float">
            <text:p>3.442079939015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77" calcext:value-type="float">
            <text:p>4.77</text:p>
          </table:table-cell>
          <table:table-cell office:value-type="float" office:value="3.44418086682698" calcext:value-type="float">
            <text:p>3.4441808668269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65" calcext:value-type="float">
            <text:p>4.65</text:p>
          </table:table-cell>
          <table:table-cell office:value-type="float" office:value="3.44132236314248" calcext:value-type="float">
            <text:p>3.4413223631424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36" calcext:value-type="float">
            <text:p>4.36</text:p>
          </table:table-cell>
          <table:table-cell office:value-type="float" office:value="3.44102126112329" calcext:value-type="float">
            <text:p>3.4410212611232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43" calcext:value-type="float">
            <text:p>4.43</text:p>
          </table:table-cell>
          <table:table-cell office:value-type="float" office:value="3.43990751469359" calcext:value-type="float">
            <text:p>3.4399075146935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66" calcext:value-type="float">
            <text:p>4.66</text:p>
          </table:table-cell>
          <table:table-cell office:value-type="float" office:value="3.43973825111911" calcext:value-type="float">
            <text:p>3.439738251119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52" calcext:value-type="float">
            <text:p>4.52</text:p>
          </table:table-cell>
          <table:table-cell office:value-type="float" office:value="3.44694695694201" calcext:value-type="float">
            <text:p>3.4469469569420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38" calcext:value-type="float">
            <text:p>4.38</text:p>
          </table:table-cell>
          <table:table-cell office:value-type="float" office:value="3.45008354577077" calcext:value-type="float">
            <text:p>3.4500835457707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53" calcext:value-type="float">
            <text:p>4.53</text:p>
          </table:table-cell>
          <table:table-cell office:value-type="float" office:value="3.45294014160309" calcext:value-type="float">
            <text:p>3.4529401416030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37" calcext:value-type="float">
            <text:p>4.37</text:p>
          </table:table-cell>
          <table:table-cell office:value-type="float" office:value="3.45371933630979" calcext:value-type="float">
            <text:p>3.4537193363097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12" calcext:value-type="float">
            <text:p>3.12</text:p>
          </table:table-cell>
          <table:table-cell office:value-type="float" office:value="3.45295549179768" calcext:value-type="float">
            <text:p>3.4529554917976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76" calcext:value-type="float">
            <text:p>4.76</text:p>
          </table:table-cell>
          <table:table-cell office:value-type="float" office:value="3.45335819889383" calcext:value-type="float">
            <text:p>3.4533581988938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81" calcext:value-type="float">
            <text:p>4.81</text:p>
          </table:table-cell>
          <table:table-cell office:value-type="float" office:value="3.45752510748752" calcext:value-type="float">
            <text:p>3.4575251074875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85" calcext:value-type="float">
            <text:p>4.85</text:p>
          </table:table-cell>
          <table:table-cell office:value-type="float" office:value="3.45986083112224" calcext:value-type="float">
            <text:p>3.459860831122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82" calcext:value-type="float">
            <text:p>4.82</text:p>
          </table:table-cell>
          <table:table-cell office:value-type="float" office:value="3.45114425856462" calcext:value-type="float">
            <text:p>3.4511442585646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8" calcext:value-type="float">
            <text:p>4.8</text:p>
          </table:table-cell>
          <table:table-cell office:value-type="float" office:value="3.43899495810515" calcext:value-type="float">
            <text:p>3.438994958105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68" calcext:value-type="float">
            <text:p>4.68</text:p>
          </table:table-cell>
          <table:table-cell office:value-type="float" office:value="3.42423442598552" calcext:value-type="float">
            <text:p>3.4242344259855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82" calcext:value-type="float">
            <text:p>4.82</text:p>
          </table:table-cell>
          <table:table-cell office:value-type="float" office:value="3.41265208044" calcext:value-type="float">
            <text:p>3.4126520804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88" calcext:value-type="float">
            <text:p>4.88</text:p>
          </table:table-cell>
          <table:table-cell office:value-type="float" office:value="3.41315612031211" calcext:value-type="float">
            <text:p>3.4131561203121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83" calcext:value-type="float">
            <text:p>4.83</text:p>
          </table:table-cell>
          <table:table-cell office:value-type="float" office:value="3.40471666818802" calcext:value-type="float">
            <text:p>3.404716668188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86" calcext:value-type="float">
            <text:p>4.86</text:p>
          </table:table-cell>
          <table:table-cell office:value-type="float" office:value="3.40754884723479" calcext:value-type="float">
            <text:p>3.4075488472347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64" calcext:value-type="float">
            <text:p>4.64</text:p>
          </table:table-cell>
          <table:table-cell office:value-type="float" office:value="3.40771731093232" calcext:value-type="float">
            <text:p>3.4077173109323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85" calcext:value-type="float">
            <text:p>4.85</text:p>
          </table:table-cell>
          <table:table-cell office:value-type="float" office:value="3.41345083737827" calcext:value-type="float">
            <text:p>3.4134508373782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81" calcext:value-type="float">
            <text:p>4.81</text:p>
          </table:table-cell>
          <table:table-cell office:value-type="float" office:value="3.41213500418208" calcext:value-type="float">
            <text:p>3.4121350041820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76" calcext:value-type="float">
            <text:p>4.76</text:p>
          </table:table-cell>
          <table:table-cell office:value-type="float" office:value="3.40884812366021" calcext:value-type="float">
            <text:p>3.4088481236602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87" calcext:value-type="float">
            <text:p>4.87</text:p>
          </table:table-cell>
          <table:table-cell office:value-type="float" office:value="3.40188519234425" calcext:value-type="float">
            <text:p>3.401885192344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43" calcext:value-type="float">
            <text:p>4.43</text:p>
          </table:table-cell>
          <table:table-cell office:value-type="float" office:value="3.39902330139558" calcext:value-type="float">
            <text:p>3.3990233013955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86" calcext:value-type="float">
            <text:p>4.86</text:p>
          </table:table-cell>
          <table:table-cell office:value-type="float" office:value="3.3955957118208" calcext:value-type="float">
            <text:p>3.395595711820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83" calcext:value-type="float">
            <text:p>4.83</text:p>
          </table:table-cell>
          <table:table-cell office:value-type="float" office:value="3.38980223545861" calcext:value-type="float">
            <text:p>3.3898022354586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83" calcext:value-type="float">
            <text:p>4.83</text:p>
          </table:table-cell>
          <table:table-cell office:value-type="float" office:value="3.3836255525724" calcext:value-type="float">
            <text:p>3.383625552572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82" calcext:value-type="float">
            <text:p>4.82</text:p>
          </table:table-cell>
          <table:table-cell office:value-type="float" office:value="3.35230370053837" calcext:value-type="float">
            <text:p>3.3523037005383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79" calcext:value-type="float">
            <text:p>4.79</text:p>
          </table:table-cell>
          <table:table-cell office:value-type="float" office:value="3.31212811589618" calcext:value-type="float">
            <text:p>3.312128115896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8" calcext:value-type="float">
            <text:p>4.8</text:p>
          </table:table-cell>
          <table:table-cell office:value-type="float" office:value="3.3099166208469" calcext:value-type="float">
            <text:p>3.309916620846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78" calcext:value-type="float">
            <text:p>4.78</text:p>
          </table:table-cell>
          <table:table-cell office:value-type="float" office:value="3.30546262187961" calcext:value-type="float">
            <text:p>3.3054626218796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81" calcext:value-type="float">
            <text:p>4.81</text:p>
          </table:table-cell>
          <table:table-cell office:value-type="float" office:value="3.30498480715464" calcext:value-type="float">
            <text:p>3.3049848071546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76" calcext:value-type="float">
            <text:p>4.76</text:p>
          </table:table-cell>
          <table:table-cell office:value-type="float" office:value="3.30651080785669" calcext:value-type="float">
            <text:p>3.3065108078566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85" calcext:value-type="float">
            <text:p>4.85</text:p>
          </table:table-cell>
          <table:table-cell office:value-type="float" office:value="3.32021965373743" calcext:value-type="float">
            <text:p>3.3202196537374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8" calcext:value-type="float">
            <text:p>4.8</text:p>
          </table:table-cell>
          <table:table-cell office:value-type="float" office:value="3.32915988222899" calcext:value-type="float">
            <text:p>3.3291598822289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56" calcext:value-type="float">
            <text:p>4.56</text:p>
          </table:table-cell>
          <table:table-cell office:value-type="float" office:value="3.33689208215845" calcext:value-type="float">
            <text:p>3.3368920821584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81" calcext:value-type="float">
            <text:p>4.81</text:p>
          </table:table-cell>
          <table:table-cell office:value-type="float" office:value="3.3411216823758" calcext:value-type="float">
            <text:p>3.341121682375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72" calcext:value-type="float">
            <text:p>4.72</text:p>
          </table:table-cell>
          <table:table-cell office:value-type="float" office:value="3.34099233901621" calcext:value-type="float">
            <text:p>3.3409923390162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85" calcext:value-type="float">
            <text:p>4.85</text:p>
          </table:table-cell>
          <table:table-cell office:value-type="float" office:value="3.33308473427907" calcext:value-type="float">
            <text:p>3.3330847342790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85" calcext:value-type="float">
            <text:p>4.85</text:p>
          </table:table-cell>
          <table:table-cell office:value-type="float" office:value="3.33249537028062" calcext:value-type="float">
            <text:p>3.332495370280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78" calcext:value-type="float">
            <text:p>4.78</text:p>
          </table:table-cell>
          <table:table-cell office:value-type="float" office:value="3.32971357091772" calcext:value-type="float">
            <text:p>3.3297135709177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81" calcext:value-type="float">
            <text:p>4.81</text:p>
          </table:table-cell>
          <table:table-cell office:value-type="float" office:value="3.31859156807317" calcext:value-type="float">
            <text:p>3.3185915680731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71" calcext:value-type="float">
            <text:p>4.71</text:p>
          </table:table-cell>
          <table:table-cell office:value-type="float" office:value="3.31671419369733" calcext:value-type="float">
            <text:p>3.316714193697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84" calcext:value-type="float">
            <text:p>4.84</text:p>
          </table:table-cell>
          <table:table-cell office:value-type="float" office:value="3.31506373467344" calcext:value-type="float">
            <text:p>3.3150637346734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83" calcext:value-type="float">
            <text:p>4.83</text:p>
          </table:table-cell>
          <table:table-cell office:value-type="float" office:value="3.31025386520485" calcext:value-type="float">
            <text:p>3.3102538652048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8" calcext:value-type="float">
            <text:p>4.8</text:p>
          </table:table-cell>
          <table:table-cell office:value-type="float" office:value="3.3161186750797" calcext:value-type="float">
            <text:p>3.316118675079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82" calcext:value-type="float">
            <text:p>4.82</text:p>
          </table:table-cell>
          <table:table-cell office:value-type="float" office:value="3.33061202190739" calcext:value-type="float">
            <text:p>3.3306120219073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77" calcext:value-type="float">
            <text:p>4.77</text:p>
          </table:table-cell>
          <table:table-cell office:value-type="float" office:value="3.35534133183717" calcext:value-type="float">
            <text:p>3.3553413318371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82" calcext:value-type="float">
            <text:p>4.82</text:p>
          </table:table-cell>
          <table:table-cell office:value-type="float" office:value="3.39305919714907" calcext:value-type="float">
            <text:p>3.3930591971490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84" calcext:value-type="float">
            <text:p>4.84</text:p>
          </table:table-cell>
          <table:table-cell office:value-type="float" office:value="3.39674710127193" calcext:value-type="float">
            <text:p>3.3967471012719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8" calcext:value-type="float">
            <text:p>4.8</text:p>
          </table:table-cell>
          <table:table-cell office:value-type="float" office:value="3.39939217373023" calcext:value-type="float">
            <text:p>3.3993921737302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69" calcext:value-type="float">
            <text:p>4.69</text:p>
          </table:table-cell>
          <table:table-cell office:value-type="float" office:value="3.40870531127436" calcext:value-type="float">
            <text:p>3.4087053112743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83" calcext:value-type="float">
            <text:p>4.83</text:p>
          </table:table-cell>
          <table:table-cell office:value-type="float" office:value="3.41844751219404" calcext:value-type="float">
            <text:p>3.4184475121940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8" calcext:value-type="float">
            <text:p>3.8</text:p>
          </table:table-cell>
          <table:table-cell office:value-type="float" office:value="3.42594811592228" calcext:value-type="float">
            <text:p>3.4259481159222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67" calcext:value-type="float">
            <text:p>4.67</text:p>
          </table:table-cell>
          <table:table-cell office:value-type="float" office:value="3.43057119982484" calcext:value-type="float">
            <text:p>3.4305711998248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35" calcext:value-type="float">
            <text:p>4.35</text:p>
          </table:table-cell>
          <table:table-cell office:value-type="float" office:value="3.4367208226425" calcext:value-type="float">
            <text:p>3.436720822642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73" calcext:value-type="float">
            <text:p>3.73</text:p>
          </table:table-cell>
          <table:table-cell office:value-type="float" office:value="3.43740678994349" calcext:value-type="float">
            <text:p>3.4374067899434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69" calcext:value-type="float">
            <text:p>4.69</text:p>
          </table:table-cell>
          <table:table-cell office:value-type="float" office:value="3.4408836441321" calcext:value-type="float">
            <text:p>3.440883644132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83" calcext:value-type="float">
            <text:p>4.83</text:p>
          </table:table-cell>
          <table:table-cell office:value-type="float" office:value="3.44783482993784" calcext:value-type="float">
            <text:p>3.4478348299378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67" calcext:value-type="float">
            <text:p>3.67</text:p>
          </table:table-cell>
          <table:table-cell office:value-type="float" office:value="3.4471587185241" calcext:value-type="float">
            <text:p>3.447158718524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7" calcext:value-type="float">
            <text:p>4.7</text:p>
          </table:table-cell>
          <table:table-cell office:value-type="float" office:value="3.45151061357223" calcext:value-type="float">
            <text:p>3.451510613572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8" calcext:value-type="float">
            <text:p>4.8</text:p>
          </table:table-cell>
          <table:table-cell office:value-type="float" office:value="3.46835881201526" calcext:value-type="float">
            <text:p>3.4683588120152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84" calcext:value-type="float">
            <text:p>4.84</text:p>
          </table:table-cell>
          <table:table-cell office:value-type="float" office:value="3.45926487124533" calcext:value-type="float">
            <text:p>3.4592648712453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85" calcext:value-type="float">
            <text:p>4.85</text:p>
          </table:table-cell>
          <table:table-cell office:value-type="float" office:value="3.45388016629137" calcext:value-type="float">
            <text:p>3.4538801662913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86" calcext:value-type="float">
            <text:p>4.86</text:p>
          </table:table-cell>
          <table:table-cell office:value-type="float" office:value="3.4616540860672" calcext:value-type="float">
            <text:p>3.461654086067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79" calcext:value-type="float">
            <text:p>4.79</text:p>
          </table:table-cell>
          <table:table-cell office:value-type="float" office:value="3.45989108402269" calcext:value-type="float">
            <text:p>3.4598910840226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86" calcext:value-type="float">
            <text:p>4.86</text:p>
          </table:table-cell>
          <table:table-cell office:value-type="float" office:value="3.46116261218462" calcext:value-type="float">
            <text:p>3.4611626121846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82" calcext:value-type="float">
            <text:p>4.82</text:p>
          </table:table-cell>
          <table:table-cell office:value-type="float" office:value="3.47057580407843" calcext:value-type="float">
            <text:p>3.470575804078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79" calcext:value-type="float">
            <text:p>4.79</text:p>
          </table:table-cell>
          <table:table-cell office:value-type="float" office:value="3.47810381785444" calcext:value-type="float">
            <text:p>3.4781038178544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83" calcext:value-type="float">
            <text:p>4.83</text:p>
          </table:table-cell>
          <table:table-cell office:value-type="float" office:value="3.47586510261864" calcext:value-type="float">
            <text:p>3.4758651026186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74" calcext:value-type="float">
            <text:p>4.74</text:p>
          </table:table-cell>
          <table:table-cell office:value-type="float" office:value="3.4791822656188" calcext:value-type="float">
            <text:p>3.479182265618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85" calcext:value-type="float">
            <text:p>4.85</text:p>
          </table:table-cell>
          <table:table-cell office:value-type="float" office:value="3.48151137275614" calcext:value-type="float">
            <text:p>3.4815113727561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83" calcext:value-type="float">
            <text:p>4.83</text:p>
          </table:table-cell>
          <table:table-cell office:value-type="float" office:value="3.48215303833399" calcext:value-type="float">
            <text:p>3.4821530383339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83" calcext:value-type="float">
            <text:p>4.83</text:p>
          </table:table-cell>
          <table:table-cell office:value-type="float" office:value="3.48258571799959" calcext:value-type="float">
            <text:p>3.4825857179995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78" calcext:value-type="float">
            <text:p>4.78</text:p>
          </table:table-cell>
          <table:table-cell office:value-type="float" office:value="3.48251834416843" calcext:value-type="float">
            <text:p>3.4825183441684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84" calcext:value-type="float">
            <text:p>4.84</text:p>
          </table:table-cell>
          <table:table-cell office:value-type="float" office:value="3.47720389234564" calcext:value-type="float">
            <text:p>3.4772038923456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86" calcext:value-type="float">
            <text:p>4.86</text:p>
          </table:table-cell>
          <table:table-cell office:value-type="float" office:value="3.48098578787635" calcext:value-type="float">
            <text:p>3.4809857878763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81" calcext:value-type="float">
            <text:p>4.81</text:p>
          </table:table-cell>
          <table:table-cell office:value-type="float" office:value="3.48110886279279" calcext:value-type="float">
            <text:p>3.4811088627927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77" calcext:value-type="float">
            <text:p>4.77</text:p>
          </table:table-cell>
          <table:table-cell office:value-type="float" office:value="3.47779321739346" calcext:value-type="float">
            <text:p>3.4777932173934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81" calcext:value-type="float">
            <text:p>4.81</text:p>
          </table:table-cell>
          <table:table-cell office:value-type="float" office:value="3.4757710572622" calcext:value-type="float">
            <text:p>3.475771057262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79" calcext:value-type="float">
            <text:p>4.79</text:p>
          </table:table-cell>
          <table:table-cell office:value-type="float" office:value="3.47426788673051" calcext:value-type="float">
            <text:p>3.4742678867305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83" calcext:value-type="float">
            <text:p>4.83</text:p>
          </table:table-cell>
          <table:table-cell office:value-type="float" office:value="3.47579193978847" calcext:value-type="float">
            <text:p>3.4757919397884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48" calcext:value-type="float">
            <text:p>4.48</text:p>
          </table:table-cell>
          <table:table-cell office:value-type="float" office:value="3.48406295861812" calcext:value-type="float">
            <text:p>3.4840629586181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85" calcext:value-type="float">
            <text:p>4.85</text:p>
          </table:table-cell>
          <table:table-cell office:value-type="float" office:value="3.49349697772778" calcext:value-type="float">
            <text:p>3.4934969777277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42" calcext:value-type="float">
            <text:p>4.42</text:p>
          </table:table-cell>
          <table:table-cell office:value-type="float" office:value="3.49483919488874" calcext:value-type="float">
            <text:p>3.4948391948887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67" calcext:value-type="float">
            <text:p>4.67</text:p>
          </table:table-cell>
          <table:table-cell office:value-type="float" office:value="3.49810341308915" calcext:value-type="float">
            <text:p>3.498103413089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87" calcext:value-type="float">
            <text:p>4.87</text:p>
          </table:table-cell>
          <table:table-cell office:value-type="float" office:value="3.49430462962639" calcext:value-type="float">
            <text:p>3.4943046296263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84" calcext:value-type="float">
            <text:p>4.84</text:p>
          </table:table-cell>
          <table:table-cell office:value-type="float" office:value="3.49120993036565" calcext:value-type="float">
            <text:p>3.4912099303656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82" calcext:value-type="float">
            <text:p>4.82</text:p>
          </table:table-cell>
          <table:table-cell office:value-type="float" office:value="3.4497933934089" calcext:value-type="float">
            <text:p>3.449793393408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64" calcext:value-type="float">
            <text:p>4.64</text:p>
          </table:table-cell>
          <table:table-cell office:value-type="float" office:value="3.45154611722211" calcext:value-type="float">
            <text:p>3.4515461172221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77" calcext:value-type="float">
            <text:p>3.77</text:p>
          </table:table-cell>
          <table:table-cell office:value-type="float" office:value="3.43140152775475" calcext:value-type="float">
            <text:p>3.4314015277547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27" calcext:value-type="float">
            <text:p>4.27</text:p>
          </table:table-cell>
          <table:table-cell office:value-type="float" office:value="3.42075987317029" calcext:value-type="float">
            <text:p>3.4207598731702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83" calcext:value-type="float">
            <text:p>4.83</text:p>
          </table:table-cell>
          <table:table-cell office:value-type="float" office:value="3.41314959322462" calcext:value-type="float">
            <text:p>3.4131495932246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5" calcext:value-type="float">
            <text:p>4.5</text:p>
          </table:table-cell>
          <table:table-cell office:value-type="float" office:value="3.41189616092701" calcext:value-type="float">
            <text:p>3.4118961609270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79" calcext:value-type="float">
            <text:p>4.79</text:p>
          </table:table-cell>
          <table:table-cell office:value-type="float" office:value="3.41140178809077" calcext:value-type="float">
            <text:p>3.4114017880907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84" calcext:value-type="float">
            <text:p>4.84</text:p>
          </table:table-cell>
          <table:table-cell office:value-type="float" office:value="3.4122461797043" calcext:value-type="float">
            <text:p>3.412246179704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48" calcext:value-type="float">
            <text:p>3.48</text:p>
          </table:table-cell>
          <table:table-cell office:value-type="float" office:value="3.40867747048628" calcext:value-type="float">
            <text:p>3.408677470486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86" calcext:value-type="float">
            <text:p>3.86</text:p>
          </table:table-cell>
          <table:table-cell office:value-type="float" office:value="3.40789963593611" calcext:value-type="float">
            <text:p>3.407899635936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87" calcext:value-type="float">
            <text:p>4.87</text:p>
          </table:table-cell>
          <table:table-cell office:value-type="float" office:value="3.40799572089466" calcext:value-type="float">
            <text:p>3.4079957208946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87" calcext:value-type="float">
            <text:p>4.87</text:p>
          </table:table-cell>
          <table:table-cell office:value-type="float" office:value="3.41205686642131" calcext:value-type="float">
            <text:p>3.412056866421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82" calcext:value-type="float">
            <text:p>4.82</text:p>
          </table:table-cell>
          <table:table-cell office:value-type="float" office:value="3.41525274539874" calcext:value-type="float">
            <text:p>3.4152527453987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84" calcext:value-type="float">
            <text:p>4.84</text:p>
          </table:table-cell>
          <table:table-cell office:value-type="float" office:value="3.41260251761677" calcext:value-type="float">
            <text:p>3.4126025176167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72" calcext:value-type="float">
            <text:p>4.72</text:p>
          </table:table-cell>
          <table:table-cell office:value-type="float" office:value="3.41941428635193" calcext:value-type="float">
            <text:p>3.4194142863519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83" calcext:value-type="float">
            <text:p>4.83</text:p>
          </table:table-cell>
          <table:table-cell office:value-type="float" office:value="3.42109273804979" calcext:value-type="float">
            <text:p>3.4210927380497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84" calcext:value-type="float">
            <text:p>4.84</text:p>
          </table:table-cell>
          <table:table-cell office:value-type="float" office:value="3.41778162284295" calcext:value-type="float">
            <text:p>3.4177816228429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83" calcext:value-type="float">
            <text:p>4.83</text:p>
          </table:table-cell>
          <table:table-cell office:value-type="float" office:value="3.41215387991496" calcext:value-type="float">
            <text:p>3.4121538799149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88" calcext:value-type="float">
            <text:p>4.88</text:p>
          </table:table-cell>
          <table:table-cell office:value-type="float" office:value="3.41269970097918" calcext:value-type="float">
            <text:p>3.412699700979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66" calcext:value-type="float">
            <text:p>4.66</text:p>
          </table:table-cell>
          <table:table-cell office:value-type="float" office:value="3.41268720566537" calcext:value-type="float">
            <text:p>3.4126872056653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85" calcext:value-type="float">
            <text:p>4.85</text:p>
          </table:table-cell>
          <table:table-cell office:value-type="float" office:value="3.4522779390983" calcext:value-type="float">
            <text:p>3.452277939098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87" calcext:value-type="float">
            <text:p>4.87</text:p>
          </table:table-cell>
          <table:table-cell office:value-type="float" office:value="3.4526985361504" calcext:value-type="float">
            <text:p>3.452698536150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4" calcext:value-type="float">
            <text:p>4.4</text:p>
          </table:table-cell>
          <table:table-cell office:value-type="float" office:value="3.46521425724088" calcext:value-type="float">
            <text:p>3.4652142572408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84" calcext:value-type="float">
            <text:p>4.84</text:p>
          </table:table-cell>
          <table:table-cell office:value-type="float" office:value="3.47304681669765" calcext:value-type="float">
            <text:p>3.4730468166976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73" calcext:value-type="float">
            <text:p>4.73</text:p>
          </table:table-cell>
          <table:table-cell office:value-type="float" office:value="3.47322900931377" calcext:value-type="float">
            <text:p>3.4732290093137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86" calcext:value-type="float">
            <text:p>4.86</text:p>
          </table:table-cell>
          <table:table-cell office:value-type="float" office:value="3.46660330146477" calcext:value-type="float">
            <text:p>3.4666033014647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76" calcext:value-type="float">
            <text:p>4.76</text:p>
          </table:table-cell>
          <table:table-cell office:value-type="float" office:value="3.46569857788169" calcext:value-type="float">
            <text:p>3.4656985778816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8" calcext:value-type="float">
            <text:p>4.8</text:p>
          </table:table-cell>
          <table:table-cell office:value-type="float" office:value="3.46760180960311" calcext:value-type="float">
            <text:p>3.4676018096031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76" calcext:value-type="float">
            <text:p>4.76</text:p>
          </table:table-cell>
          <table:table-cell office:value-type="float" office:value="3.4707366282475" calcext:value-type="float">
            <text:p>3.470736628247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82" calcext:value-type="float">
            <text:p>4.82</text:p>
          </table:table-cell>
          <table:table-cell office:value-type="float" office:value="3.47085251704424" calcext:value-type="float">
            <text:p>3.470852517044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87" calcext:value-type="float">
            <text:p>4.87</text:p>
          </table:table-cell>
          <table:table-cell office:value-type="float" office:value="3.47273309331482" calcext:value-type="float">
            <text:p>3.4727330933148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83" calcext:value-type="float">
            <text:p>4.83</text:p>
          </table:table-cell>
          <table:table-cell office:value-type="float" office:value="3.46888130772805" calcext:value-type="float">
            <text:p>3.4688813077280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84" calcext:value-type="float">
            <text:p>4.84</text:p>
          </table:table-cell>
          <table:table-cell office:value-type="float" office:value="3.46695431870689" calcext:value-type="float">
            <text:p>3.4669543187068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79" calcext:value-type="float">
            <text:p>4.79</text:p>
          </table:table-cell>
          <table:table-cell office:value-type="float" office:value="3.46731572581555" calcext:value-type="float">
            <text:p>3.4673157258155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85" calcext:value-type="float">
            <text:p>4.85</text:p>
          </table:table-cell>
          <table:table-cell office:value-type="float" office:value="3.46538890057062" calcext:value-type="float">
            <text:p>3.4653889005706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83" calcext:value-type="float">
            <text:p>4.83</text:p>
          </table:table-cell>
          <table:table-cell office:value-type="float" office:value="3.46136112740756" calcext:value-type="float">
            <text:p>3.4613611274075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83" calcext:value-type="float">
            <text:p>4.83</text:p>
          </table:table-cell>
          <table:table-cell office:value-type="float" office:value="3.46140654632122" calcext:value-type="float">
            <text:p>3.4614065463212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85" calcext:value-type="float">
            <text:p>4.85</text:p>
          </table:table-cell>
          <table:table-cell office:value-type="float" office:value="3.45621438380572" calcext:value-type="float">
            <text:p>3.4562143838057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71" calcext:value-type="float">
            <text:p>4.71</text:p>
          </table:table-cell>
          <table:table-cell office:value-type="float" office:value="3.45322343152667" calcext:value-type="float">
            <text:p>3.4532234315266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82" calcext:value-type="float">
            <text:p>4.82</text:p>
          </table:table-cell>
          <table:table-cell office:value-type="float" office:value="3.45595665816075" calcext:value-type="float">
            <text:p>3.4559566581607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82" calcext:value-type="float">
            <text:p>4.82</text:p>
          </table:table-cell>
          <table:table-cell office:value-type="float" office:value="3.45614873843234" calcext:value-type="float">
            <text:p>3.4561487384323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79" calcext:value-type="float">
            <text:p>4.79</text:p>
          </table:table-cell>
          <table:table-cell office:value-type="float" office:value="3.45483194354519" calcext:value-type="float">
            <text:p>3.4548319435451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83" calcext:value-type="float">
            <text:p>4.83</text:p>
          </table:table-cell>
          <table:table-cell office:value-type="float" office:value="3.46058576193457" calcext:value-type="float">
            <text:p>3.4605857619345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49" calcext:value-type="float">
            <text:p>4.49</text:p>
          </table:table-cell>
          <table:table-cell office:value-type="float" office:value="3.45837295593351" calcext:value-type="float">
            <text:p>3.4583729559335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79" calcext:value-type="float">
            <text:p>4.79</text:p>
          </table:table-cell>
          <table:table-cell office:value-type="float" office:value="3.45374706454836" calcext:value-type="float">
            <text:p>3.453747064548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83" calcext:value-type="float">
            <text:p>4.83</text:p>
          </table:table-cell>
          <table:table-cell office:value-type="float" office:value="3.46149267413816" calcext:value-type="float">
            <text:p>3.461492674138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8" calcext:value-type="float">
            <text:p>4.8</text:p>
          </table:table-cell>
          <table:table-cell office:value-type="float" office:value="3.4609135720525" calcext:value-type="float">
            <text:p>3.460913572052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23" calcext:value-type="float">
            <text:p>4.23</text:p>
          </table:table-cell>
          <table:table-cell office:value-type="float" office:value="3.46372191813855" calcext:value-type="float">
            <text:p>3.4637219181385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82" calcext:value-type="float">
            <text:p>4.82</text:p>
          </table:table-cell>
          <table:table-cell office:value-type="float" office:value="3.46422556404081" calcext:value-type="float">
            <text:p>3.4642255640408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82" calcext:value-type="float">
            <text:p>4.82</text:p>
          </table:table-cell>
          <table:table-cell office:value-type="float" office:value="3.46323729188693" calcext:value-type="float">
            <text:p>3.4632372918869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32" calcext:value-type="float">
            <text:p>4.32</text:p>
          </table:table-cell>
          <table:table-cell office:value-type="float" office:value="3.46496048318899" calcext:value-type="float">
            <text:p>3.4649604831889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81" calcext:value-type="float">
            <text:p>4.81</text:p>
          </table:table-cell>
          <table:table-cell office:value-type="float" office:value="3.45846748800003" calcext:value-type="float">
            <text:p>3.4584674880000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72" calcext:value-type="float">
            <text:p>4.72</text:p>
          </table:table-cell>
          <table:table-cell office:value-type="float" office:value="3.45911010079722" calcext:value-type="float">
            <text:p>3.4591101007972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84" calcext:value-type="float">
            <text:p>4.84</text:p>
          </table:table-cell>
          <table:table-cell office:value-type="float" office:value="3.45727345578481" calcext:value-type="float">
            <text:p>3.4572734557848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86" calcext:value-type="float">
            <text:p>4.86</text:p>
          </table:table-cell>
          <table:table-cell office:value-type="float" office:value="3.45908357011095" calcext:value-type="float">
            <text:p>3.4590835701109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84" calcext:value-type="float">
            <text:p>4.84</text:p>
          </table:table-cell>
          <table:table-cell office:value-type="float" office:value="3.4481531418196" calcext:value-type="float">
            <text:p>3.448153141819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84" calcext:value-type="float">
            <text:p>4.84</text:p>
          </table:table-cell>
          <table:table-cell office:value-type="float" office:value="3.44673762892486" calcext:value-type="float">
            <text:p>3.4467376289248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79" calcext:value-type="float">
            <text:p>4.79</text:p>
          </table:table-cell>
          <table:table-cell office:value-type="float" office:value="3.45089864546824" calcext:value-type="float">
            <text:p>3.4508986454682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81" calcext:value-type="float">
            <text:p>4.81</text:p>
          </table:table-cell>
          <table:table-cell office:value-type="float" office:value="3.45285415461071" calcext:value-type="float">
            <text:p>3.4528541546107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84" calcext:value-type="float">
            <text:p>4.84</text:p>
          </table:table-cell>
          <table:table-cell office:value-type="float" office:value="3.4503652317895" calcext:value-type="float">
            <text:p>3.450365231789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81" calcext:value-type="float">
            <text:p>4.81</text:p>
          </table:table-cell>
          <table:table-cell office:value-type="float" office:value="3.44863454782276" calcext:value-type="float">
            <text:p>3.4486345478227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85" calcext:value-type="float">
            <text:p>4.85</text:p>
          </table:table-cell>
          <table:table-cell office:value-type="float" office:value="3.44853176287694" calcext:value-type="float">
            <text:p>3.4485317628769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77" calcext:value-type="float">
            <text:p>4.77</text:p>
          </table:table-cell>
          <table:table-cell office:value-type="float" office:value="3.44678620548876" calcext:value-type="float">
            <text:p>3.4467862054887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84" calcext:value-type="float">
            <text:p>4.84</text:p>
          </table:table-cell>
          <table:table-cell office:value-type="float" office:value="3.40310242433595" calcext:value-type="float">
            <text:p>3.4031024243359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85" calcext:value-type="float">
            <text:p>4.85</text:p>
          </table:table-cell>
          <table:table-cell office:value-type="float" office:value="3.41612728509238" calcext:value-type="float">
            <text:p>3.4161272850923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81" calcext:value-type="float">
            <text:p>4.81</text:p>
          </table:table-cell>
          <table:table-cell office:value-type="float" office:value="3.4149677266602" calcext:value-type="float">
            <text:p>3.414967726660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83" calcext:value-type="float">
            <text:p>4.83</text:p>
          </table:table-cell>
          <table:table-cell office:value-type="float" office:value="3.41593253329967" calcext:value-type="float">
            <text:p>3.4159325332996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19" calcext:value-type="float">
            <text:p>4.19</text:p>
          </table:table-cell>
          <table:table-cell office:value-type="float" office:value="3.4173374694731" calcext:value-type="float">
            <text:p>3.417337469473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83" calcext:value-type="float">
            <text:p>4.83</text:p>
          </table:table-cell>
          <table:table-cell office:value-type="float" office:value="3.41493714210995" calcext:value-type="float">
            <text:p>3.4149371421099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66" calcext:value-type="float">
            <text:p>4.66</text:p>
          </table:table-cell>
          <table:table-cell office:value-type="float" office:value="3.41697777593843" calcext:value-type="float">
            <text:p>3.4169777759384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85" calcext:value-type="float">
            <text:p>4.85</text:p>
          </table:table-cell>
          <table:table-cell office:value-type="float" office:value="3.41353667878002" calcext:value-type="float">
            <text:p>3.4135366787800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79" calcext:value-type="float">
            <text:p>4.79</text:p>
          </table:table-cell>
          <table:table-cell office:value-type="float" office:value="3.41919727892709" calcext:value-type="float">
            <text:p>3.4191972789270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8" calcext:value-type="float">
            <text:p>4.8</text:p>
          </table:table-cell>
          <table:table-cell office:value-type="float" office:value="3.42147478939653" calcext:value-type="float">
            <text:p>3.4214747893965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85" calcext:value-type="float">
            <text:p>4.85</text:p>
          </table:table-cell>
          <table:table-cell office:value-type="float" office:value="3.42142301630173" calcext:value-type="float">
            <text:p>3.4214230163017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79" calcext:value-type="float">
            <text:p>4.79</text:p>
          </table:table-cell>
          <table:table-cell office:value-type="float" office:value="3.41543865886406" calcext:value-type="float">
            <text:p>3.4154386588640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86" calcext:value-type="float">
            <text:p>4.86</text:p>
          </table:table-cell>
          <table:table-cell office:value-type="float" office:value="3.42643817667556" calcext:value-type="float">
            <text:p>3.4264381766755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71" calcext:value-type="float">
            <text:p>4.71</text:p>
          </table:table-cell>
          <table:table-cell office:value-type="float" office:value="3.43164844434417" calcext:value-type="float">
            <text:p>3.4316484443441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82" calcext:value-type="float">
            <text:p>4.82</text:p>
          </table:table-cell>
          <table:table-cell office:value-type="float" office:value="3.4312826442653" calcext:value-type="float">
            <text:p>3.431282644265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82" calcext:value-type="float">
            <text:p>4.82</text:p>
          </table:table-cell>
          <table:table-cell office:value-type="float" office:value="3.43119773253044" calcext:value-type="float">
            <text:p>3.4311977325304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82" calcext:value-type="float">
            <text:p>4.82</text:p>
          </table:table-cell>
          <table:table-cell office:value-type="float" office:value="3.4337448057015" calcext:value-type="float">
            <text:p>3.43374480570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83" calcext:value-type="float">
            <text:p>4.83</text:p>
          </table:table-cell>
          <table:table-cell office:value-type="float" office:value="3.43049838813431" calcext:value-type="float">
            <text:p>3.4304983881343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52" calcext:value-type="float">
            <text:p>4.52</text:p>
          </table:table-cell>
          <table:table-cell office:value-type="float" office:value="3.43424005219273" calcext:value-type="float">
            <text:p>3.4342400521927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85" calcext:value-type="float">
            <text:p>4.85</text:p>
          </table:table-cell>
          <table:table-cell office:value-type="float" office:value="3.43817180227191" calcext:value-type="float">
            <text:p>3.4381718022719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85" calcext:value-type="float">
            <text:p>4.85</text:p>
          </table:table-cell>
          <table:table-cell office:value-type="float" office:value="3.48830187442716" calcext:value-type="float">
            <text:p>3.488301874427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81" calcext:value-type="float">
            <text:p>4.81</text:p>
          </table:table-cell>
          <table:table-cell office:value-type="float" office:value="3.48443300736779" calcext:value-type="float">
            <text:p>3.4844330073677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86" calcext:value-type="float">
            <text:p>4.86</text:p>
          </table:table-cell>
          <table:table-cell office:value-type="float" office:value="3.48449567886145" calcext:value-type="float">
            <text:p>3.4844956788614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75" calcext:value-type="float">
            <text:p>4.75</text:p>
          </table:table-cell>
          <table:table-cell office:value-type="float" office:value="3.48500422632074" calcext:value-type="float">
            <text:p>3.4850042263207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84" calcext:value-type="float">
            <text:p>4.84</text:p>
          </table:table-cell>
          <table:table-cell office:value-type="float" office:value="3.47936005153791" calcext:value-type="float">
            <text:p>3.4793600515379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82" calcext:value-type="float">
            <text:p>4.82</text:p>
          </table:table-cell>
          <table:table-cell office:value-type="float" office:value="3.48233589851246" calcext:value-type="float">
            <text:p>3.4823358985124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8" calcext:value-type="float">
            <text:p>4.8</text:p>
          </table:table-cell>
          <table:table-cell office:value-type="float" office:value="3.46034365635618" calcext:value-type="float">
            <text:p>3.460343656356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66" calcext:value-type="float">
            <text:p>4.66</text:p>
          </table:table-cell>
          <table:table-cell office:value-type="float" office:value="3.46180451268068" calcext:value-type="float">
            <text:p>3.461804512680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81" calcext:value-type="float">
            <text:p>4.81</text:p>
          </table:table-cell>
          <table:table-cell office:value-type="float" office:value="3.46447508106627" calcext:value-type="float">
            <text:p>3.4644750810662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82" calcext:value-type="float">
            <text:p>4.82</text:p>
          </table:table-cell>
          <table:table-cell office:value-type="float" office:value="3.46451743385422" calcext:value-type="float">
            <text:p>3.4645174338542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82" calcext:value-type="float">
            <text:p>4.82</text:p>
          </table:table-cell>
          <table:table-cell office:value-type="float" office:value="3.46759808275732" calcext:value-type="float">
            <text:p>3.4675980827573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83" calcext:value-type="float">
            <text:p>4.83</text:p>
          </table:table-cell>
          <table:table-cell office:value-type="float" office:value="3.46905933357038" calcext:value-type="float">
            <text:p>3.4690593335703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7" calcext:value-type="float">
            <text:p>4.7</text:p>
          </table:table-cell>
          <table:table-cell office:value-type="float" office:value="3.47119347889965" calcext:value-type="float">
            <text:p>3.4711934788996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83" calcext:value-type="float">
            <text:p>4.83</text:p>
          </table:table-cell>
          <table:table-cell office:value-type="float" office:value="3.46827607047665" calcext:value-type="float">
            <text:p>3.4682760704766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86" calcext:value-type="float">
            <text:p>4.86</text:p>
          </table:table-cell>
          <table:table-cell office:value-type="float" office:value="3.4715665454962" calcext:value-type="float">
            <text:p>3.471566545496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81" calcext:value-type="float">
            <text:p>4.81</text:p>
          </table:table-cell>
          <table:table-cell office:value-type="float" office:value="3.47663335424633" calcext:value-type="float">
            <text:p>3.4766333542463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84" calcext:value-type="float">
            <text:p>4.84</text:p>
          </table:table-cell>
          <table:table-cell office:value-type="float" office:value="3.473167461446" calcext:value-type="float">
            <text:p>3.47316746144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8" calcext:value-type="float">
            <text:p>4.8</text:p>
          </table:table-cell>
          <table:table-cell office:value-type="float" office:value="3.47817462637418" calcext:value-type="float">
            <text:p>3.478174626374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86" calcext:value-type="float">
            <text:p>4.86</text:p>
          </table:table-cell>
          <table:table-cell office:value-type="float" office:value="3.47412428843181" calcext:value-type="float">
            <text:p>3.4741242884318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86" calcext:value-type="float">
            <text:p>4.86</text:p>
          </table:table-cell>
          <table:table-cell office:value-type="float" office:value="3.4729105082829" calcext:value-type="float">
            <text:p>3.472910508282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81" calcext:value-type="float">
            <text:p>4.81</text:p>
          </table:table-cell>
          <table:table-cell office:value-type="float" office:value="3.46653983940439" calcext:value-type="float">
            <text:p>3.4665398394043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82" calcext:value-type="float">
            <text:p>4.82</text:p>
          </table:table-cell>
          <table:table-cell office:value-type="float" office:value="3.45894350624447" calcext:value-type="float">
            <text:p>3.4589435062444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81" calcext:value-type="float">
            <text:p>4.81</text:p>
          </table:table-cell>
          <table:table-cell office:value-type="float" office:value="3.46160023280339" calcext:value-type="float">
            <text:p>3.4616002328033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82" calcext:value-type="float">
            <text:p>4.82</text:p>
          </table:table-cell>
          <table:table-cell office:value-type="float" office:value="3.46184922890504" calcext:value-type="float">
            <text:p>3.4618492289050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84" calcext:value-type="float">
            <text:p>4.84</text:p>
          </table:table-cell>
          <table:table-cell office:value-type="float" office:value="3.46612889643695" calcext:value-type="float">
            <text:p>3.4661288964369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84" calcext:value-type="float">
            <text:p>4.84</text:p>
          </table:table-cell>
          <table:table-cell office:value-type="float" office:value="3.46585651600731" calcext:value-type="float">
            <text:p>3.4658565160073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88" calcext:value-type="float">
            <text:p>4.88</text:p>
          </table:table-cell>
          <table:table-cell office:value-type="float" office:value="3.48788169537017" calcext:value-type="float">
            <text:p>3.487881695370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74" calcext:value-type="float">
            <text:p>4.74</text:p>
          </table:table-cell>
          <table:table-cell office:value-type="float" office:value="3.48909522563905" calcext:value-type="float">
            <text:p>3.4890952256390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83" calcext:value-type="float">
            <text:p>4.83</text:p>
          </table:table-cell>
          <table:table-cell office:value-type="float" office:value="3.48811795204768" calcext:value-type="float">
            <text:p>3.4881179520476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84" calcext:value-type="float">
            <text:p>4.84</text:p>
          </table:table-cell>
          <table:table-cell office:value-type="float" office:value="3.48432084115411" calcext:value-type="float">
            <text:p>3.4843208411541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78" calcext:value-type="float">
            <text:p>4.78</text:p>
          </table:table-cell>
          <table:table-cell office:value-type="float" office:value="3.48453012743243" calcext:value-type="float">
            <text:p>3.4845301274324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81" calcext:value-type="float">
            <text:p>4.81</text:p>
          </table:table-cell>
          <table:table-cell office:value-type="float" office:value="3.48948332725658" calcext:value-type="float">
            <text:p>3.4894833272565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84" calcext:value-type="float">
            <text:p>4.84</text:p>
          </table:table-cell>
          <table:table-cell office:value-type="float" office:value="3.48935748230739" calcext:value-type="float">
            <text:p>3.4893574823073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82" calcext:value-type="float">
            <text:p>4.82</text:p>
          </table:table-cell>
          <table:table-cell office:value-type="float" office:value="3.48991957291939" calcext:value-type="float">
            <text:p>3.489919572919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84" calcext:value-type="float">
            <text:p>4.84</text:p>
          </table:table-cell>
          <table:table-cell office:value-type="float" office:value="3.48844026414578" calcext:value-type="float">
            <text:p>3.4884402641457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81" calcext:value-type="float">
            <text:p>4.81</text:p>
          </table:table-cell>
          <table:table-cell office:value-type="float" office:value="3.47506839854041" calcext:value-type="float">
            <text:p>3.4750683985404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82" calcext:value-type="float">
            <text:p>4.82</text:p>
          </table:table-cell>
          <table:table-cell office:value-type="float" office:value="3.4724059151964" calcext:value-type="float">
            <text:p>3.472405915196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78" calcext:value-type="float">
            <text:p>4.78</text:p>
          </table:table-cell>
          <table:table-cell office:value-type="float" office:value="3.47114722825107" calcext:value-type="float">
            <text:p>3.4711472282510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87" calcext:value-type="float">
            <text:p>4.87</text:p>
          </table:table-cell>
          <table:table-cell office:value-type="float" office:value="3.46981108810526" calcext:value-type="float">
            <text:p>3.4698110881052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81" calcext:value-type="float">
            <text:p>4.81</text:p>
          </table:table-cell>
          <table:table-cell office:value-type="float" office:value="3.47075788112763" calcext:value-type="float">
            <text:p>3.4707578811276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82" calcext:value-type="float">
            <text:p>4.82</text:p>
          </table:table-cell>
          <table:table-cell office:value-type="float" office:value="3.47252320922502" calcext:value-type="float">
            <text:p>3.472523209225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68" calcext:value-type="float">
            <text:p>4.68</text:p>
          </table:table-cell>
          <table:table-cell office:value-type="float" office:value="3.47189169741222" calcext:value-type="float">
            <text:p>3.4718916974122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84" calcext:value-type="float">
            <text:p>4.84</text:p>
          </table:table-cell>
          <table:table-cell office:value-type="float" office:value="3.46846235204905" calcext:value-type="float">
            <text:p>3.4684623520490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85" calcext:value-type="float">
            <text:p>4.85</text:p>
          </table:table-cell>
          <table:table-cell office:value-type="float" office:value="3.46517632474627" calcext:value-type="float">
            <text:p>3.4651763247462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82" calcext:value-type="float">
            <text:p>4.82</text:p>
          </table:table-cell>
          <table:table-cell office:value-type="float" office:value="3.46573523313581" calcext:value-type="float">
            <text:p>3.4657352331358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84" calcext:value-type="float">
            <text:p>4.84</text:p>
          </table:table-cell>
          <table:table-cell office:value-type="float" office:value="3.46390771081077" calcext:value-type="float">
            <text:p>3.4639077108107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8" calcext:value-type="float">
            <text:p>4.8</text:p>
          </table:table-cell>
          <table:table-cell office:value-type="float" office:value="3.46177008340371" calcext:value-type="float">
            <text:p>3.4617700834037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83" calcext:value-type="float">
            <text:p>4.83</text:p>
          </table:table-cell>
          <table:table-cell office:value-type="float" office:value="3.4599574424733" calcext:value-type="float">
            <text:p>3.459957442473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83" calcext:value-type="float">
            <text:p>4.83</text:p>
          </table:table-cell>
          <table:table-cell office:value-type="float" office:value="3.46097682827765" calcext:value-type="float">
            <text:p>3.4609768282776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8" calcext:value-type="float">
            <text:p>4.8</text:p>
          </table:table-cell>
          <table:table-cell office:value-type="float" office:value="3.46355988429708" calcext:value-type="float">
            <text:p>3.4635598842970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85" calcext:value-type="float">
            <text:p>4.85</text:p>
          </table:table-cell>
          <table:table-cell office:value-type="float" office:value="3.46034180072491" calcext:value-type="float">
            <text:p>3.4603418007249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78" calcext:value-type="float">
            <text:p>4.78</text:p>
          </table:table-cell>
          <table:table-cell office:value-type="float" office:value="3.4553717208786" calcext:value-type="float">
            <text:p>3.455371720878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82" calcext:value-type="float">
            <text:p>4.82</text:p>
          </table:table-cell>
          <table:table-cell office:value-type="float" office:value="3.45577755435771" calcext:value-type="float">
            <text:p>3.4557775543577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82" calcext:value-type="float">
            <text:p>4.82</text:p>
          </table:table-cell>
          <table:table-cell office:value-type="float" office:value="3.45852594933017" calcext:value-type="float">
            <text:p>3.4585259493301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56" calcext:value-type="float">
            <text:p>4.56</text:p>
          </table:table-cell>
          <table:table-cell office:value-type="float" office:value="3.46333981141772" calcext:value-type="float">
            <text:p>3.4633398114177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28" calcext:value-type="float">
            <text:p>4.28</text:p>
          </table:table-cell>
          <table:table-cell office:value-type="float" office:value="3.47350686468914" calcext:value-type="float">
            <text:p>3.473506864689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63" calcext:value-type="float">
            <text:p>4.63</text:p>
          </table:table-cell>
          <table:table-cell office:value-type="float" office:value="3.42349278778099" calcext:value-type="float">
            <text:p>3.4234927877809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84" calcext:value-type="float">
            <text:p>4.84</text:p>
          </table:table-cell>
          <table:table-cell office:value-type="float" office:value="3.41962713927261" calcext:value-type="float">
            <text:p>3.4196271392726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85" calcext:value-type="float">
            <text:p>4.85</text:p>
          </table:table-cell>
          <table:table-cell office:value-type="float" office:value="3.41972848720473" calcext:value-type="float">
            <text:p>3.4197284872047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79" calcext:value-type="float">
            <text:p>4.79</text:p>
          </table:table-cell>
          <table:table-cell office:value-type="float" office:value="3.41772634103951" calcext:value-type="float">
            <text:p>3.4177263410395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55" calcext:value-type="float">
            <text:p>4.55</text:p>
          </table:table-cell>
          <table:table-cell office:value-type="float" office:value="3.41368531407006" calcext:value-type="float">
            <text:p>3.4136853140700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85" calcext:value-type="float">
            <text:p>4.85</text:p>
          </table:table-cell>
          <table:table-cell office:value-type="float" office:value="3.41841226829282" calcext:value-type="float">
            <text:p>3.4184122682928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83" calcext:value-type="float">
            <text:p>4.83</text:p>
          </table:table-cell>
          <table:table-cell office:value-type="float" office:value="3.41960845956663" calcext:value-type="float">
            <text:p>3.4196084595666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84" calcext:value-type="float">
            <text:p>4.84</text:p>
          </table:table-cell>
          <table:table-cell office:value-type="float" office:value="3.42042986239639" calcext:value-type="float">
            <text:p>3.4204298623963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87" calcext:value-type="float">
            <text:p>4.87</text:p>
          </table:table-cell>
          <table:table-cell office:value-type="float" office:value="3.42192657962191" calcext:value-type="float">
            <text:p>3.4219265796219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8" calcext:value-type="float">
            <text:p>4.8</text:p>
          </table:table-cell>
          <table:table-cell office:value-type="float" office:value="3.42457775379495" calcext:value-type="float">
            <text:p>3.4245777537949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87" calcext:value-type="float">
            <text:p>4.87</text:p>
          </table:table-cell>
          <table:table-cell office:value-type="float" office:value="3.42504308961898" calcext:value-type="float">
            <text:p>3.4250430896189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84" calcext:value-type="float">
            <text:p>4.84</text:p>
          </table:table-cell>
          <table:table-cell office:value-type="float" office:value="3.42746801282143" calcext:value-type="float">
            <text:p>3.4274680128214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85" calcext:value-type="float">
            <text:p>4.85</text:p>
          </table:table-cell>
          <table:table-cell office:value-type="float" office:value="3.42225715851833" calcext:value-type="float">
            <text:p>3.4222571585183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85" calcext:value-type="float">
            <text:p>4.85</text:p>
          </table:table-cell>
          <table:table-cell office:value-type="float" office:value="3.42272451729026" calcext:value-type="float">
            <text:p>3.4227245172902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54" calcext:value-type="float">
            <text:p>4.54</text:p>
          </table:table-cell>
          <table:table-cell office:value-type="float" office:value="3.42365598489685" calcext:value-type="float">
            <text:p>3.4236559848968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85" calcext:value-type="float">
            <text:p>4.85</text:p>
          </table:table-cell>
          <table:table-cell office:value-type="float" office:value="3.42863845956243" calcext:value-type="float">
            <text:p>3.4286384595624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85" calcext:value-type="float">
            <text:p>4.85</text:p>
          </table:table-cell>
          <table:table-cell office:value-type="float" office:value="3.42896781365393" calcext:value-type="float">
            <text:p>3.4289678136539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85" calcext:value-type="float">
            <text:p>4.85</text:p>
          </table:table-cell>
          <table:table-cell office:value-type="float" office:value="3.42668101999361" calcext:value-type="float">
            <text:p>3.4266810199936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86" calcext:value-type="float">
            <text:p>4.86</text:p>
          </table:table-cell>
          <table:table-cell office:value-type="float" office:value="3.42164379549777" calcext:value-type="float">
            <text:p>3.4216437954977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65" calcext:value-type="float">
            <text:p>4.65</text:p>
          </table:table-cell>
          <table:table-cell office:value-type="float" office:value="3.42415335699044" calcext:value-type="float">
            <text:p>3.4241533569904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87" calcext:value-type="float">
            <text:p>4.87</text:p>
          </table:table-cell>
          <table:table-cell office:value-type="float" office:value="3.48354803135664" calcext:value-type="float">
            <text:p>3.4835480313566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85" calcext:value-type="float">
            <text:p>4.85</text:p>
          </table:table-cell>
          <table:table-cell office:value-type="float" office:value="3.48925399724183" calcext:value-type="float">
            <text:p>3.4892539972418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69" calcext:value-type="float">
            <text:p>4.69</text:p>
          </table:table-cell>
          <table:table-cell office:value-type="float" office:value="3.49166957097742" calcext:value-type="float">
            <text:p>3.4916695709774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7" calcext:value-type="float">
            <text:p>4.7</text:p>
          </table:table-cell>
          <table:table-cell office:value-type="float" office:value="3.49057784974434" calcext:value-type="float">
            <text:p>3.4905778497443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83" calcext:value-type="float">
            <text:p>4.83</text:p>
          </table:table-cell>
          <table:table-cell office:value-type="float" office:value="3.49863987095175" calcext:value-type="float">
            <text:p>3.4986398709517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86" calcext:value-type="float">
            <text:p>4.86</text:p>
          </table:table-cell>
          <table:table-cell office:value-type="float" office:value="3.50434242948126" calcext:value-type="float">
            <text:p>3.5043424294812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83" calcext:value-type="float">
            <text:p>4.83</text:p>
          </table:table-cell>
          <table:table-cell office:value-type="float" office:value="3.50153318720737" calcext:value-type="float">
            <text:p>3.5015331872073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82" calcext:value-type="float">
            <text:p>4.82</text:p>
          </table:table-cell>
          <table:table-cell office:value-type="float" office:value="3.5003828527054" calcext:value-type="float">
            <text:p>3.500382852705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73" calcext:value-type="float">
            <text:p>4.73</text:p>
          </table:table-cell>
          <table:table-cell office:value-type="float" office:value="3.38882529803382" calcext:value-type="float">
            <text:p>3.3888252980338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84" calcext:value-type="float">
            <text:p>4.84</text:p>
          </table:table-cell>
          <table:table-cell office:value-type="float" office:value="3.36235916932821" calcext:value-type="float">
            <text:p>3.3623591693282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88" calcext:value-type="float">
            <text:p>4.88</text:p>
          </table:table-cell>
          <table:table-cell office:value-type="float" office:value="3.34639922146407" calcext:value-type="float">
            <text:p>3.3463992214640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8" calcext:value-type="float">
            <text:p>4.8</text:p>
          </table:table-cell>
          <table:table-cell office:value-type="float" office:value="3.33280267157932" calcext:value-type="float">
            <text:p>3.3328026715793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68" calcext:value-type="float">
            <text:p>4.68</text:p>
          </table:table-cell>
          <table:table-cell office:value-type="float" office:value="3.33124014137762" calcext:value-type="float">
            <text:p>3.3312401413776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79" calcext:value-type="float">
            <text:p>4.79</text:p>
          </table:table-cell>
          <table:table-cell office:value-type="float" office:value="3.32462947018886" calcext:value-type="float">
            <text:p>3.3246294701888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87" calcext:value-type="float">
            <text:p>4.87</text:p>
          </table:table-cell>
          <table:table-cell office:value-type="float" office:value="3.31865970679543" calcext:value-type="float">
            <text:p>3.3186597067954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87" calcext:value-type="float">
            <text:p>4.87</text:p>
          </table:table-cell>
          <table:table-cell office:value-type="float" office:value="3.31783881487224" calcext:value-type="float">
            <text:p>3.3178388148722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79" calcext:value-type="float">
            <text:p>4.79</text:p>
          </table:table-cell>
          <table:table-cell office:value-type="float" office:value="3.31540229083701" calcext:value-type="float">
            <text:p>3.3154022908370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86" calcext:value-type="float">
            <text:p>4.86</text:p>
          </table:table-cell>
          <table:table-cell office:value-type="float" office:value="3.29396477323101" calcext:value-type="float">
            <text:p>3.2939647732310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82" calcext:value-type="float">
            <text:p>4.82</text:p>
          </table:table-cell>
          <table:table-cell office:value-type="float" office:value="3.29372369270969" calcext:value-type="float">
            <text:p>3.2937236927096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84" calcext:value-type="float">
            <text:p>4.84</text:p>
          </table:table-cell>
          <table:table-cell office:value-type="float" office:value="3.2835187720248" calcext:value-type="float">
            <text:p>3.283518772024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87" calcext:value-type="float">
            <text:p>4.87</text:p>
          </table:table-cell>
          <table:table-cell office:value-type="float" office:value="3.27525461716716" calcext:value-type="float">
            <text:p>3.275254617167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83" calcext:value-type="float">
            <text:p>4.83</text:p>
          </table:table-cell>
          <table:table-cell office:value-type="float" office:value="3.26203686215576" calcext:value-type="float">
            <text:p>3.2620368621557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85" calcext:value-type="float">
            <text:p>4.85</text:p>
          </table:table-cell>
          <table:table-cell office:value-type="float" office:value="3.25771121209491" calcext:value-type="float">
            <text:p>3.2577112120949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73" calcext:value-type="float">
            <text:p>4.73</text:p>
          </table:table-cell>
          <table:table-cell office:value-type="float" office:value="3.24990059813905" calcext:value-type="float">
            <text:p>3.2499005981390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87" calcext:value-type="float">
            <text:p>4.87</text:p>
          </table:table-cell>
          <table:table-cell office:value-type="float" office:value="3.23507598657363" calcext:value-type="float">
            <text:p>3.2350759865736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83" calcext:value-type="float">
            <text:p>4.83</text:p>
          </table:table-cell>
          <table:table-cell office:value-type="float" office:value="3.23013937495557" calcext:value-type="float">
            <text:p>3.2301393749555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8" calcext:value-type="float">
            <text:p>4.8</text:p>
          </table:table-cell>
          <table:table-cell office:value-type="float" office:value="3.22865830835262" calcext:value-type="float">
            <text:p>3.2286583083526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71" calcext:value-type="float">
            <text:p>4.71</text:p>
          </table:table-cell>
          <table:table-cell office:value-type="float" office:value="3.2232541933465" calcext:value-type="float">
            <text:p>3.223254193346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82" calcext:value-type="float">
            <text:p>4.82</text:p>
          </table:table-cell>
          <table:table-cell office:value-type="float" office:value="3.31430550972442" calcext:value-type="float">
            <text:p>3.3143055097244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86" calcext:value-type="float">
            <text:p>4.86</text:p>
          </table:table-cell>
          <table:table-cell office:value-type="float" office:value="3.33484479744274" calcext:value-type="float">
            <text:p>3.3348447974427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86" calcext:value-type="float">
            <text:p>4.86</text:p>
          </table:table-cell>
          <table:table-cell office:value-type="float" office:value="3.34029775552879" calcext:value-type="float">
            <text:p>3.3402977555287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83" calcext:value-type="float">
            <text:p>4.83</text:p>
          </table:table-cell>
          <table:table-cell office:value-type="float" office:value="3.34820571851885" calcext:value-type="float">
            <text:p>3.3482057185188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79" calcext:value-type="float">
            <text:p>4.79</text:p>
          </table:table-cell>
          <table:table-cell office:value-type="float" office:value="3.34960323375401" calcext:value-type="float">
            <text:p>3.3496032337540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81" calcext:value-type="float">
            <text:p>4.81</text:p>
          </table:table-cell>
          <table:table-cell office:value-type="float" office:value="3.34922436020797" calcext:value-type="float">
            <text:p>3.349224360207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73" calcext:value-type="float">
            <text:p>4.73</text:p>
          </table:table-cell>
          <table:table-cell office:value-type="float" office:value="3.34920764520615" calcext:value-type="float">
            <text:p>3.349207645206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83" calcext:value-type="float">
            <text:p>4.83</text:p>
          </table:table-cell>
          <table:table-cell office:value-type="float" office:value="3.34827173766141" calcext:value-type="float">
            <text:p>3.3482717376614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86" calcext:value-type="float">
            <text:p>4.86</text:p>
          </table:table-cell>
          <table:table-cell office:value-type="float" office:value="3.3411428413476" calcext:value-type="float">
            <text:p>3.341142841347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74" calcext:value-type="float">
            <text:p>4.74</text:p>
          </table:table-cell>
          <table:table-cell office:value-type="float" office:value="3.35489849867975" calcext:value-type="float">
            <text:p>3.3548984986797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84" calcext:value-type="float">
            <text:p>4.84</text:p>
          </table:table-cell>
          <table:table-cell office:value-type="float" office:value="3.35339038853975" calcext:value-type="float">
            <text:p>3.3533903885397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86" calcext:value-type="float">
            <text:p>4.86</text:p>
          </table:table-cell>
          <table:table-cell office:value-type="float" office:value="3.35680821249153" calcext:value-type="float">
            <text:p>3.3568082124915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82" calcext:value-type="float">
            <text:p>4.82</text:p>
          </table:table-cell>
          <table:table-cell office:value-type="float" office:value="3.35420630288375" calcext:value-type="float">
            <text:p>3.3542063028837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86" calcext:value-type="float">
            <text:p>4.86</text:p>
          </table:table-cell>
          <table:table-cell office:value-type="float" office:value="3.3629215303824" calcext:value-type="float">
            <text:p>3.362921530382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78" calcext:value-type="float">
            <text:p>4.78</text:p>
          </table:table-cell>
          <table:table-cell office:value-type="float" office:value="3.36630194751815" calcext:value-type="float">
            <text:p>3.366301947518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82" calcext:value-type="float">
            <text:p>4.82</text:p>
          </table:table-cell>
          <table:table-cell office:value-type="float" office:value="3.37496684319318" calcext:value-type="float">
            <text:p>3.374966843193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88" calcext:value-type="float">
            <text:p>4.88</text:p>
          </table:table-cell>
          <table:table-cell office:value-type="float" office:value="3.38751962331315" calcext:value-type="float">
            <text:p>3.3875196233131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82" calcext:value-type="float">
            <text:p>4.82</text:p>
          </table:table-cell>
          <table:table-cell office:value-type="float" office:value="3.39491781053709" calcext:value-type="float">
            <text:p>3.3949178105370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86" calcext:value-type="float">
            <text:p>4.86</text:p>
          </table:table-cell>
          <table:table-cell office:value-type="float" office:value="3.39814964961046" calcext:value-type="float">
            <text:p>3.3981496496104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81" calcext:value-type="float">
            <text:p>4.81</text:p>
          </table:table-cell>
          <table:table-cell office:value-type="float" office:value="3.40900272359088" calcext:value-type="float">
            <text:p>3.4090027235908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86" calcext:value-type="float">
            <text:p>4.86</text:p>
          </table:table-cell>
          <table:table-cell office:value-type="float" office:value="3.41834387212343" calcext:value-type="float">
            <text:p>3.418343872123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8" calcext:value-type="float">
            <text:p>3.8</text:p>
          </table:table-cell>
          <table:table-cell office:value-type="float" office:value="3.42051591570418" calcext:value-type="float">
            <text:p>3.420515915704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19" calcext:value-type="float">
            <text:p>4.19</text:p>
          </table:table-cell>
          <table:table-cell office:value-type="float" office:value="3.43132362796169" calcext:value-type="float">
            <text:p>3.4313236279616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7" calcext:value-type="float">
            <text:p>4.7</text:p>
          </table:table-cell>
          <table:table-cell office:value-type="float" office:value="3.43783208350064" calcext:value-type="float">
            <text:p>3.4378320835006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54" calcext:value-type="float">
            <text:p>4.54</text:p>
          </table:table-cell>
          <table:table-cell office:value-type="float" office:value="3.44054296593666" calcext:value-type="float">
            <text:p>3.4405429659366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8" calcext:value-type="float">
            <text:p>4.8</text:p>
          </table:table-cell>
          <table:table-cell office:value-type="float" office:value="3.44464772652892" calcext:value-type="float">
            <text:p>3.4446477265289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82" calcext:value-type="float">
            <text:p>4.82</text:p>
          </table:table-cell>
          <table:table-cell office:value-type="float" office:value="3.45394089025915" calcext:value-type="float">
            <text:p>3.4539408902591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78" calcext:value-type="float">
            <text:p>4.78</text:p>
          </table:table-cell>
          <table:table-cell office:value-type="float" office:value="3.45791533981325" calcext:value-type="float">
            <text:p>3.4579153398132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77" calcext:value-type="float">
            <text:p>4.77</text:p>
          </table:table-cell>
          <table:table-cell office:value-type="float" office:value="3.46956625499919" calcext:value-type="float">
            <text:p>3.4695662549991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87" calcext:value-type="float">
            <text:p>4.87</text:p>
          </table:table-cell>
          <table:table-cell office:value-type="float" office:value="3.47007590840689" calcext:value-type="float">
            <text:p>3.4700759084068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86" calcext:value-type="float">
            <text:p>4.86</text:p>
          </table:table-cell>
          <table:table-cell office:value-type="float" office:value="3.47424256191991" calcext:value-type="float">
            <text:p>3.4742425619199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8" calcext:value-type="float">
            <text:p>4.8</text:p>
          </table:table-cell>
          <table:table-cell office:value-type="float" office:value="3.47957437121663" calcext:value-type="float">
            <text:p>3.4795743712166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81" calcext:value-type="float">
            <text:p>3.81</text:p>
          </table:table-cell>
          <table:table-cell office:value-type="float" office:value="3.48603379071674" calcext:value-type="float">
            <text:p>3.4860337907167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73" calcext:value-type="float">
            <text:p>4.73</text:p>
          </table:table-cell>
          <table:table-cell office:value-type="float" office:value="3.49068678778849" calcext:value-type="float">
            <text:p>3.4906867877884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44" calcext:value-type="float">
            <text:p>4.44</text:p>
          </table:table-cell>
          <table:table-cell office:value-type="float" office:value="3.47967223100097" calcext:value-type="float">
            <text:p>3.4796722310009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81" calcext:value-type="float">
            <text:p>4.81</text:p>
          </table:table-cell>
          <table:table-cell office:value-type="float" office:value="3.48138826937701" calcext:value-type="float">
            <text:p>3.4813882693770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5" calcext:value-type="float">
            <text:p>4.5</text:p>
          </table:table-cell>
          <table:table-cell office:value-type="float" office:value="3.4771669940955" calcext:value-type="float">
            <text:p>3.477166994095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57" calcext:value-type="float">
            <text:p>4.57</text:p>
          </table:table-cell>
          <table:table-cell office:value-type="float" office:value="3.47420543871711" calcext:value-type="float">
            <text:p>3.4742054387171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77" calcext:value-type="float">
            <text:p>4.77</text:p>
          </table:table-cell>
          <table:table-cell office:value-type="float" office:value="3.47250552836792" calcext:value-type="float">
            <text:p>3.4725055283679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76" calcext:value-type="float">
            <text:p>4.76</text:p>
          </table:table-cell>
          <table:table-cell office:value-type="float" office:value="3.46793682842791" calcext:value-type="float">
            <text:p>3.4679368284279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76" calcext:value-type="float">
            <text:p>4.76</text:p>
          </table:table-cell>
          <table:table-cell office:value-type="float" office:value="3.47023352796893" calcext:value-type="float">
            <text:p>3.4702335279689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8" calcext:value-type="float">
            <text:p>4.8</text:p>
          </table:table-cell>
          <table:table-cell office:value-type="float" office:value="3.47323749388718" calcext:value-type="float">
            <text:p>3.473237493887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56" calcext:value-type="float">
            <text:p>4.56</text:p>
          </table:table-cell>
          <table:table-cell office:value-type="float" office:value="3.47322095619769" calcext:value-type="float">
            <text:p>3.4732209561976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82" calcext:value-type="float">
            <text:p>4.82</text:p>
          </table:table-cell>
          <table:table-cell office:value-type="float" office:value="3.47209288243161" calcext:value-type="float">
            <text:p>3.4720928824316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82" calcext:value-type="float">
            <text:p>4.82</text:p>
          </table:table-cell>
          <table:table-cell office:value-type="float" office:value="3.47202936292838" calcext:value-type="float">
            <text:p>3.4720293629283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8" calcext:value-type="float">
            <text:p>4.8</text:p>
          </table:table-cell>
          <table:table-cell office:value-type="float" office:value="3.47425882155702" calcext:value-type="float">
            <text:p>3.4742588215570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81" calcext:value-type="float">
            <text:p>4.81</text:p>
          </table:table-cell>
          <table:table-cell office:value-type="float" office:value="3.46575943175581" calcext:value-type="float">
            <text:p>3.4657594317558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83" calcext:value-type="float">
            <text:p>4.83</text:p>
          </table:table-cell>
          <table:table-cell office:value-type="float" office:value="3.45680231297214" calcext:value-type="float">
            <text:p>3.4568023129721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84" calcext:value-type="float">
            <text:p>4.84</text:p>
          </table:table-cell>
          <table:table-cell office:value-type="float" office:value="3.45203855715082" calcext:value-type="float">
            <text:p>3.4520385571508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83" calcext:value-type="float">
            <text:p>4.83</text:p>
          </table:table-cell>
          <table:table-cell office:value-type="float" office:value="3.45907401345807" calcext:value-type="float">
            <text:p>3.4590740134580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78" calcext:value-type="float">
            <text:p>4.78</text:p>
          </table:table-cell>
          <table:table-cell office:value-type="float" office:value="3.46067841625124" calcext:value-type="float">
            <text:p>3.4606784162512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72" calcext:value-type="float">
            <text:p>4.72</text:p>
          </table:table-cell>
          <table:table-cell office:value-type="float" office:value="3.46001524061717" calcext:value-type="float">
            <text:p>3.4600152406171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83" calcext:value-type="float">
            <text:p>4.83</text:p>
          </table:table-cell>
          <table:table-cell office:value-type="float" office:value="3.45821327549285" calcext:value-type="float">
            <text:p>3.4582132754928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84" calcext:value-type="float">
            <text:p>4.84</text:p>
          </table:table-cell>
          <table:table-cell office:value-type="float" office:value="3.45897716617898" calcext:value-type="float">
            <text:p>3.4589771661789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82" calcext:value-type="float">
            <text:p>4.82</text:p>
          </table:table-cell>
          <table:table-cell office:value-type="float" office:value="3.47264410511298" calcext:value-type="float">
            <text:p>3.4726441051129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8" calcext:value-type="float">
            <text:p>4.8</text:p>
          </table:table-cell>
          <table:table-cell office:value-type="float" office:value="3.47223976221931" calcext:value-type="float">
            <text:p>3.4722397622193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79" calcext:value-type="float">
            <text:p>4.79</text:p>
          </table:table-cell>
          <table:table-cell office:value-type="float" office:value="3.47371499770444" calcext:value-type="float">
            <text:p>3.4737149977044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8" calcext:value-type="float">
            <text:p>4.8</text:p>
          </table:table-cell>
          <table:table-cell office:value-type="float" office:value="3.47528665308249" calcext:value-type="float">
            <text:p>3.4752866530824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84" calcext:value-type="float">
            <text:p>4.84</text:p>
          </table:table-cell>
          <table:table-cell office:value-type="float" office:value="3.47906394415221" calcext:value-type="float">
            <text:p>3.4790639441522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78" calcext:value-type="float">
            <text:p>4.78</text:p>
          </table:table-cell>
          <table:table-cell office:value-type="float" office:value="3.47338418289611" calcext:value-type="float">
            <text:p>3.473384182896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74" calcext:value-type="float">
            <text:p>4.74</text:p>
          </table:table-cell>
          <table:table-cell office:value-type="float" office:value="3.47087247884506" calcext:value-type="float">
            <text:p>3.4708724788450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78" calcext:value-type="float">
            <text:p>4.78</text:p>
          </table:table-cell>
          <table:table-cell office:value-type="float" office:value="3.47057149649315" calcext:value-type="float">
            <text:p>3.470571496493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85" calcext:value-type="float">
            <text:p>4.85</text:p>
          </table:table-cell>
          <table:table-cell office:value-type="float" office:value="3.47159786547797" calcext:value-type="float">
            <text:p>3.4715978654779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85" calcext:value-type="float">
            <text:p>4.85</text:p>
          </table:table-cell>
          <table:table-cell office:value-type="float" office:value="3.46761241682343" calcext:value-type="float">
            <text:p>3.4676124168234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81" calcext:value-type="float">
            <text:p>4.81</text:p>
          </table:table-cell>
          <table:table-cell office:value-type="float" office:value="3.46181979892775" calcext:value-type="float">
            <text:p>3.4618197989277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83" calcext:value-type="float">
            <text:p>4.83</text:p>
          </table:table-cell>
          <table:table-cell office:value-type="float" office:value="3.45716488352037" calcext:value-type="float">
            <text:p>3.4571648835203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69" calcext:value-type="float">
            <text:p>4.69</text:p>
          </table:table-cell>
          <table:table-cell office:value-type="float" office:value="3.46376882926493" calcext:value-type="float">
            <text:p>3.4637688292649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83" calcext:value-type="float">
            <text:p>4.83</text:p>
          </table:table-cell>
          <table:table-cell office:value-type="float" office:value="3.47400415268293" calcext:value-type="float">
            <text:p>3.4740041526829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84" calcext:value-type="float">
            <text:p>4.84</text:p>
          </table:table-cell>
          <table:table-cell office:value-type="float" office:value="3.48029459213949" calcext:value-type="float">
            <text:p>3.4802945921394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8" calcext:value-type="float">
            <text:p>4.8</text:p>
          </table:table-cell>
          <table:table-cell office:value-type="float" office:value="3.47250222221137" calcext:value-type="float">
            <text:p>3.4725022222113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83" calcext:value-type="float">
            <text:p>4.83</text:p>
          </table:table-cell>
          <table:table-cell office:value-type="float" office:value="3.47405422022474" calcext:value-type="float">
            <text:p>3.4740542202247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82" calcext:value-type="float">
            <text:p>4.82</text:p>
          </table:table-cell>
          <table:table-cell office:value-type="float" office:value="3.47462045795061" calcext:value-type="float">
            <text:p>3.4746204579506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84" calcext:value-type="float">
            <text:p>4.84</text:p>
          </table:table-cell>
          <table:table-cell office:value-type="float" office:value="3.4782157283649" calcext:value-type="float">
            <text:p>3.478215728364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84" calcext:value-type="float">
            <text:p>4.84</text:p>
          </table:table-cell>
          <table:table-cell office:value-type="float" office:value="3.47813987071197" calcext:value-type="float">
            <text:p>3.4781398707119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81" calcext:value-type="float">
            <text:p>4.81</text:p>
          </table:table-cell>
          <table:table-cell office:value-type="float" office:value="3.47388834105446" calcext:value-type="float">
            <text:p>3.4738883410544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81" calcext:value-type="float">
            <text:p>4.81</text:p>
          </table:table-cell>
          <table:table-cell office:value-type="float" office:value="3.47081460461586" calcext:value-type="float">
            <text:p>3.4708146046158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84" calcext:value-type="float">
            <text:p>4.84</text:p>
          </table:table-cell>
          <table:table-cell office:value-type="float" office:value="3.47440243097766" calcext:value-type="float">
            <text:p>3.4744024309776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85" calcext:value-type="float">
            <text:p>4.85</text:p>
          </table:table-cell>
          <table:table-cell office:value-type="float" office:value="3.4730509866385" calcext:value-type="float">
            <text:p>3.473050986638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82" calcext:value-type="float">
            <text:p>4.82</text:p>
          </table:table-cell>
          <table:table-cell office:value-type="float" office:value="3.47188537483235" calcext:value-type="float">
            <text:p>3.4718853748323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66" calcext:value-type="float">
            <text:p>4.66</text:p>
          </table:table-cell>
          <table:table-cell office:value-type="float" office:value="3.47912382535202" calcext:value-type="float">
            <text:p>3.4791238253520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72" calcext:value-type="float">
            <text:p>4.72</text:p>
          </table:table-cell>
          <table:table-cell office:value-type="float" office:value="3.46200295866718" calcext:value-type="float">
            <text:p>3.462002958667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84" calcext:value-type="float">
            <text:p>4.84</text:p>
          </table:table-cell>
          <table:table-cell office:value-type="float" office:value="3.44342999880384" calcext:value-type="float">
            <text:p>3.4434299988038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84" calcext:value-type="float">
            <text:p>4.84</text:p>
          </table:table-cell>
          <table:table-cell office:value-type="float" office:value="3.44277186251006" calcext:value-type="float">
            <text:p>3.4427718625100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85" calcext:value-type="float">
            <text:p>4.85</text:p>
          </table:table-cell>
          <table:table-cell office:value-type="float" office:value="3.44249607689358" calcext:value-type="float">
            <text:p>3.4424960768935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85" calcext:value-type="float">
            <text:p>4.85</text:p>
          </table:table-cell>
          <table:table-cell office:value-type="float" office:value="3.44729754625518" calcext:value-type="float">
            <text:p>3.447297546255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71" calcext:value-type="float">
            <text:p>4.71</text:p>
          </table:table-cell>
          <table:table-cell office:value-type="float" office:value="3.4520611442959" calcext:value-type="float">
            <text:p>3.452061144295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84" calcext:value-type="float">
            <text:p>4.84</text:p>
          </table:table-cell>
          <table:table-cell office:value-type="float" office:value="3.45035359447891" calcext:value-type="float">
            <text:p>3.4503535944789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84" calcext:value-type="float">
            <text:p>4.84</text:p>
          </table:table-cell>
          <table:table-cell office:value-type="float" office:value="3.44754038000665" calcext:value-type="float">
            <text:p>3.4475403800066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78" calcext:value-type="float">
            <text:p>4.78</text:p>
          </table:table-cell>
          <table:table-cell office:value-type="float" office:value="3.43129794285937" calcext:value-type="float">
            <text:p>3.4312979428593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84" calcext:value-type="float">
            <text:p>4.84</text:p>
          </table:table-cell>
          <table:table-cell office:value-type="float" office:value="3.43782856126032" calcext:value-type="float">
            <text:p>3.4378285612603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69" calcext:value-type="float">
            <text:p>4.69</text:p>
          </table:table-cell>
          <table:table-cell office:value-type="float" office:value="3.43529146589332" calcext:value-type="float">
            <text:p>3.4352914658933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86" calcext:value-type="float">
            <text:p>4.86</text:p>
          </table:table-cell>
          <table:table-cell office:value-type="float" office:value="3.43743749658607" calcext:value-type="float">
            <text:p>3.4374374965860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7" calcext:value-type="float">
            <text:p>4.7</text:p>
          </table:table-cell>
          <table:table-cell office:value-type="float" office:value="3.43573818803831" calcext:value-type="float">
            <text:p>3.435738188038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6" calcext:value-type="float">
            <text:p>4.6</text:p>
          </table:table-cell>
          <table:table-cell office:value-type="float" office:value="3.43265051263623" calcext:value-type="float">
            <text:p>3.4326505126362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.32" calcext:value-type="float">
            <text:p>4.32</text:p>
          </table:table-cell>
          <table:table-cell office:value-type="float" office:value="3.43518652063022" calcext:value-type="float">
            <text:p>3.4351865206302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.77" calcext:value-type="float">
            <text:p>4.77</text:p>
          </table:table-cell>
          <table:table-cell office:value-type="float" office:value="3.43609733838498" calcext:value-type="float">
            <text:p>3.4360973383849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.75" calcext:value-type="float">
            <text:p>3.75</text:p>
          </table:table-cell>
          <table:table-cell office:value-type="float" office:value="3.43066562112836" calcext:value-type="float">
            <text:p>3.4306656211283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.24" calcext:value-type="float">
            <text:p>4.24</text:p>
          </table:table-cell>
          <table:table-cell office:value-type="float" office:value="3.43353876451581" calcext:value-type="float">
            <text:p>3.4335387645158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.82" calcext:value-type="float">
            <text:p>4.82</text:p>
          </table:table-cell>
          <table:table-cell office:value-type="float" office:value="3.43511140289151" calcext:value-type="float">
            <text:p>3.4351114028915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.3" calcext:value-type="float">
            <text:p>4.3</text:p>
          </table:table-cell>
          <table:table-cell office:value-type="float" office:value="3.43336014991089" calcext:value-type="float">
            <text:p>3.4333601499108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.83" calcext:value-type="float">
            <text:p>4.83</text:p>
          </table:table-cell>
          <table:table-cell office:value-type="float" office:value="3.45035430406877" calcext:value-type="float">
            <text:p>3.4503543040687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.84" calcext:value-type="float">
            <text:p>4.84</text:p>
          </table:table-cell>
          <table:table-cell office:value-type="float" office:value="3.46788593350807" calcext:value-type="float">
            <text:p>3.4678859335080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.77" calcext:value-type="float">
            <text:p>4.77</text:p>
          </table:table-cell>
          <table:table-cell office:value-type="float" office:value="3.46720953137413" calcext:value-type="float">
            <text:p>3.4672095313741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.82" calcext:value-type="float">
            <text:p>4.82</text:p>
          </table:table-cell>
          <table:table-cell office:value-type="float" office:value="3.46505623451361" calcext:value-type="float">
            <text:p>3.4650562345136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.83" calcext:value-type="float">
            <text:p>4.83</text:p>
          </table:table-cell>
          <table:table-cell office:value-type="float" office:value="3.46645503594409" calcext:value-type="float">
            <text:p>3.4664550359440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.84" calcext:value-type="float">
            <text:p>4.84</text:p>
          </table:table-cell>
          <table:table-cell office:value-type="float" office:value="3.46472749609265" calcext:value-type="float">
            <text:p>3.4647274960926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.84" calcext:value-type="float">
            <text:p>4.84</text:p>
          </table:table-cell>
          <table:table-cell office:value-type="float" office:value="3.46333823854783" calcext:value-type="float">
            <text:p>3.4633382385478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.94" calcext:value-type="float">
            <text:p>2.94</text:p>
          </table:table-cell>
          <table:table-cell office:value-type="float" office:value="3.45526298337945" calcext:value-type="float">
            <text:p>3.4552629833794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.69" calcext:value-type="float">
            <text:p>4.69</text:p>
          </table:table-cell>
          <table:table-cell office:value-type="float" office:value="3.47119118070167" calcext:value-type="float">
            <text:p>3.4711911807016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.83" calcext:value-type="float">
            <text:p>4.83</text:p>
          </table:table-cell>
          <table:table-cell office:value-type="float" office:value="3.47040882118285" calcext:value-type="float">
            <text:p>3.4704088211828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.84" calcext:value-type="float">
            <text:p>4.84</text:p>
          </table:table-cell>
          <table:table-cell office:value-type="float" office:value="3.47121933383654" calcext:value-type="float">
            <text:p>3.4712193338365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.83" calcext:value-type="float">
            <text:p>4.83</text:p>
          </table:table-cell>
          <table:table-cell office:value-type="float" office:value="3.46939147735528" calcext:value-type="float">
            <text:p>3.4693914773552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.81" calcext:value-type="float">
            <text:p>4.81</text:p>
          </table:table-cell>
          <table:table-cell office:value-type="float" office:value="3.46985773373494" calcext:value-type="float">
            <text:p>3.4698577337349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.83" calcext:value-type="float">
            <text:p>4.83</text:p>
          </table:table-cell>
          <table:table-cell office:value-type="float" office:value="3.47323317969213" calcext:value-type="float">
            <text:p>3.4732331796921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.82" calcext:value-type="float">
            <text:p>4.82</text:p>
          </table:table-cell>
          <table:table-cell office:value-type="float" office:value="3.47416543863461" calcext:value-type="float">
            <text:p>3.4741654386346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.83" calcext:value-type="float">
            <text:p>4.83</text:p>
          </table:table-cell>
          <table:table-cell office:value-type="float" office:value="3.4711742315856" calcext:value-type="float">
            <text:p>3.471174231585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.82" calcext:value-type="float">
            <text:p>4.82</text:p>
          </table:table-cell>
          <table:table-cell office:value-type="float" office:value="3.47420961144064" calcext:value-type="float">
            <text:p>3.474209611440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81" calcext:value-type="float">
            <text:p>4.81</text:p>
          </table:table-cell>
          <table:table-cell office:value-type="float" office:value="3.47457670644937" calcext:value-type="float">
            <text:p>3.4745767064493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.84" calcext:value-type="float">
            <text:p>4.84</text:p>
          </table:table-cell>
          <table:table-cell office:value-type="float" office:value="3.47260399722063" calcext:value-type="float">
            <text:p>3.4726039972206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.84" calcext:value-type="float">
            <text:p>4.84</text:p>
          </table:table-cell>
          <table:table-cell office:value-type="float" office:value="3.46975224463835" calcext:value-type="float">
            <text:p>3.4697522446383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.23" calcext:value-type="float">
            <text:p>4.23</text:p>
          </table:table-cell>
          <table:table-cell office:value-type="float" office:value="3.46596763976117" calcext:value-type="float">
            <text:p>3.4659676397611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.83" calcext:value-type="float">
            <text:p>4.83</text:p>
          </table:table-cell>
          <table:table-cell office:value-type="float" office:value="3.4619615245806" calcext:value-type="float">
            <text:p>3.461961524580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.75" calcext:value-type="float">
            <text:p>4.75</text:p>
          </table:table-cell>
          <table:table-cell office:value-type="float" office:value="3.46339772262185" calcext:value-type="float">
            <text:p>3.4633977226218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.86" calcext:value-type="float">
            <text:p>4.86</text:p>
          </table:table-cell>
          <table:table-cell office:value-type="float" office:value="3.47143681782862" calcext:value-type="float">
            <text:p>3.4714368178286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.83" calcext:value-type="float">
            <text:p>4.83</text:p>
          </table:table-cell>
          <table:table-cell office:value-type="float" office:value="3.47368594101017" calcext:value-type="float">
            <text:p>3.4736859410101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.78" calcext:value-type="float">
            <text:p>4.78</text:p>
          </table:table-cell>
          <table:table-cell office:value-type="float" office:value="3.46890971030376" calcext:value-type="float">
            <text:p>3.4689097103037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.83" calcext:value-type="float">
            <text:p>4.83</text:p>
          </table:table-cell>
          <table:table-cell office:value-type="float" office:value="3.46292476631183" calcext:value-type="float">
            <text:p>3.4629247663118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.76" calcext:value-type="float">
            <text:p>4.76</text:p>
          </table:table-cell>
          <table:table-cell office:value-type="float" office:value="3.47304753565226" calcext:value-type="float">
            <text:p>3.4730475356522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.86" calcext:value-type="float">
            <text:p>4.86</text:p>
          </table:table-cell>
          <table:table-cell office:value-type="float" office:value="3.46976157334754" calcext:value-type="float">
            <text:p>3.4697615733475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.86" calcext:value-type="float">
            <text:p>4.86</text:p>
          </table:table-cell>
          <table:table-cell office:value-type="float" office:value="3.46542053866364" calcext:value-type="float">
            <text:p>3.4654205386636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.84" calcext:value-type="float">
            <text:p>4.84</text:p>
          </table:table-cell>
          <table:table-cell office:value-type="float" office:value="3.46353714642731" calcext:value-type="float">
            <text:p>3.4635371464273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.82" calcext:value-type="float">
            <text:p>4.82</text:p>
          </table:table-cell>
          <table:table-cell office:value-type="float" office:value="3.46221600268174" calcext:value-type="float">
            <text:p>3.4622160026817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.78" calcext:value-type="float">
            <text:p>4.78</text:p>
          </table:table-cell>
          <table:table-cell office:value-type="float" office:value="3.46265403266555" calcext:value-type="float">
            <text:p>3.4626540326655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.84" calcext:value-type="float">
            <text:p>4.84</text:p>
          </table:table-cell>
          <table:table-cell office:value-type="float" office:value="3.45086698805781" calcext:value-type="float">
            <text:p>3.4508669880578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.86" calcext:value-type="float">
            <text:p>4.86</text:p>
          </table:table-cell>
          <table:table-cell office:value-type="float" office:value="3.44963024848203" calcext:value-type="float">
            <text:p>3.4496302484820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.82" calcext:value-type="float">
            <text:p>4.82</text:p>
          </table:table-cell>
          <table:table-cell office:value-type="float" office:value="3.45251124413099" calcext:value-type="float">
            <text:p>3.4525112441309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.62" calcext:value-type="float">
            <text:p>4.62</text:p>
          </table:table-cell>
          <table:table-cell office:value-type="float" office:value="3.44949534637673" calcext:value-type="float">
            <text:p>3.4494953463767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.85" calcext:value-type="float">
            <text:p>4.85</text:p>
          </table:table-cell>
          <table:table-cell office:value-type="float" office:value="3.44522550093636" calcext:value-type="float">
            <text:p>3.4452255009363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.84" calcext:value-type="float">
            <text:p>4.84</text:p>
          </table:table-cell>
          <table:table-cell office:value-type="float" office:value="3.44826015656466" calcext:value-type="float">
            <text:p>3.4482601565646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.78" calcext:value-type="float">
            <text:p>4.78</text:p>
          </table:table-cell>
          <table:table-cell office:value-type="float" office:value="3.4540686024327" calcext:value-type="float">
            <text:p>3.454068602432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.82" calcext:value-type="float">
            <text:p>4.82</text:p>
          </table:table-cell>
          <table:table-cell office:value-type="float" office:value="3.45974125172268" calcext:value-type="float">
            <text:p>3.4597412517226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.8" calcext:value-type="float">
            <text:p>4.8</text:p>
          </table:table-cell>
          <table:table-cell office:value-type="float" office:value="3.46341774176015" calcext:value-type="float">
            <text:p>3.4634177417601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.78" calcext:value-type="float">
            <text:p>4.78</text:p>
          </table:table-cell>
          <table:table-cell office:value-type="float" office:value="3.46180565557299" calcext:value-type="float">
            <text:p>3.4618056555729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.73" calcext:value-type="float">
            <text:p>4.73</text:p>
          </table:table-cell>
          <table:table-cell office:value-type="float" office:value="3.46145168076208" calcext:value-type="float">
            <text:p>3.4614516807620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.81" calcext:value-type="float">
            <text:p>4.81</text:p>
          </table:table-cell>
          <table:table-cell office:value-type="float" office:value="3.46273865024982" calcext:value-type="float">
            <text:p>3.4627386502498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.84" calcext:value-type="float">
            <text:p>4.84</text:p>
          </table:table-cell>
          <table:table-cell office:value-type="float" office:value="3.46990452414958" calcext:value-type="float">
            <text:p>3.4699045241495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.75" calcext:value-type="float">
            <text:p>4.75</text:p>
          </table:table-cell>
          <table:table-cell office:value-type="float" office:value="3.46418865459682" calcext:value-type="float">
            <text:p>3.4641886545968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.85" calcext:value-type="float">
            <text:p>4.85</text:p>
          </table:table-cell>
          <table:table-cell office:value-type="float" office:value="3.46373893757716" calcext:value-type="float">
            <text:p>3.4637389375771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.84" calcext:value-type="float">
            <text:p>4.84</text:p>
          </table:table-cell>
          <table:table-cell office:value-type="float" office:value="3.46334624590032" calcext:value-type="float">
            <text:p>3.4633462459003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.73" calcext:value-type="float">
            <text:p>4.73</text:p>
          </table:table-cell>
          <table:table-cell office:value-type="float" office:value="3.46340930509508" calcext:value-type="float">
            <text:p>3.4634093050950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.83" calcext:value-type="float">
            <text:p>4.83</text:p>
          </table:table-cell>
          <table:table-cell office:value-type="float" office:value="3.46596119553442" calcext:value-type="float">
            <text:p>3.4659611955344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.68" calcext:value-type="float">
            <text:p>4.68</text:p>
          </table:table-cell>
          <table:table-cell office:value-type="float" office:value="3.43808387193631" calcext:value-type="float">
            <text:p>3.4380838719363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.26" calcext:value-type="float">
            <text:p>3.26</text:p>
          </table:table-cell>
          <table:table-cell office:value-type="float" office:value="3.43952951565028" calcext:value-type="float">
            <text:p>3.4395295156502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.81" calcext:value-type="float">
            <text:p>4.81</text:p>
          </table:table-cell>
          <table:table-cell office:value-type="float" office:value="3.44541341841152" calcext:value-type="float">
            <text:p>3.4454134184115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.78" calcext:value-type="float">
            <text:p>4.78</text:p>
          </table:table-cell>
          <table:table-cell office:value-type="float" office:value="3.42742586083216" calcext:value-type="float">
            <text:p>3.4274258608321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.77" calcext:value-type="float">
            <text:p>4.77</text:p>
          </table:table-cell>
          <table:table-cell office:value-type="float" office:value="3.41681493650879" calcext:value-type="float">
            <text:p>3.4168149365087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.81" calcext:value-type="float">
            <text:p>4.81</text:p>
          </table:table-cell>
          <table:table-cell office:value-type="float" office:value="3.42143083100809" calcext:value-type="float">
            <text:p>3.4214308310080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.86" calcext:value-type="float">
            <text:p>4.86</text:p>
          </table:table-cell>
          <table:table-cell office:value-type="float" office:value="3.42343466653825" calcext:value-type="float">
            <text:p>3.4234346665382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.83" calcext:value-type="float">
            <text:p>4.83</text:p>
          </table:table-cell>
          <table:table-cell office:value-type="float" office:value="3.41749367577278" calcext:value-type="float">
            <text:p>3.4174936757727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.78" calcext:value-type="float">
            <text:p>4.78</text:p>
          </table:table-cell>
          <table:table-cell office:value-type="float" office:value="3.41163778711215" calcext:value-type="float">
            <text:p>3.4116377871121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.3" calcext:value-type="float">
            <text:p>4.3</text:p>
          </table:table-cell>
          <table:table-cell office:value-type="float" office:value="3.41166512126618" calcext:value-type="float">
            <text:p>3.4116651212661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.31" calcext:value-type="float">
            <text:p>4.31</text:p>
          </table:table-cell>
          <table:table-cell office:value-type="float" office:value="3.41132063195136" calcext:value-type="float">
            <text:p>3.4113206319513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.28" calcext:value-type="float">
            <text:p>4.28</text:p>
          </table:table-cell>
          <table:table-cell office:value-type="float" office:value="3.41236388652931" calcext:value-type="float">
            <text:p>3.4123638865293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.83" calcext:value-type="float">
            <text:p>4.83</text:p>
          </table:table-cell>
          <table:table-cell office:value-type="float" office:value="3.41037257042795" calcext:value-type="float">
            <text:p>3.4103725704279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.4" calcext:value-type="float">
            <text:p>4.4</text:p>
          </table:table-cell>
          <table:table-cell office:value-type="float" office:value="3.40787388498024" calcext:value-type="float">
            <text:p>3.4078738849802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.8" calcext:value-type="float">
            <text:p>4.8</text:p>
          </table:table-cell>
          <table:table-cell office:value-type="float" office:value="3.40731369035612" calcext:value-type="float">
            <text:p>3.4073136903561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.8" calcext:value-type="float">
            <text:p>4.8</text:p>
          </table:table-cell>
          <table:table-cell office:value-type="float" office:value="3.41994514378323" calcext:value-type="float">
            <text:p>3.4199451437832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.83" calcext:value-type="float">
            <text:p>4.83</text:p>
          </table:table-cell>
          <table:table-cell office:value-type="float" office:value="3.41902196484956" calcext:value-type="float">
            <text:p>3.4190219648495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.63" calcext:value-type="float">
            <text:p>4.63</text:p>
          </table:table-cell>
          <table:table-cell office:value-type="float" office:value="3.4219197397702" calcext:value-type="float">
            <text:p>3.421919739770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.77" calcext:value-type="float">
            <text:p>4.77</text:p>
          </table:table-cell>
          <table:table-cell office:value-type="float" office:value="3.42406907726027" calcext:value-type="float">
            <text:p>3.4240690772602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.81" calcext:value-type="float">
            <text:p>4.81</text:p>
          </table:table-cell>
          <table:table-cell office:value-type="float" office:value="3.4256088498772" calcext:value-type="float">
            <text:p>3.425608849877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.89" calcext:value-type="float">
            <text:p>3.89</text:p>
          </table:table-cell>
          <table:table-cell office:value-type="float" office:value="3.45251408604319" calcext:value-type="float">
            <text:p>3.4525140860431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.22" calcext:value-type="float">
            <text:p>4.22</text:p>
          </table:table-cell>
          <table:table-cell office:value-type="float" office:value="3.44986929652566" calcext:value-type="float">
            <text:p>3.4498692965256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.77" calcext:value-type="float">
            <text:p>4.77</text:p>
          </table:table-cell>
          <table:table-cell office:value-type="float" office:value="3.45319258435771" calcext:value-type="float">
            <text:p>3.4531925843577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83" calcext:value-type="float">
            <text:p>4.83</text:p>
          </table:table-cell>
          <table:table-cell office:value-type="float" office:value="3.47069599001896" calcext:value-type="float">
            <text:p>3.4706959900189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.51" calcext:value-type="float">
            <text:p>4.51</text:p>
          </table:table-cell>
          <table:table-cell office:value-type="float" office:value="3.48299999422864" calcext:value-type="float">
            <text:p>3.4829999942286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.78" calcext:value-type="float">
            <text:p>4.78</text:p>
          </table:table-cell>
          <table:table-cell office:value-type="float" office:value="3.48171121755266" calcext:value-type="float">
            <text:p>3.4817112175526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.77" calcext:value-type="float">
            <text:p>4.77</text:p>
          </table:table-cell>
          <table:table-cell office:value-type="float" office:value="3.48099618823687" calcext:value-type="float">
            <text:p>3.48099618823687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.71" calcext:value-type="float">
            <text:p>4.71</text:p>
          </table:table-cell>
          <table:table-cell office:value-type="float" office:value="3.48543428404945" calcext:value-type="float">
            <text:p>3.4854342840494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.83" calcext:value-type="float">
            <text:p>4.83</text:p>
          </table:table-cell>
          <table:table-cell office:value-type="float" office:value="3.49069521261383" calcext:value-type="float">
            <text:p>3.4906952126138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.84" calcext:value-type="float">
            <text:p>4.84</text:p>
          </table:table-cell>
          <table:table-cell office:value-type="float" office:value="3.49132820759594" calcext:value-type="float">
            <text:p>3.4913282075959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.81" calcext:value-type="float">
            <text:p>4.81</text:p>
          </table:table-cell>
          <table:table-cell office:value-type="float" office:value="3.4925327958076" calcext:value-type="float">
            <text:p>3.492532795807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.85" calcext:value-type="float">
            <text:p>4.85</text:p>
          </table:table-cell>
          <table:table-cell office:value-type="float" office:value="3.48748800535341" calcext:value-type="float">
            <text:p>3.4874880053534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.67" calcext:value-type="float">
            <text:p>4.67</text:p>
          </table:table-cell>
          <table:table-cell office:value-type="float" office:value="3.48473422747592" calcext:value-type="float">
            <text:p>3.4847342274759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.84" calcext:value-type="float">
            <text:p>4.84</text:p>
          </table:table-cell>
          <table:table-cell office:value-type="float" office:value="3.48588950788816" calcext:value-type="float">
            <text:p>3.4858895078881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.84" calcext:value-type="float">
            <text:p>4.84</text:p>
          </table:table-cell>
          <table:table-cell office:value-type="float" office:value="3.48708991055731" calcext:value-type="float">
            <text:p>3.4870899105573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.83" calcext:value-type="float">
            <text:p>4.83</text:p>
          </table:table-cell>
          <table:table-cell office:value-type="float" office:value="3.48141167568726" calcext:value-type="float">
            <text:p>3.4814116756872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.86" calcext:value-type="float">
            <text:p>4.86</text:p>
          </table:table-cell>
          <table:table-cell office:value-type="float" office:value="3.48149562312927" calcext:value-type="float">
            <text:p>3.4814956231292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.53" calcext:value-type="float">
            <text:p>4.53</text:p>
          </table:table-cell>
          <table:table-cell office:value-type="float" office:value="3.48151816392363" calcext:value-type="float">
            <text:p>3.4815181639236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.81" calcext:value-type="float">
            <text:p>4.81</text:p>
          </table:table-cell>
          <table:table-cell office:value-type="float" office:value="3.4875069990373" calcext:value-type="float">
            <text:p>3.487506999037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.85" calcext:value-type="float">
            <text:p>4.85</text:p>
          </table:table-cell>
          <table:table-cell office:value-type="float" office:value="3.48681784925153" calcext:value-type="float">
            <text:p>3.4868178492515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.83" calcext:value-type="float">
            <text:p>4.83</text:p>
          </table:table-cell>
          <table:table-cell office:value-type="float" office:value="3.48538026760445" calcext:value-type="float">
            <text:p>3.4853802676044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.81" calcext:value-type="float">
            <text:p>4.81</text:p>
          </table:table-cell>
          <table:table-cell office:value-type="float" office:value="3.4838285530721" calcext:value-type="float">
            <text:p>3.48382855307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71" calcext:value-type="float">
            <text:p>4.71</text:p>
          </table:table-cell>
          <table:table-cell office:value-type="float" office:value="3.47973299921247" calcext:value-type="float">
            <text:p>3.479732999212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.84" calcext:value-type="float">
            <text:p>4.84</text:p>
          </table:table-cell>
          <table:table-cell office:value-type="float" office:value="3.48155645504463" calcext:value-type="float">
            <text:p>3.4815564550446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.73" calcext:value-type="float">
            <text:p>4.73</text:p>
          </table:table-cell>
          <table:table-cell office:value-type="float" office:value="3.48017301860766" calcext:value-type="float">
            <text:p>3.4801730186076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.78" calcext:value-type="float">
            <text:p>4.78</text:p>
          </table:table-cell>
          <table:table-cell office:value-type="float" office:value="3.47965115748503" calcext:value-type="float">
            <text:p>3.4796511574850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.78" calcext:value-type="float">
            <text:p>4.78</text:p>
          </table:table-cell>
          <table:table-cell office:value-type="float" office:value="3.47861713676153" calcext:value-type="float">
            <text:p>3.4786171367615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.82" calcext:value-type="float">
            <text:p>4.82</text:p>
          </table:table-cell>
          <table:table-cell office:value-type="float" office:value="3.47605349667998" calcext:value-type="float">
            <text:p>3.4760534966799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.81" calcext:value-type="float">
            <text:p>4.81</text:p>
          </table:table-cell>
          <table:table-cell office:value-type="float" office:value="3.47397063125605" calcext:value-type="float">
            <text:p>3.4739706312560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.83" calcext:value-type="float">
            <text:p>4.83</text:p>
          </table:table-cell>
          <table:table-cell office:value-type="float" office:value="3.46032038973881" calcext:value-type="float">
            <text:p>3.4603203897388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.81" calcext:value-type="float">
            <text:p>4.81</text:p>
          </table:table-cell>
          <table:table-cell office:value-type="float" office:value="3.45877721296116" calcext:value-type="float">
            <text:p>3.4587772129611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.79" calcext:value-type="float">
            <text:p>4.79</text:p>
          </table:table-cell>
          <table:table-cell office:value-type="float" office:value="3.46238991518709" calcext:value-type="float">
            <text:p>3.4623899151870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.8" calcext:value-type="float">
            <text:p>4.8</text:p>
          </table:table-cell>
          <table:table-cell office:value-type="float" office:value="3.46411355059861" calcext:value-type="float">
            <text:p>3.4641135505986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.84" calcext:value-type="float">
            <text:p>4.84</text:p>
          </table:table-cell>
          <table:table-cell office:value-type="float" office:value="3.46703857342282" calcext:value-type="float">
            <text:p>3.4670385734228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.78" calcext:value-type="float">
            <text:p>4.78</text:p>
          </table:table-cell>
          <table:table-cell office:value-type="float" office:value="3.4650741258561" calcext:value-type="float">
            <text:p>3.465074125856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.85" calcext:value-type="float">
            <text:p>4.85</text:p>
          </table:table-cell>
          <table:table-cell office:value-type="float" office:value="3.47057479897424" calcext:value-type="float">
            <text:p>3.4705747989742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.7" calcext:value-type="float">
            <text:p>4.7</text:p>
          </table:table-cell>
          <table:table-cell office:value-type="float" office:value="3.47392732770944" calcext:value-type="float">
            <text:p>3.4739273277094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.84" calcext:value-type="float">
            <text:p>4.84</text:p>
          </table:table-cell>
          <table:table-cell office:value-type="float" office:value="3.47398631287307" calcext:value-type="float">
            <text:p>3.4739863128730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.43" calcext:value-type="float">
            <text:p>4.43</text:p>
          </table:table-cell>
          <table:table-cell office:value-type="float" office:value="3.47179197576709" calcext:value-type="float">
            <text:p>3.4717919757670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.82" calcext:value-type="float">
            <text:p>4.82</text:p>
          </table:table-cell>
          <table:table-cell office:value-type="float" office:value="3.46965049320642" calcext:value-type="float">
            <text:p>3.4696504932064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.82" calcext:value-type="float">
            <text:p>4.82</text:p>
          </table:table-cell>
          <table:table-cell office:value-type="float" office:value="3.46510618760406" calcext:value-type="float">
            <text:p>3.4651061876040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.77" calcext:value-type="float">
            <text:p>4.77</text:p>
          </table:table-cell>
          <table:table-cell office:value-type="float" office:value="3.47094801982451" calcext:value-type="float">
            <text:p>3.4709480198245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.83" calcext:value-type="float">
            <text:p>4.83</text:p>
          </table:table-cell>
          <table:table-cell office:value-type="float" office:value="3.4770019704899" calcext:value-type="float">
            <text:p>3.477001970489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.86" calcext:value-type="float">
            <text:p>4.86</text:p>
          </table:table-cell>
          <table:table-cell office:value-type="float" office:value="3.47589145927469" calcext:value-type="float">
            <text:p>3.4758914592746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.82" calcext:value-type="float">
            <text:p>4.82</text:p>
          </table:table-cell>
          <table:table-cell office:value-type="float" office:value="3.47927779443048" calcext:value-type="float">
            <text:p>3.4792777944304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.82" calcext:value-type="float">
            <text:p>4.82</text:p>
          </table:table-cell>
          <table:table-cell office:value-type="float" office:value="3.47717722751609" calcext:value-type="float">
            <text:p>3.4771772275160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.83" calcext:value-type="float">
            <text:p>4.83</text:p>
          </table:table-cell>
          <table:table-cell office:value-type="float" office:value="3.4781664060926" calcext:value-type="float">
            <text:p>3.47816640609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.86" calcext:value-type="float">
            <text:p>4.86</text:p>
          </table:table-cell>
          <table:table-cell office:value-type="float" office:value="3.47643841408152" calcext:value-type="float">
            <text:p>3.4764384140815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.83" calcext:value-type="float">
            <text:p>4.83</text:p>
          </table:table-cell>
          <table:table-cell office:value-type="float" office:value="3.47987994869499" calcext:value-type="float">
            <text:p>3.4798799486949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.79" calcext:value-type="float">
            <text:p>4.79</text:p>
          </table:table-cell>
          <table:table-cell office:value-type="float" office:value="3.48977990436832" calcext:value-type="float">
            <text:p>3.4897799043683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.72" calcext:value-type="float">
            <text:p>4.72</text:p>
          </table:table-cell>
          <table:table-cell office:value-type="float" office:value="3.49122416970614" calcext:value-type="float">
            <text:p>3.4912241697061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.84" calcext:value-type="float">
            <text:p>4.84</text:p>
          </table:table-cell>
          <table:table-cell office:value-type="float" office:value="3.4959300871327" calcext:value-type="float">
            <text:p>3.495930087132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.86" calcext:value-type="float">
            <text:p>4.86</text:p>
          </table:table-cell>
          <table:table-cell office:value-type="float" office:value="3.49695912085116" calcext:value-type="float">
            <text:p>3.4969591208511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.84" calcext:value-type="float">
            <text:p>4.84</text:p>
          </table:table-cell>
          <table:table-cell office:value-type="float" office:value="3.4961923523293" calcext:value-type="float">
            <text:p>3.496192352329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.8" calcext:value-type="float">
            <text:p>4.8</text:p>
          </table:table-cell>
          <table:table-cell office:value-type="float" office:value="3.49708187001612" calcext:value-type="float">
            <text:p>3.4970818700161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.69" calcext:value-type="float">
            <text:p>4.69</text:p>
          </table:table-cell>
          <table:table-cell office:value-type="float" office:value="3.49930377745574" calcext:value-type="float">
            <text:p>3.4993037774557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.84" calcext:value-type="float">
            <text:p>4.84</text:p>
          </table:table-cell>
          <table:table-cell office:value-type="float" office:value="3.49282363789023" calcext:value-type="float">
            <text:p>3.4928236378902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.86" calcext:value-type="float">
            <text:p>4.86</text:p>
          </table:table-cell>
          <table:table-cell office:value-type="float" office:value="3.48918346255229" calcext:value-type="float">
            <text:p>3.4891834625522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.79" calcext:value-type="float">
            <text:p>4.79</text:p>
          </table:table-cell>
          <table:table-cell office:value-type="float" office:value="3.49169224370628" calcext:value-type="float">
            <text:p>3.4916922437062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.82" calcext:value-type="float">
            <text:p>4.82</text:p>
          </table:table-cell>
          <table:table-cell office:value-type="float" office:value="3.48877192192987" calcext:value-type="float">
            <text:p>3.4887719219298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.86" calcext:value-type="float">
            <text:p>4.86</text:p>
          </table:table-cell>
          <table:table-cell office:value-type="float" office:value="3.49470102495885" calcext:value-type="float">
            <text:p>3.4947010249588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.84" calcext:value-type="float">
            <text:p>4.84</text:p>
          </table:table-cell>
          <table:table-cell office:value-type="float" office:value="3.49120426372164" calcext:value-type="float">
            <text:p>3.4912042637216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.84" calcext:value-type="float">
            <text:p>4.84</text:p>
          </table:table-cell>
          <table:table-cell office:value-type="float" office:value="3.48709222985588" calcext:value-type="float">
            <text:p>3.4870922298558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.67" calcext:value-type="float">
            <text:p>4.67</text:p>
          </table:table-cell>
          <table:table-cell office:value-type="float" office:value="3.48983826762141" calcext:value-type="float">
            <text:p>3.4898382676214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.6" calcext:value-type="float">
            <text:p>3.6</text:p>
          </table:table-cell>
          <table:table-cell office:value-type="float" office:value="3.48568049280659" calcext:value-type="float">
            <text:p>3.4856804928065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.15" calcext:value-type="float">
            <text:p>4.15</text:p>
          </table:table-cell>
          <table:table-cell office:value-type="float" office:value="3.48704903342623" calcext:value-type="float">
            <text:p>3.4870490334262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.83" calcext:value-type="float">
            <text:p>4.83</text:p>
          </table:table-cell>
          <table:table-cell office:value-type="float" office:value="3.48294243791871" calcext:value-type="float">
            <text:p>3.4829424379187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.8" calcext:value-type="float">
            <text:p>4.8</text:p>
          </table:table-cell>
          <table:table-cell office:value-type="float" office:value="3.4874081181542" calcext:value-type="float">
            <text:p>3.487408118154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.52" calcext:value-type="float">
            <text:p>4.52</text:p>
          </table:table-cell>
          <table:table-cell office:value-type="float" office:value="3.48434501055363" calcext:value-type="float">
            <text:p>3.4843450105536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.52" calcext:value-type="float">
            <text:p>4.52</text:p>
          </table:table-cell>
          <table:table-cell office:value-type="float" office:value="3.48423458662956" calcext:value-type="float">
            <text:p>3.4842345866295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.5" calcext:value-type="float">
            <text:p>3.5</text:p>
          </table:table-cell>
          <table:table-cell office:value-type="float" office:value="3.48251660925442" calcext:value-type="float">
            <text:p>3.4825166092544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.6" calcext:value-type="float">
            <text:p>3.6</text:p>
          </table:table-cell>
          <table:table-cell office:value-type="float" office:value="3.47059705498901" calcext:value-type="float">
            <text:p>3.4705970549890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.81" calcext:value-type="float">
            <text:p>4.81</text:p>
          </table:table-cell>
          <table:table-cell office:value-type="float" office:value="3.46688453941491" calcext:value-type="float">
            <text:p>3.4668845394149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.45" calcext:value-type="float">
            <text:p>4.45</text:p>
          </table:table-cell>
          <table:table-cell office:value-type="float" office:value="3.46366185086854" calcext:value-type="float">
            <text:p>3.4636618508685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.79" calcext:value-type="float">
            <text:p>4.79</text:p>
          </table:table-cell>
          <table:table-cell office:value-type="float" office:value="3.46096383414653" calcext:value-type="float">
            <text:p>3.4609638341465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4.84" calcext:value-type="float">
            <text:p>4.84</text:p>
          </table:table-cell>
          <table:table-cell office:value-type="float" office:value="3.45994445599555" calcext:value-type="float">
            <text:p>3.4599444559955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.77" calcext:value-type="float">
            <text:p>4.77</text:p>
          </table:table-cell>
          <table:table-cell office:value-type="float" office:value="3.46187494482882" calcext:value-type="float">
            <text:p>3.4618749448288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.81" calcext:value-type="float">
            <text:p>4.81</text:p>
          </table:table-cell>
          <table:table-cell office:value-type="float" office:value="3.46513252448374" calcext:value-type="float">
            <text:p>3.4651325244837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.63" calcext:value-type="float">
            <text:p>4.63</text:p>
          </table:table-cell>
          <table:table-cell office:value-type="float" office:value="3.4666500041491" calcext:value-type="float">
            <text:p>3.466650004149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.82" calcext:value-type="float">
            <text:p>4.82</text:p>
          </table:table-cell>
          <table:table-cell office:value-type="float" office:value="3.44234661729219" calcext:value-type="float">
            <text:p>3.4423466172921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.83" calcext:value-type="float">
            <text:p>4.83</text:p>
          </table:table-cell>
          <table:table-cell office:value-type="float" office:value="3.44084257288608" calcext:value-type="float">
            <text:p>3.4408425728860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.81" calcext:value-type="float">
            <text:p>4.81</text:p>
          </table:table-cell>
          <table:table-cell office:value-type="float" office:value="3.44124133003773" calcext:value-type="float">
            <text:p>3.4412413300377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.78" calcext:value-type="float">
            <text:p>4.78</text:p>
          </table:table-cell>
          <table:table-cell office:value-type="float" office:value="3.44178322325321" calcext:value-type="float">
            <text:p>3.4417832232532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.84" calcext:value-type="float">
            <text:p>4.84</text:p>
          </table:table-cell>
          <table:table-cell office:value-type="float" office:value="3.43658805460895" calcext:value-type="float">
            <text:p>3.4365880546089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.85" calcext:value-type="float">
            <text:p>4.85</text:p>
          </table:table-cell>
          <table:table-cell office:value-type="float" office:value="3.42029081944359" calcext:value-type="float">
            <text:p>3.4202908194435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.85" calcext:value-type="float">
            <text:p>4.85</text:p>
          </table:table-cell>
          <table:table-cell office:value-type="float" office:value="3.42533384886561" calcext:value-type="float">
            <text:p>3.4253338488656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.77" calcext:value-type="float">
            <text:p>4.77</text:p>
          </table:table-cell>
          <table:table-cell office:value-type="float" office:value="3.43036624070724" calcext:value-type="float">
            <text:p>3.4303662407072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.8" calcext:value-type="float">
            <text:p>4.8</text:p>
          </table:table-cell>
          <table:table-cell office:value-type="float" office:value="3.42771716485573" calcext:value-type="float">
            <text:p>3.4277171648557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.8" calcext:value-type="float">
            <text:p>4.8</text:p>
          </table:table-cell>
          <table:table-cell office:value-type="float" office:value="3.42810728168262" calcext:value-type="float">
            <text:p>3.4281072816826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.86" calcext:value-type="float">
            <text:p>4.86</text:p>
          </table:table-cell>
          <table:table-cell office:value-type="float" office:value="3.42454937351986" calcext:value-type="float">
            <text:p>3.4245493735198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.8" calcext:value-type="float">
            <text:p>4.8</text:p>
          </table:table-cell>
          <table:table-cell office:value-type="float" office:value="3.42385469280009" calcext:value-type="float">
            <text:p>3.4238546928000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.79" calcext:value-type="float">
            <text:p>4.79</text:p>
          </table:table-cell>
          <table:table-cell office:value-type="float" office:value="3.43123843349876" calcext:value-type="float">
            <text:p>3.4312384334987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.74" calcext:value-type="float">
            <text:p>4.74</text:p>
          </table:table-cell>
          <table:table-cell office:value-type="float" office:value="3.4336510581125" calcext:value-type="float">
            <text:p>3.433651058112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.77" calcext:value-type="float">
            <text:p>4.77</text:p>
          </table:table-cell>
          <table:table-cell office:value-type="float" office:value="3.43047706429372" calcext:value-type="float">
            <text:p>3.4304770642937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.84" calcext:value-type="float">
            <text:p>4.84</text:p>
          </table:table-cell>
          <table:table-cell office:value-type="float" office:value="3.43416961529567" calcext:value-type="float">
            <text:p>3.4341696152956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.81" calcext:value-type="float">
            <text:p>4.81</text:p>
          </table:table-cell>
          <table:table-cell office:value-type="float" office:value="3.43603358090261" calcext:value-type="float">
            <text:p>3.4360335809026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.85" calcext:value-type="float">
            <text:p>4.85</text:p>
          </table:table-cell>
          <table:table-cell office:value-type="float" office:value="3.43423147588911" calcext:value-type="float">
            <text:p>3.4342314758891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.71" calcext:value-type="float">
            <text:p>4.71</text:p>
          </table:table-cell>
          <table:table-cell office:value-type="float" office:value="3.43472011230082" calcext:value-type="float">
            <text:p>3.4347201123008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.84" calcext:value-type="float">
            <text:p>4.84</text:p>
          </table:table-cell>
          <table:table-cell office:value-type="float" office:value="3.43351248409639" calcext:value-type="float">
            <text:p>3.4335124840963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.85" calcext:value-type="float">
            <text:p>4.85</text:p>
          </table:table-cell>
          <table:table-cell office:value-type="float" office:value="3.46067370489507" calcext:value-type="float">
            <text:p>3.4606737048950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.81" calcext:value-type="float">
            <text:p>4.81</text:p>
          </table:table-cell>
          <table:table-cell office:value-type="float" office:value="3.46590434417224" calcext:value-type="float">
            <text:p>3.4659043441722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.84" calcext:value-type="float">
            <text:p>4.84</text:p>
          </table:table-cell>
          <table:table-cell office:value-type="float" office:value="3.46423929798818" calcext:value-type="float">
            <text:p>3.4642392979881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.48" calcext:value-type="float">
            <text:p>4.48</text:p>
          </table:table-cell>
          <table:table-cell office:value-type="float" office:value="3.46542597875593" calcext:value-type="float">
            <text:p>3.4654259787559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.86" calcext:value-type="float">
            <text:p>4.86</text:p>
          </table:table-cell>
          <table:table-cell office:value-type="float" office:value="3.4708227901837" calcext:value-type="float">
            <text:p>3.470822790183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.85" calcext:value-type="float">
            <text:p>4.85</text:p>
          </table:table-cell>
          <table:table-cell office:value-type="float" office:value="3.48909653174502" calcext:value-type="float">
            <text:p>3.4890965317450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.83" calcext:value-type="float">
            <text:p>4.83</text:p>
          </table:table-cell>
          <table:table-cell office:value-type="float" office:value="3.48768781186776" calcext:value-type="float">
            <text:p>3.4876878118677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.76" calcext:value-type="float">
            <text:p>4.76</text:p>
          </table:table-cell>
          <table:table-cell office:value-type="float" office:value="3.48287447186149" calcext:value-type="float">
            <text:p>3.4828744718614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.81" calcext:value-type="float">
            <text:p>4.81</text:p>
          </table:table-cell>
          <table:table-cell office:value-type="float" office:value="3.48312986444889" calcext:value-type="float">
            <text:p>3.4831298644488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.87" calcext:value-type="float">
            <text:p>4.87</text:p>
          </table:table-cell>
          <table:table-cell office:value-type="float" office:value="3.48589008731339" calcext:value-type="float">
            <text:p>3.4858900873133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.84" calcext:value-type="float">
            <text:p>4.84</text:p>
          </table:table-cell>
          <table:table-cell office:value-type="float" office:value="3.49468399106646" calcext:value-type="float">
            <text:p>3.4946839910664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.8" calcext:value-type="float">
            <text:p>4.8</text:p>
          </table:table-cell>
          <table:table-cell office:value-type="float" office:value="3.49581441154639" calcext:value-type="float">
            <text:p>3.4958144115463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.42" calcext:value-type="float">
            <text:p>4.42</text:p>
          </table:table-cell>
          <table:table-cell office:value-type="float" office:value="3.49075447805164" calcext:value-type="float">
            <text:p>3.4907544780516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.78" calcext:value-type="float">
            <text:p>4.78</text:p>
          </table:table-cell>
          <table:table-cell office:value-type="float" office:value="3.49418353080898" calcext:value-type="float">
            <text:p>3.4941835308089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.81" calcext:value-type="float">
            <text:p>4.81</text:p>
          </table:table-cell>
          <table:table-cell office:value-type="float" office:value="3.49791422583421" calcext:value-type="float">
            <text:p>3.4979142258342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.88" calcext:value-type="float">
            <text:p>4.88</text:p>
          </table:table-cell>
          <table:table-cell office:value-type="float" office:value="3.49577784566759" calcext:value-type="float">
            <text:p>3.4957778456675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.79" calcext:value-type="float">
            <text:p>4.79</text:p>
          </table:table-cell>
          <table:table-cell office:value-type="float" office:value="3.49132021563874" calcext:value-type="float">
            <text:p>3.4913202156387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.81" calcext:value-type="float">
            <text:p>4.81</text:p>
          </table:table-cell>
          <table:table-cell office:value-type="float" office:value="3.49316340277915" calcext:value-type="float">
            <text:p>3.4931634027791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.86" calcext:value-type="float">
            <text:p>4.86</text:p>
          </table:table-cell>
          <table:table-cell office:value-type="float" office:value="3.4910918064379" calcext:value-type="float">
            <text:p>3.491091806437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.82" calcext:value-type="float">
            <text:p>4.82</text:p>
          </table:table-cell>
          <table:table-cell office:value-type="float" office:value="3.48808401265582" calcext:value-type="float">
            <text:p>3.4880840126558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.84" calcext:value-type="float">
            <text:p>4.84</text:p>
          </table:table-cell>
          <table:table-cell office:value-type="float" office:value="3.48350506734766" calcext:value-type="float">
            <text:p>3.4835050673476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.85" calcext:value-type="float">
            <text:p>4.85</text:p>
          </table:table-cell>
          <table:table-cell office:value-type="float" office:value="3.4837023922804" calcext:value-type="float">
            <text:p>3.483702392280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.69" calcext:value-type="float">
            <text:p>4.69</text:p>
          </table:table-cell>
          <table:table-cell office:value-type="float" office:value="3.48303672713942" calcext:value-type="float">
            <text:p>3.483036727139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83" calcext:value-type="float">
            <text:p>4.83</text:p>
          </table:table-cell>
          <table:table-cell office:value-type="float" office:value="3.48570279814166" calcext:value-type="float">
            <text:p>3.4857027981416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.85" calcext:value-type="float">
            <text:p>4.85</text:p>
          </table:table-cell>
          <table:table-cell office:value-type="float" office:value="3.47790034953931" calcext:value-type="float">
            <text:p>3.4779003495393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.79" calcext:value-type="float">
            <text:p>4.79</text:p>
          </table:table-cell>
          <table:table-cell office:value-type="float" office:value="3.47994130161114" calcext:value-type="float">
            <text:p>3.4799413016111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.83" calcext:value-type="float">
            <text:p>4.83</text:p>
          </table:table-cell>
          <table:table-cell office:value-type="float" office:value="3.47881001305455" calcext:value-type="float">
            <text:p>3.4788100130545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.72" calcext:value-type="float">
            <text:p>4.72</text:p>
          </table:table-cell>
          <table:table-cell office:value-type="float" office:value="3.48248653768618" calcext:value-type="float">
            <text:p>3.4824865376861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.86" calcext:value-type="float">
            <text:p>4.86</text:p>
          </table:table-cell>
          <table:table-cell office:value-type="float" office:value="3.4840884267993" calcext:value-type="float">
            <text:p>3.484088426799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.86" calcext:value-type="float">
            <text:p>4.86</text:p>
          </table:table-cell>
          <table:table-cell office:value-type="float" office:value="3.47839182894253" calcext:value-type="float">
            <text:p>3.4783918289425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.85" calcext:value-type="float">
            <text:p>4.85</text:p>
          </table:table-cell>
          <table:table-cell office:value-type="float" office:value="3.46914153861487" calcext:value-type="float">
            <text:p>3.4691415386148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.84" calcext:value-type="float">
            <text:p>4.84</text:p>
          </table:table-cell>
          <table:table-cell office:value-type="float" office:value="3.46938372900039" calcext:value-type="float">
            <text:p>3.4693837290003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.87" calcext:value-type="float">
            <text:p>4.87</text:p>
          </table:table-cell>
          <table:table-cell office:value-type="float" office:value="3.47638525237606" calcext:value-type="float">
            <text:p>3.4763852523760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.84" calcext:value-type="float">
            <text:p>4.84</text:p>
          </table:table-cell>
          <table:table-cell office:value-type="float" office:value="3.47359906151713" calcext:value-type="float">
            <text:p>3.4735990615171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.85" calcext:value-type="float">
            <text:p>4.85</text:p>
          </table:table-cell>
          <table:table-cell office:value-type="float" office:value="3.46658754317423" calcext:value-type="float">
            <text:p>3.4665875431742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.83" calcext:value-type="float">
            <text:p>4.83</text:p>
          </table:table-cell>
          <table:table-cell office:value-type="float" office:value="3.46620637944829" calcext:value-type="float">
            <text:p>3.4662063794482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.71" calcext:value-type="float">
            <text:p>4.71</text:p>
          </table:table-cell>
          <table:table-cell office:value-type="float" office:value="3.46998820463256" calcext:value-type="float">
            <text:p>3.4699882046325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.84" calcext:value-type="float">
            <text:p>4.84</text:p>
          </table:table-cell>
          <table:table-cell office:value-type="float" office:value="3.47145865392235" calcext:value-type="float">
            <text:p>3.4714586539223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.84" calcext:value-type="float">
            <text:p>4.84</text:p>
          </table:table-cell>
          <table:table-cell office:value-type="float" office:value="3.46828610823452" calcext:value-type="float">
            <text:p>3.4682861082345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.86" calcext:value-type="float">
            <text:p>4.86</text:p>
          </table:table-cell>
          <table:table-cell office:value-type="float" office:value="3.42542700296085" calcext:value-type="float">
            <text:p>3.4254270029608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.83" calcext:value-type="float">
            <text:p>4.83</text:p>
          </table:table-cell>
          <table:table-cell office:value-type="float" office:value="3.42917372714029" calcext:value-type="float">
            <text:p>3.4291737271402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.76" calcext:value-type="float">
            <text:p>3.76</text:p>
          </table:table-cell>
          <table:table-cell office:value-type="float" office:value="3.42742109954306" calcext:value-type="float">
            <text:p>3.4274210995430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.28" calcext:value-type="float">
            <text:p>4.28</text:p>
          </table:table-cell>
          <table:table-cell office:value-type="float" office:value="3.42769013311942" calcext:value-type="float">
            <text:p>3.4276901331194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.86" calcext:value-type="float">
            <text:p>4.86</text:p>
          </table:table-cell>
          <table:table-cell office:value-type="float" office:value="3.42588543408311" calcext:value-type="float">
            <text:p>3.4258854340831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.5" calcext:value-type="float">
            <text:p>4.5</text:p>
          </table:table-cell>
          <table:table-cell office:value-type="float" office:value="3.43169800039125" calcext:value-type="float">
            <text:p>3.4316980003912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.74" calcext:value-type="float">
            <text:p>4.74</text:p>
          </table:table-cell>
          <table:table-cell office:value-type="float" office:value="3.43024560544926" calcext:value-type="float">
            <text:p>3.4302456054492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.88" calcext:value-type="float">
            <text:p>4.88</text:p>
          </table:table-cell>
          <table:table-cell office:value-type="float" office:value="3.43146385013591" calcext:value-type="float">
            <text:p>3.4314638501359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.75" calcext:value-type="float">
            <text:p>4.75</text:p>
          </table:table-cell>
          <table:table-cell office:value-type="float" office:value="3.42266013791651" calcext:value-type="float">
            <text:p>3.4226601379165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.84" calcext:value-type="float">
            <text:p>4.84</text:p>
          </table:table-cell>
          <table:table-cell office:value-type="float" office:value="3.42211405803979" calcext:value-type="float">
            <text:p>3.4221140580397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.83" calcext:value-type="float">
            <text:p>4.83</text:p>
          </table:table-cell>
          <table:table-cell office:value-type="float" office:value="3.42716666989421" calcext:value-type="float">
            <text:p>3.4271666698942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.62" calcext:value-type="float">
            <text:p>4.62</text:p>
          </table:table-cell>
          <table:table-cell office:value-type="float" office:value="3.4321572691304" calcext:value-type="float">
            <text:p>3.432157269130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.84" calcext:value-type="float">
            <text:p>4.84</text:p>
          </table:table-cell>
          <table:table-cell office:value-type="float" office:value="3.43634887276837" calcext:value-type="float">
            <text:p>3.4363488727683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.87" calcext:value-type="float">
            <text:p>4.87</text:p>
          </table:table-cell>
          <table:table-cell office:value-type="float" office:value="3.43422500854093" calcext:value-type="float">
            <text:p>3.4342250085409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.88" calcext:value-type="float">
            <text:p>4.88</text:p>
          </table:table-cell>
          <table:table-cell office:value-type="float" office:value="3.43649471482643" calcext:value-type="float">
            <text:p>3.4364947148264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.82" calcext:value-type="float">
            <text:p>4.82</text:p>
          </table:table-cell>
          <table:table-cell office:value-type="float" office:value="3.44217993852699" calcext:value-type="float">
            <text:p>3.4421799385269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.78" calcext:value-type="float">
            <text:p>4.78</text:p>
          </table:table-cell>
          <table:table-cell office:value-type="float" office:value="3.44351254857534" calcext:value-type="float">
            <text:p>3.4435125485753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.85" calcext:value-type="float">
            <text:p>4.85</text:p>
          </table:table-cell>
          <table:table-cell office:value-type="float" office:value="3.44227076232728" calcext:value-type="float">
            <text:p>3.4422707623272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.84" calcext:value-type="float">
            <text:p>4.84</text:p>
          </table:table-cell>
          <table:table-cell office:value-type="float" office:value="3.44016327534268" calcext:value-type="float">
            <text:p>3.44016327534268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.84" calcext:value-type="float">
            <text:p>4.84</text:p>
          </table:table-cell>
          <table:table-cell office:value-type="float" office:value="3.44323438295662" calcext:value-type="float">
            <text:p>3.4432343829566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.81" calcext:value-type="float">
            <text:p>4.81</text:p>
          </table:table-cell>
          <table:table-cell office:value-type="float" office:value="3.48755615159193" calcext:value-type="float">
            <text:p>3.4875561515919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.71" calcext:value-type="float">
            <text:p>4.71</text:p>
          </table:table-cell>
          <table:table-cell office:value-type="float" office:value="3.47893581973783" calcext:value-type="float">
            <text:p>3.4789358197378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.84" calcext:value-type="float">
            <text:p>4.84</text:p>
          </table:table-cell>
          <table:table-cell office:value-type="float" office:value="3.48203754998217" calcext:value-type="float">
            <text:p>3.4820375499821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.82" calcext:value-type="float">
            <text:p>4.82</text:p>
          </table:table-cell>
          <table:table-cell office:value-type="float" office:value="3.47698712633957" calcext:value-type="float">
            <text:p>3.4769871263395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.8" calcext:value-type="float">
            <text:p>4.8</text:p>
          </table:table-cell>
          <table:table-cell office:value-type="float" office:value="3.47715330158471" calcext:value-type="float">
            <text:p>3.4771533015847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.84" calcext:value-type="float">
            <text:p>4.84</text:p>
          </table:table-cell>
          <table:table-cell office:value-type="float" office:value="3.47536886556198" calcext:value-type="float">
            <text:p>3.475368865561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.57" calcext:value-type="float">
            <text:p>4.57</text:p>
          </table:table-cell>
          <table:table-cell office:value-type="float" office:value="3.47337612906044" calcext:value-type="float">
            <text:p>3.4733761290604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.83" calcext:value-type="float">
            <text:p>4.83</text:p>
          </table:table-cell>
          <table:table-cell office:value-type="float" office:value="3.46915287260025" calcext:value-type="float">
            <text:p>3.4691528726002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.85" calcext:value-type="float">
            <text:p>4.85</text:p>
          </table:table-cell>
          <table:table-cell office:value-type="float" office:value="3.473158258214" calcext:value-type="float">
            <text:p>3.47315825821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.83" calcext:value-type="float">
            <text:p>4.83</text:p>
          </table:table-cell>
          <table:table-cell office:value-type="float" office:value="3.47474624965444" calcext:value-type="float">
            <text:p>3.4747462496544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.81" calcext:value-type="float">
            <text:p>4.81</text:p>
          </table:table-cell>
          <table:table-cell office:value-type="float" office:value="3.47324799180658" calcext:value-type="float">
            <text:p>3.4732479918065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.83" calcext:value-type="float">
            <text:p>4.83</text:p>
          </table:table-cell>
          <table:table-cell office:value-type="float" office:value="3.47295278000112" calcext:value-type="float">
            <text:p>3.4729527800011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.81" calcext:value-type="float">
            <text:p>4.81</text:p>
          </table:table-cell>
          <table:table-cell office:value-type="float" office:value="3.46856761930689" calcext:value-type="float">
            <text:p>3.4685676193068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.82" calcext:value-type="float">
            <text:p>4.82</text:p>
          </table:table-cell>
          <table:table-cell office:value-type="float" office:value="3.46988127231341" calcext:value-type="float">
            <text:p>3.4698812723134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81" calcext:value-type="float">
            <text:p>4.81</text:p>
          </table:table-cell>
          <table:table-cell office:value-type="float" office:value="3.46972856429415" calcext:value-type="float">
            <text:p>3.4697285642941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.6" calcext:value-type="float">
            <text:p>4.6</text:p>
          </table:table-cell>
          <table:table-cell office:value-type="float" office:value="3.47031435302462" calcext:value-type="float">
            <text:p>3.4703143530246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.86" calcext:value-type="float">
            <text:p>4.86</text:p>
          </table:table-cell>
          <table:table-cell office:value-type="float" office:value="3.46822115063004" calcext:value-type="float">
            <text:p>3.4682211506300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.84" calcext:value-type="float">
            <text:p>4.84</text:p>
          </table:table-cell>
          <table:table-cell office:value-type="float" office:value="3.47328164309922" calcext:value-type="float">
            <text:p>3.4732816430992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.87" calcext:value-type="float">
            <text:p>4.87</text:p>
          </table:table-cell>
          <table:table-cell office:value-type="float" office:value="3.47442502392118" calcext:value-type="float">
            <text:p>3.4744250239211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.82" calcext:value-type="float">
            <text:p>4.82</text:p>
          </table:table-cell>
          <table:table-cell office:value-type="float" office:value="3.47529039647339" calcext:value-type="float">
            <text:p>3.4752903964733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.67" calcext:value-type="float">
            <text:p>4.67</text:p>
          </table:table-cell>
          <table:table-cell office:value-type="float" office:value="3.47585502094333" calcext:value-type="float">
            <text:p>3.4758550209433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.88" calcext:value-type="float">
            <text:p>4.88</text:p>
          </table:table-cell>
          <table:table-cell office:value-type="float" office:value="3.48766997624831" calcext:value-type="float">
            <text:p>3.4876699762483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.84" calcext:value-type="float">
            <text:p>4.84</text:p>
          </table:table-cell>
          <table:table-cell office:value-type="float" office:value="3.4817701783178" calcext:value-type="float">
            <text:p>3.481770178317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.83" calcext:value-type="float">
            <text:p>4.83</text:p>
          </table:table-cell>
          <table:table-cell office:value-type="float" office:value="3.44419161406697" calcext:value-type="float">
            <text:p>3.4441916140669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.81" calcext:value-type="float">
            <text:p>4.81</text:p>
          </table:table-cell>
          <table:table-cell office:value-type="float" office:value="3.44480997611681" calcext:value-type="float">
            <text:p>3.4448099761168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.77" calcext:value-type="float">
            <text:p>4.77</text:p>
          </table:table-cell>
          <table:table-cell office:value-type="float" office:value="3.41382062511202" calcext:value-type="float">
            <text:p>3.4138206251120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.82" calcext:value-type="float">
            <text:p>4.82</text:p>
          </table:table-cell>
          <table:table-cell office:value-type="float" office:value="3.38137809951302" calcext:value-type="float">
            <text:p>3.3813780995130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.8" calcext:value-type="float">
            <text:p>4.8</text:p>
          </table:table-cell>
          <table:table-cell office:value-type="float" office:value="3.37245833146893" calcext:value-type="float">
            <text:p>3.3724583314689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.82" calcext:value-type="float">
            <text:p>4.82</text:p>
          </table:table-cell>
          <table:table-cell office:value-type="float" office:value="3.35908740674583" calcext:value-type="float">
            <text:p>3.3590874067458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.83" calcext:value-type="float">
            <text:p>4.83</text:p>
          </table:table-cell>
          <table:table-cell office:value-type="float" office:value="3.35364283038294" calcext:value-type="float">
            <text:p>3.3536428303829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.68" calcext:value-type="float">
            <text:p>3.68</text:p>
          </table:table-cell>
          <table:table-cell office:value-type="float" office:value="3.35386688256519" calcext:value-type="float">
            <text:p>3.3538668825651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.31" calcext:value-type="float">
            <text:p>4.31</text:p>
          </table:table-cell>
          <table:table-cell office:value-type="float" office:value="3.34811016910762" calcext:value-type="float">
            <text:p>3.34811016910762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.84" calcext:value-type="float">
            <text:p>4.84</text:p>
          </table:table-cell>
          <table:table-cell office:value-type="float" office:value="3.33980476457815" calcext:value-type="float">
            <text:p>3.3398047645781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.6" calcext:value-type="float">
            <text:p>4.6</text:p>
          </table:table-cell>
          <table:table-cell office:value-type="float" office:value="3.33573620422324" calcext:value-type="float">
            <text:p>3.3357362042232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.72" calcext:value-type="float">
            <text:p>4.72</text:p>
          </table:table-cell>
          <table:table-cell office:value-type="float" office:value="3.33060845146945" calcext:value-type="float">
            <text:p>3.3306084514694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.83" calcext:value-type="float">
            <text:p>4.83</text:p>
          </table:table-cell>
          <table:table-cell office:value-type="float" office:value="3.32910980825233" calcext:value-type="float">
            <text:p>3.32910980825233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.8" calcext:value-type="float">
            <text:p>4.8</text:p>
          </table:table-cell>
          <table:table-cell office:value-type="float" office:value="3.32499146516577" calcext:value-type="float">
            <text:p>3.3249914651657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.85" calcext:value-type="float">
            <text:p>4.85</text:p>
          </table:table-cell>
          <table:table-cell office:value-type="float" office:value="3.30975429262326" calcext:value-type="float">
            <text:p>3.3097542926232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.83" calcext:value-type="float">
            <text:p>4.83</text:p>
          </table:table-cell>
          <table:table-cell office:value-type="float" office:value="3.30760960828013" calcext:value-type="float">
            <text:p>3.3076096082801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.67" calcext:value-type="float">
            <text:p>4.67</text:p>
          </table:table-cell>
          <table:table-cell office:value-type="float" office:value="3.30182135701635" calcext:value-type="float">
            <text:p>3.3018213570163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.84" calcext:value-type="float">
            <text:p>4.84</text:p>
          </table:table-cell>
          <table:table-cell office:value-type="float" office:value="3.29906079935232" calcext:value-type="float">
            <text:p>3.2990607993523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.86" calcext:value-type="float">
            <text:p>4.86</text:p>
          </table:table-cell>
          <table:table-cell office:value-type="float" office:value="3.29125284260967" calcext:value-type="float">
            <text:p>3.29125284260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.82" calcext:value-type="float">
            <text:p>4.82</text:p>
          </table:table-cell>
          <table:table-cell office:value-type="float" office:value="3.2876234729022" calcext:value-type="float">
            <text:p>3.287623472902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4.8" calcext:value-type="float">
            <text:p>4.8</text:p>
          </table:table-cell>
          <table:table-cell office:value-type="float" office:value="3.32338266041033" calcext:value-type="float">
            <text:p>3.3233826604103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.74" calcext:value-type="float">
            <text:p>4.74</text:p>
          </table:table-cell>
          <table:table-cell office:value-type="float" office:value="3.3176255859458" calcext:value-type="float">
            <text:p>3.317625585945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.85" calcext:value-type="float">
            <text:p>4.85</text:p>
          </table:table-cell>
          <table:table-cell office:value-type="float" office:value="3.34760151041389" calcext:value-type="float">
            <text:p>3.3476015104138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.68" calcext:value-type="float">
            <text:p>4.68</text:p>
          </table:table-cell>
          <table:table-cell office:value-type="float" office:value="3.37445216392985" calcext:value-type="float">
            <text:p>3.37445216392985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.58" calcext:value-type="float">
            <text:p>4.58</text:p>
          </table:table-cell>
          <table:table-cell office:value-type="float" office:value="3.38236765832853" calcext:value-type="float">
            <text:p>3.3823676583285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.44" calcext:value-type="float">
            <text:p>4.44</text:p>
          </table:table-cell>
          <table:table-cell office:value-type="float" office:value="3.39914478075403" calcext:value-type="float">
            <text:p>3.3991447807540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.63" calcext:value-type="float">
            <text:p>4.63</text:p>
          </table:table-cell>
          <table:table-cell office:value-type="float" office:value="3.39933900048685" calcext:value-type="float">
            <text:p>3.3993390004868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.81" calcext:value-type="float">
            <text:p>4.81</text:p>
          </table:table-cell>
          <table:table-cell office:value-type="float" office:value="3.39511305902689" calcext:value-type="float">
            <text:p>3.39511305902689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.85" calcext:value-type="float">
            <text:p>4.85</text:p>
          </table:table-cell>
          <table:table-cell office:value-type="float" office:value="3.3929949682312" calcext:value-type="float">
            <text:p>3.392994968231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.83" calcext:value-type="float">
            <text:p>4.83</text:p>
          </table:table-cell>
          <table:table-cell office:value-type="float" office:value="3.39545964261694" calcext:value-type="float">
            <text:p>3.3954596426169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.38" calcext:value-type="float">
            <text:p>4.38</text:p>
          </table:table-cell>
          <table:table-cell office:value-type="float" office:value="3.39483881066873" calcext:value-type="float">
            <text:p>3.3948388106687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.86" calcext:value-type="float">
            <text:p>4.86</text:p>
          </table:table-cell>
          <table:table-cell office:value-type="float" office:value="3.39424896961987" calcext:value-type="float">
            <text:p>3.39424896961987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.82" calcext:value-type="float">
            <text:p>4.82</text:p>
          </table:table-cell>
          <table:table-cell office:value-type="float" office:value="3.35855752322013" calcext:value-type="float">
            <text:p>3.3585575232201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.85" calcext:value-type="float">
            <text:p>4.85</text:p>
          </table:table-cell>
          <table:table-cell office:value-type="float" office:value="3.35046454370663" calcext:value-type="float">
            <text:p>3.3504645437066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.83" calcext:value-type="float">
            <text:p>4.83</text:p>
          </table:table-cell>
          <table:table-cell office:value-type="float" office:value="3.34920764520615" calcext:value-type="float">
            <text:p>3.3492076452061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.79" calcext:value-type="float">
            <text:p>4.79</text:p>
          </table:table-cell>
          <table:table-cell office:value-type="float" office:value="3.351549369942" calcext:value-type="float">
            <text:p>3.35154936994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.85" calcext:value-type="float">
            <text:p>4.85</text:p>
          </table:table-cell>
          <table:table-cell office:value-type="float" office:value="3.35569635373293" calcext:value-type="float">
            <text:p>3.3556963537329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.81" calcext:value-type="float">
            <text:p>4.81</text:p>
          </table:table-cell>
          <table:table-cell office:value-type="float" office:value="3.35497149100836" calcext:value-type="float">
            <text:p>3.3549714910083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.05" calcext:value-type="float">
            <text:p>4.05</text:p>
          </table:table-cell>
          <table:table-cell office:value-type="float" office:value="3.35827745183825" calcext:value-type="float">
            <text:p>3.3582774518382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.43" calcext:value-type="float">
            <text:p>4.43</text:p>
          </table:table-cell>
          <table:table-cell office:value-type="float" office:value="3.36432016060296" calcext:value-type="float">
            <text:p>3.3643201606029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.84" calcext:value-type="float">
            <text:p>4.84</text:p>
          </table:table-cell>
          <table:table-cell office:value-type="float" office:value="3.36260339316126" calcext:value-type="float">
            <text:p>3.3626033931612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85" calcext:value-type="float">
            <text:p>4.85</text:p>
          </table:table-cell>
          <table:table-cell office:value-type="float" office:value="3.36862056994551" calcext:value-type="float">
            <text:p>3.3686205699455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.84" calcext:value-type="float">
            <text:p>4.84</text:p>
          </table:table-cell>
          <table:table-cell office:value-type="float" office:value="3.37095471554266" calcext:value-type="float">
            <text:p>3.3709547155426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4.82" calcext:value-type="float">
            <text:p>4.82</text:p>
          </table:table-cell>
          <table:table-cell office:value-type="float" office:value="3.37689920710614" calcext:value-type="float">
            <text:p>3.3768992071061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.81" calcext:value-type="float">
            <text:p>4.81</text:p>
          </table:table-cell>
          <table:table-cell office:value-type="float" office:value="3.3777419716192" calcext:value-type="float">
            <text:p>3.377741971619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.82" calcext:value-type="float">
            <text:p>4.82</text:p>
          </table:table-cell>
          <table:table-cell office:value-type="float" office:value="3.37804080665859" calcext:value-type="float">
            <text:p>3.3780408066585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.82" calcext:value-type="float">
            <text:p>4.82</text:p>
          </table:table-cell>
          <table:table-cell office:value-type="float" office:value="3.38356427336105" calcext:value-type="float">
            <text:p>3.3835642733610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.74" calcext:value-type="float">
            <text:p>4.74</text:p>
          </table:table-cell>
          <table:table-cell office:value-type="float" office:value="3.37795823748112" calcext:value-type="float">
            <text:p>3.3779582374811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.81" calcext:value-type="float">
            <text:p>4.81</text:p>
          </table:table-cell>
          <table:table-cell office:value-type="float" office:value="3.38805854890454" calcext:value-type="float">
            <text:p>3.3880585489045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4.8" calcext:value-type="float">
            <text:p>4.8</text:p>
          </table:table-cell>
          <table:table-cell office:value-type="float" office:value="3.39497414312356" calcext:value-type="float">
            <text:p>3.3949741431235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.86" calcext:value-type="float">
            <text:p>4.86</text:p>
          </table:table-cell>
          <table:table-cell office:value-type="float" office:value="3.39923100606622" calcext:value-type="float">
            <text:p>3.3992310060662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.83" calcext:value-type="float">
            <text:p>4.83</text:p>
          </table:table-cell>
          <table:table-cell office:value-type="float" office:value="3.40609178484058" calcext:value-type="float">
            <text:p>3.40609178484058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.28" calcext:value-type="float">
            <text:p>4.28</text:p>
          </table:table-cell>
          <table:table-cell office:value-type="float" office:value="3.44291556545543" calcext:value-type="float">
            <text:p>3.4429155654554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.81" calcext:value-type="float">
            <text:p>4.81</text:p>
          </table:table-cell>
          <table:table-cell office:value-type="float" office:value="3.45894079636298" calcext:value-type="float">
            <text:p>3.4589407963629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4.7" calcext:value-type="float">
            <text:p>4.7</text:p>
          </table:table-cell>
          <table:table-cell office:value-type="float" office:value="3.46212440911767" calcext:value-type="float">
            <text:p>3.4621244091176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.84" calcext:value-type="float">
            <text:p>4.84</text:p>
          </table:table-cell>
          <table:table-cell office:value-type="float" office:value="3.46188923161823" calcext:value-type="float">
            <text:p>3.4618892316182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.86" calcext:value-type="float">
            <text:p>4.86</text:p>
          </table:table-cell>
          <table:table-cell office:value-type="float" office:value="3.46070297261833" calcext:value-type="float">
            <text:p>3.4607029726183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.81" calcext:value-type="float">
            <text:p>4.81</text:p>
          </table:table-cell>
          <table:table-cell office:value-type="float" office:value="3.46206839796885" calcext:value-type="float">
            <text:p>3.4620683979688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4.78" calcext:value-type="float">
            <text:p>4.78</text:p>
          </table:table-cell>
          <table:table-cell office:value-type="float" office:value="3.46652909549323" calcext:value-type="float">
            <text:p>3.4665290954932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.84" calcext:value-type="float">
            <text:p>4.84</text:p>
          </table:table-cell>
          <table:table-cell office:value-type="float" office:value="3.46547880580357" calcext:value-type="float">
            <text:p>3.4654788058035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.84" calcext:value-type="float">
            <text:p>4.84</text:p>
          </table:table-cell>
          <table:table-cell office:value-type="float" office:value="3.47056403003732" calcext:value-type="float">
            <text:p>3.4705640300373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.84" calcext:value-type="float">
            <text:p>4.84</text:p>
          </table:table-cell>
          <table:table-cell office:value-type="float" office:value="3.47216459615709" calcext:value-type="float">
            <text:p>3.47216459615709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4.86" calcext:value-type="float">
            <text:p>4.86</text:p>
          </table:table-cell>
          <table:table-cell office:value-type="float" office:value="3.47116877343092" calcext:value-type="float">
            <text:p>3.4711687734309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.66" calcext:value-type="float">
            <text:p>4.66</text:p>
          </table:table-cell>
          <table:table-cell office:value-type="float" office:value="3.47242287634281" calcext:value-type="float">
            <text:p>3.4724228763428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.87" calcext:value-type="float">
            <text:p>4.87</text:p>
          </table:table-cell>
          <table:table-cell office:value-type="float" office:value="3.4688600778237" calcext:value-type="float">
            <text:p>3.468860077823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.83" calcext:value-type="float">
            <text:p>4.83</text:p>
          </table:table-cell>
          <table:table-cell office:value-type="float" office:value="3.4670584913776" calcext:value-type="float">
            <text:p>3.467058491377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.76" calcext:value-type="float">
            <text:p>4.76</text:p>
          </table:table-cell>
          <table:table-cell office:value-type="float" office:value="3.4659546081274" calcext:value-type="float">
            <text:p>3.465954608127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.8" calcext:value-type="float">
            <text:p>4.8</text:p>
          </table:table-cell>
          <table:table-cell office:value-type="float" office:value="3.47526548867793" calcext:value-type="float">
            <text:p>3.4752654886779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4.73" calcext:value-type="float">
            <text:p>4.73</text:p>
          </table:table-cell>
          <table:table-cell office:value-type="float" office:value="3.4761793921677" calcext:value-type="float">
            <text:p>3.476179392167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.84" calcext:value-type="float">
            <text:p>4.84</text:p>
          </table:table-cell>
          <table:table-cell office:value-type="float" office:value="3.47579986081234" calcext:value-type="float">
            <text:p>3.4757998608123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4.77" calcext:value-type="float">
            <text:p>4.77</text:p>
          </table:table-cell>
          <table:table-cell office:value-type="float" office:value="3.4731568202134" calcext:value-type="float">
            <text:p>3.473156820213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.62" calcext:value-type="float">
            <text:p>4.62</text:p>
          </table:table-cell>
          <table:table-cell office:value-type="float" office:value="3.47280353955205" calcext:value-type="float">
            <text:p>3.4728035395520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.82" calcext:value-type="float">
            <text:p>4.82</text:p>
          </table:table-cell>
          <table:table-cell office:value-type="float" office:value="3.4788515628794" calcext:value-type="float">
            <text:p>3.478851562879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4.76" calcext:value-type="float">
            <text:p>4.76</text:p>
          </table:table-cell>
          <table:table-cell office:value-type="float" office:value="3.47802609043639" calcext:value-type="float">
            <text:p>3.4780260904363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.8" calcext:value-type="float">
            <text:p>4.8</text:p>
          </table:table-cell>
          <table:table-cell office:value-type="float" office:value="3.48099156584674" calcext:value-type="float">
            <text:p>3.4809915658467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.82" calcext:value-type="float">
            <text:p>4.82</text:p>
          </table:table-cell>
          <table:table-cell office:value-type="float" office:value="3.48451594264424" calcext:value-type="float">
            <text:p>3.4845159426442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.84" calcext:value-type="float">
            <text:p>4.84</text:p>
          </table:table-cell>
          <table:table-cell office:value-type="float" office:value="3.48721095307281" calcext:value-type="float">
            <text:p>3.4872109530728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.75" calcext:value-type="float">
            <text:p>4.75</text:p>
          </table:table-cell>
          <table:table-cell office:value-type="float" office:value="3.48418176507784" calcext:value-type="float">
            <text:p>3.4841817650778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4.4" calcext:value-type="float">
            <text:p>4.4</text:p>
          </table:table-cell>
          <table:table-cell office:value-type="float" office:value="3.48169243145386" calcext:value-type="float">
            <text:p>3.4816924314538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.52" calcext:value-type="float">
            <text:p>3.52</text:p>
          </table:table-cell>
          <table:table-cell office:value-type="float" office:value="3.48311005066005" calcext:value-type="float">
            <text:p>3.4831100506600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.29" calcext:value-type="float">
            <text:p>4.29</text:p>
          </table:table-cell>
          <table:table-cell office:value-type="float" office:value="3.48472250193249" calcext:value-type="float">
            <text:p>3.4847225019324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.79" calcext:value-type="float">
            <text:p>4.79</text:p>
          </table:table-cell>
          <table:table-cell office:value-type="float" office:value="3.48172494598384" calcext:value-type="float">
            <text:p>3.4817249459838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.38" calcext:value-type="float">
            <text:p>4.38</text:p>
          </table:table-cell>
          <table:table-cell office:value-type="float" office:value="3.4453408243666" calcext:value-type="float">
            <text:p>3.445340824366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.66" calcext:value-type="float">
            <text:p>4.66</text:p>
          </table:table-cell>
          <table:table-cell office:value-type="float" office:value="3.4320916919043" calcext:value-type="float">
            <text:p>3.432091691904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4.82" calcext:value-type="float">
            <text:p>4.82</text:p>
          </table:table-cell>
          <table:table-cell office:value-type="float" office:value="3.43744214488711" calcext:value-type="float">
            <text:p>3.4374421448871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.78" calcext:value-type="float">
            <text:p>4.78</text:p>
          </table:table-cell>
          <table:table-cell office:value-type="float" office:value="3.44104313971034" calcext:value-type="float">
            <text:p>3.4410431397103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.85" calcext:value-type="float">
            <text:p>4.85</text:p>
          </table:table-cell>
          <table:table-cell office:value-type="float" office:value="3.44035529716027" calcext:value-type="float">
            <text:p>3.44035529716027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.66" calcext:value-type="float">
            <text:p>4.66</text:p>
          </table:table-cell>
          <table:table-cell office:value-type="float" office:value="3.43859277469077" calcext:value-type="float">
            <text:p>3.4385927746907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.83" calcext:value-type="float">
            <text:p>4.83</text:p>
          </table:table-cell>
          <table:table-cell office:value-type="float" office:value="3.43446080130464" calcext:value-type="float">
            <text:p>3.4344608013046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4.83" calcext:value-type="float">
            <text:p>4.83</text:p>
          </table:table-cell>
          <table:table-cell office:value-type="float" office:value="3.43464374930114" calcext:value-type="float">
            <text:p>3.4346437493011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.83" calcext:value-type="float">
            <text:p>4.83</text:p>
          </table:table-cell>
          <table:table-cell office:value-type="float" office:value="3.43559142524117" calcext:value-type="float">
            <text:p>3.4355914252411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.75" calcext:value-type="float">
            <text:p>4.75</text:p>
          </table:table-cell>
          <table:table-cell office:value-type="float" office:value="3.42883886749426" calcext:value-type="float">
            <text:p>3.4288388674942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.86" calcext:value-type="float">
            <text:p>4.86</text:p>
          </table:table-cell>
          <table:table-cell office:value-type="float" office:value="3.42255987291261" calcext:value-type="float">
            <text:p>3.4225598729126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.84" calcext:value-type="float">
            <text:p>4.84</text:p>
          </table:table-cell>
          <table:table-cell office:value-type="float" office:value="3.42422645869006" calcext:value-type="float">
            <text:p>3.4242264586900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.85" calcext:value-type="float">
            <text:p>4.85</text:p>
          </table:table-cell>
          <table:table-cell office:value-type="float" office:value="3.43055436447718" calcext:value-type="float">
            <text:p>3.4305543644771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.82" calcext:value-type="float">
            <text:p>4.82</text:p>
          </table:table-cell>
          <table:table-cell office:value-type="float" office:value="3.42767122516349" calcext:value-type="float">
            <text:p>3.4276712251634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.55" calcext:value-type="float">
            <text:p>4.55</text:p>
          </table:table-cell>
          <table:table-cell office:value-type="float" office:value="3.42745947030794" calcext:value-type="float">
            <text:p>3.4274594703079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.81" calcext:value-type="float">
            <text:p>4.81</text:p>
          </table:table-cell>
          <table:table-cell office:value-type="float" office:value="3.42635168517884" calcext:value-type="float">
            <text:p>3.4263516851788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4.84" calcext:value-type="float">
            <text:p>4.84</text:p>
          </table:table-cell>
          <table:table-cell office:value-type="float" office:value="3.42474510911991" calcext:value-type="float">
            <text:p>3.4247451091199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.84" calcext:value-type="float">
            <text:p>4.84</text:p>
          </table:table-cell>
          <table:table-cell office:value-type="float" office:value="3.42669585764638" calcext:value-type="float">
            <text:p>3.4266958576463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.81" calcext:value-type="float">
            <text:p>4.81</text:p>
          </table:table-cell>
          <table:table-cell office:value-type="float" office:value="3.42723695983462" calcext:value-type="float">
            <text:p>3.4272369598346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.83" calcext:value-type="float">
            <text:p>4.83</text:p>
          </table:table-cell>
          <table:table-cell office:value-type="float" office:value="3.42553107298699" calcext:value-type="float">
            <text:p>3.4255310729869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.85" calcext:value-type="float">
            <text:p>4.85</text:p>
          </table:table-cell>
          <table:table-cell office:value-type="float" office:value="3.4598168797378" calcext:value-type="float">
            <text:p>3.4598168797378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.07" calcext:value-type="float">
            <text:p>3.07</text:p>
          </table:table-cell>
          <table:table-cell office:value-type="float" office:value="3.47385956917656" calcext:value-type="float">
            <text:p>3.4738595691765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.2" calcext:value-type="float">
            <text:p>4.2</text:p>
          </table:table-cell>
          <table:table-cell office:value-type="float" office:value="3.47560357407684" calcext:value-type="float">
            <text:p>3.4756035740768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.83" calcext:value-type="float">
            <text:p>4.83</text:p>
          </table:table-cell>
          <table:table-cell office:value-type="float" office:value="3.47871984757776" calcext:value-type="float">
            <text:p>3.4787198475777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.39" calcext:value-type="float">
            <text:p>4.39</text:p>
          </table:table-cell>
          <table:table-cell office:value-type="float" office:value="3.48096325397509" calcext:value-type="float">
            <text:p>3.4809632539750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.81" calcext:value-type="float">
            <text:p>4.81</text:p>
          </table:table-cell>
          <table:table-cell office:value-type="float" office:value="3.47835173240294" calcext:value-type="float">
            <text:p>3.4783517324029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.06" calcext:value-type="float">
            <text:p>3.06</text:p>
          </table:table-cell>
          <table:table-cell office:value-type="float" office:value="3.48257733227341" calcext:value-type="float">
            <text:p>3.4825773322734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.31" calcext:value-type="float">
            <text:p>2.31</text:p>
          </table:table-cell>
          <table:table-cell office:value-type="float" office:value="3.48186151364162" calcext:value-type="float">
            <text:p>3.4818615136416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.01" calcext:value-type="float">
            <text:p>3.01</text:p>
          </table:table-cell>
          <table:table-cell office:value-type="float" office:value="3.48617982405377" calcext:value-type="float">
            <text:p>3.4861798240537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.23" calcext:value-type="float">
            <text:p>4.23</text:p>
          </table:table-cell>
          <table:table-cell office:value-type="float" office:value="3.48939188192834" calcext:value-type="float">
            <text:p>3.4893918819283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.45" calcext:value-type="float">
            <text:p>2.45</text:p>
          </table:table-cell>
          <table:table-cell office:value-type="float" office:value="3.49261117298097" calcext:value-type="float">
            <text:p>3.4926111729809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.66" calcext:value-type="float">
            <text:p>4.66</text:p>
          </table:table-cell>
          <table:table-cell office:value-type="float" office:value="3.48718485936498" calcext:value-type="float">
            <text:p>3.4871848593649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.55" calcext:value-type="float">
            <text:p>3.55</text:p>
          </table:table-cell>
          <table:table-cell office:value-type="float" office:value="3.48364640412253" calcext:value-type="float">
            <text:p>3.4836464041225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.39" calcext:value-type="float">
            <text:p>2.39</text:p>
          </table:table-cell>
          <table:table-cell office:value-type="float" office:value="3.48386023938548" calcext:value-type="float">
            <text:p>3.4838602393854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.95" calcext:value-type="float">
            <text:p>2.95</text:p>
          </table:table-cell>
          <table:table-cell office:value-type="float" office:value="3.4823747858804" calcext:value-type="float">
            <text:p>3.482374785880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.62" calcext:value-type="float">
            <text:p>2.62</text:p>
          </table:table-cell>
          <table:table-cell office:value-type="float" office:value="3.48984204242638" calcext:value-type="float">
            <text:p>3.4898420424263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.39" calcext:value-type="float">
            <text:p>3.39</text:p>
          </table:table-cell>
          <table:table-cell office:value-type="float" office:value="3.4922553776023" calcext:value-type="float">
            <text:p>3.492255377602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.18" calcext:value-type="float">
            <text:p>4.18</text:p>
          </table:table-cell>
          <table:table-cell office:value-type="float" office:value="3.48722660948495" calcext:value-type="float">
            <text:p>3.4872266094849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.21" calcext:value-type="float">
            <text:p>4.21</text:p>
          </table:table-cell>
          <table:table-cell office:value-type="float" office:value="3.48981082793838" calcext:value-type="float">
            <text:p>3.4898108279383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.42" calcext:value-type="float">
            <text:p>3.42</text:p>
          </table:table-cell>
          <table:table-cell office:value-type="float" office:value="3.49499484933927" calcext:value-type="float">
            <text:p>3.49499484933927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.57" calcext:value-type="float">
            <text:p>4.57</text:p>
          </table:table-cell>
          <table:table-cell office:value-type="float" office:value="3.49822449200187" calcext:value-type="float">
            <text:p>3.4982244920018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.81" calcext:value-type="float">
            <text:p>4.81</text:p>
          </table:table-cell>
          <table:table-cell office:value-type="float" office:value="3.4952313425028" calcext:value-type="float">
            <text:p>3.4952313425028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.11" calcext:value-type="float">
            <text:p>3.11</text:p>
          </table:table-cell>
          <table:table-cell office:value-type="float" office:value="3.48684002420992" calcext:value-type="float">
            <text:p>3.4868400242099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.07" calcext:value-type="float">
            <text:p>3.07</text:p>
          </table:table-cell>
          <table:table-cell office:value-type="float" office:value="3.48595020372714" calcext:value-type="float">
            <text:p>3.4859502037271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.12" calcext:value-type="float">
            <text:p>3.12</text:p>
          </table:table-cell>
          <table:table-cell office:value-type="float" office:value="3.48667712455442" calcext:value-type="float">
            <text:p>3.4866771245544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.92" calcext:value-type="float">
            <text:p>3.92</text:p>
          </table:table-cell>
          <table:table-cell office:value-type="float" office:value="3.4877311691343" calcext:value-type="float">
            <text:p>3.487731169134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.77" calcext:value-type="float">
            <text:p>4.77</text:p>
          </table:table-cell>
          <table:table-cell office:value-type="float" office:value="3.4830569739569" calcext:value-type="float">
            <text:p>3.483056973956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.5" calcext:value-type="float">
            <text:p>3.5</text:p>
          </table:table-cell>
          <table:table-cell office:value-type="float" office:value="3.48161526606694" calcext:value-type="float">
            <text:p>3.4816152660669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.13" calcext:value-type="float">
            <text:p>2.13</text:p>
          </table:table-cell>
          <table:table-cell office:value-type="float" office:value="3.48023365992525" calcext:value-type="float">
            <text:p>3.4802336599252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.91" calcext:value-type="float">
            <text:p>3.91</text:p>
          </table:table-cell>
          <table:table-cell office:value-type="float" office:value="3.48402953219537" calcext:value-type="float">
            <text:p>3.4840295321953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.94" calcext:value-type="float">
            <text:p>2.94</text:p>
          </table:table-cell>
          <table:table-cell office:value-type="float" office:value="3.48301807135169" calcext:value-type="float">
            <text:p>3.4830180713516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.79" calcext:value-type="float">
            <text:p>2.79</text:p>
          </table:table-cell>
          <table:table-cell office:value-type="float" office:value="3.48801018950731" calcext:value-type="float">
            <text:p>3.4880101895073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.54" calcext:value-type="float">
            <text:p>2.54</text:p>
          </table:table-cell>
          <table:table-cell office:value-type="float" office:value="3.48971834922161" calcext:value-type="float">
            <text:p>3.48971834922161</text:p>
          </table:table-cell>
        </table:table-row>
        <table:table-row table:style-name="ro1">
          <table:table-cell/>
          <table:table-cell table:formula="of:=AVERAGE([.B2:.B1395])" office:value-type="float" office:value="4.55431133428983" calcext:value-type="float">
            <text:p>4.55431133428983</text:p>
          </table:table-cell>
          <table:table-cell table:formula="of:=AVERAGE([.C2:.C1395])" office:value-type="float" office:value="3.20371566745108" calcext:value-type="float">
            <text:p>3.20371566745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1:19:18.705787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3:22:23.290324177</meta:creation-date>
    <dc:date>2020-09-28T13:32:01.902621292</dc:date>
    <meta:editing-duration>PT2H9M32S</meta:editing-duration>
    <meta:editing-cycles>4</meta:editing-cycles>
    <meta:generator>LibreOffice/6.4.5.2$Linux_X86_64 LibreOffice_project/40$Build-2</meta:generator>
    <meta:document-statistic meta:table-count="2" meta:cell-count="11162" meta:object-count="0"/>
  </office:meta>
</office:document-meta>
</file>